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545cm"/>
    </style:style>
    <style:style style:name="co3" style:family="table-column">
      <style:table-column-properties fo:break-before="auto" style:column-width="2.448cm"/>
    </style:style>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1" style:family="table-column">
      <style:table-column-properties fo:break-before="auto" style:column-width="3.083cm"/>
    </style:style>
    <style:style style:name="co12" style:family="table-column">
      <style:table-column-properties fo:break-before="auto" style:column-width="7.205cm"/>
    </style:style>
    <style:style style:name="co13" style:family="table-column">
      <style:table-column-properties fo:break-before="auto" style:column-width="5.701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5.914cm"/>
    </style:style>
    <style:style style:name="co18" style:family="table-column">
      <style:table-column-properties fo:break-before="auto" style:column-width="18.953cm"/>
    </style:style>
    <style:style style:name="co19" style:family="table-column">
      <style:table-column-properties fo:break-before="auto" style:column-width="23.742cm"/>
    </style:style>
    <style:style style:name="ro1" style:family="table-row">
      <style:table-row-properties style:row-height="0.47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54cm" fo:break-before="auto" style:use-optimal-row-height="true"/>
    </style:style>
    <style:style style:name="ro8" style:family="table-row">
      <style:table-row-properties style:row-height="0.587cm" fo:break-before="auto" style:use-optimal-row-height="true"/>
    </style:style>
    <style:style style:name="ro9" style:family="table-row">
      <style:table-row-properties style:row-height="0.563cm" fo:break-before="auto" style:use-optimal-row-height="true"/>
    </style:style>
    <style:style style:name="ta1" style:family="table" style:master-page-name="PageStyle_5f_MasterData作成">
      <style:table-properties table:display="true" style:writing-mode="lr-tb"/>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number:text-style style:name="N100">
      <number:text-content/>
    </number:text-style>
    <number:text-style style:name="N10100" number:language="ja" number:country="JP">
      <number:text-content/>
    </number:text-style>
    <style:style style:name="ce1" style:family="table-cell" style:parent-style-name="Default">
      <style:table-cell-properties style:diagonal-bl-tr="none" style:diagonal-tl-br="none" fo:border="0.06pt solid #000000" style:rotation-align="none"/>
    </style:style>
    <style:style style:name="ce2" style:family="table-cell" style:parent-style-name="Default">
      <style:table-cell-properties style:rotation-align="none"/>
    </style:style>
    <style:style style:name="ce3" style:family="table-cell" style:parent-style-name="Default">
      <style:table-cell-properties fo:background-color="transparent"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style>
    <style:style style:name="ce10" style:family="table-cell" style:parent-style-name="Default" style:data-style-name="N100">
      <style:table-cell-properties style:diagonal-bl-tr="none" style:diagonal-tl-br="none" fo:border="0.06pt fine-dashed #000000" style:rotation-align="none"/>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24" style:family="table-cell" style:parent-style-name="Default" style:data-style-name="N115"/>
    <style:style style:name="ce25" style:family="table-cell" style:parent-style-name="Default" style:data-style-name="N100">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6" style:family="table-cell" style:parent-style-name="Default">
      <style:table-cell-properties style:text-align-source="fix" style:repeat-content="false" fo:border="0.06pt solid #000000"/>
      <style:paragraph-properties fo:text-align="start" fo:margin-left="0cm"/>
    </style:style>
    <style:style style:name="ce27" style:family="table-cell" style:parent-style-name="Default">
      <style:table-cell-properties style:text-align-source="fix" style:repeat-content="false"/>
      <style:paragraph-properties fo:text-align="start" fo:margin-left="0cm"/>
    </style:style>
    <style:style style:name="ce28"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9"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0" style:family="table-cell" style:parent-style-name="Default" style:data-style-name="N100">
      <style:table-cell-properties style:diagonal-bl-tr="none" style:diagonal-tl-br="none" fo:background-color="transparent" fo:border="0.06pt solid #000000" style:rotation-align="none"/>
    </style:style>
    <style:style style:name="ce31" style:family="table-cell" style:parent-style-name="Default" style:data-style-name="N100">
      <style:table-cell-properties style:diagonal-bl-tr="none" style:diagonal-tl-br="none" fo:border="0.06pt solid #000000" style:rotation-align="none"/>
    </style:style>
    <style:style style:name="ce32" style:family="table-cell" style:parent-style-name="Default">
      <style:table-cell-properties fo:border="0.06pt solid #000000"/>
    </style:style>
    <style:style style:name="ce33"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34"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ff00"/>
    </style:style>
    <style:style style:name="ce37" style:family="table-cell" style:parent-style-name="Default">
      <style:table-cell-properties fo:background-color="transparent"/>
    </style:style>
    <style:style style:name="ce38" style:family="table-cell" style:parent-style-name="Default" style:data-style-name="N100"/>
    <style:style style:name="ce39" style:family="table-cell" style:parent-style-name="Default" style:data-style-name="N100">
      <style:table-cell-properties fo:background-color="#ffff00"/>
    </style:style>
    <style:style style:name="ce40" style:family="table-cell" style:parent-style-name="Default" style:data-style-name="N100">
      <style:table-cell-properties fo:background-color="transparent"/>
    </style:style>
    <style:style style:name="ce41" style:family="table-cell" style:parent-style-name="Default">
      <style:text-properties style:font-name="ＭＳ Ｐゴシック" style:font-name-asian="ＭＳ Ｐゴシック" style:font-name-complex="Mangal"/>
    </style:style>
    <style:style style:name="ce42" style:family="table-cell" style:parent-style-name="Default" style:data-style-name="N0"/>
    <style:style style:name="ce43"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4"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ff"/>
    </style:style>
    <style:style style:name="T3" style:family="text">
      <style:text-properties fo:color="#ff0000"/>
    </style:style>
    <style:style style:name="T4" style:family="text">
      <style:text-properties fo:color="#ff00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number-rows-repeated="2">
          <table:table-cell table:number-columns-repeated="1024"/>
        </table:table-row>
        <table:table-row table:style-name="ro2">
          <table:table-cell/>
          <table:table-cell table:style-name="ce1" office:value-type="string" calcext:value-type="string">
            <text:p>MasterVersion</text:p>
          </table:table-cell>
          <table:table-cell table:style-name="ce1" office:value-type="float" office:value="2014032801" calcext:value-type="float">
            <text:p>2014032801</text:p>
          </table:table-cell>
          <table:table-cell table:number-columns-repeated="1021"/>
        </table:table-row>
        <table:table-row table:style-name="ro1">
          <table:table-cell table:number-columns-repeated="2"/>
          <table:table-cell table:style-name="ce2"/>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36cm" svg:height="0.745cm" svg:x="0.132cm" svg:y="-0.006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test"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11" table:default-cell-style-name="ce25"/>
        <table:table-column table:style-name="co12" table:default-cell-style-name="Default"/>
        <table:table-column table:style-name="co13" table:default-cell-style-name="Default"/>
        <table:table-column table:style-name="co10" table:default-cell-style-name="ce35"/>
        <table:table-column table:style-name="co10" table:default-cell-style-name="ce32"/>
        <table:table-row table:style-name="ro6" table:number-rows-repeated="2">
          <table:table-cell/>
          <table:table-cell table:style-name="Default"/>
          <table:table-cell table:number-columns-repeated="2"/>
          <table:table-cell table:style-name="Default" table:number-columns-repeated="2"/>
        </table:table-row>
        <table:table-row table:style-name="ro4">
          <table:table-cell/>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情報</text:p>
          </table:table-cell>
          <table:table-cell table:style-name="ce14" office:value-type="string" calcext:value-type="string">
            <text:p>ソート順</text:p>
          </table:table-cell>
          <table:table-cell table:style-name="Default" office:value-type="string" calcext:value-type="string">
            <text:p>ON/OFF</text:p>
          </table:table-cell>
        </table:table-row>
        <table:table-row table:style-name="ro7">
          <table:table-cell/>
          <table:table-cell office:value-type="string" calcext:value-type="string">
            <text:p>1</text:p>
          </table:table-cell>
          <table:table-cell table:style-name="ce28" office:value-type="string" calcext:value-type="string">
            <text:p>新宿Motion</text:p>
          </table:table-cell>
          <table:table-cell table:style-name="ce28"/>
          <table:table-cell office:value-type="float" office:value="5" calcext:value-type="float">
            <text:p>5</text:p>
          </table:table-cell>
          <table:table-cell office:value-type="float" office:value="1" calcext:value-type="float">
            <text:p>1</text:p>
          </table:table-cell>
        </table:table-row>
        <table:table-row table:style-name="ro7">
          <table:table-cell/>
          <table:table-cell office:value-type="string" calcext:value-type="string">
            <text:p>2</text:p>
          </table:table-cell>
          <table:table-cell table:style-name="ce28" office:value-type="string" calcext:value-type="string">
            <text:p>新宿Marble</text:p>
          </table:table-cell>
          <table:table-cell table:style-name="ce28"/>
          <table:table-cell office:value-type="float" office:value="5" calcext:value-type="float">
            <text:p>5</text:p>
          </table:table-cell>
          <table:table-cell office:value-type="float" office:value="1" calcext:value-type="float">
            <text:p>1</text:p>
          </table:table-cell>
        </table:table-row>
        <table:table-row table:style-name="ro7">
          <table:table-cell/>
          <table:table-cell office:value-type="string" calcext:value-type="string">
            <text:p>3</text:p>
          </table:table-cell>
          <table:table-cell table:style-name="ce28" office:value-type="string" calcext:value-type="string">
            <text:p>新宿Marz</text:p>
          </table:table-cell>
          <table:table-cell table:style-name="ce28"/>
          <table:table-cell office:value-type="float" office:value="5" calcext:value-type="float">
            <text:p>5</text:p>
          </table:table-cell>
          <table:table-cell office:value-type="float" office:value="1" calcext:value-type="float">
            <text:p>1</text:p>
          </table:table-cell>
        </table:table-row>
        <table:table-row table:style-name="ro7">
          <table:table-cell/>
          <table:table-cell office:value-type="string" calcext:value-type="string">
            <text:p>4</text:p>
          </table:table-cell>
          <table:table-cell table:style-name="ce29" office:value-type="string" calcext:value-type="string">
            <text:p>新宿LOFT</text:p>
          </table:table-cell>
          <table:table-cell table:style-name="ce29"/>
          <table:table-cell office:value-type="float" office:value="5" calcext:value-type="float">
            <text:p>5</text:p>
          </table:table-cell>
          <table:table-cell office:value-type="float" office:value="1" calcext:value-type="float">
            <text:p>1</text:p>
          </table:table-cell>
        </table:table-row>
        <table:table-row table:style-name="ro7">
          <table:table-cell/>
          <table:table-cell office:value-type="string" calcext:value-type="string">
            <text:p>5</text:p>
          </table:table-cell>
          <table:table-cell table:style-name="ce28" office:value-type="string" calcext:value-type="string">
            <text:p>秋葉原GOODMAN</text:p>
          </table:table-cell>
          <table:table-cell table:style-name="ce29"/>
          <table:table-cell office:value-type="float" office:value="7" calcext:value-type="float">
            <text:p>7</text:p>
          </table:table-cell>
          <table:table-cell office:value-type="float" office:value="1" calcext:value-type="float">
            <text:p>1</text:p>
          </table:table-cell>
        </table:table-row>
        <table:table-row table:style-name="ro7">
          <table:table-cell/>
          <table:table-cell office:value-type="string" calcext:value-type="string">
            <text:p>6</text:p>
          </table:table-cell>
          <table:table-cell table:style-name="ce28" office:value-type="string" calcext:value-type="string">
            <text:p>下北沢BASEMENT BAR</text:p>
          </table:table-cell>
          <table:table-cell table:style-name="ce30"/>
          <table:table-cell table:number-columns-repeated="2" office:value-type="float" office:value="1" calcext:value-type="float">
            <text:p>1</text:p>
          </table:table-cell>
        </table:table-row>
        <table:table-row table:style-name="ro7">
          <table:table-cell/>
          <table:table-cell office:value-type="string" calcext:value-type="string">
            <text:p>7</text:p>
          </table:table-cell>
          <table:table-cell table:style-name="ce29" office:value-type="string" calcext:value-type="string">
            <text:p>下北沢THREE</text:p>
          </table:table-cell>
          <table:table-cell table:style-name="ce29"/>
          <table:table-cell table:number-columns-repeated="2" office:value-type="float" office:value="1" calcext:value-type="float">
            <text:p>1</text:p>
          </table:table-cell>
        </table:table-row>
        <table:table-row table:style-name="ro7">
          <table:table-cell/>
          <table:table-cell office:value-type="string" calcext:value-type="string">
            <text:p>8</text:p>
          </table:table-cell>
          <table:table-cell table:style-name="ce29" office:value-type="string" calcext:value-type="string">
            <text:p>下北沢DAISY BAR</text:p>
          </table:table-cell>
          <table:table-cell table:style-name="ce30"/>
          <table:table-cell table:number-columns-repeated="2" office:value-type="float" office:value="1" calcext:value-type="float">
            <text:p>1</text:p>
          </table:table-cell>
        </table:table-row>
        <table:table-row table:style-name="ro8">
          <table:table-cell/>
          <table:table-cell office:value-type="string" calcext:value-type="string">
            <text:p>9</text:p>
          </table:table-cell>
          <table:table-cell table:style-name="ce30" office:value-type="string" calcext:value-type="string">
            <text:p>下北沢SHELTER</text:p>
          </table:table-cell>
          <table:table-cell table:style-name="ce34"/>
          <table:table-cell table:number-columns-repeated="2" office:value-type="float" office:value="1" calcext:value-type="float">
            <text:p>1</text:p>
          </table:table-cell>
        </table:table-row>
        <table:table-row table:style-name="ro7">
          <table:table-cell/>
          <table:table-cell office:value-type="string" calcext:value-type="string">
            <text:p>10</text:p>
          </table:table-cell>
          <table:table-cell table:style-name="ce29" office:value-type="string" calcext:value-type="string">
            <text:p>下北沢QUE</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1</text:p>
          </table:table-cell>
          <table:table-cell table:style-name="ce30" office:value-type="string" calcext:value-type="string">
            <text:p>下北沢251</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2</text:p>
          </table:table-cell>
          <table:table-cell table:style-name="ce30" office:value-type="string" calcext:value-type="string">
            <text:p>下北沢ERA</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3</text:p>
          </table:table-cell>
          <table:table-cell table:style-name="ce31" office:value-type="string" calcext:value-type="string">
            <text:p>下北沢GARDEN</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4</text:p>
          </table:table-cell>
          <table:table-cell table:style-name="ce31" office:value-type="string" calcext:value-type="string">
            <text:p>新代田FEVER</text:p>
          </table:table-cell>
          <table:table-cell table:style-name="ce31"/>
          <table:table-cell table:style-name="ce25" office:value-type="string" calcext:value-type="string">
            <text:p>1</text:p>
          </table:table-cell>
          <table:table-cell office:value-type="float" office:value="1" calcext:value-type="float">
            <text:p>1</text:p>
          </table:table-cell>
        </table:table-row>
        <table:table-row table:style-name="ro8">
          <table:table-cell/>
          <table:table-cell office:value-type="string" calcext:value-type="string">
            <text:p>15</text:p>
          </table:table-cell>
          <table:table-cell table:style-name="ce31" office:value-type="string" calcext:value-type="string">
            <text:p>東高円寺U.F.O. CLUB</text:p>
          </table:table-cell>
          <table:table-cell table:style-name="ce31"/>
          <table:table-cell table:style-name="ce25" office:value-type="string" calcext:value-type="string">
            <text:p>2</text:p>
          </table:table-cell>
          <table:table-cell office:value-type="float" office:value="1" calcext:value-type="float">
            <text:p>1</text:p>
          </table:table-cell>
        </table:table-row>
        <table:table-row table:style-name="ro2">
          <table:table-cell/>
          <table:table-cell office:value-type="string" calcext:value-type="string">
            <text:p>16</text:p>
          </table:table-cell>
          <table:table-cell table:style-name="ce31" office:value-type="string" calcext:value-type="string">
            <text:p>東高円寺二万電圧</text:p>
          </table:table-cell>
          <table:table-cell table:style-name="ce31"/>
          <table:table-cell table:style-name="ce25" office:value-type="string" calcext:value-type="string">
            <text:p>2</text:p>
          </table:table-cell>
          <table:table-cell office:value-type="float" office:value="1" calcext:value-type="float">
            <text:p>1</text:p>
          </table:table-cell>
        </table:table-row>
        <table:table-row table:style-name="ro8">
          <table:table-cell/>
          <table:table-cell office:value-type="string" calcext:value-type="string">
            <text:p>17</text:p>
          </table:table-cell>
          <table:table-cell table:style-name="ce32" office:value-type="string" calcext:value-type="string">
            <text:p>渋谷TSUTAYA O-EAST</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table-cell office:value-type="string" calcext:value-type="string">
            <text:p>18</text:p>
          </table:table-cell>
          <table:table-cell table:style-name="ce32" office:value-type="string" calcext:value-type="string">
            <text:p>渋谷TSUTAYA O-WEST</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table-cell office:value-type="string" calcext:value-type="string">
            <text:p>19</text:p>
          </table:table-cell>
          <table:table-cell table:style-name="ce32" office:value-type="string" calcext:value-type="string">
            <text:p>渋谷TSUTAYA O-nest</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table-cell office:value-type="string" calcext:value-type="string">
            <text:p>20</text:p>
          </table:table-cell>
          <table:table-cell table:style-name="ce32" office:value-type="string" calcext:value-type="string">
            <text:p>渋谷TSUTAYA O-Crest</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table-cell office:value-type="string" calcext:value-type="string">
            <text:p>21</text:p>
          </table:table-cell>
          <table:table-cell table:style-name="ce32" office:value-type="string" calcext:value-type="string">
            <text:p>渋谷BURROW</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table:table-cell office:value-type="string" calcext:value-type="string">
            <text:p>22</text:p>
          </table:table-cell>
          <table:table-cell table:style-name="ce33" office:value-type="string" calcext:value-type="string">
            <text:p>渋谷CHELSEA HOTEL</text:p>
          </table:table-cell>
          <table:table-cell table:style-name="ce31"/>
          <table:table-cell office:value-type="float" office:value="3" calcext:value-type="float">
            <text:p>3</text:p>
          </table:table-cell>
          <table:table-cell office:value-type="float" office:value="0" calcext:value-type="float">
            <text:p>0</text:p>
          </table:table-cell>
        </table:table-row>
        <table:table-row table:style-name="ro2">
          <table:table-cell table:style-name="ce24"/>
          <table:table-cell office:value-type="string" calcext:value-type="string">
            <text:p>23</text:p>
          </table:table-cell>
          <table:table-cell table:style-name="ce31" office:value-type="string" calcext:value-type="string">
            <text:p>渋谷乙</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table:table-cell office:value-type="string" calcext:value-type="string">
            <text:p>24</text:p>
          </table:table-cell>
          <table:table-cell table:style-name="ce33" office:value-type="string" calcext:value-type="string">
            <text:p>渋谷LUSH</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table:table-cell office:value-type="string" calcext:value-type="string">
            <text:p>25</text:p>
          </table:table-cell>
          <table:table-cell table:style-name="ce31" office:value-type="string" calcext:value-type="string">
            <text:p>渋谷CLUB QUATTRO</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table:table-cell office:value-type="string" calcext:value-type="string">
            <text:p>26</text:p>
          </table:table-cell>
          <table:table-cell table:style-name="ce31" office:value-type="string" calcext:value-type="string">
            <text:p>渋谷WWW</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table:table-cell office:value-type="string" calcext:value-type="string">
            <text:p>27</text:p>
          </table:table-cell>
          <table:table-cell table:style-name="ce32" office:value-type="string" calcext:value-type="string">
            <text:p>渋谷7th FLOOR</text:p>
          </table:table-cell>
          <table:table-cell table:style-name="ce31"/>
          <table:table-cell office:value-type="float" office:value="3" calcext:value-type="float">
            <text:p>3</text:p>
          </table:table-cell>
          <table:table-cell office:value-type="float" office:value="0" calcext:value-type="float">
            <text:p>0</text:p>
          </table:table-cell>
        </table:table-row>
        <table:table-row table:style-name="ro8">
          <table:table-cell table:style-name="ce24"/>
          <table:table-cell office:value-type="string" calcext:value-type="string">
            <text:p>28</text:p>
          </table:table-cell>
          <table:table-cell table:style-name="ce32" office:value-type="string" calcext:value-type="string">
            <text:p>渋谷duo MUSIC EXCHANGE</text:p>
          </table:table-cell>
          <table:table-cell table:style-name="ce31"/>
          <table:table-cell office:value-type="float" office:value="3" calcext:value-type="float">
            <text:p>3</text:p>
          </table:table-cell>
          <table:table-cell office:value-type="float" office:value="1" calcext:value-type="float">
            <text:p>1</text:p>
          </table:table-cell>
        </table:table-row>
        <table:table-row table:style-name="ro8">
          <table:table-cell table:style-name="ce24"/>
          <table:table-cell office:value-type="string" calcext:value-type="string">
            <text:p>29</text:p>
          </table:table-cell>
          <table:table-cell table:style-name="ce31" office:value-type="string" calcext:value-type="string">
            <text:p>代官山UNIT</text:p>
          </table:table-cell>
          <table:table-cell table:style-name="ce31"/>
          <table:table-cell office:value-type="float" office:value="4" calcext:value-type="float">
            <text:p>4</text:p>
          </table:table-cell>
          <table:table-cell office:value-type="float" office:value="1" calcext:value-type="float">
            <text:p>1</text:p>
          </table:table-cell>
        </table:table-row>
        <table:table-row table:style-name="ro8">
          <table:table-cell table:style-name="ce24"/>
          <table:table-cell office:value-type="string" calcext:value-type="string">
            <text:p>30</text:p>
          </table:table-cell>
          <table:table-cell table:style-name="ce31" office:value-type="string" calcext:value-type="string">
            <text:p>原宿ASTRO HALL</text:p>
          </table:table-cell>
          <table:table-cell table:style-name="ce31"/>
          <table:table-cell office:value-type="float" office:value="4" calcext:value-type="float">
            <text:p>4</text:p>
          </table:table-cell>
          <table:table-cell office:value-type="float" office:value="1" calcext:value-type="float">
            <text:p>1</text:p>
          </table:table-cell>
        </table:table-row>
        <table:table-row table:style-name="ro8">
          <table:table-cell table:style-name="ce24"/>
          <table:table-cell office:value-type="string" calcext:value-type="string">
            <text:p>31</text:p>
          </table:table-cell>
          <table:table-cell table:style-name="ce31" office:value-type="string" calcext:value-type="string">
            <text:p>恵比寿LIQUIDROOM</text:p>
          </table:table-cell>
          <table:table-cell table:style-name="ce31"/>
          <table:table-cell office:value-type="float" office:value="4" calcext:value-type="float">
            <text:p>4</text:p>
          </table:table-cell>
          <table:table-cell office:value-type="float" office:value="1" calcext:value-type="float">
            <text:p>1</text:p>
          </table:table-cell>
        </table:table-row>
        <table:table-row table:style-name="ro8">
          <table:table-cell table:style-name="ce24"/>
          <table:table-cell office:value-type="string" calcext:value-type="string">
            <text:p>32</text:p>
          </table:table-cell>
          <table:table-cell table:style-name="ce31" office:value-type="string" calcext:value-type="string">
            <text:p>池袋music.org</text:p>
          </table:table-cell>
          <table:table-cell table:style-name="ce31"/>
          <table:table-cell table:style-name="ce25" office:value-type="string" calcext:value-type="string">
            <text:p>6</text:p>
          </table:table-cell>
          <table:table-cell office:value-type="float" office:value="1" calcext:value-type="float">
            <text:p>1</text:p>
          </table:table-cell>
        </table:table-row>
        <table:table-row table:style-name="ro8">
          <table:table-cell table:style-name="ce24"/>
          <table:table-cell office:value-type="string" calcext:value-type="string">
            <text:p>33</text:p>
          </table:table-cell>
          <table:table-cell table:style-name="ce31" office:value-type="string" calcext:value-type="string">
            <text:p>池袋RUIDO K3</text:p>
          </table:table-cell>
          <table:table-cell table:style-name="ce31"/>
          <table:table-cell table:style-name="ce25" office:value-type="string" calcext:value-type="string">
            <text:p>6</text:p>
          </table:table-cell>
          <table:table-cell office:value-type="float" office:value="1" calcext:value-type="float">
            <text:p>1</text:p>
          </table:table-cell>
        </table:table-row>
        <table:table-row table:style-name="ro8">
          <table:table-cell table:style-name="ce24"/>
          <table:table-cell office:value-type="string" calcext:value-type="string">
            <text:p>34</text:p>
          </table:table-cell>
          <table:table-cell office:value-type="string" calcext:value-type="string">
            <text:p>渋谷RUIDO K2</text:p>
          </table:table-cell>
          <table:table-cell table:style-name="ce31"/>
          <table:table-cell table:style-name="ce25" office:value-type="string" calcext:value-type="string">
            <text:p>3</text:p>
          </table:table-cell>
          <table:table-cell office:value-type="float" office:value="1" calcext:value-type="float">
            <text:p>1</text:p>
          </table:table-cell>
        </table:table-row>
        <table:table-row table:style-name="ro8">
          <table:table-cell table:style-name="ce24"/>
          <table:table-cell office:value-type="string" calcext:value-type="string">
            <text:p>35</text:p>
          </table:table-cell>
          <table:table-cell office:value-type="string" calcext:value-type="string">
            <text:p>新宿RUIDO K4</text:p>
          </table:table-cell>
          <table:table-cell table:style-name="ce31"/>
          <table:table-cell table:style-name="ce25" office:value-type="string" calcext:value-type="string">
            <text:p>5</text:p>
          </table:table-cell>
          <table:table-cell office:value-type="float" office:value="1" calcext:value-type="float">
            <text:p>1</text:p>
          </table:table-cell>
        </table:table-row>
        <table:table-row table:style-name="ro8">
          <table:table-cell table:style-name="ce24"/>
          <table:table-cell office:value-type="string" calcext:value-type="string">
            <text:p>36</text:p>
          </table:table-cell>
          <table:table-cell table:style-name="ce31" office:value-type="string" calcext:value-type="string">
            <text:p>赤坂BLITZ</text:p>
          </table:table-cell>
          <table:table-cell table:style-name="ce31"/>
          <table:table-cell table:style-name="ce25" office:value-type="string" calcext:value-type="string">
            <text:p>8</text:p>
          </table:table-cell>
          <table:table-cell office:value-type="float" office:value="1" calcext:value-type="float">
            <text:p>1</text:p>
          </table:table-cell>
        </table:table-row>
        <table:table-row table:style-name="ro2">
          <table:table-cell table:style-name="ce24"/>
          <table:table-cell office:value-type="string" calcext:value-type="string">
            <text:p>37</text:p>
          </table:table-cell>
          <table:table-cell table:style-name="ce31" office:value-type="string" calcext:value-type="string">
            <text:p>ZEPP TOKYO</text:p>
          </table:table-cell>
          <table:table-cell table:style-name="ce31"/>
          <table:table-cell table:style-name="ce25" office:value-type="string" calcext:value-type="string">
            <text:p>8</text:p>
          </table:table-cell>
          <table:table-cell office:value-type="float" office:value="1" calcext:value-type="float">
            <text:p>1</text:p>
          </table:table-cell>
        </table:table-row>
        <table:table-row table:style-name="ro2">
          <table:table-cell table:style-name="ce24"/>
          <table:table-cell office:value-type="string" calcext:value-type="string">
            <text:p>38</text:p>
          </table:table-cell>
          <table:table-cell table:style-name="ce31" office:value-type="string" calcext:value-type="string">
            <text:p>ZEPP Diver City</text:p>
          </table:table-cell>
          <table:table-cell table:style-name="ce31"/>
          <table:table-cell table:style-name="ce25" office:value-type="string" calcext:value-type="string">
            <text:p>8</text:p>
          </table:table-cell>
          <table:table-cell office:value-type="float" office:value="1" calcext:value-type="float">
            <text:p>1</text:p>
          </table:table-cell>
        </table:table-row>
        <table:table-row table:style-name="ro8">
          <table:table-cell table:style-name="ce24"/>
          <table:table-cell office:value-type="string" calcext:value-type="string">
            <text:p>39</text:p>
          </table:table-cell>
          <table:table-cell table:style-name="ce31" office:value-type="string" calcext:value-type="string">
            <text:p>新宿red cloth</text:p>
          </table:table-cell>
          <table:table-cell table:style-name="ce31"/>
          <table:table-cell table:style-name="ce25" office:value-type="string" calcext:value-type="string">
            <text:p>5</text:p>
          </table:table-cell>
          <table:table-cell office:value-type="float" office:value="1" calcext:value-type="float">
            <text:p>1</text:p>
          </table:table-cell>
        </table:table-row>
        <table:table-row table:style-name="ro8">
          <table:table-cell table:style-name="ce24"/>
          <table:table-cell table:style-name="ce26" office:value-type="float" office:value="40" calcext:value-type="float">
            <text:p>40</text:p>
          </table:table-cell>
          <table:table-cell table:style-name="ce31" office:value-type="string" calcext:value-type="string">
            <text:p>新宿JAM</text:p>
          </table:table-cell>
          <table:table-cell table:style-name="ce32"/>
          <table:table-cell table:style-name="ce25" office:value-type="string" calcext:value-type="string">
            <text:p>5</text:p>
          </table:table-cell>
          <table:table-cell office:value-type="float" office:value="0" calcext:value-type="float">
            <text:p>0</text:p>
          </table:table-cell>
        </table:table-row>
        <table:table-row table:style-name="ro8">
          <table:table-cell table:style-name="ce24"/>
          <table:table-cell table:style-name="ce26" office:value-type="float" office:value="41" calcext:value-type="float">
            <text:p>41</text:p>
          </table:table-cell>
          <table:table-cell table:style-name="ce31" office:value-type="string" calcext:value-type="string">
            <text:p>新宿NINE SPICES</text:p>
          </table:table-cell>
          <table:table-cell table:style-name="ce32"/>
          <table:table-cell table:style-name="ce25" office:value-type="string" calcext:value-type="string">
            <text:p>5</text:p>
          </table:table-cell>
          <table:table-cell office:value-type="float" office:value="0" calcext:value-type="float">
            <text:p>0</text:p>
          </table:table-cell>
        </table:table-row>
        <table:table-row table:style-name="ro8">
          <table:table-cell table:style-name="ce24"/>
          <table:table-cell table:style-name="ce26" office:value-type="float" office:value="42" calcext:value-type="float">
            <text:p>42</text:p>
          </table:table-cell>
          <table:table-cell table:style-name="ce32" office:value-type="string" calcext:value-type="string">
            <text:p>新木場STUDIO COAST</text:p>
          </table:table-cell>
          <table:table-cell table:style-name="ce32"/>
          <table:table-cell table:style-name="ce25" office:value-type="string" calcext:value-type="string">
            <text:p>8</text:p>
          </table:table-cell>
          <table:table-cell office:value-type="float" office:value="1" calcext:value-type="float">
            <text:p>1</text:p>
          </table:table-cell>
        </table:table-row>
        <table:table-row table:style-name="ro8">
          <table:table-cell/>
          <table:table-cell table:style-name="ce27" office:value-type="float" office:value="43" calcext:value-type="float">
            <text:p>43</text:p>
          </table:table-cell>
          <table:table-cell table:style-name="ce32" office:value-type="string" calcext:value-type="string">
            <text:p>吉祥寺warp</text:p>
          </table:table-cell>
          <table:table-cell/>
          <table:table-cell table:style-name="ce27" office:value-type="float" office:value="1" calcext:value-type="float">
            <text:p>1</text:p>
          </table:table-cell>
          <table:table-cell table:style-name="Default" office:value-type="float" office:value="0" calcext:value-type="float">
            <text:p>0</text:p>
          </table:table-cell>
        </table:table-row>
        <table:table-row table:style-name="ro2">
          <table:table-cell/>
          <table:table-cell table:style-name="ce27" office:value-type="float" office:value="44" calcext:value-type="float">
            <text:p>44</text:p>
          </table:table-cell>
          <table:table-cell office:value-type="string" calcext:value-type="string">
            <text:p>日本武道館</text:p>
          </table:table-cell>
          <table:table-cell/>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45" calcext:value-type="float">
            <text:p>45</text:p>
          </table:table-cell>
          <table:table-cell office:value-type="string" calcext:value-type="string">
            <text:p>日比谷野外大音楽堂</text:p>
          </table:table-cell>
          <table:table-cell/>
          <table:table-cell table:style-name="ce27" office:value-type="float" office:value="8" calcext:value-type="float">
            <text:p>8</text:p>
          </table:table-cell>
          <table:table-cell table:style-name="Default" office:value-type="float" office:value="1" calcext:value-type="float">
            <text:p>1</text:p>
          </table:table-cell>
        </table:table-row>
        <table:table-row table:style-name="ro2">
          <table:table-cell/>
          <table:table-cell table:style-name="ce27" office:value-type="float" office:value="46" calcext:value-type="float">
            <text:p>46</text:p>
          </table:table-cell>
          <table:table-cell office:value-type="string" calcext:value-type="string">
            <text:p>高円寺HIGH</text:p>
          </table:table-cell>
          <table:table-cell/>
          <table:table-cell table:style-name="ce27" office:value-type="float" office:value="2" calcext:value-type="float">
            <text:p>2</text:p>
          </table:table-cell>
          <table:table-cell table:style-name="Default" office:value-type="float" office:value="1" calcext:value-type="float">
            <text:p>1</text:p>
          </table:table-cell>
        </table:table-row>
        <table:table-row table:style-name="ro2">
          <table:table-cell/>
          <table:table-cell table:style-name="ce27" office:value-type="float" office:value="47" calcext:value-type="float">
            <text:p>47</text:p>
          </table:table-cell>
          <table:table-cell office:value-type="string" calcext:value-type="string">
            <text:p>小岩BUSHBASH</text:p>
          </table:table-cell>
          <table:table-cell/>
          <table:table-cell table:style-name="ce27" office:value-type="float" office:value="7" calcext:value-type="float">
            <text:p>7</text:p>
          </table:table-cell>
          <table:table-cell table:style-name="Default" office:value-type="float" office:value="1" calcext:value-type="float">
            <text:p>1</text:p>
          </table:table-cell>
        </table:table-row>
        <table:table-row table:style-name="ro2" table:number-rows-repeated="22">
          <table:table-cell/>
          <table:table-cell table:style-name="ce27"/>
          <table:table-cell table:number-columns-repeated="2"/>
          <table:table-cell table:style-name="ce27"/>
          <table:table-cell table:style-name="Default"/>
        </table:table-row>
        <table:table-row table:style-name="ro2">
          <table:table-cell/>
          <table:table-cell table:style-name="ce27"/>
          <table:table-cell table:number-columns-repeated="2"/>
          <table:table-cell table:style-name="ce27"/>
          <table:table-cell table:style-name="Default"/>
        </table:table-row>
      </table:table>
      <table:table table:name="LiveInfo" table:style-name="ta3">
        <office:forms form:automatic-focus="false" form:apply-design-mode="false"/>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38"/>
        <table:table-column table:style-name="co19" table:default-cell-style-name="Default"/>
        <table:table-column table:style-name="co10" table:number-columns-repeated="1017" table:default-cell-style-name="Default"/>
        <table:table-row table:style-name="ro2">
          <table:table-cell table:number-columns-repeated="1024"/>
        </table:table-row>
        <table:table-row table:style-name="ro8">
          <table:table-cell table:number-columns-repeated="3"/>
          <table:table-cell table:style-name="ce41" office:value-type="string" calcext:value-type="string">
            <text:p>IF(<text:span text:style-name="T2">C4</text:span>=<text:span text:style-name="T3">C5</text:span>,<text:span text:style-name="T4">D4</text:span>+1,1)</text:p>
          </table:table-cell>
          <table:table-cell table:number-columns-repeated="1020"/>
        </table:table-row>
        <table:table-row table:style-name="ro7">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43" office:value-type="string" calcext:value-type="string">
            <text:p>出演者</text:p>
          </table:table-cell>
          <table:table-cell table:style-name="ce16" office:value-type="string" calcext:value-type="string">
            <text:p>その他</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26</text:p>
          </table:table-cell>
          <table:table-cell table:style-name="ce42" office:value-type="float" office:value="1" calcext:value-type="float">
            <text:p>1</text:p>
          </table:table-cell>
          <table:table-cell office:value-type="string" calcext:value-type="string">
            <text:p><text:s/>小さなギフト　Special!! </text:p>
          </table:table-cell>
          <table:table-cell table:style-name="Default" office:value-type="string" calcext:value-type="string">
            <text:p>太田美音 (マイクロコズム／cinescope)br2nキノシタナオヤ (Dots Dash／サーティーン)br2nSatomimagaebr2n神宮大佐 (サーティーン)br2nスズキヨウスケ (she might be swimmer)br2nニシハラシュンペイ (ヤーチャイカ)br2n平山織愛 (Sir Oriental Orchestra／HELLO AND ROLL)br2n松本花 (ワールドバンパク)br2n山田真未 (after the greenroom)br2nヨナハ (月夜のドラッグ)</text:p>
          </table:table-cell>
          <table:table-cell office:value-type="string" calcext:value-type="string">
            <text:p>※ホール内禁煙br2n■開場/開演：18:00/18:30 br2n■前売/当日：¥1,000/¥1,500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5"/>
          <table:table-cell table:style-name="ce44"/>
          <table:table-cell table:number-columns-repeated="1011"/>
        </table:table-row>
        <table:table-row table:style-name="ro8">
          <table:table-cell/>
          <table:table-cell office:value-type="float" office:value="1" calcext:value-type="float">
            <text:p>1</text:p>
          </table:table-cell>
          <table:table-cell table:style-name="ce38" office:value-type="string" calcext:value-type="string">
            <text:p>0327</text:p>
          </table:table-cell>
          <table:table-cell table:style-name="ce42" table:formula="of:=IF([.C4]=[.C5];[.D4]+1;1)" office:value-type="float" office:value="1" calcext:value-type="float">
            <text:p/>
          </table:table-cell>
          <table:table-cell office:value-type="string" calcext:value-type="string">
            <text:p>Jump the Lights presents「二階から三滴の目薬」</text:p>
          </table:table-cell>
          <table:table-cell table:style-name="Default" office:value-type="string" calcext:value-type="string">
            <text:p>Jump the Lights / HISTGRAM / poro / NANOSCALE / Sams</text:p>
          </table:table-cell>
          <table:table-cell office:value-type="string" calcext:value-type="string">
            <text:p>■開場/開演： 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28</text:p>
          </table:table-cell>
          <table:table-cell table:style-name="ce42" table:formula="of:=IF([.C5]=[.C6];[.D5]+1;1)" office:value-type="float" office:value="1" calcext:value-type="float">
            <text:p/>
          </table:table-cell>
          <table:table-cell office:value-type="string" calcext:value-type="string">
            <text:p><text:s/>New Creation </text:p>
          </table:table-cell>
          <table:table-cell table:style-name="Default" office:value-type="string" calcext:value-type="string">
            <text:p>H MOUNTAINS / ゲスバンド / LOOLOWNINGEN &amp; THE FAR EAST IDIOTS / salsa / NeruQooNelubr2n転換アクト：英真也 (TESUSABI)</text:p>
          </table:table-cell>
          <table:table-cell office:value-type="string" calcext:value-type="string">
            <text:p>※ホール内禁煙br2n■開場/開演：18:00/18:30br2n■前売/当日：¥2,000/¥2,300 [D別 ¥500]br2n★「New Creation」の半券持参でチケット代半額!! [D別 ¥500]br2n★高校生以下チケット代無料!!【※要学生証】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29</text:p>
          </table:table-cell>
          <table:table-cell table:style-name="ce42" table:formula="of:=IF([.C6]=[.C7];[.D6]+1;1)" office:value-type="float" office:value="1" calcext:value-type="float">
            <text:p/>
          </table:table-cell>
          <table:table-cell office:value-type="string" calcext:value-type="string">
            <text:p><text:s/>New Creation </text:p>
          </table:table-cell>
          <table:table-cell table:style-name="Default" office:value-type="string" calcext:value-type="string">
            <text:p>股下89 / クウチュウ戦 / otori</text:p>
          </table:table-cell>
          <table:table-cell office:value-type="string" calcext:value-type="string">
            <text:p>※ホール内禁煙br2n■開場/開演：17:30/18:00br2n■前売/当日：¥2,000/¥2,500 [D別 ¥500]br2n★「New Creation」の半券持参でチケット代半額!! [D別 ¥500]br2n★高校生以下チケット代無料!!【※要学生証】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30</text:p>
          </table:table-cell>
          <table:table-cell table:style-name="ce42" table:formula="of:=IF([.C7]=[.C8];[.D7]+1;1)" office:value-type="float" office:value="1" calcext:value-type="float">
            <text:p/>
          </table:table-cell>
          <table:table-cell office:value-type="string" calcext:value-type="string">
            <text:p><text:s/>パモアとポトラロール -春- </text:p>
          </table:table-cell>
          <table:table-cell table:style-name="Default" office:value-type="string" calcext:value-type="string">
            <text:p>tram / micro'n'role / Morestage / パローネとポッピー</text:p>
          </table:table-cell>
          <table:table-cell office:value-type="string" calcext:value-type="string">
            <text:p>■開場/開演：18:00/18:30br2n■前売/当日：¥2,000/¥2,500 [D別 ¥500 or 生ビール・ソフトドリンク飲み放題 ¥1,000 or カクテル・生ビー ル・ソフトドリンク飲み放題 ¥1,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1" calcext:value-type="float">
            <text:p>1</text:p>
          </table:table-cell>
          <table:table-cell table:style-name="ce38" office:value-type="string" calcext:value-type="string">
            <text:p>0331</text:p>
          </table:table-cell>
          <table:table-cell table:style-name="ce42" table:formula="of:=IF([.C8]=[.C9];[.D8]+1;1)" office:value-type="float" office:value="1" calcext:value-type="float">
            <text:p/>
          </table:table-cell>
          <table:table-cell office:value-type="string" calcext:value-type="string">
            <text:p>cloudchair with dko &amp; takuto (from about tess) presents 「5時間演奏し続ける男達」</text:p>
          </table:table-cell>
          <table:table-cell table:style-name="Default" office:value-type="string" calcext:value-type="string">
            <text:p>ゲストミュージシャン多数参加予定</text:p>
          </table:table-cell>
          <table:table-cell office:value-type="string" calcext:value-type="string">
            <text:p>■開場/開演：17:00/17:30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4</text:p>
          </table:table-cell>
          <table:table-cell table:style-name="ce42" table:formula="of:=IF([.C9]=[.C10];[.D9]+1;1)" office:value-type="float" office:value="1" calcext:value-type="float">
            <text:p/>
          </table:table-cell>
          <table:table-cell office:value-type="string" calcext:value-type="string">
            <text:p>ENDRASS presents「KNOCK OUT!!」</text:p>
          </table:table-cell>
          <table:table-cell table:style-name="Default" office:value-type="string" calcext:value-type="string">
            <text:p>ENDRASSbr2nBurst of quartetbr2nTHE PARTSbr2nせせらぎスプリット</text:p>
          </table:table-cell>
          <table:table-cell office:value-type="string" calcext:value-type="string">
            <text:p>■開場/開演：17:30/18:00br2n■前売/当日：¥1,000/¥1,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5</text:p>
          </table:table-cell>
          <table:table-cell table:style-name="ce42" table:formula="of:=IF([.C10]=[.C11];[.D10]+1;1)" office:value-type="float" office:value="1" calcext:value-type="float">
            <text:p/>
          </table:table-cell>
          <table:table-cell office:value-type="string" calcext:value-type="string">
            <text:p>メンテナンス</text:p>
          </table:table-cell>
          <table:table-cell table:style-name="Default" office:value-type="string" calcext:value-type="string">
            <text:p>※「マーブルバンドマン飲み会」は、ライブハウス側の都合により中止となりまし た。br2n楽しみにしてくれていた方、申し訳ありません。</text:p>
          </table:table-cell>
          <table:table-cell table:number-columns-repeated="1018"/>
        </table:table-row>
        <table:table-row table:style-name="ro8">
          <table:table-cell/>
          <table:table-cell office:value-type="float" office:value="2" calcext:value-type="float">
            <text:p>2</text:p>
          </table:table-cell>
          <table:table-cell table:style-name="ce38" office:value-type="string" calcext:value-type="string">
            <text:p>0326</text:p>
          </table:table-cell>
          <table:table-cell table:style-name="ce42" table:formula="of:=IF([.C11]=[.C12];[.D11]+1;1)" office:value-type="float" office:value="1" calcext:value-type="float">
            <text:p/>
          </table:table-cell>
          <table:table-cell office:value-type="string" calcext:value-type="string">
            <text:p>「Boys, be ambitious!~vol.2~」</text:p>
          </table:table-cell>
          <table:table-cell table:style-name="Default" office:value-type="string" calcext:value-type="string">
            <text:p>969 Rock Highhatt Clutchbr2nPasta Machinebr2n九彗星ポリマーbr2nLOUDAMSTARSbr2nsexualismbr2nJiMbr2n★DJあり！</text:p>
          </table:table-cell>
          <table:table-cell office:value-type="string" calcext:value-type="string">
            <text:p>※都合によりOPEN/STARTが変更になりました。予めご了承ください。br2n★高校生学割チケット代無料。(ドリンク代500円はいただきます。) br2n※要　学生証提示。 br2n■開場/開演：16:30/17:00br2n■前売/当日：¥500/¥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7</text:p>
          </table:table-cell>
          <table:table-cell table:style-name="ce42" table:formula="of:=IF([.C12]=[.C13];[.D12]+1;1)" office:value-type="float" office:value="1" calcext:value-type="float">
            <text:p/>
          </table:table-cell>
          <table:table-cell office:value-type="string" calcext:value-type="string">
            <text:p>「OVERCOME vol.7」</text:p>
          </table:table-cell>
          <table:table-cell table:style-name="Default" office:value-type="string" calcext:value-type="string">
            <text:p>THE SMARTYbr2nスピカbr2nbook of storybr2nLATITUDEbr2nボーイズトラッシュbr2n★完全シークレットゲストあり！</text:p>
          </table:table-cell>
          <table:table-cell office:value-type="string" calcext:value-type="string">
            <text:p>★高校生学割500円(D別)　要 学生証提示。 br2n■開場/開演：17:00/17:30br2n■前売/当日：¥1,500/¥2,0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8</text:p>
          </table:table-cell>
          <table:table-cell table:style-name="ce42" table:formula="of:=IF([.C13]=[.C14];[.D13]+1;1)" office:value-type="float" office:value="1" calcext:value-type="float">
            <text:p/>
          </table:table-cell>
          <table:table-cell office:value-type="string" calcext:value-type="string">
            <text:p>「OVERCOME vol.8」</text:p>
          </table:table-cell>
          <table:table-cell table:style-name="Default" office:value-type="string" calcext:value-type="string">
            <text:p>ウィッシーワッシーbr2nMs.takebr2nまっしー（Water Drops)br2n突然少年br2n★完全シークレットゲストあり！</text:p>
          </table:table-cell>
          <table:table-cell office:value-type="string" calcext:value-type="string">
            <text:p>★高校生学割500円(D別)　要 学生証提示。 br2n■開場/開演：17:00/17:30 br2n■前売/当日：¥1,500/¥2,0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29</text:p>
          </table:table-cell>
          <table:table-cell table:style-name="ce42" table:formula="of:=IF([.C14]=[.C15];[.D14]+1;1)" office:value-type="float" office:value="1" calcext:value-type="float">
            <text:p/>
          </table:table-cell>
          <table:table-cell office:value-type="string" calcext:value-type="string">
            <text:p>「3月29日、新宿マーブルにて」 ～ピンクシガレット「○月○日、新宿マーブルにて」レコ発1ヵ所×10本TOUR FINAL～</text:p>
          </table:table-cell>
          <table:table-cell table:style-name="Default" office:value-type="string" calcext:value-type="string">
            <text:p>ピンクシガレットbr2n[opening act]古川貴之(THE PINBALLS)</text:p>
          </table:table-cell>
          <table:table-cell office:value-type="string" calcext:value-type="string">
            <text:p>★入場方法br2n・ピンクシガレット新音源「１１月８日、ファミレスにて」購入特典のTOUR FINAL無料チケットを必ずお持ちください。br2n・TOUR FINAL無料チケットの券面に記載してありますメールアドレスへ事前にご予約いただいて、当日入場可能となります。br2n・50名様限定です。予約数に限りがありますので、無断キャンセル、当日キャンセルはご遠慮ください。 br2n■開場/開演：20:00/20:30br2n■前売/当日：TICKET FREE(ドリンク代500円のみご負担いただきます。)br2n※Marbleでの電話予約、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30</text:p>
          </table:table-cell>
          <table:table-cell table:style-name="ce42" table:formula="of:=IF([.C15]=[.C16];[.D15]+1;1)" office:value-type="float" office:value="1" calcext:value-type="float">
            <text:p/>
          </table:table-cell>
          <table:table-cell office:value-type="string" calcext:value-type="string">
            <text:p>「moptrip 10TH ANNIVERSARY」</text:p>
          </table:table-cell>
          <table:table-cell table:style-name="Default" office:value-type="string" calcext:value-type="string">
            <text:p>moptripbr2nDJ MAKOTObr2n3ounds t</text:p>
          </table:table-cell>
          <table:table-cell office:value-type="string" calcext:value-type="string">
            <text:p>■開場/開演：18:00/18:30br2n■前売/当日：¥2,500/¥2,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2" calcext:value-type="float">
            <text:p>2</text:p>
          </table:table-cell>
          <table:table-cell table:style-name="ce38" office:value-type="string" calcext:value-type="string">
            <text:p>0331</text:p>
          </table:table-cell>
          <table:table-cell table:style-name="ce42" table:formula="of:=IF([.C16]=[.C17];[.D16]+1;1)" office:value-type="float" office:value="1" calcext:value-type="float">
            <text:p/>
          </table:table-cell>
          <table:table-cell office:value-type="string" calcext:value-type="string">
            <text:p>BLANK BUCKET pre. 「MAGICAL TOY BOX Vol.3〜1st E.P."From A Platform E.P." release party!! 新宿編〜」</text:p>
          </table:table-cell>
          <table:table-cell table:style-name="Default" office:value-type="string" calcext:value-type="string">
            <text:p>BLANK BUCKETbr2nAin Figreminbr2nNenebr2nSTAYING INDOORS(O.A.)</text:p>
          </table:table-cell>
          <table:table-cell office:value-type="string" calcext:value-type="string">
            <text:p>※タワーレコード新宿店限定で1st E.P.をお買い上げ頂いた方にお配りしている初回枚数限定特典の付属チケットをお持ち頂くと、チケット代フリーで入場できます。 br2n■開場/開演：18:00/18:30br2n■前売/当日：¥1,000/¥1,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01</text:p>
          </table:table-cell>
          <table:table-cell table:style-name="ce42" table:formula="of:=IF([.C17]=[.C18];[.D17]+1;1)" office:value-type="float" office:value="1" calcext:value-type="float">
            <text:p/>
          </table:table-cell>
          <table:table-cell office:value-type="string" calcext:value-type="string">
            <text:p>【第14回アイドル緊急招集】</text:p>
          </table:table-cell>
          <table:table-cell table:style-name="Default" office:value-type="string" calcext:value-type="string">
            <text:p>[LIVE] T!P / TAKENOKO▲ / ゆるめるモ！ / NEXT少女事件</text:p>
          </table:table-cell>
          <table:table-cell office:value-type="string" calcext:value-type="string">
            <text:p>Open 10:30 / start 11: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4</text:p>
          </table:table-cell>
          <table:table-cell table:style-name="ce42" table:formula="of:=IF([.C18]=[.C19];[.D18]+1;1)" office:value-type="float" office:value="1" calcext:value-type="float">
            <text:p/>
          </table:table-cell>
          <table:table-cell office:value-type="string" calcext:value-type="string">
            <text:p>VOICELAND one man live「time capsule」</text:p>
          </table:table-cell>
          <table:table-cell table:style-name="Default"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5</text:p>
          </table:table-cell>
          <table:table-cell table:style-name="ce42" table:formula="of:=IF([.C19]=[.C20];[.D19]+1;1)" office:value-type="float" office:value="1" calcext:value-type="float">
            <text:p/>
          </table:table-cell>
          <table:table-cell office:value-type="string" calcext:value-type="string">
            <text:p>Rockin' Students&amp;VegetableBarMusic〜vol.1</text:p>
          </table:table-cell>
          <table:table-cell table:style-name="Default"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6</text:p>
          </table:table-cell>
          <table:table-cell table:style-name="ce42" table:formula="of:=IF([.C20]=[.C21];[.D20]+1;1)" office:value-type="float" office:value="1" calcext:value-type="float">
            <text:p/>
          </table:table-cell>
          <table:table-cell office:value-type="string" calcext:value-type="string">
            <text:p>Rockin' Students~vol.47</text:p>
          </table:table-cell>
          <table:table-cell table:style-name="Default"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7</text:p>
          </table:table-cell>
          <table:table-cell table:style-name="ce42" table:formula="of:=IF([.C21]=[.C22];[.D21]+1;1)" office:value-type="float" office:value="1" calcext:value-type="float">
            <text:p/>
          </table:table-cell>
          <table:table-cell office:value-type="string" calcext:value-type="string">
            <text:p>Rockin' Students~vol.48</text:p>
          </table:table-cell>
          <table:table-cell table:style-name="Default"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28</text:p>
          </table:table-cell>
          <table:table-cell table:style-name="ce42" table:formula="of:=IF([.C22]=[.C23];[.D22]+1;1)" office:value-type="float" office:value="1" calcext:value-type="float">
            <text:p/>
          </table:table-cell>
          <table:table-cell office:value-type="string" calcext:value-type="string">
            <text:p>QOOLAND ワンマンライブ『進藤と重なって』東京編</text:p>
          </table:table-cell>
          <table:table-cell table:style-name="Default"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30</text:p>
          </table:table-cell>
          <table:table-cell table:style-name="ce42" table:formula="of:=IF([.C23]=[.C24];[.D23]+1;1)" office:value-type="float" office:value="1" calcext:value-type="float">
            <text:p/>
          </table:table-cell>
          <table:table-cell office:value-type="string" calcext:value-type="string">
            <text:p>Room iDOL #9</text:p>
          </table:table-cell>
          <table:table-cell table:style-name="Default" office:value-type="string" calcext:value-type="string">
            <text:p>[LIVE] BELLRING少女ハート / Candy Go!Go!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30</text:p>
          </table:table-cell>
          <table:table-cell table:style-name="ce42" table:formula="of:=IF([.C24]=[.C25];[.D24]+1;1)" office:value-type="float" office:value="2" calcext:value-type="float">
            <text:p/>
          </table:table-cell>
          <table:table-cell office:value-type="string" calcext:value-type="string">
            <text:p>ゆぅゆ生誕ライブ 〜ゆうちょす、子供やめるってよ〜</text:p>
          </table:table-cell>
          <table:table-cell table:style-name="Default" office:value-type="string" calcext:value-type="string">
            <text:p>[LIVE] BELLRING少女ハート / エレクトリックリボン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331</text:p>
          </table:table-cell>
          <table:table-cell table:style-name="ce42" table:formula="of:=IF([.C25]=[.C26];[.D25]+1;1)" office:value-type="float" office:value="1" calcext:value-type="float">
            <text:p/>
          </table:table-cell>
          <table:table-cell office:value-type="string" calcext:value-type="string">
            <text:p>New Action! Vol.55</text:p>
          </table:table-cell>
          <table:table-cell table:style-name="Default"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4</text:p>
          </table:table-cell>
          <table:table-cell table:style-name="ce42" table:formula="of:=IF([.C26]=[.C27];[.D26]+1;1)" office:value-type="float" office:value="1" calcext:value-type="float">
            <text:p/>
          </table:table-cell>
          <table:table-cell office:value-type="string" calcext:value-type="string">
            <text:p>MONDAY NIGHT ROW</text:p>
          </table:table-cell>
          <table:table-cell table:style-name="Default" office:value-type="string" calcext:value-type="string">
            <text:p>柳家睦＆THE RAT BONESbr2nTHE AUTOCRATICSbr2nゲンドウミサイルbr2n遠井地下道</text:p>
          </table:table-cell>
          <table:table-cell office:value-type="string" calcext:value-type="string">
            <text:p>OPEN 19:30 / START 20:00br2nADV¥2500 / DOOR¥3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5</text:p>
          </table:table-cell>
          <table:table-cell table:style-name="ce42" table:formula="of:=IF([.C27]=[.C28];[.D27]+1;1)" office:value-type="float" office:value="1" calcext:value-type="float">
            <text:p/>
          </table:table-cell>
          <table:table-cell office:value-type="string" calcext:value-type="string">
            <text:p>TEEN’S MUSIC CAMP 2014 U_22</text:p>
          </table:table-cell>
          <table:table-cell table:style-name="Default" office:value-type="string" calcext:value-type="string">
            <text:p>colorfulpanda / 午前3時と退屈br2nシンクロメトリー / ラヂオノオトbr2nシップストーリー br2n【弾き語りステージ】久末メランコリー・榎本雄弥br2n【ゲスト&amp;司会】細身のシャイボーイ</text:p>
          </table:table-cell>
          <table:table-cell office:value-type="string" calcext:value-type="string">
            <text:p>OPEN 16:30 / START 17:00br2nADV¥500 / DOOR¥1000(2ドリンクor1ドリンク1フード別¥1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5</text:p>
          </table:table-cell>
          <table:table-cell table:style-name="ce42" table:formula="of:=IF([.C28]=[.C29];[.D28]+1;1)" office:value-type="float" office:value="2" calcext:value-type="float">
            <text:p/>
          </table:table-cell>
          <table:table-cell office:value-type="string" calcext:value-type="string">
            <text:p>お座敷小唄 第1首</text:p>
          </table:table-cell>
          <table:table-cell table:style-name="Default" office:value-type="string" calcext:value-type="string">
            <text:p>RYU×YOSSUXI×SHOHEIbr2n†∝ρρθ（YUGAMI × KEVIN）br2nAmp3Lifier</text:p>
          </table:table-cell>
          <table:table-cell office:value-type="string" calcext:value-type="string">
            <text:p>OPEN 19:00 / START 19:30br2nADV¥1800/DOOR¥2000br2n前売りチケットは予約のみbr2n☞ ryu_music_official@yahoo.co.jp</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6</text:p>
          </table:table-cell>
          <table:table-cell table:style-name="ce42" table:formula="of:=IF([.C29]=[.C30];[.D29]+1;1)" office:value-type="float" office:value="1" calcext:value-type="float">
            <text:p/>
          </table:table-cell>
          <table:table-cell office:value-type="string" calcext:value-type="string">
            <text:p>すーずーずーpresent「reach the sky vol.4」</text:p>
          </table:table-cell>
          <table:table-cell table:style-name="Default" office:value-type="string" calcext:value-type="string">
            <text:p>the unknown forecastbr2nBOYS END SWING GIRLbr2n月がさbr2n東京Monochrome br2n【弾き語りステージ】br2n北澤佑扶(the peggies) br2n田村友昌(ex.ボナンザグラム)br2nこっけ(THEこっけんろーるBAND)br2nwatai shota(Halo at 四畳半)</text:p>
          </table:table-cell>
          <table:table-cell office:value-type="string" calcext:value-type="string">
            <text:p>OPEN 16:30 / START 17:00br2nADV¥1000 / DOOR¥1500br2n(2ドリンクまたは1ドリンク1フード別¥1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7</text:p>
          </table:table-cell>
          <table:table-cell table:style-name="ce42" table:formula="of:=IF([.C30]=[.C31];[.D30]+1;1)" office:value-type="float" office:value="1" calcext:value-type="float">
            <text:p/>
          </table:table-cell>
          <table:table-cell office:value-type="string" calcext:value-type="string">
            <text:p>【歌舞伎町爆音祭】其の四</text:p>
          </table:table-cell>
          <table:table-cell table:style-name="Default" office:value-type="string" calcext:value-type="string">
            <text:p>秘密ロッカー / ホワイトルーザー / 驢馬br2nTEXAS STYLE / ヘルメッツ / 他</text:p>
          </table:table-cell>
          <table:table-cell office:value-type="string" calcext:value-type="string">
            <text:p>OPEN 18:00 / START 18:30br2nADV¥2500 / DOOR¥3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7</text:p>
          </table:table-cell>
          <table:table-cell table:style-name="ce42" table:formula="of:=IF([.C31]=[.C32];[.D31]+1;1)" office:value-type="float" office:value="2" calcext:value-type="float">
            <text:p/>
          </table:table-cell>
          <table:table-cell office:value-type="string" calcext:value-type="string">
            <text:p>『4.13 YONIGE vol.4 ～You nill gaga!!?～@渋谷STAR LOUNGE』</text:p>
          </table:table-cell>
          <table:table-cell table:style-name="Default" office:value-type="string" calcext:value-type="string">
            <text:p>RUNAWAYbr2nTaro from TGEbr2nEmily(HONEBONE)br2n【DJ】br2nSGURU (RUNAWAY)br2nShohey(The Great Escapes) br2nTAARbr2n兒玉太智(THE TOKYO)/ 他</text:p>
          </table:table-cell>
          <table:table-cell office:value-type="string" calcext:value-type="string">
            <text:p>OPEN 19:00 / START 19:00br2nDOOR¥1500(2D込)</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8</text:p>
          </table:table-cell>
          <table:table-cell table:style-name="ce42" table:formula="of:=IF([.C32]=[.C33];[.D32]+1;1)" office:value-type="float" office:value="1" calcext:value-type="float">
            <text:p/>
          </table:table-cell>
          <table:table-cell office:value-type="string" calcext:value-type="string">
            <text:p>SHIN-JUKE vol.6 after party</text:p>
          </table:table-cell>
          <table:table-cell table:style-name="Default" office:value-type="string" calcext:value-type="string">
            <text:p>TREKKIE TRAX / HiBiKi　MaMeShiBabr2nNothto / DYIZ ...and more</text:p>
          </table:table-cell>
          <table:table-cell office:value-type="string" calcext:value-type="string">
            <text:p>OPEN 19:00 / START 19:00br2nDOOR¥1000br2n※飲み放題プランありbr2n受付にて1D500円か飲み放題プランを選択できます。</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328</text:p>
          </table:table-cell>
          <table:table-cell table:style-name="ce42" table:formula="of:=IF([.C33]=[.C34];[.D33]+1;1)" office:value-type="float" office:value="2" calcext:value-type="float">
            <text:p/>
          </table:table-cell>
          <table:table-cell office:value-type="string" calcext:value-type="string">
            <text:p>F.C.Pyro. ONLY!! “CLUB PYRO”</text:p>
          </table:table-cell>
          <table:table-cell table:style-name="Default"/>
          <table:table-cell office:value-type="string" calcext:value-type="string">
            <text:p>OPEN 24:00 / START 24: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9</text:p>
          </table:table-cell>
          <table:table-cell table:style-name="ce42" table:formula="of:=IF([.C34]=[.C35];[.D34]+1;1)" office:value-type="float" office:value="1" calcext:value-type="float">
            <text:p/>
          </table:table-cell>
          <table:table-cell office:value-type="string" calcext:value-type="string">
            <text:p>｢GIRL’S SCREAM!!! TOUR FINAL</text:p>
          </table:table-cell>
          <table:table-cell table:style-name="Default" office:value-type="string" calcext:value-type="string">
            <text:p>MUTANT MONSTERbr2nTHE LEAPSbr2n【[opening act】鹿谷弥生 / Chirol</text:p>
          </table:table-cell>
          <table:table-cell office:value-type="string" calcext:value-type="string">
            <text:p>OPEN 17:30 / START 18:00br2nADV¥2000 / DOOR¥2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29</text:p>
          </table:table-cell>
          <table:table-cell table:style-name="ce42" table:formula="of:=IF([.C35]=[.C36];[.D35]+1;1)" office:value-type="float" office:value="2" calcext:value-type="float">
            <text:p/>
          </table:table-cell>
          <table:table-cell office:value-type="string" calcext:value-type="string">
            <text:p>[黒く塗り潰せ!Vol.10]</text:p>
          </table:table-cell>
          <table:table-cell table:style-name="Default" office:value-type="string" calcext:value-type="string">
            <text:p>CHEERIO / JABARAbr2n屍 / OLEDICKFOGGYbr2nSKIZOPHRENIA / GASOLINEbr2n己是 / THE C-3'S</text:p>
          </table:table-cell>
          <table:table-cell office:value-type="string" calcext:value-type="string">
            <text:p>OPEN 23:30 / START 24:00br2nDOOR¥1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30</text:p>
          </table:table-cell>
          <table:table-cell table:style-name="ce42" table:formula="of:=IF([.C36]=[.C37];[.D36]+1;1)" office:value-type="float" office:value="1" calcext:value-type="float">
            <text:p/>
          </table:table-cell>
          <table:table-cell office:value-type="string" calcext:value-type="string">
            <text:p>バーミーフェス</text:p>
          </table:table-cell>
          <table:table-cell table:style-name="Default" office:value-type="string" calcext:value-type="string">
            <text:p>セプテンバーミー / バンドごっこ（大阪）br2nジン / Rhycol. / 水上カルビ / fifibr2nmilitarysniperpinfall / 或るミイ（千葉）br2nCRAZY WEST MOUNTAIN / Cö shu Nie（大阪)br2npalitextdestroy（名古屋）/THE RADIO NINEbr2nRadical Radio / RED JETS（富山） / 他</text:p>
          </table:table-cell>
          <table:table-cell office:value-type="string" calcext:value-type="string">
            <text:p>OPEN 13:30 / START 14:00br2nADV¥2500 / DOOR¥3000(2d別)</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331</text:p>
          </table:table-cell>
          <table:table-cell table:style-name="ce42" table:formula="of:=IF([.C37]=[.C38];[.D37]+1;1)" office:value-type="float" office:value="1" calcext:value-type="float">
            <text:p/>
          </table:table-cell>
          <table:table-cell office:value-type="string" calcext:value-type="string">
            <text:p>JUN TOGAWA BIRTHDAY LIVE 2014</text:p>
          </table:table-cell>
          <table:table-cell table:style-name="Default" office:value-type="string" calcext:value-type="string">
            <text:p>戸川 純（ワンマン）</text:p>
          </table:table-cell>
          <table:table-cell office:value-type="string" calcext:value-type="string">
            <text:p>OPEN 18:00 / START 19:00br2nADV¥4000 / DOOR¥4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331</text:p>
          </table:table-cell>
          <table:table-cell table:style-name="ce42" table:formula="of:=IF([.C38]=[.C39];[.D38]+1;1)" office:value-type="float" office:value="2" calcext:value-type="float">
            <text:p/>
          </table:table-cell>
          <table:table-cell office:value-type="string" calcext:value-type="string">
            <text:p>ゴッドバー</text:p>
          </table:table-cell>
          <table:table-cell table:style-name="Default"/>
          <table:table-cell office:value-type="string" calcext:value-type="string">
            <text:p>OPEN 23:00 / START 23:00br2nORDER STOP_FOOD 27:30／DRINK 28:30br2nCLOSE_29: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4</text:p>
          </table:table-cell>
          <table:table-cell table:style-name="ce42" table:formula="of:=IF([.C39]=[.C40];[.D39]+1;1)" office:value-type="float" office:value="1" calcext:value-type="float">
            <text:p/>
          </table:table-cell>
          <table:table-cell office:value-type="string" calcext:value-type="string">
            <text:p>&lt;SEXY DRIVE vol.7&gt;</text:p>
          </table:table-cell>
          <table:table-cell table:style-name="Default"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5</text:p>
          </table:table-cell>
          <table:table-cell table:style-name="ce42" table:formula="of:=IF([.C40]=[.C41];[.D40]+1;1)" office:value-type="float" office:value="1" calcext:value-type="float">
            <text:p/>
          </table:table-cell>
          <table:table-cell/>
          <table:table-cell table:style-name="Default"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6</text:p>
          </table:table-cell>
          <table:table-cell table:style-name="ce42" table:formula="of:=IF([.C41]=[.C42];[.D41]+1;1)" office:value-type="float" office:value="1" calcext:value-type="float">
            <text:p/>
          </table:table-cell>
          <table:table-cell office:value-type="string" calcext:value-type="string">
            <text:p>&lt;グルグル祭り2014&gt;</text:p>
          </table:table-cell>
          <table:table-cell table:style-name="Default"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7</text:p>
          </table:table-cell>
          <table:table-cell table:style-name="ce42" table:formula="of:=IF([.C42]=[.C43];[.D42]+1;1)" office:value-type="float" office:value="1" calcext:value-type="float">
            <text:p/>
          </table:table-cell>
          <table:table-cell office:value-type="string" calcext:value-type="string">
            <text:p>&lt;M☆N☆T 20140327&gt;</text:p>
          </table:table-cell>
          <table:table-cell table:style-name="Default" office:value-type="string" calcext:value-type="string">
            <text:p><text:s/>エレクトリック・マングース・UFO・ファクトリー /ゴイゾン /ToRi　 /極楽商店街 / VARRISPEEDS</text:p>
          </table:table-cell>
          <table:table-cell office:value-type="string" calcext:value-type="string">
            <text:p>O/18:30 S/19:00 br2nbr2n前/\2,000 当/\2,300 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8</text:p>
          </table:table-cell>
          <table:table-cell table:style-name="ce42" table:formula="of:=IF([.C43]=[.C44];[.D43]+1;1)" office:value-type="float" office:value="1" calcext:value-type="float">
            <text:p/>
          </table:table-cell>
          <table:table-cell office:value-type="string" calcext:value-type="string">
            <text:p>&lt;MOST PARTY&gt;</text:p>
          </table:table-cell>
          <table:table-cell table:style-name="Default"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29</text:p>
          </table:table-cell>
          <table:table-cell table:style-name="ce42" table:formula="of:=IF([.C44]=[.C45];[.D44]+1;1)" office:value-type="float" office:value="1" calcext:value-type="float">
            <text:p/>
          </table:table-cell>
          <table:table-cell office:value-type="string" calcext:value-type="string">
            <text:p>&lt;RENTAL EVENT&gt;br2n&lt;Kane J「SKETCH」DVD Release Tour 〜First〜/Tyler’s Birthday LIVE&gt;</text:p>
          </table:table-cell>
          <table:table-cell table:style-name="Default" office:value-type="string" calcext:value-type="string">
            <text:p>出演:Kane J</text:p>
          </table:table-cell>
          <table:table-cell office:value-type="string" calcext:value-type="string">
            <text:p>O/18:30br2n S/19:00br2n前/\3,500br2n 当/\3,5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330</text:p>
          </table:table-cell>
          <table:table-cell table:style-name="ce42" table:formula="of:=IF([.C45]=[.C46];[.D45]+1;1)" office:value-type="float" office:value="1" calcext:value-type="float">
            <text:p/>
          </table:table-cell>
          <table:table-cell office:value-type="string" calcext:value-type="string">
            <text:p>&lt;CHAOS JAPANESE! FUKUSHIMA⇔TOKYO&gt;</text:p>
          </table:table-cell>
          <table:table-cell table:style-name="Default"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331</text:p>
          </table:table-cell>
          <table:table-cell table:style-name="ce42" table:formula="of:=IF([.C46]=[.C47];[.D46]+1;1)" office:value-type="float" office:value="1" calcext:value-type="float">
            <text:p/>
          </table:table-cell>
          <table:table-cell office:value-type="string" calcext:value-type="string">
            <text:p>&lt;ALL THE TEENS DUDES!! Vol.2&gt;</text:p>
          </table:table-cell>
          <table:table-cell table:style-name="Default" office:value-type="string" calcext:value-type="string">
            <text:p>10代限定のライブイベント! br2n PENGUINISM / FromStates / Blueberry Mondays / Captures / kushami /br2n Goat Sheep Spice / HOLY COUNTRY PEOPLE</text:p>
          </table:table-cell>
          <table:table-cell office:value-type="string" calcext:value-type="string">
            <text:p>O/15:00br2n S/15:30br2nbr2n￥500br2n （1ドリンク込み）br2n</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4</text:p>
          </table:table-cell>
          <table:table-cell table:style-name="ce42" table:formula="of:=IF([.C47]=[.C48];[.D47]+1;1)" office:value-type="float" office:value="1" calcext:value-type="float">
            <text:p/>
          </table:table-cell>
          <table:table-cell office:value-type="string" calcext:value-type="string">
            <text:p>Beat Happening！MONDAY PANIC！</text:p>
          </table:table-cell>
          <table:table-cell table:style-name="Default"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5</text:p>
          </table:table-cell>
          <table:table-cell table:style-name="ce42" table:formula="of:=IF([.C48]=[.C49];[.D48]+1;1)" office:value-type="float" office:value="1" calcext:value-type="float">
            <text:p/>
          </table:table-cell>
          <table:table-cell office:value-type="string" calcext:value-type="string">
            <text:p>ANYTIME !! Vol.3</text:p>
          </table:table-cell>
          <table:table-cell table:style-name="Default"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6</text:p>
          </table:table-cell>
          <table:table-cell table:style-name="ce42" table:formula="of:=IF([.C49]=[.C50];[.D49]+1;1)" office:value-type="float" office:value="1" calcext:value-type="float">
            <text:p/>
          </table:table-cell>
          <table:table-cell office:value-type="string" calcext:value-type="string">
            <text:p>DISCOVERY CHANNEL</text:p>
          </table:table-cell>
          <table:table-cell table:style-name="Default"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7</text:p>
          </table:table-cell>
          <table:table-cell table:style-name="ce42" table:formula="of:=IF([.C50]=[.C51];[.D50]+1;1)" office:value-type="float" office:value="1" calcext:value-type="float">
            <text:p/>
          </table:table-cell>
          <table:table-cell office:value-type="string" calcext:value-type="string">
            <text:p>ヤマチ企画×BH!『あの娘のスカートの中』</text:p>
          </table:table-cell>
          <table:table-cell table:style-name="Default"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8</text:p>
          </table:table-cell>
          <table:table-cell table:style-name="ce42" table:formula="of:=IF([.C51]=[.C52];[.D51]+1;1)" office:value-type="float" office:value="1" calcext:value-type="float">
            <text:p/>
          </table:table-cell>
          <table:table-cell office:value-type="string" calcext:value-type="string">
            <text:p>DISCO CHANNEL</text:p>
          </table:table-cell>
          <table:table-cell table:style-name="Default"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29</text:p>
          </table:table-cell>
          <table:table-cell table:style-name="ce42" table:formula="of:=IF([.C52]=[.C53];[.D52]+1;1)" office:value-type="float" office:value="1" calcext:value-type="float">
            <text:p/>
          </table:table-cell>
          <table:table-cell office:value-type="string" calcext:value-type="string">
            <text:p>The Plashments TOUR 2014『Kick and Rush』</text:p>
          </table:table-cell>
          <table:table-cell table:style-name="Default"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30</text:p>
          </table:table-cell>
          <table:table-cell table:style-name="ce42" table:formula="of:=IF([.C53]=[.C54];[.D53]+1;1)" office:value-type="float" office:value="1" calcext:value-type="float">
            <text:p/>
          </table:table-cell>
          <table:table-cell office:value-type="string" calcext:value-type="string">
            <text:p>ひらくドア レコ発&amp;ラストワンマンライブ「夢から醒めても君に逢えたら」</text:p>
          </table:table-cell>
          <table:table-cell table:style-name="Default"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331</text:p>
          </table:table-cell>
          <table:table-cell table:style-name="ce42" table:formula="of:=IF([.C54]=[.C55];[.D54]+1;1)" office:value-type="float" office:value="1" calcext:value-type="float">
            <text:p/>
          </table:table-cell>
          <table:table-cell office:value-type="string" calcext:value-type="string">
            <text:p>DISCOVERY CHANNEL</text:p>
          </table:table-cell>
          <table:table-cell table:style-name="Default"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5</text:p>
          </table:table-cell>
          <table:table-cell table:style-name="ce42" table:formula="of:=IF([.C55]=[.C56];[.D55]+1;1)" office:value-type="float" office:value="1" calcext:value-type="float">
            <text:p/>
          </table:table-cell>
          <table:table-cell office:value-type="string" calcext:value-type="string">
            <text:p>カラバッシュの左側</text:p>
          </table:table-cell>
          <table:table-cell table:style-name="Default" office:value-type="string" calcext:value-type="string">
            <text:p>WINDOWZ / PeopleJam / 沖ちづる / mothercoat / テコの原理</text:p>
          </table:table-cell>
          <table:table-cell office:value-type="string" calcext:value-type="string">
            <text:p>open / start 18:00 / 18:30　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6</text:p>
          </table:table-cell>
          <table:table-cell table:style-name="ce42" table:formula="of:=IF([.C56]=[.C57];[.D56]+1;1)" office:value-type="float" office:value="1" calcext:value-type="float">
            <text:p/>
          </table:table-cell>
          <table:table-cell office:value-type="string" calcext:value-type="string">
            <text:p>otoe label presetsbr2n「NO FUN vol.6」</text:p>
          </table:table-cell>
          <table:table-cell table:style-name="Default" office:value-type="string" calcext:value-type="string">
            <text:p>デマゴーグ / THIS IS JAPAN / KIRIHITO</text:p>
          </table:table-cell>
          <table:table-cell office:value-type="string" calcext:value-type="string">
            <text:p>open / start 19:00 / 19:30　adv / door 500 / 1000 (+3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7</text:p>
          </table:table-cell>
          <table:table-cell table:style-name="ce42" table:formula="of:=IF([.C57]=[.C58];[.D57]+1;1)" office:value-type="float" office:value="1" calcext:value-type="float">
            <text:p/>
          </table:table-cell>
          <table:table-cell office:value-type="string" calcext:value-type="string">
            <text:p>シャー クニャークス×アーバンダンス共同企画br2n「シャーバンダンス王国のサーカス」</text:p>
          </table:table-cell>
          <table:table-cell table:style-name="Default" office:value-type="string" calcext:value-type="string">
            <text:p>シャー クニャークス / アーバンダンス /The Randolf / HAPPLE <text:s/>&lt;food&gt; eetee食堂</text:p>
          </table:table-cell>
          <table:table-cell office:value-type="string" calcext:value-type="string">
            <text:p>open / start 18:30 / 19:00　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8</text:p>
          </table:table-cell>
          <table:table-cell table:style-name="ce42" table:formula="of:=IF([.C58]=[.C59];[.D58]+1;1)" office:value-type="float" office:value="1" calcext:value-type="float">
            <text:p/>
          </table:table-cell>
          <table:table-cell office:value-type="string" calcext:value-type="string">
            <text:p>Trivandrum</text:p>
          </table:table-cell>
          <table:table-cell table:style-name="Default" office:value-type="string" calcext:value-type="string">
            <text:p>&lt;LIVE&gt; HATENOHATE / Sandy Frank / Y.I.M &lt;DJ&gt; ALTZ / PONTIAC a.k.a びんかん (／Abduction) / BLACKOUT aka DJ HIROAKI (PSYCHOGEM／ene) / and more &lt;DECO&gt; aiyuuri (Vaaaahana／秘境祭)</text:p>
          </table:table-cell>
          <table:table-cell office:value-type="string" calcext:value-type="string">
            <text:p>open / start 21:00　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29</text:p>
          </table:table-cell>
          <table:table-cell table:style-name="ce42" table:formula="of:=IF([.C59]=[.C60];[.D59]+1;1)" office:value-type="float" office:value="1" calcext:value-type="float">
            <text:p/>
          </table:table-cell>
          <table:table-cell office:value-type="string" calcext:value-type="string">
            <text:p>東京ノイズ第八回</text:p>
          </table:table-cell>
          <table:table-cell table:style-name="Default" office:value-type="string" calcext:value-type="string">
            <text:p>§†§ / ロック墓場（NAGOYA) / †13TH MOON† / PANORAMA FAMILY / シャイガンティ / COUNT　PHANTOM（NAGOYA） Y.I.M. / YOU GOT A RADIO! / TECHNIC RUNNER</text:p>
          </table:table-cell>
          <table:table-cell office:value-type="string" calcext:value-type="string">
            <text:p>open / start 18:30 / 19:00　adv / door 2000 / 2300 (+1d)　ticket THREE / LAWSON TICKET L-71284</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30</text:p>
          </table:table-cell>
          <table:table-cell table:style-name="ce42" table:formula="of:=IF([.C60]=[.C61];[.D60]+1;1)" office:value-type="float" office:value="1" calcext:value-type="float">
            <text:p/>
          </table:table-cell>
          <table:table-cell office:value-type="string" calcext:value-type="string">
            <text:p>アミーズボーカルスクール パフォーマンス部発表会 vol.0</text:p>
          </table:table-cell>
          <table:table-cell table:style-name="Default" office:value-type="string" calcext:value-type="string">
            <text:p>***</text:p>
          </table:table-cell>
          <table:table-cell office:value-type="string" calcext:value-type="string">
            <text:p>open / start 12:00 / 12:15　adv / door 未定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30</text:p>
          </table:table-cell>
          <table:table-cell table:style-name="ce42" table:formula="of:=IF([.C61]=[.C62];[.D61]+1;1)" office:value-type="float" office:value="2" calcext:value-type="float">
            <text:p/>
          </table:table-cell>
          <table:table-cell office:value-type="string" calcext:value-type="string">
            <text:p>ゆん☆リボーん presents br2n「アンチエイジング日本代表唄って踊れるアジアのロックスターゆん様誕生日パーティー」</text:p>
          </table:table-cell>
          <table:table-cell table:style-name="Default" office:value-type="string" calcext:value-type="string">
            <text:p>Withキュウ / riverロマンチック日本代表</text:p>
          </table:table-cell>
          <table:table-cell office:value-type="string" calcext:value-type="string">
            <text:p>open / start 18:00 / 18:30　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331</text:p>
          </table:table-cell>
          <table:table-cell table:style-name="ce42" table:formula="of:=IF([.C62]=[.C63];[.D62]+1;1)" office:value-type="float" office:value="1" calcext:value-type="float">
            <text:p/>
          </table:table-cell>
          <table:table-cell office:value-type="string" calcext:value-type="string">
            <text:p>maintenance</text:p>
          </table:table-cell>
          <table:table-cell table:style-name="Default" office:value-type="string" calcext:value-type="string">
            <text:p>*THREE店頭前売は通常通り16:00〜販売致します。</text:p>
          </table:table-cell>
          <table:table-cell office:value-type="string" calcext:value-type="string">
            <text:p>open / start 18:00 / 18:30　adv / door 2000 / 2500 (+1d)　ticket THREE</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4</text:p>
          </table:table-cell>
          <table:table-cell table:style-name="ce42" table:formula="of:=IF([.C63]=[.C64];[.D63]+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マグリーとルネ br2n Bealinebr2n spumonibr2n 浮玉 </text:p>
          </table:table-cell>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5</text:p>
          </table:table-cell>
          <table:table-cell table:style-name="ce42" table:formula="of:=IF([.C64]=[.C65];[.D64]+1;1)" office:value-type="float" office:value="1" calcext:value-type="float">
            <text:p/>
          </table:table-cell>
          <table:table-cell office:value-type="string" calcext:value-type="string">
            <text:p>＜DaisyBar 9th Anniversarybr2n ~Mister Postman×天狗☆スター 共同企画“強欲チャダルト”~＞</text:p>
          </table:table-cell>
          <table:table-cell table:style-name="Default" office:value-type="string" calcext:value-type="string">
            <text:p>Mister Postmanbr2n 天狗☆スター br2n ファンタスティックフォーbr2n TEXUS</text:p>
          </table:table-cell>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6</text:p>
          </table:table-cell>
          <table:table-cell table:style-name="ce42" table:formula="of:=IF([.C65]=[.C66];[.D65]+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前髪が、ある br2n アメフラシ br2n ぞえあ br2n POOL-O br2n Helsinki Ramadan Club</text:p>
          </table:table-cell>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7</text:p>
          </table:table-cell>
          <table:table-cell table:style-name="ce42" table:formula="of:=IF([.C66]=[.C67];[.D66]+1;1)" office:value-type="float" office:value="1" calcext:value-type="float">
            <text:p/>
          </table:table-cell>
          <table:table-cell office:value-type="string" calcext:value-type="string">
            <text:p>＜SHIMOKITA HARD ROCK MEETING DaisyBar 9th Anniversary SPECIAL!!!＞</text:p>
          </table:table-cell>
          <table:table-cell table:style-name="Default" office:value-type="string" calcext:value-type="string">
            <text:p>The JFKbr2n NOTbr2n TROLL8br2n LIFE GUARDbr2n br2n DJ:br2n キタシンイチ br2n ヒネ/ジュン br2n Hide☆41br2n br2n br2n br2n OPEN 18:30 START 19:00 前売り 2300円(D別)／当日 2800円(D別)</text:p>
          </table:table-cell>
          <table:table-cell office:value-type="string" calcext:value-type="string">
            <text:p>OPEN 18:30 START 19:00 前売り 2000円(D別)／当日 2300円(D別)発売日2/11(火)br2n ローソンチケット　0570-00-0777　　 br2n Lコード予約　http://l-tike.com　Lコード:71360br2n イープラス　　http://eee.eplus.co.jp br2n 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8</text:p>
          </table:table-cell>
          <table:table-cell table:style-name="ce42" table:formula="of:=IF([.C67]=[.C68];[.D67]+1;1)" office:value-type="float" office:value="1" calcext:value-type="float">
            <text:p/>
          </table:table-cell>
          <table:table-cell office:value-type="string" calcext:value-type="string">
            <text:p>＜DaisyBar 9th Anniversary~BET IT ALL~＞</text:p>
          </table:table-cell>
          <table:table-cell table:style-name="Default" office:value-type="string" calcext:value-type="string">
            <text:p>The next! Liddell 1974br2n ハグレヤギbr2n DODObr2n The cold tommy </text:p>
          </table:table-cell>
          <table:table-cell office:value-type="string" calcext:value-type="string">
            <text:p>OPEN 18:30 START 19:00 前売り 2300円(D別)／当日 2800円(D別)発売日2/28(金)br2n ローソンチケット　0570-00-0777　　 br2n Lコード予約　http://l-tike.com　Lコード:73183br2n イープラス　　http://eee.eplus.co.jp br2n 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29</text:p>
          </table:table-cell>
          <table:table-cell table:style-name="ce42" table:formula="of:=IF([.C68]=[.C69];[.D68]+1;1)" office:value-type="float" office:value="1" calcext:value-type="float">
            <text:p/>
          </table:table-cell>
          <table:table-cell office:value-type="string" calcext:value-type="string">
            <text:p>＜DaisyBar 9th Anniversary~ BAND A presentsbr2n 「ライブ会場限定シングル「テレパＣ」br2n リリースツアー”即売会”」~＞</text:p>
          </table:table-cell>
          <table:table-cell table:style-name="Default" office:value-type="string" calcext:value-type="string">
            <text:p>BAND Abr2n KETTLESbr2n ウサギバニーボーイ </text:p>
          </table:table-cell>
          <table:table-cell office:value-type="string" calcext:value-type="string">
            <text:p>OPEN 18:30 START 19:00 前売り 2500円(D別)／当日未定br2n 発売日1/25(土)br2n ローソンチケット　0570-00-0777　　 br2n Lコード予約　http://l-tike.com　Lコード:78462br2n イープラス　　http://eee.eplus.co.jp br2n 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30</text:p>
          </table:table-cell>
          <table:table-cell table:style-name="ce42" table:formula="of:=IF([.C69]=[.C70];[.D69]+1;1)" office:value-type="float" office:value="1" calcext:value-type="float">
            <text:p/>
          </table:table-cell>
          <table:table-cell office:value-type="string" calcext:value-type="string">
            <text:p>＜DaisyBar 9th Anniversary~NIGHT ON THE PLANET！~＞</text:p>
          </table:table-cell>
          <table:table-cell table:style-name="Default" office:value-type="string" calcext:value-type="string">
            <text:p>LIE-DOWNbr2n 凍死トナカイ br2n ALTRA&amp;CRYOGENIC br2n The BEG(大阪)</text:p>
          </table:table-cell>
          <table:table-cell office:value-type="string" calcext:value-type="string">
            <text:p>OPEN 18:30 START 19:00 前売り 2000円(D別)／当日 25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331</text:p>
          </table:table-cell>
          <table:table-cell table:style-name="ce42" table:formula="of:=IF([.C70]=[.C71];[.D70]+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THE LED TOYSbr2n the Wamekibr2n The answerbr2n …and more!!</text:p>
          </table:table-cell>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4</text:p>
          </table:table-cell>
          <table:table-cell table:style-name="ce42" table:formula="of:=IF([.C71]=[.C72];[.D71]+1;1)" office:value-type="float" office:value="1" calcext:value-type="float">
            <text:p/>
          </table:table-cell>
          <table:table-cell office:value-type="string" calcext:value-type="string">
            <text:p>水上カルビpresents “若気の至り” vol.01</text:p>
          </table:table-cell>
          <table:table-cell table:style-name="Default" office:value-type="string" calcext:value-type="string">
            <text:p>水上カルビbr2nセプテンバーミーbr2nTHE 地球連邦軍br2nモノレコードbr2n13日の交差点</text:p>
          </table:table-cell>
          <table:table-cell office:value-type="string" calcext:value-type="string">
            <text:p>OPEN 17:30 / START 18:00br2nADV￥1500 / DOOR￥1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5</text:p>
          </table:table-cell>
          <table:table-cell table:style-name="ce42" table:formula="of:=IF([.C72]=[.C73];[.D72]+1;1)" office:value-type="float" office:value="1" calcext:value-type="float">
            <text:p/>
          </table:table-cell>
          <table:table-cell office:value-type="string" calcext:value-type="string">
            <text:p>夢幻の宴vol.24〜夢幻シンドロームのマーチ〜</text:p>
          </table:table-cell>
          <table:table-cell table:style-name="Default" office:value-type="string" calcext:value-type="string">
            <text:p>UNLIMITS</text:p>
          </table:table-cell>
          <table:table-cell office:value-type="string" calcext:value-type="string">
            <text:p>OPEN 18:30 / START 19:00br2nADV￥2800 / DOOR￥33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6</text:p>
          </table:table-cell>
          <table:table-cell table:style-name="ce42" table:formula="of:=IF([.C73]=[.C74];[.D73]+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7</text:p>
          </table:table-cell>
          <table:table-cell table:style-name="ce42" table:formula="of:=IF([.C74]=[.C75];[.D74]+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8</text:p>
          </table:table-cell>
          <table:table-cell table:style-name="ce42" table:formula="of:=IF([.C75]=[.C76];[.D75]+1;1)" office:value-type="float" office:value="1" calcext:value-type="float">
            <text:p/>
          </table:table-cell>
          <table:table-cell office:value-type="string" calcext:value-type="string">
            <text:p>GLIM SPANKY “FREAK ON THE HILL”</text:p>
          </table:table-cell>
          <table:table-cell table:style-name="Default" office:value-type="string" calcext:value-type="string">
            <text:p>GLIM SPANKYbr2nTHE 抱きしめるズbr2nGLIDERbr2nザ・ビートモーターズ</text:p>
          </table:table-cell>
          <table:table-cell office:value-type="string" calcext:value-type="string">
            <text:p>OPEN 18:30 / START 19:00br2nADV￥2300 / DOOR￥2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9</text:p>
          </table:table-cell>
          <table:table-cell table:style-name="ce42" table:formula="of:=IF([.C76]=[.C77];[.D76]+1;1)" office:value-type="float" office:value="1" calcext:value-type="float">
            <text:p/>
          </table:table-cell>
          <table:table-cell office:value-type="string" calcext:value-type="string">
            <text:p>ホールレンタル</text:p>
          </table:table-cell>
          <table:table-cell table:style-name="Default" office:value-type="string" calcext:value-type="string">
            <text:p>ホールレンタル</text:p>
          </table:table-cell>
          <table:table-cell office:value-type="string" calcext:value-type="string">
            <text:p>OPEN 18:30 / START 19:00br2nADV￥2300 / DOOR￥2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29</text:p>
          </table:table-cell>
          <table:table-cell table:style-name="ce42" table:formula="of:=IF([.C77]=[.C78];[.D77]+1;1)" office:value-type="float" office:value="2" calcext:value-type="float">
            <text:p/>
          </table:table-cell>
          <table:table-cell office:value-type="string" calcext:value-type="string">
            <text:p>KOGA RECORDS NIGHT – 20th Anniversary Special -</text:p>
          </table:table-cell>
          <table:table-cell table:style-name="Default" office:value-type="string" calcext:value-type="string">
            <text:p>RON RON CLOUbr2nROCKET Kbr2nSTRAWBERRYbr2nSWITCH TROUT</text:p>
          </table:table-cell>
          <table:table-cell office:value-type="string" calcext:value-type="string">
            <text:p>OPEN 18:00 / START 18:30br2nADV￥2500 / DOOR￥3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30</text:p>
          </table:table-cell>
          <table:table-cell table:style-name="ce42" table:formula="of:=IF([.C78]=[.C79];[.D78]+1;1)" office:value-type="float" office:value="1" calcext:value-type="float">
            <text:p/>
          </table:table-cell>
          <table:table-cell office:value-type="string" calcext:value-type="string">
            <text:p>this is not a business HMV限定シングル「very.nice.good.」 発売記念ワンマンライブ 「very.nice.good.live」</text:p>
          </table:table-cell>
          <table:table-cell table:style-name="Default" office:value-type="string" calcext:value-type="string">
            <text:p>this is not a business</text:p>
          </table:table-cell>
          <table:table-cell office:value-type="string" calcext:value-type="string">
            <text:p>OPEN 17:00 / START 18:00br2nADV￥2500 / DOOR￥3000br2n・2名様チケット￥4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331</text:p>
          </table:table-cell>
          <table:table-cell table:style-name="ce42" table:formula="of:=IF([.C79]=[.C80];[.D79]+1;1)" office:value-type="float" office:value="1" calcext:value-type="float">
            <text:p/>
          </table:table-cell>
          <table:table-cell office:value-type="string" calcext:value-type="string">
            <text:p>春休みダヨ！全員集合！！東西LIVE合戦！！下北沢編〜</text:p>
          </table:table-cell>
          <table:table-cell table:style-name="Default" office:value-type="string" calcext:value-type="string">
            <text:p>Anybr2nココロオークション(大阪)br2nファジーロジック(神戸)br2nBOYS END SWING GIRL(千葉)</text:p>
          </table:table-cell>
          <table:table-cell office:value-type="string" calcext:value-type="string">
            <text:p>OPEN 18:30 / START 19:00br2nADV￥1500 / DOOR￥2000</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4</text:p>
          </table:table-cell>
          <table:table-cell table:style-name="ce42" table:formula="of:=IF([.C80]=[.C81];[.D80]+1;1)" office:value-type="float" office:value="1" calcext:value-type="float">
            <text:p/>
          </table:table-cell>
          <table:table-cell office:value-type="string" calcext:value-type="string">
            <text:p>New Standard</text:p>
          </table:table-cell>
          <table:table-cell table:style-name="Default" office:value-type="string" calcext:value-type="string">
            <text:p>a chilly actor/あしからズ/モノクロウム</text:p>
          </table:table-cell>
          <table:table-cell office:value-type="string" calcext:value-type="string">
            <text:p>OPEN / START 18:30 / 19:0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5</text:p>
          </table:table-cell>
          <table:table-cell table:style-name="ce42" table:formula="of:=IF([.C81]=[.C82];[.D81]+1;1)" office:value-type="float" office:value="1" calcext:value-type="float">
            <text:p/>
          </table:table-cell>
          <table:table-cell office:value-type="string" calcext:value-type="string">
            <text:p>I'll be ther for you</text:p>
          </table:table-cell>
          <table:table-cell table:style-name="Default" office:value-type="string" calcext:value-type="string">
            <text:p>裸眼/枕本バンド/清野セイジ(HARISS)</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6</text:p>
          </table:table-cell>
          <table:table-cell table:style-name="ce42" table:formula="of:=IF([.C82]=[.C83];[.D82]+1;1)" office:value-type="float" office:value="1" calcext:value-type="float">
            <text:p/>
          </table:table-cell>
          <table:table-cell office:value-type="string" calcext:value-type="string">
            <text:p>MUSIC BOX 0326</text:p>
          </table:table-cell>
          <table:table-cell table:style-name="Default" office:value-type="string" calcext:value-type="string">
            <text:p>高鳥佑太/and more…</text:p>
          </table:table-cell>
          <table:table-cell office:value-type="string" calcext:value-type="string">
            <text:p>OPEN / START 18:30 / 19:00br2nADV / DOOR ￥2,000 / ￥2,3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7</text:p>
          </table:table-cell>
          <table:table-cell table:style-name="ce42" table:formula="of:=IF([.C83]=[.C84];[.D83]+1;1)" office:value-type="float" office:value="1" calcext:value-type="float">
            <text:p/>
          </table:table-cell>
          <table:table-cell office:value-type="string" calcext:value-type="string">
            <text:p>ソラタカク 10feet</text:p>
          </table:table-cell>
          <table:table-cell table:style-name="Default" office:value-type="string" calcext:value-type="string">
            <text:p>THEWATTER/橋本孝志［橋本孝志(Vo.／ex.THE CHEWINGGUM WEEKEND)、br2n上田禎(Pf.Gu.)、脇山広介(Dr.／tobaccojuice)、田中俊尚(Ba.)］/ソレカラ</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8</text:p>
          </table:table-cell>
          <table:table-cell table:style-name="ce42" table:formula="of:=IF([.C84]=[.C85];[.D84]+1;1)" office:value-type="float" office:value="1" calcext:value-type="float">
            <text:p/>
          </table:table-cell>
          <table:table-cell office:value-type="string" calcext:value-type="string">
            <text:p>KEEP IN MIND 01</text:p>
          </table:table-cell>
          <table:table-cell table:style-name="Default" office:value-type="string" calcext:value-type="string">
            <text:p>フリサト/f4-high/and more…</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9</text:p>
          </table:table-cell>
          <table:table-cell table:style-name="ce42" table:formula="of:=IF([.C85]=[.C86];[.D85]+1;1)" office:value-type="float" office:value="1" calcext:value-type="float">
            <text:p/>
          </table:table-cell>
          <table:table-cell office:value-type="string" calcext:value-type="string">
            <text:p>WHAT CHANGES,NOT CHANGE WHILE GOING</text:p>
          </table:table-cell>
          <table:table-cell table:style-name="Default" office:value-type="string" calcext:value-type="string">
            <text:p>ほたる日和/高橋啓太（オトナモード)/いしばしさちこ</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29</text:p>
          </table:table-cell>
          <table:table-cell table:style-name="ce42" table:formula="of:=IF([.C86]=[.C87];[.D86]+1;1)" office:value-type="float" office:value="2" calcext:value-type="float">
            <text:p/>
          </table:table-cell>
          <table:table-cell office:value-type="string" calcext:value-type="string">
            <text:p>Getting Betterbr2n@MAN WITH A MISSION w.Tales of Purefly</text:p>
          </table:table-cell>
          <table:table-cell table:style-name="Default" office:value-type="string" calcext:value-type="string">
            <text:p>片平実(Getting Better)/神啓文（Free Throw/西村道男（Nur./鹿野淳(MUSICA)br2nOpening DJ＞ 斉藤雄br2nVJ＞ waY</text:p>
          </table:table-cell>
          <table:table-cell office:value-type="string" calcext:value-type="string">
            <text:p>OPEN &amp; START 23:0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30</text:p>
          </table:table-cell>
          <table:table-cell table:style-name="ce42" table:formula="of:=IF([.C87]=[.C88];[.D87]+1;1)" office:value-type="float" office:value="1" calcext:value-type="float">
            <text:p/>
          </table:table-cell>
          <table:table-cell office:value-type="string" calcext:value-type="string">
            <text:p>TOUR 2014 『THREE MINUTES GOLD』</text:p>
          </table:table-cell>
          <table:table-cell table:style-name="Default" office:value-type="string" calcext:value-type="string">
            <text:p>hotspring -oneman-</text:p>
          </table:table-cell>
          <table:table-cell office:value-type="string" calcext:value-type="string">
            <text:p>OPEN / START 18:00 / 18:3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331</text:p>
          </table:table-cell>
          <table:table-cell table:style-name="ce42" table:formula="of:=IF([.C88]=[.C89];[.D88]+1;1)" office:value-type="float" office:value="1" calcext:value-type="float">
            <text:p/>
          </table:table-cell>
          <table:table-cell office:value-type="string" calcext:value-type="string">
            <text:p>REALIZE THE DREAM ONEDAY</text:p>
          </table:table-cell>
          <table:table-cell table:style-name="Default" office:value-type="string" calcext:value-type="string">
            <text:p>The Lost Ctrl/Bryan Associates Club/QUORUM</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4</text:p>
          </table:table-cell>
          <table:table-cell table:style-name="ce42" table:formula="of:=IF([.C89]=[.C90];[.D89]+1;1)" office:value-type="float" office:value="1" calcext:value-type="float">
            <text:p/>
          </table:table-cell>
          <table:table-cell office:value-type="string" calcext:value-type="string">
            <text:p>LIVE 1993</text:p>
          </table:table-cell>
          <table:table-cell table:style-name="Default" office:value-type="string" calcext:value-type="string">
            <text:p>the cosmodolls/Elinica/FromDayOne/他/※学生証提示で¥500OFF</text:p>
          </table:table-cell>
          <table:table-cell office:value-type="string" calcext:value-type="string">
            <text:p>OPEN18:00/START18:30　adv¥1,500/door¥1,8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5</text:p>
          </table:table-cell>
          <table:table-cell table:style-name="ce42" table:formula="of:=IF([.C90]=[.C91];[.D90]+1;1)" office:value-type="float" office:value="1" calcext:value-type="float">
            <text:p/>
          </table:table-cell>
          <table:table-cell office:value-type="string" calcext:value-type="string">
            <text:p>続いていくboobeam!!</text:p>
          </table:table-cell>
          <table:table-cell table:style-name="Default" office:value-type="string" calcext:value-type="string">
            <text:p>LimeAge/THE MYHALLEY(from京都)/スチュワート/tape me wonder/Typhoonz</text:p>
          </table:table-cell>
          <table:table-cell office:value-type="string" calcext:value-type="string">
            <text:p>OPEN18:30/START19:00　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6</text:p>
          </table:table-cell>
          <table:table-cell table:style-name="ce42" table:formula="of:=IF([.C91]=[.C92];[.D91]+1;1)" office:value-type="float" office:value="1" calcext:value-type="float">
            <text:p/>
          </table:table-cell>
          <table:table-cell office:value-type="string" calcext:value-type="string">
            <text:p>続いていくboobeam!!</text:p>
          </table:table-cell>
          <table:table-cell table:style-name="Default" office:value-type="string" calcext:value-type="string">
            <text:p>宇宙遊泳/ソニックアタックブラスター/pirukuru/elena/キヨステ</text:p>
          </table:table-cell>
          <table:table-cell office:value-type="string" calcext:value-type="string">
            <text:p>OPEN18:30/START19:00　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7</text:p>
          </table:table-cell>
          <table:table-cell table:style-name="ce42" table:formula="of:=IF([.C92]=[.C93];[.D92]+1;1)" office:value-type="float" office:value="1" calcext:value-type="float">
            <text:p/>
          </table:table-cell>
          <table:table-cell office:value-type="string" calcext:value-type="string">
            <text:p>Rabbity Rockabye〜Carp?No､chilli red! つけだれは赤以外認めない〜</text:p>
          </table:table-cell>
          <table:table-cell table:style-name="Default" office:value-type="string" calcext:value-type="string">
            <text:p>カナタ/satellite blue metro/Super Natural Deoxyribo Nucleic Acid/他/※先着入場者特典あり</text:p>
          </table:table-cell>
          <table:table-cell office:value-type="string" calcext:value-type="string">
            <text:p>OPEN18:00/START18:30　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8</text:p>
          </table:table-cell>
          <table:table-cell table:style-name="ce42" table:formula="of:=IF([.C93]=[.C94];[.D93]+1;1)" office:value-type="float" office:value="1" calcext:value-type="float">
            <text:p/>
          </table:table-cell>
          <table:table-cell office:value-type="string" calcext:value-type="string">
            <text:p>関わりの産物</text:p>
          </table:table-cell>
          <table:table-cell table:style-name="Default" office:value-type="string" calcext:value-type="string">
            <text:p>松下あかね/Bar-Bar trio/Chirol/3SET-BOB/他</text:p>
          </table:table-cell>
          <table:table-cell office:value-type="string" calcext:value-type="string">
            <text:p>OPEN17:30/START18:00　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29</text:p>
          </table:table-cell>
          <table:table-cell table:style-name="ce42" table:formula="of:=IF([.C94]=[.C95];[.D94]+1;1)" office:value-type="float" office:value="1" calcext:value-type="float">
            <text:p/>
          </table:table-cell>
          <table:table-cell office:value-type="string" calcext:value-type="string">
            <text:p>菊ソロアルバム『ギラギラ』発売記念ライブ</text:p>
          </table:table-cell>
          <table:table-cell table:style-name="Default" office:value-type="string" calcext:value-type="string">
            <text:p>菊(vo),藤沼伸一(g),Dr.kyOn(key),井上富雄(b),池畑潤二(ds)</text:p>
          </table:table-cell>
          <table:table-cell office:value-type="string" calcext:value-type="string">
            <text:p>OPEN19:00/START19:30　adv¥4,000/door¥4,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30</text:p>
          </table:table-cell>
          <table:table-cell table:style-name="ce42" table:formula="of:=IF([.C95]=[.C96];[.D95]+1;1)" office:value-type="float" office:value="1" calcext:value-type="float">
            <text:p/>
          </table:table-cell>
          <table:table-cell office:value-type="string" calcext:value-type="string">
            <text:p>The nonnon 2ndデモCD release企画『下北名作劇場』</text:p>
          </table:table-cell>
          <table:table-cell table:style-name="Default" office:value-type="string" calcext:value-type="string">
            <text:p>The nonnon/メメタァ/6年3組/ショージロージュニア/あるかはるか/OA:大和田浪漫</text:p>
          </table:table-cell>
          <table:table-cell office:value-type="string" calcext:value-type="string">
            <text:p>OPEN18:00/START18:15　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331</text:p>
          </table:table-cell>
          <table:table-cell table:style-name="ce42" table:formula="of:=IF([.C96]=[.C97];[.D96]+1;1)" office:value-type="float" office:value="1" calcext:value-type="float">
            <text:p/>
          </table:table-cell>
          <table:table-cell office:value-type="string" calcext:value-type="string">
            <text:p>ENTRY!!</text:p>
          </table:table-cell>
          <table:table-cell table:style-name="Default" office:value-type="string" calcext:value-type="string">
            <text:p>マチルダ/Capital Decayed System/ZEST/他</text:p>
          </table:table-cell>
          <table:table-cell office:value-type="string" calcext:value-type="string">
            <text:p>OPEN18:30/START19:00　adv¥1,500/door¥1,800(+D)</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4</text:p>
          </table:table-cell>
          <table:table-cell table:style-name="ce42" table:formula="of:=IF([.C97]=[.C98];[.D97]+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赤い月 / chifs / イナメナイ / Dead Niqolson / not simple wonders /</text:p>
          </table:table-cell>
          <table:table-cell office:value-type="string" calcext:value-type="string">
            <text:p>OPEN / START : 18:00 / 18:30 br2nTICKET ( ADV / DOOR ) : ¥1800 / ¥21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5</text:p>
          </table:table-cell>
          <table:table-cell table:style-name="ce42" table:formula="of:=IF([.C98]=[.C99];[.D98]+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EGG TOP / Hymist / ILLWILL (茨城)  / Early Whereabouts / POETASTER / +1band</text:p>
          </table:table-cell>
          <table:table-cell office:value-type="string" calcext:value-type="string">
            <text:p>OPEN / START : 18:00 / 18:30 br2nTICKET ( ADV / DOOR ) : ¥1800 / ¥21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6</text:p>
          </table:table-cell>
          <table:table-cell table:style-name="ce42" table:formula="of:=IF([.C99]=[.C100];[.D99]+1;1)" office:value-type="float" office:value="1" calcext:value-type="float">
            <text:p/>
          </table:table-cell>
          <table:table-cell office:value-type="string" calcext:value-type="string">
            <text:p>川崎レオン × アサミサエ presents「かわいい顔してあの子、割とやるもんだねっと」</text:p>
          </table:table-cell>
          <table:table-cell table:style-name="Default" office:value-type="string" calcext:value-type="string">
            <text:p>川崎レオン / アサミサエ / 岡澤愛津 / 永山夏希 / はっち（From AntiQues） / ※5F ERA BARでのイベントになります。 </text:p>
          </table:table-cell>
          <table:table-cell office:value-type="string" calcext:value-type="string">
            <text:p>OPEN / START : 19:00 / 19:30 br2nTICKET ( ADV / DOOR ) : ¥1800 (+1ドリンク)</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7</text:p>
          </table:table-cell>
          <table:table-cell table:style-name="ce42" table:formula="of:=IF([.C100]=[.C101];[.D100]+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AKARINE(千葉) / The Escapes / サイキックブルーズ / 藤原 忠 / フェチ (宇都宮) /</text:p>
          </table:table-cell>
          <table:table-cell office:value-type="string" calcext:value-type="string">
            <text:p>OPEN / START : 18:00 / 18:30 br2nTICKET ( ADV / DOOR ) : ¥1800 / ¥21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328</text:p>
          </table:table-cell>
          <table:table-cell table:style-name="ce42" table:formula="of:=IF([.C101]=[.C102];[.D101]+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29</text:p>
          </table:table-cell>
          <table:table-cell table:style-name="ce42" table:formula="of:=IF([.C102]=[.C103];[.D102]+1;1)" office:value-type="float" office:value="1" calcext:value-type="float">
            <text:p/>
          </table:table-cell>
          <table:table-cell office:value-type="string" calcext:value-type="string">
            <text:p>the brown presents 毒を以て毒を制す “MelloW” Release tour Final Tokyo</text:p>
          </table:table-cell>
          <table:table-cell table:style-name="Default" office:value-type="string" calcext:value-type="string">
            <text:p>the brown / 石井ナルト(Qomolangma Tomato) / KAGERO / BLACK BUCK / e+ (発売日 2／22〜) </text:p>
          </table:table-cell>
          <table:table-cell office:value-type="string" calcext:value-type="string">
            <text:p>OPEN / START : 18:30 / 19:00 br2nTICKET ( ADV / DOOR ) : ¥2300 / ¥28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330</text:p>
          </table:table-cell>
          <table:table-cell table:style-name="ce42" table:formula="of:=IF([.C103]=[.C104];[.D103]+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331</text:p>
          </table:table-cell>
          <table:table-cell table:style-name="ce42" table:formula="of:=IF([.C104]=[.C105];[.D104]+1;1)" office:value-type="float" office:value="1" calcext:value-type="float">
            <text:p/>
          </table:table-cell>
          <table:table-cell office:value-type="string" calcext:value-type="string">
            <text:p>ERA presents「Made to Make Vividness」</text:p>
          </table:table-cell>
          <table:table-cell table:style-name="Default" office:value-type="string" calcext:value-type="string">
            <text:p>Half moon spiral (from 名古屋) / Vianka (from 札幌) / A Few Legos / ヤマサキアキラ / 藤村JAPAN /</text:p>
          </table:table-cell>
          <table:table-cell office:value-type="string" calcext:value-type="string">
            <text:p>OPEN / START : 18:30 / 19:00 br2nTICKET ( ADV / DOOR ) : ¥1800 / ¥2100</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5</text:p>
          </table:table-cell>
          <table:table-cell table:style-name="ce42" table:formula="of:=IF([.C105]=[.C106];[.D105]+1;1)" office:value-type="float" office:value="1" calcext:value-type="float">
            <text:p/>
          </table:table-cell>
          <table:table-cell office:value-type="string" calcext:value-type="string">
            <text:p>超接近戦!第2弾 br2nEXIT TUNES ACADEMY-TSUTAYA×ETA SPECIAL LIVE-</text:p>
          </table:table-cell>
          <table:table-cell table:style-name="Default" office:value-type="string" calcext:value-type="string">
            <text:p>■灯油br2n■松下br2n■Mayumi Morinagabr2n■みきとPbr2n■りょーくんbr2n■luzbr2n＊出演者は変更になる場合があります。br2n予めご了承ください。br2n『3月25日(火)下北沢GARDENで開催するEXIT TUNES ACADEMYのグッズ販売は15時からとなります。br2n　近隣のご迷惑になりますので早い時間からお並び頂くのはご遠慮ください。』</text:p>
          </table:table-cell>
          <table:table-cell office:value-type="string" calcext:value-type="string">
            <text:p>OPEN/START17:45/18:3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6</text:p>
          </table:table-cell>
          <table:table-cell table:style-name="ce42" table:formula="of:=IF([.C106]=[.C107];[.D106]+1;1)" office:value-type="float" office:value="1" calcext:value-type="float">
            <text:p/>
          </table:table-cell>
          <table:table-cell office:value-type="string" calcext:value-type="string">
            <text:p>KEYTALK SPRING TOUR 2014 br2n- SHIMOKITA ONEMAN 2 DAYS</text:p>
          </table:table-cell>
          <table:table-cell table:style-name="Default" office:value-type="string" calcext:value-type="string">
            <text:p>【Act】br2nKEYTALKbr2n【Guest】br2nBentham</text:p>
          </table:table-cell>
          <table:table-cell office:value-type="string" calcext:value-type="string">
            <text:p>OPEN/START18:15/19: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7</text:p>
          </table:table-cell>
          <table:table-cell table:style-name="ce42" table:formula="of:=IF([.C107]=[.C108];[.D107]+1;1)" office:value-type="float" office:value="1" calcext:value-type="float">
            <text:p/>
          </table:table-cell>
          <table:table-cell office:value-type="string" calcext:value-type="string">
            <text:p>KEYTALK SPRING TOUR 2014 br2n- SHIMOKITA ONEMAN 2 DAYS</text:p>
          </table:table-cell>
          <table:table-cell table:style-name="Default" office:value-type="string" calcext:value-type="string">
            <text:p>【Act】br2nKEYTALKbr2n【Guest】br2nヒトリエ（NEW！！）</text:p>
          </table:table-cell>
          <table:table-cell office:value-type="string" calcext:value-type="string">
            <text:p>OPEN/START18:15/19: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8</text:p>
          </table:table-cell>
          <table:table-cell table:style-name="ce42" table:formula="of:=IF([.C108]=[.C109];[.D108]+1;1)" office:value-type="float" office:value="1" calcext:value-type="float">
            <text:p/>
          </table:table-cell>
          <table:table-cell office:value-type="string" calcext:value-type="string">
            <text:p>LIFE IS GROOVE</text:p>
          </table:table-cell>
          <table:table-cell table:style-name="Default" office:value-type="string" calcext:value-type="string">
            <text:p>Gt:ムッシュかまやつbr2nGt:山岸竜之介br2nBa:KenKen（from RIZE)br2nDr:みどりん (from SOIL&amp;"PIMP"SESSIONS)br2nTp:タブゾンビ (from SOIL&amp;"PIMP"SESSIONS)br2n…and more!</text:p>
          </table:table-cell>
          <table:table-cell office:value-type="string" calcext:value-type="string">
            <text:p>OPEN/START18:00/19:00br2nADV/DOOR¥4,000/¥4,5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29</text:p>
          </table:table-cell>
          <table:table-cell table:style-name="ce42" table:formula="of:=IF([.C109]=[.C110];[.D109]+1;1)" office:value-type="float" office:value="1" calcext:value-type="float">
            <text:p/>
          </table:table-cell>
          <table:table-cell office:value-type="string" calcext:value-type="string">
            <text:p>土屋公平★Solo LIVE br2n「少年とギター」TOUR 2014</text:p>
          </table:table-cell>
          <table:table-cell table:style-name="Default" office:value-type="string" calcext:value-type="string">
            <text:p>■土屋公平br2nSupport:JAH-RAH (perc.)</text:p>
          </table:table-cell>
          <table:table-cell office:value-type="string" calcext:value-type="string">
            <text:p>OPEN/START17:00/18: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30</text:p>
          </table:table-cell>
          <table:table-cell table:style-name="ce42" table:formula="of:=IF([.C110]=[.C111];[.D110]+1;1)" office:value-type="float" office:value="1" calcext:value-type="float">
            <text:p/>
          </table:table-cell>
          <table:table-cell office:value-type="string" calcext:value-type="string">
            <text:p>3rd FULL ALBUM『踊ってばかりの国』レコ発ワンマンツアー</text:p>
          </table:table-cell>
          <table:table-cell table:style-name="Default" office:value-type="string" calcext:value-type="string">
            <text:p>■踊ってばかりの国</text:p>
          </table:table-cell>
          <table:table-cell office:value-type="string" calcext:value-type="string">
            <text:p>OPEN/START17:30/18: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331</text:p>
          </table:table-cell>
          <table:table-cell table:style-name="ce42" table:formula="of:=IF([.C111]=[.C112];[.D111]+1;1)" office:value-type="float" office:value="1" calcext:value-type="float">
            <text:p/>
          </table:table-cell>
          <table:table-cell office:value-type="string" calcext:value-type="string">
            <text:p>女性上段時代 br2n東京中低域 × パンチの効いたオウケストラ</text:p>
          </table:table-cell>
          <table:table-cell table:style-name="Default" office:value-type="string" calcext:value-type="string">
            <text:p>【東京中低域】br2n水谷紹(b.sax,vo)、鬼頭哲(b.sax)、br2n東涼太(b.sax)、筒井洋一(b.sax)、br2n宇田川寅蔵(b.sax)、上運天淳市(b.sax)、br2n山本昌人(b.sax)、町田長右衛門(b.sax)、br2n山中ヒデ之(b.sax)br2n※ メンバーは若干の変更がある場合がありますbr2n【パンチの効いたオウケストラ】br2nマダムギター長見順(vo,g)、かわいしのぶ(vo,b)、br2nGRACE(vo,ds)、江藤直子(key)、松井亜由美(vln)、br2n向島ゆり子(vln)、太田朱美(fl)、小森慶子(a.sax)、br2nヤマカミヒトミ(t.sax)、yukarie(t.sax)、br2n浦朋恵(b.sax)、関根真理(perc)</text:p>
          </table:table-cell>
          <table:table-cell office:value-type="string" calcext:value-type="string">
            <text:p>OPEN/START19:00/19:30br2nADV/DOOR¥3,500/¥4,000 br2nドリンク別</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4</text:p>
          </table:table-cell>
          <table:table-cell table:style-name="ce42" table:formula="of:=IF([.C112]=[.C113];[.D112]+1;1)" office:value-type="float" office:value="1" calcext:value-type="float">
            <text:p/>
          </table:table-cell>
          <table:table-cell office:value-type="string" calcext:value-type="string">
            <text:p>Next View 2014 spring</text:p>
          </table:table-cell>
          <table:table-cell table:style-name="Default" office:value-type="string" calcext:value-type="string">
            <text:p>SPANK PAGE / 内村イタル＆musasaviband / 恋する円盤 / kazuna hirose with ECHO</text:p>
          </table:table-cell>
          <table:table-cell office:value-type="string" calcext:value-type="string">
            <text:p>OPEN 18:30 / START 19:00ADV ￥2000 (+1drink) / DOOR ￥25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5</text:p>
          </table:table-cell>
          <table:table-cell table:style-name="ce42" table:formula="of:=IF([.C113]=[.C114];[.D113]+1;1)" office:value-type="float" office:value="1" calcext:value-type="float">
            <text:p/>
          </table:table-cell>
          <table:table-cell office:value-type="string" calcext:value-type="string">
            <text:p>Spring Riot TOUR 14</text:p>
          </table:table-cell>
          <table:table-cell table:style-name="Default" office:value-type="string" calcext:value-type="string">
            <text:p>HaKU / JAWEYE</text:p>
          </table:table-cell>
          <table:table-cell office:value-type="string" calcext:value-type="string">
            <text:p>OPEN 18:30 / START 19:00ADV ￥2800 (+1drink) / DOOR ￥33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6</text:p>
          </table:table-cell>
          <table:table-cell table:style-name="ce42" table:formula="of:=IF([.C114]=[.C115];[.D114]+1;1)" office:value-type="float" office:value="1" calcext:value-type="float">
            <text:p/>
          </table:table-cell>
          <table:table-cell office:value-type="string" calcext:value-type="string">
            <text:p>noodles presents OFF THE WALL Vol.15</text:p>
          </table:table-cell>
          <table:table-cell table:style-name="Default" office:value-type="string" calcext:value-type="string">
            <text:p>noodles / 少年ナイフ</text:p>
          </table:table-cell>
          <table:table-cell office:value-type="string" calcext:value-type="string">
            <text:p>OPEN 19:00 / START 19:30 br2n開場・開演時間が変更になりました。ADV ￥3000 (+1drink) / DOOR ￥33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7</text:p>
          </table:table-cell>
          <table:table-cell table:style-name="ce42" table:formula="of:=IF([.C115]=[.C116];[.D115]+1;1)" office:value-type="float" office:value="1" calcext:value-type="float">
            <text:p/>
          </table:table-cell>
          <table:table-cell office:value-type="string" calcext:value-type="string">
            <text:p>真夜中の発明品 TOUR " EXTRA "</text:p>
          </table:table-cell>
          <table:table-cell table:style-name="Default" office:value-type="string" calcext:value-type="string">
            <text:p>佐々木健太郎 with the Band Guest:セカイイチ</text:p>
          </table:table-cell>
          <table:table-cell office:value-type="string" calcext:value-type="string">
            <text:p>OPEN 18:30 / START 19:00ADV ￥38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8</text:p>
          </table:table-cell>
          <table:table-cell table:style-name="ce42" table:formula="of:=IF([.C116]=[.C117];[.D116]+1;1)" office:value-type="float" office:value="1" calcext:value-type="float">
            <text:p/>
          </table:table-cell>
          <table:table-cell office:value-type="string" calcext:value-type="string">
            <text:p>HUSKING BEE presents New Peace Vol.2</text:p>
          </table:table-cell>
          <table:table-cell table:style-name="Default" office:value-type="string" calcext:value-type="string">
            <text:p>HUSKING BEE / FRONTIER BACKYARD / BACK DROP BOMB</text:p>
          </table:table-cell>
          <table:table-cell office:value-type="string" calcext:value-type="string">
            <text:p>OPEN 18:30 / START 19:00ADV ￥3000 (+1drink) THANK YOU SOLD OUT!!!</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29</text:p>
          </table:table-cell>
          <table:table-cell table:style-name="ce42" table:formula="of:=IF([.C117]=[.C118];[.D117]+1;1)" office:value-type="float" office:value="1" calcext:value-type="float">
            <text:p/>
          </table:table-cell>
          <table:table-cell office:value-type="string" calcext:value-type="string">
            <text:p>DARVISH presents WORLD SERIES Vol.02</text:p>
          </table:table-cell>
          <table:table-cell table:style-name="Default" office:value-type="string" calcext:value-type="string">
            <text:p>DARVISHbr2n(Vo.大工原 亨 from"MINORLEAGUE" ／ Gu.SAB from"WAGDUGFUTURISTICUNITY" ／ Ba.BITCH from"T.C.L" ／ Support Dr.KATSU from"DOORMAT")br2nBAT CAVEbr2nTHE CAVEMANSbr2nCROCODILE COXbr2nT.C.Lbr2nand 1band...</text:p>
          </table:table-cell>
          <table:table-cell office:value-type="string" calcext:value-type="string">
            <text:p>OPEN 17:30 / START 18:00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30</text:p>
          </table:table-cell>
          <table:table-cell table:style-name="ce42" table:formula="of:=IF([.C118]=[.C119];[.D118]+1;1)" office:value-type="float" office:value="1" calcext:value-type="float">
            <text:p/>
          </table:table-cell>
          <table:table-cell office:value-type="string" calcext:value-type="string">
            <text:p>空想委員会ワンマンライブbr2n『自主制作課程卒業祝い「サウンドファイト」～シャンパンファイトの代わりに音をかけよう～』</text:p>
          </table:table-cell>
          <table:table-cell table:style-name="Default" office:value-type="string" calcext:value-type="string">
            <text:p>空想委員会</text:p>
          </table:table-cell>
          <table:table-cell office:value-type="string" calcext:value-type="string">
            <text:p>OPEN 17:30 / START 18:00ADV ￥3000 (+1drink) THANK YOU SOLD OUT!!!</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331</text:p>
          </table:table-cell>
          <table:table-cell table:style-name="ce42" table:formula="of:=IF([.C119]=[.C120];[.D119]+1;1)" office:value-type="float" office:value="1" calcext:value-type="float">
            <text:p/>
          </table:table-cell>
          <table:table-cell office:value-type="string" calcext:value-type="string">
            <text:p>硝子越しの暴走 presentsbr2n【The senses of musiQua Tour 2014 Final 】</text:p>
          </table:table-cell>
          <table:table-cell table:style-name="Default" office:value-type="string" calcext:value-type="string">
            <text:p>硝子越しの暴走 / susquatch / MAGISCENE / 或るミイ / the study room</text:p>
          </table:table-cell>
          <table:table-cell office:value-type="string" calcext:value-type="string">
            <text:p>OPEN 18:00 / START 18:30ADV ￥2000 (+1drink)</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4</text:p>
          </table:table-cell>
          <table:table-cell table:style-name="ce42" table:formula="of:=IF([.C120]=[.C121];[.D120]+1;1)" office:value-type="float" office:value="1" calcext:value-type="float">
            <text:p/>
          </table:table-cell>
          <table:table-cell office:value-type="string" calcext:value-type="string">
            <text:p>【DISH IT OUT!!!】</text:p>
          </table:table-cell>
          <table:table-cell table:style-name="Default" office:value-type="string" calcext:value-type="string">
            <text:p>蘭嘆 / スカルボ / 切れ痔のヨーゼフ / 磯田渉(アレクサンダース) / 吐息</text:p>
          </table:table-cell>
          <table:table-cell office:value-type="string" calcext:value-type="string">
            <text:p>OPEN 18:30~br2nSTART 19:00~br2nADV.¥1500(D別)br2nDOOR.¥1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5</text:p>
          </table:table-cell>
          <table:table-cell table:style-name="ce42" table:formula="of:=IF([.C121]=[.C122];[.D121]+1;1)" office:value-type="float" office:value="1" calcext:value-type="float">
            <text:p/>
          </table:table-cell>
          <table:table-cell office:value-type="string" calcext:value-type="string">
            <text:p>【くちびるから散弾銃 VOL.18】</text:p>
          </table:table-cell>
          <table:table-cell table:style-name="Default" office:value-type="string" calcext:value-type="string">
            <text:p>ザ・東京ナンバーズ / ザ・テロルズ(大阪) / Parkpark / ザ スパンコール ドックス / TV BONES</text:p>
          </table:table-cell>
          <table:table-cell office:value-type="string" calcext:value-type="string">
            <text:p>OPEN 18:30~br2nSTART 19:00~br2nADV.¥1800(D別)br2nDOOR.¥20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6</text:p>
          </table:table-cell>
          <table:table-cell table:style-name="ce42" table:formula="of:=IF([.C122]=[.C123];[.D122]+1;1)" office:value-type="float" office:value="1" calcext:value-type="float">
            <text:p/>
          </table:table-cell>
          <table:table-cell office:value-type="string" calcext:value-type="string">
            <text:p>【ハイスクールララバイ】</text:p>
          </table:table-cell>
          <table:table-cell table:style-name="Default" office:value-type="string" calcext:value-type="string">
            <text:p>クズ&amp;ピース / パニックハウス / 生き仏(京都) / コジママン / YUDEN</text:p>
          </table:table-cell>
          <table:table-cell office:value-type="string" calcext:value-type="string">
            <text:p>OPEN 18:30~br2nSTART 19:00~br2nADV.¥1500(D別)br2nDOOR.¥1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7</text:p>
          </table:table-cell>
          <table:table-cell table:style-name="ce42" table:formula="of:=IF([.C123]=[.C124];[.D123]+1;1)" office:value-type="float" office:value="1" calcext:value-type="float">
            <text:p/>
          </table:table-cell>
          <table:table-cell office:value-type="string" calcext:value-type="string">
            <text:p>【MUDD CLUB】</text:p>
          </table:table-cell>
          <table:table-cell table:style-name="Default" office:value-type="string" calcext:value-type="string">
            <text:p>レディメイド・レベル / LOST IN TLANSRATIONS / BUMBUMS / もぐらか迷子 / The Azito</text:p>
          </table:table-cell>
          <table:table-cell office:value-type="string" calcext:value-type="string">
            <text:p>OPEN 18:30~br2nSTART 19:00~br2nADV.¥1500(D別)br2nDOOR.¥1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8</text:p>
          </table:table-cell>
          <table:table-cell table:style-name="ce42" table:formula="of:=IF([.C124]=[.C125];[.D124]+1;1)" office:value-type="float" office:value="1" calcext:value-type="float">
            <text:p/>
          </table:table-cell>
          <table:table-cell office:value-type="string" calcext:value-type="string">
            <text:p>【『stamp out the beethoven! VOL.1』】</text:p>
          </table:table-cell>
          <table:table-cell table:style-name="Default" office:value-type="string" calcext:value-type="string">
            <text:p>THE MOTORS / FREAK OUT FANCLUB / エソギエ / jonathan bell / steel wheels /OPENING ACT; バーニングフューチャー</text:p>
          </table:table-cell>
          <table:table-cell office:value-type="string" calcext:value-type="string">
            <text:p>OPEN 18:30~br2nSTART 18:40~br2nADV.¥1500(D別)br2nDOOR.¥1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29</text:p>
          </table:table-cell>
          <table:table-cell table:style-name="ce42" table:formula="of:=IF([.C125]=[.C126];[.D125]+1;1)" office:value-type="float" office:value="1" calcext:value-type="float">
            <text:p/>
          </table:table-cell>
          <table:table-cell office:value-type="string" calcext:value-type="string">
            <text:p>【Doin’ the Mod】</text:p>
          </table:table-cell>
          <table:table-cell table:style-name="Default" office:value-type="string" calcext:value-type="string">
            <text:p>Soul Crap boys feat.YASSAN / The Scarlettes(大阪) / Stormer &amp; Stolen Heartsbr2n/DJ; 大橋直樹(Ultra Master／Routine Jazz) / 鈴木やすし / ジーノサトー(The GENO) / ucijima / Morrie Morisette(Fabulous Parade)br2n※出演を予定しておりましたPHELGEはメンバーの都合によりキャンセルとなりました。ご了承下さい。</text:p>
          </table:table-cell>
          <table:table-cell office:value-type="string" calcext:value-type="string">
            <text:p>OPEN 23:00~br2nADV.¥2000(D別)br2nDOOR.¥23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30</text:p>
          </table:table-cell>
          <table:table-cell table:style-name="ce42" table:formula="of:=IF([.C126]=[.C127];[.D126]+1;1)" office:value-type="float" office:value="1" calcext:value-type="float">
            <text:p/>
          </table:table-cell>
          <table:table-cell office:value-type="string" calcext:value-type="string">
            <text:p>【U.F.O.CLUB presents POP拷問 vol.平成】</text:p>
          </table:table-cell>
          <table:table-cell table:style-name="Default" office:value-type="string" calcext:value-type="string">
            <text:p>タコ(山崎春美&amp;ゆかいな仲間たち) / カオスジョッキー(山本精一 ／茶谷雅之) / オシリペンペンズbr2n/DJ; JOJO広重(非常階段)</text:p>
          </table:table-cell>
          <table:table-cell office:value-type="string" calcext:value-type="string">
            <text:p>OPEN 18:30~br2nSTART 19:00~br2nADV.¥2500(D別)br2nDOOR.¥2800(D別)</text:p>
          </table:table-cell>
          <table:table-cell table:number-columns-repeated="1017"/>
        </table:table-row>
        <table:table-row table:style-name="ro9">
          <table:table-cell/>
          <table:table-cell office:value-type="float" office:value="15" calcext:value-type="float">
            <text:p>15</text:p>
          </table:table-cell>
          <table:table-cell table:style-name="ce38" office:value-type="string" calcext:value-type="string">
            <text:p>0331</text:p>
          </table:table-cell>
          <table:table-cell table:style-name="ce42" table:formula="of:=IF([.C127]=[.C128];[.D127]+1;1)" office:value-type="float" office:value="1" calcext:value-type="float">
            <text:p/>
          </table:table-cell>
          <table:table-cell office:value-type="string" calcext:value-type="string">
            <text:p>【店内内装工事の為、お休みです。(3/31~4/3まで)】</text:p>
          </table:table-cell>
          <table:table-cell table:style-name="Default"/>
          <table:table-cell table:number-columns-repeated="1018"/>
        </table:table-row>
        <table:table-row table:style-name="ro9">
          <table:table-cell/>
          <table:table-cell office:value-type="float" office:value="16" calcext:value-type="float">
            <text:p>16</text:p>
          </table:table-cell>
          <table:table-cell table:style-name="ce38" office:value-type="string" calcext:value-type="string">
            <text:p>0324</text:p>
          </table:table-cell>
          <table:table-cell table:style-name="ce42" table:formula="of:=IF([.C128]=[.C129];[.D128]+1;1)" office:value-type="float" office:value="1" calcext:value-type="float">
            <text:p/>
          </table:table-cell>
          <table:table-cell/>
          <table:table-cell table:style-name="Default" office:value-type="string" calcext:value-type="string">
            <text:p>LOST CONTROL / 鬼武者天狗 / ぬ界村 / 片岡フグリ / 狂命</text:p>
          </table:table-cell>
          <table:table-cell office:value-type="string" calcext:value-type="string">
            <text:p>Open.18:00 Start.18:30 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5</text:p>
          </table:table-cell>
          <table:table-cell table:style-name="ce42" table:formula="of:=IF([.C129]=[.C130];[.D129]+1;1)" office:value-type="float" office:value="1" calcext:value-type="float">
            <text:p/>
          </table:table-cell>
          <table:table-cell/>
          <table:table-cell table:style-name="Default" office:value-type="string" calcext:value-type="string">
            <text:p>Ninja we Ninja / be unconscious zizz / 人工楽園</text:p>
          </table:table-cell>
          <table:table-cell office:value-type="string" calcext:value-type="string">
            <text:p>Open.18:30 Start.19:00 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6</text:p>
          </table:table-cell>
          <table:table-cell table:style-name="ce42" table:formula="of:=IF([.C130]=[.C131];[.D130]+1;1)" office:value-type="float" office:value="1" calcext:value-type="float">
            <text:p/>
          </table:table-cell>
          <table:table-cell/>
          <table:table-cell table:style-name="Default" office:value-type="string" calcext:value-type="string">
            <text:p>ホトトギス / Fashion / 清野ケンキ / nikka</text:p>
          </table:table-cell>
          <table:table-cell office:value-type="string" calcext:value-type="string">
            <text:p>Open.18:30 Start.19:00 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7</text:p>
          </table:table-cell>
          <table:table-cell table:style-name="ce42" table:formula="of:=IF([.C131]=[.C132];[.D131]+1;1)" office:value-type="float" office:value="1" calcext:value-type="float">
            <text:p/>
          </table:table-cell>
          <table:table-cell/>
          <table:table-cell table:style-name="Default" office:value-type="string" calcext:value-type="string">
            <text:p>RAZICHORD / -u / NRYY (大阪) / ON / SPEARMEN / 受容</text:p>
          </table:table-cell>
          <table:table-cell office:value-type="string" calcext:value-type="string">
            <text:p>Open.17:30 Start.18:00 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8</text:p>
          </table:table-cell>
          <table:table-cell table:style-name="ce42" table:formula="of:=IF([.C132]=[.C133];[.D132]+1;1)" office:value-type="float" office:value="1" calcext:value-type="float">
            <text:p/>
          </table:table-cell>
          <table:table-cell office:value-type="string" calcext:value-type="string">
            <text:p>HuV presentsbr2n“HuV FIRST ONE MAN SHOW 「平成二十六年三月弐拾八日」”</text:p>
          </table:table-cell>
          <table:table-cell table:style-name="Default" office:value-type="string" calcext:value-type="string">
            <text:p>HuV oneman!!</text:p>
          </table:table-cell>
          <table:table-cell office:value-type="string" calcext:value-type="string">
            <text:p>Open.18:30 Start.19:00 Adv.2,500yen Door.3,0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29</text:p>
          </table:table-cell>
          <table:table-cell table:style-name="ce42" table:formula="of:=IF([.C133]=[.C134];[.D133]+1;1)" office:value-type="float" office:value="1" calcext:value-type="float">
            <text:p/>
          </table:table-cell>
          <table:table-cell office:value-type="string" calcext:value-type="string">
            <text:p>Call And Response Records presentsbr2n“N’toko「Mind Business」Release Party”</text:p>
          </table:table-cell>
          <table:table-cell table:style-name="Default" office:value-type="string" calcext:value-type="string">
            <text:p>N’toko (Slovenia) / 無呼吸過呼吸深呼吸 / group A / JEBIOTTO / dubideb (from GROUNDCOVER. ／ numbs)br2nDJ: タナカカイタ (Worst Taste) / Ian Martin (Call And Response Records)</text:p>
          </table:table-cell>
          <table:table-cell office:value-type="string" calcext:value-type="string">
            <text:p>Open.18:00 Start.18:30 Adv.2,000yen Door.2,3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30</text:p>
          </table:table-cell>
          <table:table-cell table:style-name="ce42" table:formula="of:=IF([.C134]=[.C135];[.D134]+1;1)" office:value-type="float" office:value="1" calcext:value-type="float">
            <text:p/>
          </table:table-cell>
          <table:table-cell office:value-type="string" calcext:value-type="string">
            <text:p>OROCHI presentsbr2n“OROCHI 宇獅和歌 生誕祭 桜花狂乱”</text:p>
          </table:table-cell>
          <table:table-cell table:style-name="Default" office:value-type="string" calcext:value-type="string">
            <text:p>OROCHI oneman!!</text:p>
          </table:table-cell>
          <table:table-cell office:value-type="string" calcext:value-type="string">
            <text:p>Open.16:00 Start.17:00 Adv.3,000yen Door.3,5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331</text:p>
          </table:table-cell>
          <table:table-cell table:style-name="ce42" table:formula="of:=IF([.C135]=[.C136];[.D135]+1;1)" office:value-type="float" office:value="1" calcext:value-type="float">
            <text:p/>
          </table:table-cell>
          <table:table-cell office:value-type="string" calcext:value-type="string">
            <text:p>“東高円寺 サーチ&amp;デストロイ”</text:p>
          </table:table-cell>
          <table:table-cell table:style-name="Default" office:value-type="string" calcext:value-type="string">
            <text:p>後藤まりこ (ストロングスタイル) / BIS</text:p>
          </table:table-cell>
          <table:table-cell office:value-type="string" calcext:value-type="string">
            <text:p>Open.18:30 Start.19:00 Adv.3,000yen 4日間通し券 (特典付). 15,000yen (+1d 500yen)</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4</text:p>
          </table:table-cell>
          <table:table-cell table:style-name="ce42" table:formula="of:=IF([.C136]=[.C137];[.D136]+1;1)" office:value-type="float" office:value="1" calcext:value-type="float">
            <text:p/>
          </table:table-cell>
          <table:table-cell office:value-type="string" calcext:value-type="string">
            <text:p>JPSガールズボイス ベルサス 2014春フェス</text:p>
          </table:table-cell>
          <table:table-cell table:style-name="Default" office:value-type="string" calcext:value-type="string">
            <text:p>Aell. / さんみゅ〜 br2n7cm / 赤マルダッシュ☆ br2nCANDY GO! GO! / 森杏奈 br2n青SHUN学園（from福岡） br2nフルーティー（from札幌） br2nVienolossi（from富山） br2nリンクス / 魔法女子☆セイレーン br2n平成琴姫 / 青春！トロピカル丸 br2n司会：一番星 br2nアシスタント：AiLi br2n現場取材アイドル：高原しぐれ ※ 事情により出演者が変わることもございますので予めご了承ください。 br2n詳しくはこちら↓ br2nfacebook br2nTwitter</text:p>
          </table:table-cell>
          <table:table-cell office:value-type="string" calcext:value-type="string">
            <text:p>OPEN: 16:30 / START: 17:00 br2nADV: 35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5</text:p>
          </table:table-cell>
          <table:table-cell table:style-name="ce42" table:formula="of:=IF([.C137]=[.C138];[.D137]+1;1)" office:value-type="float" office:value="1" calcext:value-type="float">
            <text:p/>
          </table:table-cell>
          <table:table-cell office:value-type="string" calcext:value-type="string">
            <text:p>GATSBY PRESENTS CHOKiCHOKi Ｍeeting ‘14 Spring</text:p>
          </table:table-cell>
          <table:table-cell table:style-name="Default" office:value-type="string" calcext:value-type="string">
            <text:p>おしゃれキング 【サロン】br2nAKROSbr2napishbr2nat’LAVbr2nGUZZLEbr2nLIPPSbr2nROOTSbr2nVeLO</text:p>
          </table:table-cell>
          <table:table-cell office:value-type="string" calcext:value-type="string">
            <text:p>OPEN: 16:00 / START: 17:00 br2nADV: 1680 / DOOR: – br2n※1D付</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6</text:p>
          </table:table-cell>
          <table:table-cell table:style-name="ce42" table:formula="of:=IF([.C138]=[.C139];[.D138]+1;1)" office:value-type="float" office:value="1" calcext:value-type="float">
            <text:p/>
          </table:table-cell>
          <table:table-cell office:value-type="string" calcext:value-type="string">
            <text:p>読モBOYS&amp;GIRLS主催イベント「LOOP vol.3」</text:p>
          </table:table-cell>
          <table:table-cell table:style-name="Default" office:value-type="string" calcext:value-type="string">
            <text:p>出演 br2n読モBOYS&amp;GIRLS / FACT / FLASHLiars / The nors　and more SPECIAL GUEST : Silent Sirenbr2n日本ツインテール協会br2nGUEST : ぐりーど。</text:p>
          </table:table-cell>
          <table:table-cell office:value-type="string" calcext:value-type="string">
            <text:p>OPEN: 14:00 / START: 15:00 br2nADV: 20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7</text:p>
          </table:table-cell>
          <table:table-cell table:style-name="ce42" table:formula="of:=IF([.C139]=[.C140];[.D139]+1;1)" office:value-type="float" office:value="1" calcext:value-type="float">
            <text:p/>
          </table:table-cell>
          <table:table-cell office:value-type="string" calcext:value-type="string">
            <text:p>ROYAL HUNT JAPAN TOUR 2014</text:p>
          </table:table-cell>
          <table:table-cell table:style-name="Default" office:value-type="string" calcext:value-type="string">
            <text:p>ROYAL HUNT アンドレ・アンダーセンbr2nD.C.クーパーbr2nヨナス・ラーセンbr2nアンドレアス・パスマークbr2nアラン・ソーレンセン</text:p>
          </table:table-cell>
          <table:table-cell office:value-type="string" calcext:value-type="string">
            <text:p>OPEN: 18:00 / START: 19:00 br2nADV: 7000 / DOOR: –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8</text:p>
          </table:table-cell>
          <table:table-cell table:style-name="ce42" table:formula="of:=IF([.C140]=[.C141];[.D140]+1;1)" office:value-type="float" office:value="1" calcext:value-type="float">
            <text:p/>
          </table:table-cell>
          <table:table-cell office:value-type="string" calcext:value-type="string">
            <text:p>ちゃんげろソニック2014</text:p>
          </table:table-cell>
          <table:table-cell table:style-name="Default" office:value-type="string" calcext:value-type="string">
            <text:p>GeroBAND br2n赤飯ロマン横丁 br2n大凶作 br2nメビウスJAPAN br2nPASSPO☆ br2nSLHfamily br2nドグマ風見（MC）</text:p>
          </table:table-cell>
          <table:table-cell office:value-type="string" calcext:value-type="string">
            <text:p>OPEN: 16:30 / START: 17:15 br2nADV: 3800 / DOOR: 未定 (ドリンク別) br2n※3歳以上有料、3歳未満入場不可</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29</text:p>
          </table:table-cell>
          <table:table-cell table:style-name="ce42" table:formula="of:=IF([.C141]=[.C142];[.D141]+1;1)" office:value-type="float" office:value="1" calcext:value-type="float">
            <text:p/>
          </table:table-cell>
          <table:table-cell office:value-type="string" calcext:value-type="string">
            <text:p>リスアニ!CIRCUIT Vol.05</text:p>
          </table:table-cell>
          <table:table-cell table:style-name="Default" office:value-type="string" calcext:value-type="string">
            <text:p>ZAQ br2nChouCho br2nGARNiDELiA br2n鈴木このみ new!br2nDJ：DJ maroon（from ニルギリス）</text:p>
          </table:table-cell>
          <table:table-cell office:value-type="string" calcext:value-type="string">
            <text:p>OPEN: 17:00 / START: 18:00 br2nADV: 4800 / DOOR: 未定 (ドリンク別) br2n※3歳未満入入場不可</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30</text:p>
          </table:table-cell>
          <table:table-cell table:style-name="ce42" table:formula="of:=IF([.C142]=[.C143];[.D142]+1;1)" office:value-type="float" office:value="1" calcext:value-type="float">
            <text:p/>
          </table:table-cell>
          <table:table-cell office:value-type="string" calcext:value-type="string">
            <text:p>ひめキュン祭 〜 大江戸アイドロール！SPECIAL 其の弐</text:p>
          </table:table-cell>
          <table:table-cell table:style-name="Default" office:value-type="string" calcext:value-type="string">
            <text:p>ひめキュンフルーツ缶 br2nnanoCUNE br2nFRUITPOCHETTE br2n後藤まりこ（17歳お寿司大好き） br2nキバオブアキバ br2nqusco br2n【第三弾アーティスト発表】 br2nDJ PAGE NEW!!br2nDJぶんぶん(DOTS) NEW!!br2nスペシャルゲスト有り！ NEW!!</text:p>
          </table:table-cell>
          <table:table-cell office:value-type="string" calcext:value-type="string">
            <text:p>OPEN: 14:00 / START: 15:00 br2nADV: 3,500 / DOOR: 4,000 (ドリンク別)br2n1月4日下北沢GARDENにてチケット先行販売！　1月4日に購入された方には特典としてひめデビダルマキーホルダーを公演当日にプレゼントします。</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331</text:p>
          </table:table-cell>
          <table:table-cell table:style-name="ce42" table:formula="of:=IF([.C143]=[.C144];[.D143]+1;1)" office:value-type="float" office:value="1" calcext:value-type="float">
            <text:p/>
          </table:table-cell>
          <table:table-cell office:value-type="string" calcext:value-type="string">
            <text:p>裏留守華音 東京FINAL</text:p>
          </table:table-cell>
          <table:table-cell table:style-name="Default" office:value-type="string" calcext:value-type="string">
            <text:p>うらたぬき br2nluz br2nkain GUEST ※後日発表br2n【BAND】br2nBETCHI/Wu-CHY/YOUYH-K!!!/吉村隆行</text:p>
          </table:table-cell>
          <table:table-cell office:value-type="string" calcext:value-type="string">
            <text:p>1部＊OPEN: 12:00 / START: 13:00 br2n2部＊OPEN: 16:30 / START: 17:3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4</text:p>
          </table:table-cell>
          <table:table-cell table:style-name="ce42" table:formula="of:=IF([.C144]=[.C145];[.D144]+1;1)" office:value-type="float" office:value="1" calcext:value-type="float">
            <text:p/>
          </table:table-cell>
          <table:table-cell office:value-type="string" calcext:value-type="string">
            <text:p>第30回ANNA☆Sワンマンライブ</text:p>
          </table:table-cell>
          <table:table-cell table:style-name="Default" office:value-type="string" calcext:value-type="string">
            <text:p>ANNA☆S br2n【ゲスト】 br2nすぷらっしゅレボリューション  NEW!!br2nPPP!PiXiON  NEW!!</text:p>
          </table:table-cell>
          <table:table-cell office:value-type="string" calcext:value-type="string">
            <text:p>OPEN: 18:30 / START: 19:0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5</text:p>
          </table:table-cell>
          <table:table-cell table:style-name="ce42" table:formula="of:=IF([.C145]=[.C146];[.D145]+1;1)" office:value-type="float" office:value="1" calcext:value-type="float">
            <text:p/>
          </table:table-cell>
          <table:table-cell office:value-type="string" calcext:value-type="string">
            <text:p>la la larks presents「OS 04」</text:p>
          </table:table-cell>
          <table:table-cell table:style-name="Default" office:value-type="string" calcext:value-type="string">
            <text:p>la la larks br2nwinnie br2nScars Borough NEW!!</text:p>
          </table:table-cell>
          <table:table-cell office:value-type="string" calcext:value-type="string">
            <text:p>OPEN: 18:00 / START: 19:0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6</text:p>
          </table:table-cell>
          <table:table-cell table:style-name="ce42" table:formula="of:=IF([.C146]=[.C147];[.D146]+1;1)" office:value-type="float" office:value="1" calcext:value-type="float">
            <text:p/>
          </table:table-cell>
          <table:table-cell office:value-type="string" calcext:value-type="string">
            <text:p>Love A sense LAST ONEMAN LIVE 『Love A sense』</text:p>
          </table:table-cell>
          <table:table-cell table:style-name="Default" office:value-type="string" calcext:value-type="string">
            <text:p>Love A sense</text:p>
          </table:table-cell>
          <table:table-cell office:value-type="string" calcext:value-type="string">
            <text:p>OPEN: 18:00 / START: 19:00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7</text:p>
          </table:table-cell>
          <table:table-cell table:style-name="ce42" table:formula="of:=IF([.C147]=[.C148];[.D147]+1;1)" office:value-type="float" office:value="1" calcext:value-type="float">
            <text:p/>
          </table:table-cell>
          <table:table-cell office:value-type="string" calcext:value-type="string">
            <text:p>Another Story「SCREAMER’S CONVENTION～3MAN SHOW～」</text:p>
          </table:table-cell>
          <table:table-cell table:style-name="Default" office:value-type="string" calcext:value-type="string">
            <text:p>Another Story br2nFABLED NUMBER br2nFAKE FACE  NEW!!</text:p>
          </table:table-cell>
          <table:table-cell office:value-type="string" calcext:value-type="string">
            <text:p>OPEN: 18:00 / START: 19:00 br2nADV: 2500 / DOOR: 3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8</text:p>
          </table:table-cell>
          <table:table-cell table:style-name="ce42" table:formula="of:=IF([.C148]=[.C149];[.D148]+1;1)" office:value-type="float" office:value="1" calcext:value-type="float">
            <text:p/>
          </table:table-cell>
          <table:table-cell office:value-type="string" calcext:value-type="string">
            <text:p>SHOCKING LOUD VOICE 2014 Spring</text:p>
          </table:table-cell>
          <table:table-cell table:style-name="Default" office:value-type="string" calcext:value-type="string">
            <text:p>DAZZLE VISIONOA.ムシケラトプス激！　 NEW!!</text:p>
          </table:table-cell>
          <table:table-cell office:value-type="string" calcext:value-type="string">
            <text:p>OPEN: 18:00 / START: 18:45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29</text:p>
          </table:table-cell>
          <table:table-cell table:style-name="ce42" table:formula="of:=IF([.C149]=[.C150];[.D149]+1;1)" office:value-type="float" office:value="1" calcext:value-type="float">
            <text:p/>
          </table:table-cell>
          <table:table-cell office:value-type="string" calcext:value-type="string">
            <text:p>ALL CITY STEPPERS LIVE TOUR 2014</text:p>
          </table:table-cell>
          <table:table-cell table:style-name="Default" office:value-type="string" calcext:value-type="string">
            <text:p>ALL CITY STEPPERS</text:p>
          </table:table-cell>
          <table:table-cell office:value-type="string" calcext:value-type="string">
            <text:p>OPEN: 17:30 / START: 18:00 br2nADV: 48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30</text:p>
          </table:table-cell>
          <table:table-cell table:style-name="ce42" table:formula="of:=IF([.C150]=[.C151];[.D150]+1;1)" office:value-type="float" office:value="1" calcext:value-type="float">
            <text:p/>
          </table:table-cell>
          <table:table-cell office:value-type="string" calcext:value-type="string">
            <text:p>“V-BAND 祭” ～SPRING FESTIVAL TOUR 2014～</text:p>
          </table:table-cell>
          <table:table-cell table:style-name="Default" office:value-type="string" calcext:value-type="string">
            <text:p>HERO br2nν［NEU] br2nGOTCHAROCKA br2nBlack Gene For the Next Scene br2n葵-168-</text:p>
          </table:table-cell>
          <table:table-cell office:value-type="string" calcext:value-type="string">
            <text:p>OPEN: 16:30 / START: 17:00 br2nADV: 38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331</text:p>
          </table:table-cell>
          <table:table-cell table:style-name="ce42" table:formula="of:=IF([.C151]=[.C152];[.D151]+1;1)" office:value-type="float" office:value="1" calcext:value-type="float">
            <text:p/>
          </table:table-cell>
          <table:table-cell office:value-type="string" calcext:value-type="string">
            <text:p>ベルベット最終単独公演『世界で最も狂暴な日』</text:p>
          </table:table-cell>
          <table:table-cell table:style-name="Default" office:value-type="string" calcext:value-type="string">
            <text:p>ベルベット</text:p>
          </table:table-cell>
          <table:table-cell office:value-type="string" calcext:value-type="string">
            <text:p>OPEN: 18:00 / START: 18:30 br2nADV: 3500 / DOOR: 4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4</text:p>
          </table:table-cell>
          <table:table-cell table:style-name="ce42" table:formula="of:=IF([.C152]=[.C153];[.D152]+1;1)" office:value-type="float" office:value="1" calcext:value-type="float">
            <text:p/>
          </table:table-cell>
          <table:table-cell office:value-type="string" calcext:value-type="string">
            <text:p>にこぱふぇ～NICONICO PARTY FESTIVAL～vol.1</text:p>
          </table:table-cell>
          <table:table-cell table:style-name="Default" office:value-type="string" calcext:value-type="string">
            <text:p>-紫桜-ｓｈｉｏｕ-Ⅷ嚠@medium他</text:p>
          </table:table-cell>
          <table:table-cell office:value-type="string" calcext:value-type="string">
            <text:p>OPEN: 16:00 / START: 17:00 br2nADV: 3000 / DOOR: 3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5</text:p>
          </table:table-cell>
          <table:table-cell table:style-name="ce42" table:formula="of:=IF([.C153]=[.C154];[.D153]+1;1)" office:value-type="float" office:value="1" calcext:value-type="float">
            <text:p/>
          </table:table-cell>
          <table:table-cell office:value-type="string" calcext:value-type="string">
            <text:p>Kalkar</text:p>
          </table:table-cell>
          <table:table-cell table:style-name="Default" office:value-type="string" calcext:value-type="string">
            <text:p>ちくわテイスティング協会br2nManhole New Worldbr2nCANORUMbr2nmetabr2nビーチ・バージョンbr2nクルクルパステルズ</text:p>
          </table:table-cell>
          <table:table-cell office:value-type="string" calcext:value-type="string">
            <text:p>OPEN: 18:00 / START: 18:30 br2nADV: 2000 / DOOR: 23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6</text:p>
          </table:table-cell>
          <table:table-cell table:style-name="ce42" table:formula="of:=IF([.C154]=[.C155];[.D154]+1;1)" office:value-type="float" office:value="1" calcext:value-type="float">
            <text:p/>
          </table:table-cell>
          <table:table-cell office:value-type="string" calcext:value-type="string">
            <text:p>“GODS DREAM” JAPAN TOUR 2014</text:p>
          </table:table-cell>
          <table:table-cell table:style-name="Default" office:value-type="string" calcext:value-type="string">
            <text:p>RINGO DEATHSTARR</text:p>
          </table:table-cell>
          <table:table-cell office:value-type="string" calcext:value-type="string">
            <text:p>OPEN: 19:00 / START: 19:30 br2nADV: 48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7</text:p>
          </table:table-cell>
          <table:table-cell table:style-name="ce42" table:formula="of:=IF([.C155]=[.C156];[.D155]+1;1)" office:value-type="float" office:value="1" calcext:value-type="float">
            <text:p/>
          </table:table-cell>
          <table:table-cell office:value-type="string" calcext:value-type="string">
            <text:p>nhhmbase『水辺の鼓』release tour</text:p>
          </table:table-cell>
          <table:table-cell table:style-name="Default" office:value-type="string" calcext:value-type="string">
            <text:p>nhhmbasebr2nOpen Reel Ensemblebr2nにせんねんもんだい</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8</text:p>
          </table:table-cell>
          <table:table-cell table:style-name="ce42" table:formula="of:=IF([.C156]=[.C157];[.D156]+1;1)" office:value-type="float" office:value="1" calcext:value-type="float">
            <text:p/>
          </table:table-cell>
          <table:table-cell office:value-type="string" calcext:value-type="string">
            <text:p>SUPER DANCE!</text:p>
          </table:table-cell>
          <table:table-cell table:style-name="Default" office:value-type="string" calcext:value-type="string">
            <text:p>SODA!</text:p>
          </table:table-cell>
          <table:table-cell office:value-type="string" calcext:value-type="string">
            <text:p>OPEN: 19:00 / START: 19:00 br2nADV: 15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9</text:p>
          </table:table-cell>
          <table:table-cell table:style-name="ce42" table:formula="of:=IF([.C157]=[.C158];[.D157]+1;1)" office:value-type="float" office:value="1" calcext:value-type="float">
            <text:p/>
          </table:table-cell>
          <table:table-cell office:value-type="string" calcext:value-type="string">
            <text:p>みなみのタルト</text:p>
          </table:table-cell>
          <table:table-cell table:style-name="Default" office:value-type="string" calcext:value-type="string">
            <text:p>タルトタタンbr2n藤岡みなみ＆ザ・モローンズ</text:p>
          </table:table-cell>
          <table:table-cell office:value-type="string" calcext:value-type="string">
            <text:p>OPEN: 12:00 / START: 12:3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29</text:p>
          </table:table-cell>
          <table:table-cell table:style-name="ce42" table:formula="of:=IF([.C158]=[.C159];[.D158]+1;1)" office:value-type="float" office:value="2" calcext:value-type="float">
            <text:p/>
          </table:table-cell>
          <table:table-cell office:value-type="string" calcext:value-type="string">
            <text:p>「3番目の街 release tour 2014」</text:p>
          </table:table-cell>
          <table:table-cell table:style-name="Default" office:value-type="string" calcext:value-type="string">
            <text:p>undersign</text:p>
          </table:table-cell>
          <table:table-cell office:value-type="string" calcext:value-type="string">
            <text:p>OPEN: 17:3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30</text:p>
          </table:table-cell>
          <table:table-cell table:style-name="ce42" table:formula="of:=IF([.C159]=[.C160];[.D159]+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SKNYbr2nZero to zenithbr2n馬場優奈br2nMine producebr2nMagical★Honeybr2nOne POISON</text:p>
          </table:table-cell>
          <table:table-cell office:value-type="string" calcext:value-type="string">
            <text:p>OPEN: 10:30 / START: 11:00 br2nADV: 3000 / DOOR: 3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30</text:p>
          </table:table-cell>
          <table:table-cell table:style-name="ce42" table:formula="of:=IF([.C160]=[.C161];[.D160]+1;1)" office:value-type="float" office:value="2" calcext:value-type="float">
            <text:p/>
          </table:table-cell>
          <table:table-cell office:value-type="string" calcext:value-type="string">
            <text:p>Alive ライブ・プロジェクト “Nouvelle Vague special Tokyo Show 2014”</text:p>
          </table:table-cell>
          <table:table-cell table:style-name="Default" office:value-type="string" calcext:value-type="string">
            <text:p>Nouvelle Vague</text:p>
          </table:table-cell>
          <table:table-cell office:value-type="string" calcext:value-type="string">
            <text:p>OPEN: 18:00 / START: 19:00 br2nADV: 60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331</text:p>
          </table:table-cell>
          <table:table-cell table:style-name="ce42" table:formula="of:=IF([.C161]=[.C162];[.D161]+1;1)" office:value-type="float" office:value="1" calcext:value-type="float">
            <text:p/>
          </table:table-cell>
          <table:table-cell office:value-type="string" calcext:value-type="string">
            <text:p>MARUYAMA SOUNDS</text:p>
          </table:table-cell>
          <table:table-cell table:style-name="Default" office:value-type="string" calcext:value-type="string">
            <text:p>SPANK PAGEbr2nApplicat Spectrabr2nampelbr2n流れるイオタ</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4</text:p>
          </table:table-cell>
          <table:table-cell table:style-name="ce42" table:formula="of:=IF([.C162]=[.C163];[.D162]+1;1)" office:value-type="float" office:value="1" calcext:value-type="float">
            <text:p/>
          </table:table-cell>
          <table:table-cell office:value-type="string" calcext:value-type="string">
            <text:p>7コードを鳴らして</text:p>
          </table:table-cell>
          <table:table-cell table:style-name="Default" office:value-type="string" calcext:value-type="string">
            <text:p>Albireo br2nArt relation br2nmana-musica br2nRedy Anne br2nSIMPLE LIFE br2nthe Brush br2nPRIMAL CURVE</text:p>
          </table:table-cell>
          <table:table-cell office:value-type="string" calcext:value-type="string">
            <text:p>OPEN: 17:30 / START: 18:00 br2nADV: 2000 / DOOR: 25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5</text:p>
          </table:table-cell>
          <table:table-cell table:style-name="ce42" table:formula="of:=IF([.C163]=[.C164];[.D163]+1;1)" office:value-type="float" office:value="1" calcext:value-type="float">
            <text:p/>
          </table:table-cell>
          <table:table-cell office:value-type="string" calcext:value-type="string">
            <text:p>ロメロ × O-Crest共同企画LIVE「RMR Vol.1」</text:p>
          </table:table-cell>
          <table:table-cell table:style-name="Default" office:value-type="string" calcext:value-type="string">
            <text:p>ロメロ br2nらしさの逢りか br2nスロウボート br2nPUSH br2nbutterfly inthe stomachInsane</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6</text:p>
          </table:table-cell>
          <table:table-cell table:style-name="ce42" table:formula="of:=IF([.C164]=[.C165];[.D164]+1;1)" office:value-type="float" office:value="1" calcext:value-type="float">
            <text:p/>
          </table:table-cell>
          <table:table-cell office:value-type="string" calcext:value-type="string">
            <text:p>イロニア Presents イロドリネイロ5 -彩り音色- 2nd album 『寄り添いあえても』 Release Tour 2014 FINAL</text:p>
          </table:table-cell>
          <table:table-cell table:style-name="Default" office:value-type="string" calcext:value-type="string">
            <text:p>イロニア br2nサクラメリーメン br2nロマンチップス br2nfull full full</text:p>
          </table:table-cell>
          <table:table-cell office:value-type="string" calcext:value-type="string">
            <text:p>OPEN: 18:00 / START: 18:3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7</text:p>
          </table:table-cell>
          <table:table-cell table:style-name="ce42" table:formula="of:=IF([.C165]=[.C166];[.D165]+1;1)" office:value-type="float" office:value="1" calcext:value-type="float">
            <text:p/>
          </table:table-cell>
          <table:table-cell office:value-type="string" calcext:value-type="string">
            <text:p>WeZ 初東京ワンマンライブ 『ZEROの0乗』</text:p>
          </table:table-cell>
          <table:table-cell table:style-name="Default" office:value-type="string" calcext:value-type="string">
            <text:p>WeZ</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8</text:p>
          </table:table-cell>
          <table:table-cell table:style-name="ce42" table:formula="of:=IF([.C166]=[.C167];[.D166]+1;1)" office:value-type="float" office:value="1" calcext:value-type="float">
            <text:p/>
          </table:table-cell>
          <table:table-cell office:value-type="string" calcext:value-type="string">
            <text:p>Earls Court 3rd mini album 「イカロスが見ていた景色」ツアーファイナル br2nEarls Court vs nano sound museum</text:p>
          </table:table-cell>
          <table:table-cell table:style-name="Default" office:value-type="string" calcext:value-type="string">
            <text:p>Earls Court br2nnano sound museum</text:p>
          </table:table-cell>
          <table:table-cell office:value-type="string" calcext:value-type="string">
            <text:p>OPEN: 18:30 / START: 19:00 br2nADV: 25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29</text:p>
          </table:table-cell>
          <table:table-cell table:style-name="ce42" table:formula="of:=IF([.C167]=[.C168];[.D167]+1;1)" office:value-type="float" office:value="1" calcext:value-type="float">
            <text:p/>
          </table:table-cell>
          <table:table-cell office:value-type="string" calcext:value-type="string">
            <text:p>ウラニーノレコ発アンコールツアーbr2n〜もうちょっと響け！！ぼくらのブランクミュージック〜 ファイナルワンマン</text:p>
          </table:table-cell>
          <table:table-cell table:style-name="Default" office:value-type="string" calcext:value-type="string">
            <text:p>ウラニーノ</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30</text:p>
          </table:table-cell>
          <table:table-cell table:style-name="ce42" table:formula="of:=IF([.C168]=[.C169];[.D168]+1;1)" office:value-type="float" office:value="1" calcext:value-type="float">
            <text:p/>
          </table:table-cell>
          <table:table-cell office:value-type="string" calcext:value-type="string">
            <text:p>amu LIVE2014 始動</text:p>
          </table:table-cell>
          <table:table-cell table:style-name="Default" office:value-type="string" calcext:value-type="string">
            <text:p>amu</text:p>
          </table:table-cell>
          <table:table-cell office:value-type="string" calcext:value-type="string">
            <text:p>OPEN: 17:30 / START: 18:00 br2nADV: 2500 / DOOR: 未定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331</text:p>
          </table:table-cell>
          <table:table-cell table:style-name="ce42" table:formula="of:=IF([.C169]=[.C170];[.D169]+1;1)" office:value-type="float" office:value="1" calcext:value-type="float">
            <text:p/>
          </table:table-cell>
          <table:table-cell office:value-type="string" calcext:value-type="string">
            <text:p>Ending is beginning</text:p>
          </table:table-cell>
          <table:table-cell table:style-name="Default" office:value-type="string" calcext:value-type="string">
            <text:p>COATREAL br2nearly in the morning br2nEARNIE FROGs br2nFREE SQUARE br2npolly br2n℃フーズ br2nうぃっち</text:p>
          </table:table-cell>
          <table:table-cell office:value-type="string" calcext:value-type="string">
            <text:p>OPEN: 17:30 / START: 18: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4</text:p>
          </table:table-cell>
          <table:table-cell table:style-name="ce42" table:formula="of:=IF([.C170]=[.C171];[.D170]+1;1)" office:value-type="float" office:value="1" calcext:value-type="float">
            <text:p/>
          </table:table-cell>
          <table:table-cell office:value-type="string" calcext:value-type="string">
            <text:p>INTO THE BURROW Vol.17</text:p>
          </table:table-cell>
          <table:table-cell table:style-name="Default" office:value-type="string" calcext:value-type="string">
            <text:p>MI-RO-KUW.A.R.P. br2nKRUSH GROOVE br2nTEDANUFA</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5</text:p>
          </table:table-cell>
          <table:table-cell table:style-name="ce42" table:formula="of:=IF([.C171]=[.C172];[.D171]+1;1)" office:value-type="float" office:value="1" calcext:value-type="float">
            <text:p/>
          </table:table-cell>
          <table:table-cell office:value-type="string" calcext:value-type="string">
            <text:p>道玄坂叙情詩 第74章</text:p>
          </table:table-cell>
          <table:table-cell table:style-name="Default" office:value-type="string" calcext:value-type="string">
            <text:p>Lunakate br2nあきいちこ br2n宮林愛美</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6</text:p>
          </table:table-cell>
          <table:table-cell table:style-name="ce42" table:formula="of:=IF([.C172]=[.C173];[.D172]+1;1)" office:value-type="float" office:value="1" calcext:value-type="float">
            <text:p/>
          </table:table-cell>
          <table:table-cell office:value-type="string" calcext:value-type="string">
            <text:p>DROPCAN  presents  FIRST  DROP</text:p>
          </table:table-cell>
          <table:table-cell table:style-name="Default" office:value-type="string" calcext:value-type="string">
            <text:p>【BAND】 br2nKid’s  plate br2nペリエ br2nTabby  Loveloc br2nTiny  Pine七彩☆GLITTER br2n【弾き語り】 br2n⻄谷卓/Takashi Yokoyama【出店】melte / FANFARE</text:p>
          </table:table-cell>
          <table:table-cell office:value-type="string" calcext:value-type="string">
            <text:p>OPEN: 17:30 / START: 18:00 br2nADV: 2000 / DOOR: 未定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7</text:p>
          </table:table-cell>
          <table:table-cell table:style-name="ce42" table:formula="of:=IF([.C173]=[.C174];[.D173]+1;1)" office:value-type="float" office:value="1" calcext:value-type="float">
            <text:p/>
          </table:table-cell>
          <table:table-cell office:value-type="string" calcext:value-type="string">
            <text:p>まかべまお×MINNA DAISUKI RECORD presnts “GIRLS LIVE HEADER” vol.1</text:p>
          </table:table-cell>
          <table:table-cell table:style-name="Default" office:value-type="string" calcext:value-type="string">
            <text:p>まかべまおマチソワ(芍薬、牡丹、楓)藤井勇綺(つばさFly)ドリルパープル神谷彩乃(つばさFly)柳瀬蓉from京都他</text:p>
          </table:table-cell>
          <table:table-cell office:value-type="string" calcext:value-type="string">
            <text:p>OPEN: 18:30 / START: 19:0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8</text:p>
          </table:table-cell>
          <table:table-cell table:style-name="ce42" table:formula="of:=IF([.C174]=[.C175];[.D174]+1;1)" office:value-type="float" office:value="1" calcext:value-type="float">
            <text:p/>
          </table:table-cell>
          <table:table-cell/>
          <table:table-cell table:style-name="Default" office:value-type="string" calcext:value-type="string">
            <text:p>Sinon br2n永山尚太 br2nおがさわら あい br2n暮部拓哉</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29</text:p>
          </table:table-cell>
          <table:table-cell table:style-name="ce42" table:formula="of:=IF([.C175]=[.C176];[.D175]+1;1)" office:value-type="float" office:value="1" calcext:value-type="float">
            <text:p/>
          </table:table-cell>
          <table:table-cell office:value-type="string" calcext:value-type="string">
            <text:p>つばさFly presents “START IN MY DREAM” vol.5</text:p>
          </table:table-cell>
          <table:table-cell table:style-name="Default" office:value-type="string" calcext:value-type="string">
            <text:p>つばさFly</text:p>
          </table:table-cell>
          <table:table-cell office:value-type="string" calcext:value-type="string">
            <text:p>OPEN: 18:00 / START: 18:3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30</text:p>
          </table:table-cell>
          <table:table-cell table:style-name="ce42" table:formula="of:=IF([.C176]=[.C177];[.D176]+1;1)" office:value-type="float" office:value="1" calcext:value-type="float">
            <text:p/>
          </table:table-cell>
          <table:table-cell office:value-type="string" calcext:value-type="string">
            <text:p>アイリスタート</text:p>
          </table:table-cell>
          <table:table-cell table:style-name="Default" office:value-type="string" calcext:value-type="string">
            <text:p>アイリス br2nHOLIC br2n寺嶋由芙早乃香織 br2nand more</text:p>
          </table:table-cell>
          <table:table-cell office:value-type="string" calcext:value-type="string">
            <text:p>OPEN: 17:30 / START: 18: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331</text:p>
          </table:table-cell>
          <table:table-cell table:style-name="ce42" table:formula="of:=IF([.C177]=[.C178];[.D177]+1;1)" office:value-type="float" office:value="1" calcext:value-type="float">
            <text:p/>
          </table:table-cell>
          <table:table-cell office:value-type="string" calcext:value-type="string">
            <text:p>ヒップ☆アタック☆パニック!!　Vol.22</text:p>
          </table:table-cell>
          <table:table-cell table:style-name="Default" office:value-type="string" calcext:value-type="string">
            <text:p>CREA br2nNIHONGI br2nLove Jam Cats br2nCaramel</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4</text:p>
          </table:table-cell>
          <table:table-cell table:style-name="ce42" table:formula="of:=IF([.C178]=[.C179];[.D178]+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ヨモギイチヨウ (from 大阪) / grace period /ORIE / PUMPKIN SHOP / こゆび / ハルカミライ</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5</text:p>
          </table:table-cell>
          <table:table-cell table:style-name="ce42" table:formula="of:=IF([.C179]=[.C180];[.D179]+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Classic Star / PANDA HEAD /ZowieZowieZowie / カイン / タケドウ (群青の雨 )</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6</text:p>
          </table:table-cell>
          <table:table-cell table:style-name="ce42" table:formula="of:=IF([.C180]=[.C181];[.D180]+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ソラミズツキヒ (from 大阪) / Chapter line /Good Night Sheep / アマアシ / 石井優也 (MAGI SCENE )</text:p>
          </table:table-cell>
          <table:table-cell office:value-type="string" calcext:value-type="string">
            <text:p>open&gt;18:00br2nstart&gt;18:30br2nadv&gt;¥1500br2ndoor&gt;¥2000</text:p>
          </table:table-cell>
          <table:table-cell table:number-columns-repeated="1017"/>
        </table:table-row>
        <table:table-row table:style-name="ro2">
          <table:table-cell/>
          <table:table-cell office:value-type="float" office:value="23" calcext:value-type="float">
            <text:p>23</text:p>
          </table:table-cell>
          <table:table-cell table:style-name="ce38" office:value-type="string" calcext:value-type="string">
            <text:p>0327</text:p>
          </table:table-cell>
          <table:table-cell table:style-name="ce42" table:formula="of:=IF([.C181]=[.C182];[.D181]+1;1)" office:value-type="float" office:value="1" calcext:value-type="float">
            <text:p/>
          </table:table-cell>
          <table:table-cell office:value-type="string" calcext:value-type="string">
            <text:p>ぴよし祭</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8</text:p>
          </table:table-cell>
          <table:table-cell table:style-name="ce42" table:formula="of:=IF([.C182]=[.C183];[.D182]+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unsnuff / mesen. /MUSQIS / 空リウム。 / ライカの水槽</text:p>
          </table:table-cell>
          <table:table-cell office:value-type="string" calcext:value-type="string">
            <text:p>open&gt;17:30br2nstart&gt;18:00br2nadv&gt;¥1500br2ndoor&gt;¥2000</text:p>
          </table:table-cell>
          <table:table-cell table:number-columns-repeated="1017"/>
        </table:table-row>
        <table:table-row table:style-name="ro2">
          <table:table-cell/>
          <table:table-cell office:value-type="float" office:value="23" calcext:value-type="float">
            <text:p>23</text:p>
          </table:table-cell>
          <table:table-cell table:style-name="ce38" office:value-type="string" calcext:value-type="string">
            <text:p>0329</text:p>
          </table:table-cell>
          <table:table-cell table:style-name="ce42" table:formula="of:=IF([.C183]=[.C184];[.D183]+1;1)" office:value-type="float" office:value="1" calcext:value-type="float">
            <text:p/>
          </table:table-cell>
          <table:table-cell office:value-type="string" calcext:value-type="string">
            <text:p>「ホールレンタル」</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29</text:p>
          </table:table-cell>
          <table:table-cell table:style-name="ce42" table:formula="of:=IF([.C184]=[.C185];[.D184]+1;1)" office:value-type="float" office:value="2" calcext:value-type="float">
            <text:p/>
          </table:table-cell>
          <table:table-cell office:value-type="string" calcext:value-type="string">
            <text:p>V-Rock中心womanonly DJイベントbr2n「Candy of Caterpillar 始まりの夜...」</text:p>
          </table:table-cell>
          <table:table-cell table:style-name="Default" office:value-type="string" calcext:value-type="string">
            <text:p>DJs: lie / RyO_SuKe / ニッチ (ゲスト) / ふらん (ゲスト)br2nTwitterアカウント: @candy_o_c br2n※成人済み戸籍上女性のみ入場可能</text:p>
          </table:table-cell>
          <table:table-cell office:value-type="string" calcext:value-type="string">
            <text:p>open&gt;callbr2nstart&gt;call adv&gt;callbr2ndoor&gt;call</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30</text:p>
          </table:table-cell>
          <table:table-cell table:style-name="ce42" table:formula="of:=IF([.C185]=[.C186];[.D185]+1;1)" office:value-type="float" office:value="1" calcext:value-type="float">
            <text:p/>
          </table:table-cell>
          <table:table-cell office:value-type="string" calcext:value-type="string">
            <text:p>JED presents 「A Revolutionary Way〜花天月地〜」</text:p>
          </table:table-cell>
          <table:table-cell table:style-name="Default" office:value-type="string" calcext:value-type="string">
            <text:p>JED / THE HEROES SYNDICATE /Rising Contrast / TEPPAN / 麒麟 br2nFOOD: ゆうじろうキッチン</text:p>
          </table:table-cell>
          <table:table-cell office:value-type="string" calcext:value-type="string">
            <text:p>open&gt;18:00br2nstart&gt;18: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331</text:p>
          </table:table-cell>
          <table:table-cell table:style-name="ce42" table:formula="of:=IF([.C186]=[.C187];[.D186]+1;1)" office:value-type="float" office:value="1" calcext:value-type="float">
            <text:p/>
          </table:table-cell>
          <table:table-cell office:value-type="string" calcext:value-type="string">
            <text:p>KINOTO proudly presents 「キノオト」</text:p>
          </table:table-cell>
          <table:table-cell table:style-name="Default" office:value-type="string" calcext:value-type="string">
            <text:p>ayumi melody (A Month of Sundays ) / topaz /大倉 (Zooqs ) / 小野雄大 (葉隠忍法帳 ) /大坪かこ (mak love sik ) / 渋谷さとし (arica ) /高高 / タチバナアキホ (niente. )</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4</text:p>
          </table:table-cell>
          <table:table-cell table:style-name="ce42" table:formula="of:=IF([.C187]=[.C188];[.D187]+1;1)" office:value-type="float" office:value="1" calcext:value-type="float">
            <text:p/>
          </table:table-cell>
          <table:table-cell office:value-type="string" calcext:value-type="string">
            <text:p>LUSH HOUR vol.178</text:p>
          </table:table-cell>
          <table:table-cell table:style-name="Default" office:value-type="string" calcext:value-type="string">
            <text:p>LIVE : ユームラウト / carnalotta / チャトラン / EL SONOKOS / ダルマキッド</text:p>
          </table:table-cell>
          <table:table-cell office:value-type="string" calcext:value-type="string">
            <text:p>Open 18:30 / Start 19:00　 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5</text:p>
          </table:table-cell>
          <table:table-cell table:style-name="ce42" table:formula="of:=IF([.C188]=[.C189];[.D188]+1;1)" office:value-type="float" office:value="1" calcext:value-type="float">
            <text:p/>
          </table:table-cell>
          <table:table-cell office:value-type="string" calcext:value-type="string">
            <text:p>おつかれやま 〜of the SUN〜</text:p>
          </table:table-cell>
          <table:table-cell table:style-name="Default" office:value-type="string" calcext:value-type="string">
            <text:p>音楽 : 日下奈央美 / 赤と緑 (piroと亜紀) ゲスト：藍色(根本アイコ) / 森本真伊子 / toccamos!br2nINFANTS IN EINDHOVEN / nada.acarph / and more... br2n食事 : おいしいじかん / ミヤケンのおつまみ br2nロミロミ・マッサージ : yukiebr2n展示 : k.a.n.abr2nヘアアレンジ : T-yobr2nネイル、耳ツボジュエリー : Ciebr2nDJ/MC : DJ三国志【宮内健司 (from cumulonimbus／COMA*／Bucolic) , DJ Ishino (from 雪崩)】</text:p>
          </table:table-cell>
          <table:table-cell office:value-type="string" calcext:value-type="string">
            <text:p>Open / Start 18:30　 Charge 1000</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7</text:p>
          </table:table-cell>
          <table:table-cell table:style-name="ce42" table:formula="of:=IF([.C189]=[.C190];[.D189]+1;1)" office:value-type="float" office:value="1" calcext:value-type="float">
            <text:p/>
          </table:table-cell>
          <table:table-cell office:value-type="string" calcext:value-type="string">
            <text:p>平成と情熱のあいだ　—produced by Lush—</text:p>
          </table:table-cell>
          <table:table-cell table:style-name="Default" office:value-type="string" calcext:value-type="string">
            <text:p>LIVE : アマアシ / the study room / THE ATOM4 / Day on Umbrella / and more..</text:p>
          </table:table-cell>
          <table:table-cell office:value-type="string" calcext:value-type="string">
            <text:p>Open 18:00 / Start 18:30　 Advance 1500 / Door 20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8</text:p>
          </table:table-cell>
          <table:table-cell table:style-name="ce42" table:formula="of:=IF([.C190]=[.C191];[.D190]+1;1)" office:value-type="float" office:value="1" calcext:value-type="float">
            <text:p/>
          </table:table-cell>
          <table:table-cell office:value-type="string" calcext:value-type="string">
            <text:p>ジャイアンナイトpresentsbr2n『豊満乃塾 豊満乃風対超新塾 』</text:p>
          </table:table-cell>
          <table:table-cell table:style-name="Default" office:value-type="string" calcext:value-type="string">
            <text:p>LIVE : 豊満乃風 / 超新塾br2nOP ACT : mckjbr2nDJ : mckj / ギチ樋口br2nMC : アントニオ広大(こりゃめでてーな広大)</text:p>
          </table:table-cell>
          <table:table-cell office:value-type="string" calcext:value-type="string">
            <text:p>Open / Start 23:30　 Advance 2000 / Door 2500 (+1D) br2n未成年者のご入場はできません。</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9</text:p>
          </table:table-cell>
          <table:table-cell table:style-name="ce42" table:formula="of:=IF([.C191]=[.C192];[.D191]+1;1)" office:value-type="float" office:value="1" calcext:value-type="float">
            <text:p/>
          </table:table-cell>
          <table:table-cell office:value-type="string" calcext:value-type="string">
            <text:p>ばーじんろっくvol.2</text:p>
          </table:table-cell>
          <table:table-cell table:style-name="Default" office:value-type="string" calcext:value-type="string">
            <text:p>LIVE : FatFoxFanclub / GORO GOLO / DALLJUBSTEPCLUB / Have a Nice Day! br2nドンマルティネス / 空きっ腹に酒br2nDJ : はやぴーbr2nテキーラガール : ゆっこ(MAD JOINT) / 綾川那久留(ダブダイヴ) / 都塚たつき</text:p>
          </table:table-cell>
          <table:table-cell office:value-type="string" calcext:value-type="string">
            <text:p>Open 17:30 / Start 18:00　 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29</text:p>
          </table:table-cell>
          <table:table-cell table:style-name="ce42" table:formula="of:=IF([.C192]=[.C193];[.D192]+1;1)" office:value-type="float" office:value="2" calcext:value-type="float">
            <text:p/>
          </table:table-cell>
          <table:table-cell office:value-type="string" calcext:value-type="string">
            <text:p>ジャイアンナイトpresentsbr2n「andymori night」</text:p>
          </table:table-cell>
          <table:table-cell table:style-name="Default" office:value-type="string" calcext:value-type="string">
            <text:p>出演 : 森森子 / ポンニシノ / BOKKIN / and more...</text:p>
          </table:table-cell>
          <table:table-cell office:value-type="string" calcext:value-type="string">
            <text:p>Open / Start 23:30　 Advance 1800 / Door 2300 (+1D) br2n未成年者のご入場はできません。</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330</text:p>
          </table:table-cell>
          <table:table-cell table:style-name="ce42" table:formula="of:=IF([.C193]=[.C194];[.D193]+1;1)" office:value-type="float" office:value="1" calcext:value-type="float">
            <text:p/>
          </table:table-cell>
          <table:table-cell office:value-type="string" calcext:value-type="string">
            <text:p>『◯音 〜yu-inn〜』</text:p>
          </table:table-cell>
          <table:table-cell table:style-name="Default" office:value-type="string" calcext:value-type="string">
            <text:p>LIVE : nenem / nhhmbase / killie / ZeZeZaZa / cumulonimbus</text:p>
          </table:table-cell>
          <table:table-cell office:value-type="string" calcext:value-type="string">
            <text:p>Open 17:30 / Start 18:00　 Advance 2500 / Door 2800 (+1D) br2n高校生 Charge free!!!(Drink代\500) 　大学生 \1000 OFF!!!</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5</text:p>
          </table:table-cell>
          <table:table-cell table:style-name="ce42" table:formula="of:=IF([.C194]=[.C195];[.D194]+1;1)" office:value-type="float" office:value="1" calcext:value-type="float">
            <text:p/>
          </table:table-cell>
          <table:table-cell office:value-type="string" calcext:value-type="string">
            <text:p>クアトロコンサート 2014早春</text:p>
          </table:table-cell>
          <table:table-cell table:style-name="Default" office:value-type="string" calcext:value-type="string">
            <text:p>寺尾紗穂br2nゲスト：森は生きている</text:p>
          </table:table-cell>
          <table:table-cell office:value-type="string" calcext:value-type="string">
            <text:p>OPEN/START 18:30/19: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6</text:p>
          </table:table-cell>
          <table:table-cell table:style-name="ce42" table:formula="of:=IF([.C195]=[.C196];[.D195]+1;1)" office:value-type="float" office:value="1" calcext:value-type="float">
            <text:p/>
          </table:table-cell>
          <table:table-cell office:value-type="string" calcext:value-type="string">
            <text:p>ファーストワンマンライブツアー2014～アオイハル～</text:p>
          </table:table-cell>
          <table:table-cell table:style-name="Default" office:value-type="string" calcext:value-type="string">
            <text:p>山崎あおい</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7</text:p>
          </table:table-cell>
          <table:table-cell table:style-name="ce42" table:formula="of:=IF([.C196]=[.C197];[.D196]+1;1)" office:value-type="float" office:value="1" calcext:value-type="float">
            <text:p/>
          </table:table-cell>
          <table:table-cell office:value-type="string" calcext:value-type="string">
            <text:p>SEX-ANDROIDスペシャルワンマンショー! !【中野医師会～春のお花見キラー2014～ 】</text:p>
          </table:table-cell>
          <table:table-cell table:style-name="Default" office:value-type="string" calcext:value-type="string">
            <text:p>SEX-ANDROID</text:p>
          </table:table-cell>
          <table:table-cell office:value-type="string" calcext:value-type="string">
            <text:p>OPEN/START 18:3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328</text:p>
          </table:table-cell>
          <table:table-cell table:style-name="ce42" table:formula="of:=IF([.C197]=[.C198];[.D197]+1;1)" office:value-type="float" office:value="1" calcext:value-type="float">
            <text:p/>
          </table:table-cell>
          <table:table-cell office:value-type="string" calcext:value-type="string">
            <text:p>oneman live ~2nd mission to the DK~</text:p>
          </table:table-cell>
          <table:table-cell table:style-name="Default" office:value-type="string" calcext:value-type="string">
            <text:p>Draft King</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9</text:p>
          </table:table-cell>
          <table:table-cell table:style-name="ce42" table:formula="of:=IF([.C198]=[.C199];[.D198]+1;1)" office:value-type="float" office:value="1"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4:00/14: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29</text:p>
          </table:table-cell>
          <table:table-cell table:style-name="ce42" table:formula="of:=IF([.C199]=[.C200];[.D199]+1;1)" office:value-type="float" office:value="2"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7:30/18: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30</text:p>
          </table:table-cell>
          <table:table-cell table:style-name="ce42" table:formula="of:=IF([.C200]=[.C201];[.D200]+1;1)" office:value-type="float" office:value="1"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4:00/14: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330</text:p>
          </table:table-cell>
          <table:table-cell table:style-name="ce42" table:formula="of:=IF([.C201]=[.C202];[.D201]+1;1)" office:value-type="float" office:value="2"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7:30/18:00</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4</text:p>
          </table:table-cell>
          <table:table-cell table:style-name="ce42" table:formula="of:=IF([.C202]=[.C203];[.D202]+1;1)" office:value-type="float" office:value="1" calcext:value-type="float">
            <text:p/>
          </table:table-cell>
          <table:table-cell office:value-type="string" calcext:value-type="string">
            <text:p>live：七尾旅人 × OOO YY ＆ Maison adult + 梅津和時 + やけのはら / DJみそしるとMCごはん × OOO YY ＆ Maison young / VOVIVAV / dj：K.E.I. / DJ WILDPARTY / L?K?O / vj：rokapenis OOO YY &amp; Maison 10th anniversary party</text:p>
          </table:table-cell>
          <table:table-cell table:style-name="Default" office:value-type="string" calcext:value-type="string">
            <text:p>live： 七尾旅人 × OOO YY ＆ Maison adult + 梅津和時 + やけのはら / DJみそしるとMCごはん × OOO YY ＆ Maison young / VOVIVAV dj： K.E.I. / DJ WILDPARTY / L?K?O vj： rokapenis  </text:p>
          </table:table-cell>
          <table:table-cell office:value-type="string" calcext:value-type="string">
            <text:p>OPEN / START : 18:00 / 18:00br2n前売 / 当日 : ￥2,500 / ￥3,000 (ドリンク代別途)   ＜20歳未満割！＞ 20歳未満の方は通常よりお得にご入場いただけます。 当日ご入場の際、受付にて20歳未満を確認できる身分証(保険証／学生証／免許証等)をご提示の方には ドリンク代(500円)なしでドリンクチケットプレゼント！実質500円キャッシュバック！ （未成年へのアルコール等の販売は固くお断り致します。）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5</text:p>
          </table:table-cell>
          <table:table-cell table:style-name="ce42" table:formula="of:=IF([.C203]=[.C204];[.D203]+1;1)" office:value-type="float" office:value="1" calcext:value-type="float">
            <text:p/>
          </table:table-cell>
          <table:table-cell office:value-type="string" calcext:value-type="string">
            <text:p>wacciとSissyとCure Rubbish</text:p>
          </table:table-cell>
          <table:table-cell table:style-name="Default" office:value-type="string" calcext:value-type="string">
            <text:p>wacci / Sissy / Cure Rubbish</text:p>
          </table:table-cell>
          <table:table-cell office:value-type="string" calcext:value-type="string">
            <text:p>OPEN / START : 17:45 / 18:30br2n前売 / 当日 : ¥3,000 / - ( 税込/ドリンク代別/オールスタンディング) ＊3歳以上チケット必要、3歳未満入場不可  ＊ お一人様4枚まで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6</text:p>
          </table:table-cell>
          <table:table-cell table:style-name="ce42" table:formula="of:=IF([.C204]=[.C205];[.D204]+1;1)" office:value-type="float" office:value="1" calcext:value-type="float">
            <text:p/>
          </table:table-cell>
          <table:table-cell/>
          <table:table-cell table:style-name="Default" office:value-type="string" calcext:value-type="string">
            <text:p> </text:p>
          </table:table-cell>
          <table:table-cell office:value-type="string" calcext:value-type="string">
            <text:p>OPEN / START :  br2n前売 / 当日 :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7</text:p>
          </table:table-cell>
          <table:table-cell table:style-name="ce42" table:formula="of:=IF([.C205]=[.C206];[.D205]+1;1)" office:value-type="float" office:value="1" calcext:value-type="float">
            <text:p/>
          </table:table-cell>
          <table:table-cell office:value-type="string" calcext:value-type="string">
            <text:p>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8</text:p>
          </table:table-cell>
          <table:table-cell table:style-name="ce42" table:formula="of:=IF([.C206]=[.C207];[.D206]+1;1)" office:value-type="float" office:value="1" calcext:value-type="float">
            <text:p/>
          </table:table-cell>
          <table:table-cell office:value-type="string" calcext:value-type="string">
            <text:p>ZERO vs 417 LIVE 追加公演「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29</text:p>
          </table:table-cell>
          <table:table-cell table:style-name="ce42" table:formula="of:=IF([.C207]=[.C208];[.D207]+1;1)" office:value-type="float" office:value="1" calcext:value-type="float">
            <text:p/>
          </table:table-cell>
          <table:table-cell office:value-type="string" calcext:value-type="string">
            <text:p>TLB 1st Anniversaryワンマンライブ</text:p>
          </table:table-cell>
          <table:table-cell table:style-name="Default" office:value-type="string" calcext:value-type="string">
            <text:p>The LADYBIRD</text:p>
          </table:table-cell>
          <table:table-cell office:value-type="string" calcext:value-type="string">
            <text:p>OPEN / START : 第一部：13:30 / 14:00 第二部：17:30 / 18:00br2n前売 / 当日 : ￥4,500（税込/ドリンク代別） ※結成一周年記念CD付き,サイン会付き</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330</text:p>
          </table:table-cell>
          <table:table-cell table:style-name="ce42" table:formula="of:=IF([.C208]=[.C209];[.D208]+1;1)" office:value-type="float" office:value="1" calcext:value-type="float">
            <text:p/>
          </table:table-cell>
          <table:table-cell office:value-type="string" calcext:value-type="string">
            <text:p>LOVE Live 2014</text:p>
          </table:table-cell>
          <table:table-cell table:style-name="Default" office:value-type="string" calcext:value-type="string">
            <text:p>LOVE</text:p>
          </table:table-cell>
          <table:table-cell office:value-type="string" calcext:value-type="string">
            <text:p>OPEN / START : 17:00 / 17:30br2n前売 / 当日 : ￥4,000 / ￥4,500（税込 / ドリンク代別）※整理番号あり。</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4</text:p>
          </table:table-cell>
          <table:table-cell table:style-name="ce42" table:formula="of:=IF([.C209]=[.C210];[.D209]+1;1)" office:value-type="float" office:value="1" calcext:value-type="float">
            <text:p/>
          </table:table-cell>
          <table:table-cell office:value-type="string" calcext:value-type="string">
            <text:p>FULL OUT!!!-大復活祭-@DUO music exchange</text:p>
          </table:table-cell>
          <table:table-cell table:style-name="Default" office:value-type="string" calcext:value-type="string">
            <text:p>■LIVE : KEN THE 390 / KLOOZ / Romancrew / SUPER SONICS / WHITE JAMbr2n■DANCE : PInOSHIGe×NOPPO(s**t kingz) Yusei&amp;Mikael&amp;Atsushi / UNION SQUARE / Rage'mBroz / DeaD sTocKs / SpectRe / 梟 / Boo+YULI/BACCANO!</text:p>
          </table:table-cell>
          <table:table-cell office:value-type="string" calcext:value-type="string">
            <text:p>16:00 / 17:00br2n￥3,500- (税込) / ￥4,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5</text:p>
          </table:table-cell>
          <table:table-cell table:style-name="ce42" table:formula="of:=IF([.C210]=[.C211];[.D210]+1;1)" office:value-type="float" office:value="1" calcext:value-type="float">
            <text:p/>
          </table:table-cell>
          <table:table-cell office:value-type="string" calcext:value-type="string">
            <text:p>TRUST 解散ワンマン　2days【全てへのＴ-LASTへ】Vol.2</text:p>
          </table:table-cell>
          <table:table-cell table:style-name="Default" office:value-type="string" calcext:value-type="string">
            <text:p>TRUST</text:p>
          </table:table-cell>
          <table:table-cell office:value-type="string" calcext:value-type="string">
            <text:p>Shibuya DUO 会場受付br2nチケットぴあ [227-177] / ローソンチケット [73992]br2nイープラスbr2n17:00 / 17:30br2n￥3,500- (税込) / ￥4,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6</text:p>
          </table:table-cell>
          <table:table-cell table:style-name="ce42" table:formula="of:=IF([.C211]=[.C212];[.D211]+1;1)" office:value-type="float" office:value="1" calcext:value-type="float">
            <text:p/>
          </table:table-cell>
          <table:table-cell office:value-type="string" calcext:value-type="string">
            <text:p>KANDAFUL WORLD vol.3br2n～19:26からはじまるWonderful World～</text:p>
          </table:table-cell>
          <table:table-cell table:style-name="Default" office:value-type="string" calcext:value-type="string">
            <text:p>神田莉緒香</text:p>
          </table:table-cell>
          <table:table-cell office:value-type="string" calcext:value-type="string">
            <text:p>イープラスbr2n18:30 / 19:26br2n【一般】￥3,500- (税込) ※1ドリンク別br2n【学生】￥3,000- (税込) ※1ドリンク別br2n※学生チケットご購入の方は、当日受付にて学生証の提示をお願い致します。</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7</text:p>
          </table:table-cell>
          <table:table-cell table:style-name="ce42" table:formula="of:=IF([.C212]=[.C213];[.D212]+1;1)" office:value-type="float" office:value="1" calcext:value-type="float">
            <text:p/>
          </table:table-cell>
          <table:table-cell office:value-type="string" calcext:value-type="string">
            <text:p>uP!!!NEXT VOL.6</text:p>
          </table:table-cell>
          <table:table-cell table:style-name="Default" office:value-type="string" calcext:value-type="string">
            <text:p>感傷ﾍﾞｸﾄﾙ / つづくﾊﾞﾝﾄﾞ / ﾃｽﾗは泣かない。</text:p>
          </table:table-cell>
          <table:table-cell office:value-type="string" calcext:value-type="string">
            <text:p>Shibuya DUO 会場受付 / Shibuya DUO チケットショッピングカートbr2nチケットぴあ [219-903] / ローソンチケット [75723]br2nイープラスbr2n18:00 / 19:00br2n完全招待制 無料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8</text:p>
          </table:table-cell>
          <table:table-cell table:style-name="ce42" table:formula="of:=IF([.C213]=[.C214];[.D213]+1;1)" office:value-type="float" office:value="1" calcext:value-type="float">
            <text:p/>
          </table:table-cell>
          <table:table-cell office:value-type="string" calcext:value-type="string">
            <text:p>PUNKSPRING　EXTRA SHOW</text:p>
          </table:table-cell>
          <table:table-cell table:style-name="Default" office:value-type="string" calcext:value-type="string">
            <text:p>THE FRATELLIS</text:p>
          </table:table-cell>
          <table:table-cell office:value-type="string" calcext:value-type="string">
            <text:p>18:00 / 19:00br2n￥5,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29</text:p>
          </table:table-cell>
          <table:table-cell table:style-name="ce42" table:formula="of:=IF([.C214]=[.C215];[.D214]+1;1)" office:value-type="float" office:value="1" calcext:value-type="float">
            <text:p/>
          </table:table-cell>
          <table:table-cell office:value-type="string" calcext:value-type="string">
            <text:p>ラブダイアリーなツアー2014春</text:p>
          </table:table-cell>
          <table:table-cell table:style-name="Default" office:value-type="string" calcext:value-type="string">
            <text:p>Love Diary</text:p>
          </table:table-cell>
          <table:table-cell office:value-type="string" calcext:value-type="string">
            <text:p>17:30 / 18:00br2n￥4,5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30</text:p>
          </table:table-cell>
          <table:table-cell table:style-name="ce42" table:formula="of:=IF([.C215]=[.C216];[.D215]+1;1)" office:value-type="float" office:value="1" calcext:value-type="float">
            <text:p/>
          </table:table-cell>
          <table:table-cell office:value-type="string" calcext:value-type="string">
            <text:p>GEEK P@RK vol.10</text:p>
          </table:table-cell>
          <table:table-cell table:style-name="Default" office:value-type="string" calcext:value-type="string">
            <text:p>&lt;MC&gt;ただのんbr2n&lt;歌い手&gt;詩人 / Freedel / ＠麦茶　…他br2n&lt;踊り手&gt;足太ぺんた / AMU+弟 / あゆあゆっ / Kyanys / こにたん / しょまちぬぞう / FULL HALF / 鷹文 / なみ（仮） / のら / MAP / まびてちZ / MOMOCLOID / 飲茶娘 / 林檎酢 / わた　…他</text:p>
          </table:table-cell>
          <table:table-cell office:value-type="string" calcext:value-type="string">
            <text:p>チケットぴあ [223-984 ] / ローソンチケット [70491]br2nイープラスbr2n13:30 / 14:30br2n￥3,000- (税込) / ￥3,5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331</text:p>
          </table:table-cell>
          <table:table-cell table:style-name="ce42" table:formula="of:=IF([.C216]=[.C217];[.D216]+1;1)" office:value-type="float" office:value="1" calcext:value-type="float">
            <text:p/>
          </table:table-cell>
          <table:table-cell office:value-type="string" calcext:value-type="string">
            <text:p>ROUTE COLLECTION</text:p>
          </table:table-cell>
          <table:table-cell table:style-name="Default" office:value-type="string" calcext:value-type="string">
            <text:p>【ゲストモデル】br2n小池真友（元Ranzuki）br2n金子じゃねん(元Ranzuki)br2n平木愛美(JJブロモ)br2n若狭千乃（nuts専属ブロガー）br2n小林亜美莉（nuts専属ブロガー） br2n田辺音羽（ブロガール）br2n…and morebr2n【アーティストLIVE】br2nカモンジョック …and more br2n【MC】br2n小林真由 （Ray） …and more br2n【ダンサー】br2nhirokibr2nLiko Lehuabr2n【協力ブランド】 br2nMARRY GARETbr2nO.M.Gbr2n…and more</text:p>
          </table:table-cell>
          <table:table-cell office:value-type="string" calcext:value-type="string">
            <text:p>チケットぴあ [-] / ローソンチケット [70196]br2nイープラスbr2n16:30 / 17:00br2n￥3,000- (税込) / ￥3,500- (税込) ※1ドリンク別</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326</text:p>
          </table:table-cell>
          <table:table-cell table:style-name="ce42" table:formula="of:=IF([.C217]=[.C218];[.D217]+1;1)" office:value-type="float" office:value="1" calcext:value-type="float">
            <text:p/>
          </table:table-cell>
          <table:table-cell office:value-type="string" calcext:value-type="string">
            <text:p>fox capture plan "BRIDGE"br2nレコ発ワンマン @ 代官山unit</text:p>
          </table:table-cell>
          <table:table-cell table:style-name="Default" office:value-type="string" calcext:value-type="string">
            <text:p>fox capture plan</text:p>
          </table:table-cell>
          <table:table-cell office:value-type="string" calcext:value-type="string">
            <text:p>OPEN : 19:00 START : 20: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330</text:p>
          </table:table-cell>
          <table:table-cell table:style-name="ce42" table:formula="of:=IF([.C218]=[.C219];[.D218]+1;1)" office:value-type="float" office:value="1" calcext:value-type="float">
            <text:p/>
          </table:table-cell>
          <table:table-cell office:value-type="string" calcext:value-type="string">
            <text:p>Lillies and Remains br2n"LOST" Release One Man Tour</text:p>
          </table:table-cell>
          <table:table-cell table:style-name="Default" office:value-type="string" calcext:value-type="string">
            <text:p>Lillies and Remains</text:p>
          </table:table-cell>
          <table:table-cell office:value-type="string" calcext:value-type="string">
            <text:p>OPEN : 18:00 START : 19:00</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24</text:p>
          </table:table-cell>
          <table:table-cell table:style-name="ce42" table:formula="of:=IF([.C219]=[.C220];[.D219]+1;1)" office:value-type="float" office:value="1" calcext:value-type="float">
            <text:p/>
          </table:table-cell>
          <table:table-cell office:value-type="string" calcext:value-type="string">
            <text:p>Glee Party 2014</text:p>
          </table:table-cell>
          <table:table-cell table:style-name="Default" office:value-type="string" calcext:value-type="string">
            <text:p>glee in Tokyo.m/Marblers/Sheerios/DJHIDEHIRO</text:p>
          </table:table-cell>
          <table:table-cell office:value-type="string" calcext:value-type="string">
            <text:p>Open 13:30｜Start 14:00br2nAdv 1,500yen (D別) br2n出演者にて発売中</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25</text:p>
          </table:table-cell>
          <table:table-cell table:style-name="ce42" table:formula="of:=IF([.C220]=[.C221];[.D220]+1;1)" office:value-type="float" office:value="1" calcext:value-type="float">
            <text:p/>
          </table:table-cell>
          <table:table-cell office:value-type="string" calcext:value-type="string">
            <text:p>Chouette SPRING SHOW EVENT 『Secret Garden』</text:p>
          </table:table-cell>
          <table:table-cell table:style-name="Default" office:value-type="string" calcext:value-type="string">
            <text:p>学生団体Chouette</text:p>
          </table:table-cell>
          <table:table-cell office:value-type="string" calcext:value-type="string">
            <text:p>Open 15:30｜Start 16:30br2nAdv 2,000yen (D別)｜Door 2,500yen (D別) br2nmoncheri0805@yahoo.co.jpにて2/10(月)より予約受付開始</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26</text:p>
          </table:table-cell>
          <table:table-cell table:style-name="ce42" table:formula="of:=IF([.C221]=[.C222];[.D221]+1;1)" office:value-type="float" office:value="1" calcext:value-type="float">
            <text:p/>
          </table:table-cell>
          <table:table-cell office:value-type="string" calcext:value-type="string">
            <text:p>帰ってきた‼︎ WAAAAARP TO THE GALAXXXXY★</text:p>
          </table:table-cell>
          <table:table-cell table:style-name="Default" office:value-type="string" calcext:value-type="string">
            <text:p>THE GALAXXXXY★/and more...</text:p>
          </table:table-cell>
          <table:table-cell office:value-type="string" calcext:value-type="string">
            <text:p>Open 19:15｜Start 20:00br2nAdv 2,500yen (D別)｜Door 2,800yen (D別) br2nチケットよしもと予約問合わせダイヤルにて受付中</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27</text:p>
          </table:table-cell>
          <table:table-cell table:style-name="ce42" table:formula="of:=IF([.C222]=[.C223];[.D222]+1;1)" office:value-type="float" office:value="1" calcext:value-type="float">
            <text:p/>
          </table:table-cell>
          <table:table-cell office:value-type="string" calcext:value-type="string">
            <text:p>目黒高校卒業イベント</text:p>
          </table:table-cell>
          <table:table-cell table:style-name="Default" office:value-type="string" calcext:value-type="string">
            <text:p>フォークソング部・ダンス部・有志</text:p>
          </table:table-cell>
          <table:table-cell office:value-type="string" calcext:value-type="string">
            <text:p>Open 13:15｜Start 13:30br2nAdv 1,000yen (D別)</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331</text:p>
          </table:table-cell>
          <table:table-cell table:style-name="ce42" table:formula="of:=IF([.C223]=[.C224];[.D223]+1;1)" office:value-type="float" office:value="1" calcext:value-type="float">
            <text:p/>
          </table:table-cell>
          <table:table-cell office:value-type="string" calcext:value-type="string">
            <text:p>ブレイク☆スルー 1stシングル リリースイベント in 東京</text:p>
          </table:table-cell>
          <table:table-cell table:style-name="Default" office:value-type="string" calcext:value-type="string">
            <text:p>大咲貴徳/鯨井俊介/新垣佑斗/吉田涼也</text:p>
          </table:table-cell>
          <table:table-cell office:value-type="string" calcext:value-type="string">
            <text:p>[1st] Open 12:00｜Start 12:30 br2n[2nd] Open 14:30｜Start 15:00 br2n[3rd] Open 17:00｜Start 17:30br2nAdv 1,000yen (D別) br2ne+にて発売中</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4</text:p>
          </table:table-cell>
          <table:table-cell table:style-name="ce42" table:formula="of:=IF([.C224]=[.C225];[.D224]+1;1)" office:value-type="float" office:value="1" calcext:value-type="float">
            <text:p/>
          </table:table-cell>
          <table:table-cell office:value-type="string" calcext:value-type="string">
            <text:p>NeoL Scat Vol.1</text:p>
          </table:table-cell>
          <table:table-cell table:style-name="Default" office:value-type="string" calcext:value-type="string">
            <text:p>LIVE：黒猫チェルシー/THE NOVEMBERS new！/daoko new！ br2nLIVE@KATA：jan&amp;Naomi new！/RIKI HIDAKA new！ br2nDJ：UCARY&amp;THE VALENTINE/GIVVN (LowPass)</text:p>
          </table:table-cell>
          <table:table-cell office:value-type="string" calcext:value-type="string">
            <text:p>OPEN / START : 18:00 / 19:00br2nADV / DOOR : ￥4,2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5</text:p>
          </table:table-cell>
          <table:table-cell table:style-name="ce42" table:formula="of:=IF([.C225]=[.C226];[.D225]+1;1)" office:value-type="float" office:value="1" calcext:value-type="float">
            <text:p/>
          </table:table-cell>
          <table:table-cell office:value-type="string" calcext:value-type="string">
            <text:p>「Re虎威～虎今東西エイエイガオー！～」</text:p>
          </table:table-cell>
          <table:table-cell table:style-name="Default" office:value-type="string" calcext:value-type="string">
            <text:p>ベイビーレイズ</text:p>
          </table:table-cell>
          <table:table-cell office:value-type="string" calcext:value-type="string">
            <text:p>OPEN / START : 17:45 / 18:30br2nADV / DOOR : ￥3,9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6</text:p>
          </table:table-cell>
          <table:table-cell table:style-name="ce42" table:formula="of:=IF([.C226]=[.C227];[.D226]+1;1)" office:value-type="float" office:value="1" calcext:value-type="float">
            <text:p/>
          </table:table-cell>
          <table:table-cell office:value-type="string" calcext:value-type="string">
            <text:p>～神聖かまってちゃん !! 目指せ! 2014マニフェスト達成!!～ 『ネットこどっこいしょ☆！』ワンマンライブ！</text:p>
          </table:table-cell>
          <table:table-cell table:style-name="Default" office:value-type="string" calcext:value-type="string">
            <text:p>神聖かまってちゃん</text:p>
          </table:table-cell>
          <table:table-cell office:value-type="string" calcext:value-type="string">
            <text:p>OPEN / START : 18:00 / 19:00br2nADV / DOOR : ￥3,8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7</text:p>
          </table:table-cell>
          <table:table-cell table:style-name="ce42" table:formula="of:=IF([.C227]=[.C228];[.D227]+1;1)" office:value-type="float" office:value="1" calcext:value-type="float">
            <text:p/>
          </table:table-cell>
          <table:table-cell office:value-type="string" calcext:value-type="string">
            <text:p>赤い公園企画ライブ</text:p>
          </table:table-cell>
          <table:table-cell table:style-name="Default" office:value-type="string" calcext:value-type="string">
            <text:p>赤い公園/藍坊主 new！/、、、</text:p>
          </table:table-cell>
          <table:table-cell office:value-type="string" calcext:value-type="string">
            <text:p>OPEN / START : 18:00 / 19:00br2nADV / DOOR : ￥3,0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8</text:p>
          </table:table-cell>
          <table:table-cell table:style-name="ce42" table:formula="of:=IF([.C228]=[.C229];[.D228]+1;1)" office:value-type="float" office:value="1" calcext:value-type="float">
            <text:p/>
          </table:table-cell>
          <table:table-cell office:value-type="string" calcext:value-type="string">
            <text:p>ミツメ『ささやき』Release Tour Final</text:p>
          </table:table-cell>
          <table:table-cell table:style-name="Default" office:value-type="string" calcext:value-type="string">
            <text:p>ミツメ</text:p>
          </table:table-cell>
          <table:table-cell office:value-type="string" calcext:value-type="string">
            <text:p>OPEN / START : 19:00 / 20:00br2nADV / DOOR : ￥3,0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29</text:p>
          </table:table-cell>
          <table:table-cell table:style-name="ce42" table:formula="of:=IF([.C229]=[.C230];[.D229]+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7:00 / 18:00br2nADV / DOOR : ￥6,3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30</text:p>
          </table:table-cell>
          <table:table-cell table:style-name="ce42" table:formula="of:=IF([.C230]=[.C231];[.D230]+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6:00 / 17:00br2nADV / DOOR : ￥6,3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331</text:p>
          </table:table-cell>
          <table:table-cell table:style-name="ce42" table:formula="of:=IF([.C231]=[.C232];[.D231]+1;1)" office:value-type="float" office:value="1" calcext:value-type="float">
            <text:p/>
          </table:table-cell>
          <table:table-cell office:value-type="string" calcext:value-type="string">
            <text:p>PUNKSPRING EXTRA</text:p>
          </table:table-cell>
          <table:table-cell table:style-name="Default" office:value-type="string" calcext:value-type="string">
            <text:p>SNUFF</text:p>
          </table:table-cell>
          <table:table-cell office:value-type="string" calcext:value-type="string">
            <text:p>OPEN / START : 18:00 / 19:00br2nADV / DOOR : ￥5,500(税込・ドリンクチャージ別) / -</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329</text:p>
          </table:table-cell>
          <table:table-cell table:style-name="ce42" table:formula="of:=IF([.C232]=[.C233];[.D232]+1;1)" office:value-type="float" office:value="1" calcext:value-type="float">
            <text:p/>
          </table:table-cell>
          <table:table-cell office:value-type="string" calcext:value-type="string">
            <text:p>Rhapsody vol.32</text:p>
          </table:table-cell>
          <table:table-cell table:style-name="Default"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330</text:p>
          </table:table-cell>
          <table:table-cell table:style-name="ce42" table:formula="of:=IF([.C233]=[.C234];[.D233]+1;1)" office:value-type="float" office:value="1" calcext:value-type="float">
            <text:p/>
          </table:table-cell>
          <table:table-cell office:value-type="string" calcext:value-type="string">
            <text:p>MCビル風 presents “HOMEWORK vol.3″</text:p>
          </table:table-cell>
          <table:table-cell table:style-name="Default"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4</text:p>
          </table:table-cell>
          <table:table-cell table:style-name="ce42" table:formula="of:=IF([.C234]=[.C235];[.D234]+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5</text:p>
          </table:table-cell>
          <table:table-cell table:style-name="ce42" table:formula="of:=IF([.C235]=[.C236];[.D235]+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6</text:p>
          </table:table-cell>
          <table:table-cell table:style-name="ce42" table:formula="of:=IF([.C236]=[.C237];[.D236]+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0</text:p>
          </table:table-cell>
          <table:table-cell table:style-name="ce42" table:formula="of:=IF([.C237]=[.C238];[.D237]+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2</text:p>
          </table:table-cell>
          <table:table-cell table:style-name="ce42" table:formula="of:=IF([.C238]=[.C239];[.D238]+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3</text:p>
          </table:table-cell>
          <table:table-cell table:style-name="ce42" table:formula="of:=IF([.C239]=[.C240];[.D239]+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5</text:p>
          </table:table-cell>
          <table:table-cell table:style-name="ce42" table:formula="of:=IF([.C240]=[.C241];[.D240]+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7</text:p>
          </table:table-cell>
          <table:table-cell table:style-name="ce42" table:formula="of:=IF([.C241]=[.C242];[.D241]+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6</text:p>
          </table:table-cell>
          <table:table-cell table:style-name="ce42" table:formula="of:=IF([.C242]=[.C243];[.D242]+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9</text:p>
          </table:table-cell>
          <table:table-cell table:style-name="ce42" table:formula="of:=IF([.C243]=[.C244];[.D243]+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3</text:p>
          </table:table-cell>
          <table:table-cell table:style-name="ce42" table:formula="of:=IF([.C244]=[.C245];[.D244]+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5</text:p>
          </table:table-cell>
          <table:table-cell table:style-name="ce42" table:formula="of:=IF([.C245]=[.C246];[.D245]+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4</text:p>
          </table:table-cell>
          <table:table-cell table:style-name="ce42" table:formula="of:=IF([.C246]=[.C247];[.D246]+1;1)" office:value-type="float" office:value="1" calcext:value-type="float">
            <text:p/>
          </table:table-cell>
          <table:table-cell office:value-type="string" calcext:value-type="string">
            <text:p>M2 presents春休みイベント「identity crisis」</text:p>
          </table:table-cell>
          <table:table-cell table:style-name="Default" office:value-type="string" calcext:value-type="string">
            <text:p>Twins☆(guest)/Li'call(guest)/マーブル/パスホリ/Re:KID/br2n継続セッション『Xis』/期間限定プロジェクトHarmonia-ハルモニア-/他</text:p>
          </table:table-cell>
          <table:table-cell office:value-type="string" calcext:value-type="string">
            <text:p>OPEN 15:30 / START 16:0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5</text:p>
          </table:table-cell>
          <table:table-cell table:style-name="ce42" table:formula="of:=IF([.C247]=[.C248];[.D247]+1;1)" office:value-type="float" office:value="1" calcext:value-type="float">
            <text:p/>
          </table:table-cell>
          <table:table-cell office:value-type="string" calcext:value-type="string">
            <text:p>Recreation Links presents『がーるずくりえ～しょん』</text:p>
          </table:table-cell>
          <table:table-cell table:style-name="Default" office:value-type="string" calcext:value-type="string">
            <text:p>水月エナ/いちごちょこぱふぇ/DAN☆GAN☆RABIT/はるりさ/他</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6</text:p>
          </table:table-cell>
          <table:table-cell table:style-name="ce42" table:formula="of:=IF([.C248]=[.C249];[.D248]+1;1)" office:value-type="float" office:value="1" calcext:value-type="float">
            <text:p/>
          </table:table-cell>
          <table:table-cell office:value-type="string" calcext:value-type="string">
            <text:p>「椿生誕祭」</text:p>
          </table:table-cell>
          <table:table-cell table:style-name="Default" office:value-type="string" calcext:value-type="string">
            <text:p>メメント・モリ</text:p>
          </table:table-cell>
          <table:table-cell office:value-type="string" calcext:value-type="string">
            <text:p>OPEN 18:00 / START 18:30br2n前売￥3,150+D / 当日￥3,600+D ※演者による催し物有りbr2n※尚、本公演では畳の敷き詰めはございませんのでご了承ください。</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7</text:p>
          </table:table-cell>
          <table:table-cell table:style-name="ce42" table:formula="of:=IF([.C249]=[.C250];[.D249]+1;1)" office:value-type="float" office:value="1" calcext:value-type="float">
            <text:p/>
          </table:table-cell>
          <table:table-cell office:value-type="string" calcext:value-type="string">
            <text:p>K3 presents"池袋スナフキンvol.13"</text:p>
          </table:table-cell>
          <table:table-cell table:style-name="Default" office:value-type="string" calcext:value-type="string">
            <text:p>hemlock/bene/二重螺旋/Rebright La'stand/DUTCHDADDY</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8</text:p>
          </table:table-cell>
          <table:table-cell table:style-name="ce42" table:formula="of:=IF([.C250]=[.C251];[.D250]+1;1)" office:value-type="float" office:value="1" calcext:value-type="float">
            <text:p/>
          </table:table-cell>
          <table:table-cell office:value-type="string" calcext:value-type="string">
            <text:p>『VIVALET東阪主催 ～RED DESIRE～』</text:p>
          </table:table-cell>
          <table:table-cell table:style-name="Default" office:value-type="string" calcext:value-type="string">
            <text:p>VIVALET/PSYCHE-プシュケ-/REVIL/SoniqRush./Vagu*Project/DiSPiИA/他</text:p>
          </table:table-cell>
          <table:table-cell office:value-type="string" calcext:value-type="string">
            <text:p>OPEN 16:30 / START 17:00br2n前売 / 当日￥3,3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9</text:p>
          </table:table-cell>
          <table:table-cell table:style-name="ce42" table:formula="of:=IF([.C251]=[.C252];[.D251]+1;1)" office:value-type="float" office:value="1" calcext:value-type="float">
            <text:p/>
          </table:table-cell>
          <table:table-cell office:value-type="string" calcext:value-type="string">
            <text:p>【DAY】br2n「buttёrfly.ねっと主催イベント ばたふぇす☆Vol.8」</text:p>
          </table:table-cell>
          <table:table-cell table:style-name="Default" office:value-type="string" calcext:value-type="string">
            <text:p>buttёrfly.ねっと/小谷有里。/cha-ka/小泉千秋/山名純/わがままジュリエット/クレヨン日記/Chu＊Chu/福永幸海/安西彩矢/七瀬美菜/他</text:p>
          </table:table-cell>
          <table:table-cell office:value-type="string" calcext:value-type="string">
            <text:p>OPEN 10:15 / START 10:30br2n前売￥3,000+D / 当日￥3,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29</text:p>
          </table:table-cell>
          <table:table-cell table:style-name="ce42" table:formula="of:=IF([.C252]=[.C253];[.D252]+1;1)" office:value-type="float" office:value="2" calcext:value-type="float">
            <text:p/>
          </table:table-cell>
          <table:table-cell office:value-type="string" calcext:value-type="string">
            <text:p>【NIGHT】br2nRêve ONEMAN LIVE『Never Festival』</text:p>
          </table:table-cell>
          <table:table-cell table:style-name="Default" office:value-type="string" calcext:value-type="string">
            <text:p>Rêve</text:p>
          </table:table-cell>
          <table:table-cell office:value-type="string" calcext:value-type="string">
            <text:p>OPEN 18:30 / START 19:00br2n前売￥2,800+D / 当日￥3,3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30</text:p>
          </table:table-cell>
          <table:table-cell table:style-name="ce42" table:formula="of:=IF([.C253]=[.C254];[.D253]+1;1)" office:value-type="float" office:value="1" calcext:value-type="float">
            <text:p/>
          </table:table-cell>
          <table:table-cell office:value-type="string" calcext:value-type="string">
            <text:p>【DAY】br2nUTAランドトーキョウvol.6</text:p>
          </table:table-cell>
          <table:table-cell table:style-name="Default" office:value-type="string" calcext:value-type="string">
            <text:p>Sugar Style Spirit/荒井義博/三浦タカ</text:p>
          </table:table-cell>
          <table:table-cell office:value-type="string" calcext:value-type="string">
            <text:p>OPEN 11:00 / START 11:3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30</text:p>
          </table:table-cell>
          <table:table-cell table:style-name="ce42" table:formula="of:=IF([.C254]=[.C255];[.D254]+1;1)" office:value-type="float" office:value="2" calcext:value-type="float">
            <text:p/>
          </table:table-cell>
          <table:table-cell office:value-type="string" calcext:value-type="string">
            <text:p>【NIGHT】【1部】br2nシルエット解散ONEMAN『MAJOLICA』</text:p>
          </table:table-cell>
          <table:table-cell table:style-name="Default" office:value-type="string" calcext:value-type="string">
            <text:p>シルエット</text:p>
          </table:table-cell>
          <table:table-cell office:value-type="string" calcext:value-type="string">
            <text:p>OPEN 16:30 / START 17:00br2n前売 / 当日 Fr</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30</text:p>
          </table:table-cell>
          <table:table-cell table:style-name="ce42" table:formula="of:=IF([.C255]=[.C256];[.D255]+1;1)" office:value-type="float" office:value="3" calcext:value-type="float">
            <text:p/>
          </table:table-cell>
          <table:table-cell office:value-type="string" calcext:value-type="string">
            <text:p>【NIGHT】【2部】br2nシルエット解散ONEMAN『MAJOLICA』</text:p>
          </table:table-cell>
          <table:table-cell table:style-name="Default" office:value-type="string" calcext:value-type="string">
            <text:p>シルエット</text:p>
          </table:table-cell>
          <table:table-cell office:value-type="string" calcext:value-type="string">
            <text:p>OPEN 18:00 / START 18:30br2n前売￥2,500+D / 当日￥3,000+D br2n※打上げ付き￥7,500+D ※入場特典：シルエット総集編ドキュメントDVD・チェキ会参加br2n(1部、2部両公演ご来場の方に特別アーティスト写真配布)</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331</text:p>
          </table:table-cell>
          <table:table-cell table:style-name="ce42" table:formula="of:=IF([.C256]=[.C257];[.D256]+1;1)" office:value-type="float" office:value="1" calcext:value-type="float">
            <text:p/>
          </table:table-cell>
          <table:table-cell office:value-type="string" calcext:value-type="string">
            <text:p>『新春！春休み！オールジャンルイベント』</text:p>
          </table:table-cell>
          <table:table-cell table:style-name="Default" office:value-type="string" calcext:value-type="string">
            <text:p>Guest:ウィッシーワッシー/Poutymouthbr2nCast:LOT's CROWS/GR∞VE ability/VIRTUAL NOTE(静岡)/Le Lien/心表紙/まさ坊とおなかと八丈島/くるみ。</text:p>
          </table:table-cell>
          <table:table-cell office:value-type="string" calcext:value-type="string">
            <text:p>OPEN 14:30 / START 15:00br2n前売￥1,500+D / 当日￥2,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4</text:p>
          </table:table-cell>
          <table:table-cell table:style-name="ce42" table:formula="of:=IF([.C257]=[.C258];[.D257]+1;1)" office:value-type="float" office:value="1" calcext:value-type="float">
            <text:p/>
          </table:table-cell>
          <table:table-cell office:value-type="string" calcext:value-type="string">
            <text:p>-eS-初主催ツアー -egoistic Spiral- ツアーファイナル</text:p>
          </table:table-cell>
          <table:table-cell table:style-name="Default" office:value-type="string" calcext:value-type="string">
            <text:p>-eS-/ジャミーメロー/Juri(ex.DELUHI)/ニコラスカ/THE RAVE/Fo'xTails</text:p>
          </table:table-cell>
          <table:table-cell office:value-type="string" calcext:value-type="string">
            <text:p>OPEN 18:00 / START 18: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5</text:p>
          </table:table-cell>
          <table:table-cell table:style-name="ce42" table:formula="of:=IF([.C258]=[.C259];[.D258]+1;1)" office:value-type="float" office:value="1" calcext:value-type="float">
            <text:p/>
          </table:table-cell>
          <table:table-cell office:value-type="string" calcext:value-type="string">
            <text:p>Need PRESENTS【ALL NEED IS YOUR LOVE Vol.7】</text:p>
          </table:table-cell>
          <table:table-cell table:style-name="Default" office:value-type="string" calcext:value-type="string">
            <text:p>Need/Dr.UNDY/Fo'xTails/ミラクルチンパンジーbr2nO.A. EX-TRYGHT/雪解けーションズ feat.鳴風</text:p>
          </table:table-cell>
          <table:table-cell office:value-type="string" calcext:value-type="string">
            <text:p>OPEN 17:00 / START 17:30br2n前売￥2,500＋D / 当日￥3,0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6</text:p>
          </table:table-cell>
          <table:table-cell table:style-name="ce42" table:formula="of:=IF([.C259]=[.C260];[.D259]+1;1)" office:value-type="float" office:value="1" calcext:value-type="float">
            <text:p/>
          </table:table-cell>
          <table:table-cell office:value-type="string" calcext:value-type="string">
            <text:p>AY-CREWS presents COLORS Graduation Live</text:p>
          </table:table-cell>
          <table:table-cell table:style-name="Default" office:value-type="string" calcext:value-type="string">
            <text:p>COLORS/柳正則/Catastrophe/Re;stSky/Mayutsuba/DivitedCore/GENESIS RAY</text:p>
          </table:table-cell>
          <table:table-cell office:value-type="string" calcext:value-type="string">
            <text:p>OPEN 18:00 / START 18:30br2n前売￥2,000＋D / 当日￥2,3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7</text:p>
          </table:table-cell>
          <table:table-cell table:style-name="ce42" table:formula="of:=IF([.C260]=[.C261];[.D260]+1;1)" office:value-type="float" office:value="1" calcext:value-type="float">
            <text:p/>
          </table:table-cell>
          <table:table-cell office:value-type="string" calcext:value-type="string">
            <text:p>G2Search Presents「トリプリング-K-」</text:p>
          </table:table-cell>
          <table:table-cell table:style-name="Default" office:value-type="string" calcext:value-type="string">
            <text:p>NAINE/ゼノ。/Z-Force/反逆的規制noize「ロゼロ」/LucaRia/I'Z/他</text:p>
          </table:table-cell>
          <table:table-cell office:value-type="string" calcext:value-type="string">
            <text:p>OPEN 16:00 / START 16: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8</text:p>
          </table:table-cell>
          <table:table-cell table:style-name="ce42" table:formula="of:=IF([.C261]=[.C262];[.D261]+1;1)" office:value-type="float" office:value="1" calcext:value-type="float">
            <text:p/>
          </table:table-cell>
          <table:table-cell office:value-type="string" calcext:value-type="string">
            <text:p>Special FANTASIA vol.8 ～小鳥の春宴～</text:p>
          </table:table-cell>
          <table:table-cell table:style-name="Default" office:value-type="string" calcext:value-type="string">
            <text:p>ソレイユ あやめ/Rina/Risa/Mujifa/salassa/Tiare/かおり/puffin</text:p>
          </table:table-cell>
          <table:table-cell office:value-type="string" calcext:value-type="string">
            <text:p>OPEN 17:30 / START 18:00br2n前売￥2,300＋D / 当日￥2,8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9</text:p>
          </table:table-cell>
          <table:table-cell table:style-name="ce42" table:formula="of:=IF([.C262]=[.C263];[.D262]+1;1)" office:value-type="float" office:value="1" calcext:value-type="float">
            <text:p/>
          </table:table-cell>
          <table:table-cell office:value-type="string" calcext:value-type="string">
            <text:p>【DAY】br2nアイドルイベント えびすまつり Vol.121</text:p>
          </table:table-cell>
          <table:table-cell table:style-name="Default" office:value-type="string" calcext:value-type="string">
            <text:p>コットーちゃん！/雷蓮/佐光ミサ（ＪＯY☆）/のな/ヴァンパイア★Kiss/有香/ドリームステーション研修生/はちきんガールズ/メノグラン/他</text:p>
          </table:table-cell>
          <table:table-cell office:value-type="string" calcext:value-type="string">
            <text:p>OPEN 10:00 / START 10:30br2n前売 / 当日 ¥FREE+2D(¥1000)br2n女性 / 学生 ¥FREE+1D(¥500)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29</text:p>
          </table:table-cell>
          <table:table-cell table:style-name="ce42" table:formula="of:=IF([.C263]=[.C264];[.D263]+1;1)" office:value-type="float" office:value="2" calcext:value-type="float">
            <text:p/>
          </table:table-cell>
          <table:table-cell office:value-type="string" calcext:value-type="string">
            <text:p>【NIGHT】br2nVIVO-graduation-</text:p>
          </table:table-cell>
          <table:table-cell table:style-name="Default" office:value-type="string" calcext:value-type="string">
            <text:p>くず/ぬれ煎餅/Alice&amp;Alu(仮)/toga/Prunella（香月ゆか、冬乃桜）/なおコード/なめんぎ✩/Mёmlea</text:p>
          </table:table-cell>
          <table:table-cell office:value-type="string" calcext:value-type="string">
            <text:p>OPEN 17:00 / START 17:30br2n前売 ¥1500+2D(¥1000) / 当日 ¥2000+2D(¥1000)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30</text:p>
          </table:table-cell>
          <table:table-cell table:style-name="ce42" table:formula="of:=IF([.C264]=[.C265];[.D264]+1;1)" office:value-type="float" office:value="1" calcext:value-type="float">
            <text:p/>
          </table:table-cell>
          <table:table-cell office:value-type="string" calcext:value-type="string">
            <text:p>【DAY】br2nHPB presents CheerlY live vol.7</text:p>
          </table:table-cell>
          <table:table-cell table:style-name="Default" office:value-type="string" calcext:value-type="string">
            <text:p> </text:p>
          </table:table-cell>
          <table:table-cell office:value-type="string" calcext:value-type="string">
            <text:p>OPEN 11:30 / START 12:00br2n前売 / 当日￥1,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30</text:p>
          </table:table-cell>
          <table:table-cell table:style-name="ce42" table:formula="of:=IF([.C265]=[.C266];[.D265]+1;1)" office:value-type="float" office:value="2" calcext:value-type="float">
            <text:p/>
          </table:table-cell>
          <table:table-cell office:value-type="string" calcext:value-type="string">
            <text:p>【NIGHT】br2nShake HandZ-vol.14-</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331</text:p>
          </table:table-cell>
          <table:table-cell table:style-name="ce42" table:formula="of:=IF([.C266]=[.C267];[.D266]+1;1)" office:value-type="float" office:value="1" calcext:value-type="float">
            <text:p/>
          </table:table-cell>
          <table:table-cell office:value-type="string" calcext:value-type="string">
            <text:p>STAY-BY-MUSIC-SIDE Vol.3～別れと出逢いとゆく道と～</text:p>
          </table:table-cell>
          <table:table-cell table:style-name="Default" office:value-type="string" calcext:value-type="string">
            <text:p>MarletMine/The Order Made/WHY SO SERIOUS?/Fo'xTails/THE RAVE/TATSUKI&amp;RYOSUKE&amp;ルイ/ins'Clade</text:p>
          </table:table-cell>
          <table:table-cell office:value-type="string" calcext:value-type="string">
            <text:p>OPEN 17:00 / START 17:30br2n前売￥2,500＋D / 当日￥2,8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4</text:p>
          </table:table-cell>
          <table:table-cell table:style-name="ce42" table:formula="of:=IF([.C267]=[.C268];[.D267]+1;1)" office:value-type="float" office:value="1" calcext:value-type="float">
            <text:p/>
          </table:table-cell>
          <table:table-cell office:value-type="string" calcext:value-type="string">
            <text:p>和楽器ヴィジュアル系バンド Crow×Class～黒鴉組～br2n単独宴 第三幕br2n【輪廻転生】～芋虫はサナギとして死を迎える時、自分が美しい蝶となって空を舞うとは夢にも思っていない～</text:p>
          </table:table-cell>
          <table:table-cell table:style-name="Default" office:value-type="string" calcext:value-type="string">
            <text:p>Crow×Class～黒鴉組～br2n黒鴉洋楽器隊br2nゲスト:小寺利光（D☆D）</text:p>
          </table:table-cell>
          <table:table-cell office:value-type="string" calcext:value-type="string">
            <text:p>OPEN 18:30 / START 19:30br2n前売￥3,000＋D / 当日￥3,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5</text:p>
          </table:table-cell>
          <table:table-cell table:style-name="ce42" table:formula="of:=IF([.C268]=[.C269];[.D268]+1;1)" office:value-type="float" office:value="1" calcext:value-type="float">
            <text:p/>
          </table:table-cell>
          <table:table-cell office:value-type="string" calcext:value-type="string">
            <text:p>ザ・ニュースペーパー　新宿ルイードＫ4ライブbr2n「消費税増税　直前の駆け込みライブ！？」</text:p>
          </table:table-cell>
          <table:table-cell table:style-name="Default" office:value-type="string" calcext:value-type="string">
            <text:p>ザ･ニュースペーパー</text:p>
          </table:table-cell>
          <table:table-cell office:value-type="string" calcext:value-type="string">
            <text:p>【1部】OPEN 15:30 / START 16:00br2n【2部】OPEN 18:30 / START 19:00br2n料金 ￥3,500 (1ドリンク付き) お問合せ：TNPカンパニー　03-5318-3449</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6</text:p>
          </table:table-cell>
          <table:table-cell table:style-name="ce42" table:formula="of:=IF([.C269]=[.C270];[.D269]+1;1)" office:value-type="float" office:value="1" calcext:value-type="float">
            <text:p/>
          </table:table-cell>
          <table:table-cell office:value-type="string" calcext:value-type="string">
            <text:p>13*SQUAD 2nd single 「花束」レコ発EVENT 「13th Gate 2nd」</text:p>
          </table:table-cell>
          <table:table-cell table:style-name="Default" office:value-type="string" calcext:value-type="string">
            <text:p>13*SQUAD/スムージー/PYGMY/Bahboon/LUNCH-Ki-RATT</text:p>
          </table:table-cell>
          <table:table-cell office:value-type="string" calcext:value-type="string">
            <text:p>OPEN 18:30 / START 19:00br2n前売￥2,300＋D / 当日￥2,8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7</text:p>
          </table:table-cell>
          <table:table-cell table:style-name="ce42" table:formula="of:=IF([.C270]=[.C271];[.D270]+1;1)" office:value-type="float" office:value="1" calcext:value-type="float">
            <text:p/>
          </table:table-cell>
          <table:table-cell office:value-type="string" calcext:value-type="string">
            <text:p>Let's begin Itbr2n～BulletVox 1st mini album 「Humanism」レコ発企画～</text:p>
          </table:table-cell>
          <table:table-cell table:style-name="Default" office:value-type="string" calcext:value-type="string">
            <text:p>As a balloon/effect in paradox/ALVACORE/br2nDETOX/SPY/Catastrophe/BulletVox</text:p>
          </table:table-cell>
          <table:table-cell office:value-type="string" calcext:value-type="string">
            <text:p>OPEN 17:00 / START 17:30br2n前売￥2,000＋D / 当日￥2,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8</text:p>
          </table:table-cell>
          <table:table-cell table:style-name="ce42" table:formula="of:=IF([.C271]=[.C272];[.D271]+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OPEN 18:30 / START 19:00br2n前売￥4,000＋D / 当日￥4,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29</text:p>
          </table:table-cell>
          <table:table-cell table:style-name="ce42" table:formula="of:=IF([.C272]=[.C273];[.D272]+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1部】OPEN 13:30 / START 14:00br2n【2部】OPEN 17:30 / START 18:00br2n前売￥4,000＋D / 当日￥4,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30</text:p>
          </table:table-cell>
          <table:table-cell table:style-name="ce42" table:formula="of:=IF([.C273]=[.C274];[.D273]+1;1)" office:value-type="float" office:value="1" calcext:value-type="float">
            <text:p/>
          </table:table-cell>
          <table:table-cell office:value-type="string" calcext:value-type="string">
            <text:p>【DAY】br2n立花なぎさ主催ライブ～国民的美少女芸人が世界的美少女アイドルを集めましたきゅるるん（≧∇≦）～</text:p>
          </table:table-cell>
          <table:table-cell table:style-name="Default" office:value-type="string" calcext:value-type="string">
            <text:p>立花なぎさ/九条こねぎ/しおりおぴーちーず/杏音/COCORO♡ODORU/AMiE TIG/br2n珠和小鳩/工藤マミ/さちこ★/桃杏める/どっとじぇーぴー/紅/鋼鉄姉妹/黒元貴/涼城えみ/他br2n【特別出演】少女☆タコサム br2n★シークレット企画あり★</text:p>
          </table:table-cell>
          <table:table-cell office:value-type="string" calcext:value-type="string">
            <text:p>OPEN 10:00 / START 10:15br2n前売￥3,000＋D / 当日￥3,500＋D / 女性￥1,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30</text:p>
          </table:table-cell>
          <table:table-cell table:style-name="ce42" table:formula="of:=IF([.C274]=[.C275];[.D274]+1;1)" office:value-type="float" office:value="2" calcext:value-type="float">
            <text:p/>
          </table:table-cell>
          <table:table-cell office:value-type="string" calcext:value-type="string">
            <text:p>【NIGHT】</text:p>
          </table:table-cell>
          <table:table-cell table:style-name="Default" office:value-type="string" calcext:value-type="string">
            <text:p>詳細は後日発表！！</text:p>
          </table:table-cell>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331</text:p>
          </table:table-cell>
          <table:table-cell table:style-name="ce42" table:formula="of:=IF([.C275]=[.C276];[.D275]+1;1)" office:value-type="float" office:value="1" calcext:value-type="float">
            <text:p/>
          </table:table-cell>
          <table:table-cell office:value-type="string" calcext:value-type="string">
            <text:p>POP☆UNITED＆璃音presents『女神☆Callin’ Vol.3』</text:p>
          </table:table-cell>
          <table:table-cell table:style-name="Default" office:value-type="string" calcext:value-type="string">
            <text:p>キサキエミ/愛璃/菱沼ちひろ/二彩☆GLITTER/神崎のぞみ/細矢南 /他</text:p>
          </table:table-cell>
          <table:table-cell office:value-type="string" calcext:value-type="string">
            <text:p>OPEN 17:30 / START 18:00br2n前売￥2,500＋D / 当日￥3,000＋D  </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24</text:p>
          </table:table-cell>
          <table:table-cell table:style-name="ce42" table:formula="of:=IF([.C276]=[.C277];[.D276]+1;1)" office:value-type="float" office:value="1" calcext:value-type="float">
            <text:p/>
          </table:table-cell>
          <table:table-cell office:value-type="string" calcext:value-type="string">
            <text:p>赤坂アイドルふぇすてぃばる♥br2n一部:「Freshアイドルふぇすてぃばる♥」br2n二部:「Superアイドルふぇすてぃばる♥」</text:p>
          </table:table-cell>
          <table:table-cell table:style-name="Default"/>
          <table:table-cell office:value-type="string" calcext:value-type="string">
            <text:p>発売日 3/1 br2n開場 14:00 開演 14:30 br2n料金（前売） ¥4,500 br2n※要･別途drink代 br2n問合せ GALDir-Media br2n03-6759-8019 / idol_festival@galdir-media.com</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25</text:p>
          </table:table-cell>
          <table:table-cell table:style-name="ce42" table:formula="of:=IF([.C277]=[.C278];[.D277]+1;1)" office:value-type="float" office:value="1" calcext:value-type="float">
            <text:p/>
          </table:table-cell>
          <table:table-cell office:value-type="string" calcext:value-type="string">
            <text:p>JAPAN TOUR 2014</text:p>
          </table:table-cell>
          <table:table-cell table:style-name="Default" office:value-type="string" calcext:value-type="string">
            <text:p>Macklemore &amp; Ryan Lewis</text:p>
          </table:table-cell>
          <table:table-cell office:value-type="string" calcext:value-type="string">
            <text:p>発売日 2/15 br2n開場 18:00 開演 19:00 br2n料金（前売） 1F立見¥6,500/2F指定¥7,000 br2n※要･別途drink代 br2n※1F立見は未就学児童入場不可 br2n問合せ クリエイティブマン br2n03-3499-666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26</text:p>
          </table:table-cell>
          <table:table-cell table:style-name="ce42" table:formula="of:=IF([.C278]=[.C279];[.D278]+1;1)" office:value-type="float" office:value="1" calcext:value-type="float">
            <text:p/>
          </table:table-cell>
          <table:table-cell office:value-type="string" calcext:value-type="string">
            <text:p>【12:00公演】br2nCatch! Dream-Tip〜つかみとれ！夢の先を！！〜br2n【18:15公演】br2nEXPOT〜ツキススム学生団体大交流会〜</text:p>
          </table:table-cell>
          <table:table-cell table:style-name="Default"/>
          <table:table-cell office:value-type="string" calcext:value-type="string">
            <text:p>発売日   br2n開場 11:30／18:00 開演 12:00／18:15 br2n料金（前売） ¥1,000 br2n※要･別途drink代 br2n問合せ Catch! Dream-Tip＆EXPOT制作実行委員会 br2n03-6273-1696</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27</text:p>
          </table:table-cell>
          <table:table-cell table:style-name="ce42" table:formula="of:=IF([.C279]=[.C280];[.D279]+1;1)" office:value-type="float" office:value="1" calcext:value-type="float">
            <text:p/>
          </table:table-cell>
          <table:table-cell office:value-type="string" calcext:value-type="string">
            <text:p>PUNKSPRING EXTRA</text:p>
          </table:table-cell>
          <table:table-cell table:style-name="Default" office:value-type="string" calcext:value-type="string">
            <text:p>THE HIVES</text:p>
          </table:table-cell>
          <table:table-cell office:value-type="string" calcext:value-type="string">
            <text:p>発売日 2/22 br2n開場 18:00 開演 19:00 br2n料金（前売） 1F立見･2F指定¥6,000 br2n※要･別途drink代 br2n問合せ クリエイティブマン br2n03-3499-666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331</text:p>
          </table:table-cell>
          <table:table-cell table:style-name="ce42" table:formula="of:=IF([.C280]=[.C281];[.D280]+1;1)" office:value-type="float" office:value="1" calcext:value-type="float">
            <text:p/>
          </table:table-cell>
          <table:table-cell office:value-type="string" calcext:value-type="string">
            <text:p>第15回青二祭</text:p>
          </table:table-cell>
          <table:table-cell table:style-name="Default"/>
          <table:table-cell office:value-type="string" calcext:value-type="string">
            <text:p>発売日   br2n開場 15:00 開演 15:30 br2n料金（前売） ¥500 br2n※要･別途drink代 br2n問合せ 青二祭本部事務局 br2n090-1778-6773</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329</text:p>
          </table:table-cell>
          <table:table-cell table:style-name="ce42" table:formula="of:=IF([.C281]=[.C282];[.D281]+1;1)" office:value-type="float" office:value="1" calcext:value-type="float">
            <text:p/>
          </table:table-cell>
          <table:table-cell office:value-type="string" calcext:value-type="string">
            <text:p>plenty 2014年 春 ワンマンツアー</text:p>
          </table:table-cell>
          <table:table-cell table:style-name="Default" office:value-type="string" calcext:value-type="string">
            <text:p>plenty</text:p>
          </table:table-cell>
          <table:table-cell office:value-type="string" calcext:value-type="string">
            <text:p>開場： 17:00 ⁄ 開演：18:00 br2n料金：  \3,500 ⁄ スタンディング</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330</text:p>
          </table:table-cell>
          <table:table-cell table:style-name="ce42" table:formula="of:=IF([.C282]=[.C283];[.D282]+1;1)" office:value-type="float" office:value="1" calcext:value-type="float">
            <text:p/>
          </table:table-cell>
          <table:table-cell office:value-type="string" calcext:value-type="string">
            <text:p>オフィス男闘呼塾エンターテインメント Presents 白鳥雪之丞無期限休学記念GIG 「氣志團大パニック!! 〜白鳥(雪)、氣志團やめるってよ〜」</text:p>
          </table:table-cell>
          <table:table-cell table:style-name="Default" office:value-type="string" calcext:value-type="string">
            <text:p>氣志團</text:p>
          </table:table-cell>
          <table:table-cell office:value-type="string" calcext:value-type="string">
            <text:p>開場： 17:00 ⁄ 開演：18:00 br2n料金：  \6,449 ⁄ スタンディング  \6,449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329</text:p>
          </table:table-cell>
          <table:table-cell table:style-name="ce42" table:formula="of:=IF([.C283]=[.C284];[.D283]+1;1)" office:value-type="float" office:value="1" calcext:value-type="float">
            <text:p/>
          </table:table-cell>
          <table:table-cell office:value-type="string" calcext:value-type="string">
            <text:p>EXIT TUNES ACADEMY SPRING TOUR 2014</text:p>
          </table:table-cell>
          <table:table-cell table:style-name="Default" office:value-type="string" calcext:value-type="string">
            <text:p>亜沙 / add9(ヘリP) / 164 / kain / ぐるたみん / ジミーサムP / Starving Trancer(Another Infinity) feat. Mayumi Morinaga / 蝶々P / デッドボールP / 灯油 / Nem / Neru / ふわりP / まじ娘 / 松下 / みきとP / りょーくん / luz / YM / 他　</text:p>
          </table:table-cell>
          <table:table-cell office:value-type="string" calcext:value-type="string">
            <text:p>開場： 15:00 ⁄ 開演：16:00 br2n料金：  \3,675 ⁄ 1Fスタンディング(整理番号付き)</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330</text:p>
          </table:table-cell>
          <table:table-cell table:style-name="ce42" table:formula="of:=IF([.C284]=[.C285];[.D284]+1;1)" office:value-type="float" office:value="1" calcext:value-type="float">
            <text:p/>
          </table:table-cell>
          <table:table-cell office:value-type="string" calcext:value-type="string">
            <text:p>東京女子流 4th JAPAN TOUR 2014〜Royal Mirrorball Discotheque〜</text:p>
          </table:table-cell>
          <table:table-cell table:style-name="Default" office:value-type="string" calcext:value-type="string">
            <text:p>東京女子流</text:p>
          </table:table-cell>
          <table:table-cell office:value-type="string" calcext:value-type="string">
            <text:p>開場： 17:30 ⁄ 開演：18:00 br2n料金：  \4,000 ⁄ 全席指定</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4</text:p>
          </table:table-cell>
          <table:table-cell table:style-name="ce42" table:formula="of:=IF([.C285]=[.C286];[.D285]+1;1)" office:value-type="float" office:value="1" calcext:value-type="float">
            <text:p/>
          </table:table-cell>
          <table:table-cell office:value-type="string" calcext:value-type="string">
            <text:p>Teenage Scream Contest〜春休みスペシャル〜</text:p>
          </table:table-cell>
          <table:table-cell table:style-name="Default" office:value-type="string" calcext:value-type="string">
            <text:p>午前３時と退屈 / The Dokeyes / 東京モンキー / AGU / Bonnie and Clyde</text:p>
          </table:table-cell>
          <table:table-cell office:value-type="string" calcext:value-type="string">
            <text:p>op18:00br2nst18:30br2n前1.500(D別)br2n当2.0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5</text:p>
          </table:table-cell>
          <table:table-cell table:style-name="ce42" table:formula="of:=IF([.C286]=[.C287];[.D286]+1;1)" office:value-type="float" office:value="1" calcext:value-type="float">
            <text:p/>
          </table:table-cell>
          <table:table-cell office:value-type="string" calcext:value-type="string">
            <text:p>奇天烈大発火!!</text:p>
          </table:table-cell>
          <table:table-cell table:style-name="Default" office:value-type="string" calcext:value-type="string">
            <text:p>生き仏(京都) / terrymans / The Wisely Brothers / Mond</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6</text:p>
          </table:table-cell>
          <table:table-cell table:style-name="ce42" table:formula="of:=IF([.C287]=[.C288];[.D287]+1;1)" office:value-type="float" office:value="1" calcext:value-type="float">
            <text:p/>
          </table:table-cell>
          <table:table-cell office:value-type="string" calcext:value-type="string">
            <text:p>緊急ナイト</text:p>
          </table:table-cell>
          <table:table-cell table:style-name="Default" office:value-type="string" calcext:value-type="string">
            <text:p>緊急バンド(古市コータロー／鈴木淳／クハラカズユキ) / うつみようこ / 大木温之 / 百々和宏(MO'SOME TONEBENDER)br2n＜チケット購入方法＞(お一人様2枚まで）br2nレッドクロス電話予約:03-6380-1910br2n日時：2月20日)(木)23:00〜24:00br2n＜チケット引き換え期間＞br2n3月8日(土)〜3月16日(日)br2n＜引き換え方法＞br2n（下記のいずれかを電話予約時にご選択ください）br2n[レッドクロス店頭引き換え]br2n必ず身分を証明出来るもの・印鑑を持参。br2n店頭受付時間：17:00〜22:00br2n*受付が混雑している時間帯の引き換えに関してはお待ち頂く場合もございます。ご了承ください。br2n[現金書留による郵送]br2n返信用封筒に80円切手を貼り、宛名を記入したものを必ず同封し、引き換え期間内必着br2n送付先：〒160-0022 東京都新宿区新宿6-28-12 DS新宿ビルB1　新宿レッドクロス</text:p>
          </table:table-cell>
          <table:table-cell office:value-type="string" calcext:value-type="string">
            <text:p>op18:30br2nst19:00br2n前3.000(D別)br2n当3.500(D別)br2nSOLD OUT!br2n当日券未定</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7</text:p>
          </table:table-cell>
          <table:table-cell table:style-name="ce42" table:formula="of:=IF([.C288]=[.C289];[.D288]+1;1)" office:value-type="float" office:value="1" calcext:value-type="float">
            <text:p/>
          </table:table-cell>
          <table:table-cell office:value-type="string" calcext:value-type="string">
            <text:p>テヅカゾーン</text:p>
          </table:table-cell>
          <table:table-cell table:style-name="Default" office:value-type="string" calcext:value-type="string">
            <text:p>まがりかど / 笹口騒音ハーモニカ / ステフアンドジミー</text:p>
          </table:table-cell>
          <table:table-cell office:value-type="string" calcext:value-type="string">
            <text:p>op18:00br2nst18:30br2n前2.000(D別)br2n当2.0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8</text:p>
          </table:table-cell>
          <table:table-cell table:style-name="ce42" table:formula="of:=IF([.C289]=[.C290];[.D289]+1;1)" office:value-type="float" office:value="1" calcext:value-type="float">
            <text:p/>
          </table:table-cell>
          <table:table-cell office:value-type="string" calcext:value-type="string">
            <text:p>red cloth presents 月刊爆弾ジョニー（3月号）</text:p>
          </table:table-cell>
          <table:table-cell table:style-name="Default" office:value-type="string" calcext:value-type="string">
            <text:p>爆弾ジョニー / 東京ノントロッポ</text:p>
          </table:table-cell>
          <table:table-cell office:value-type="string" calcext:value-type="string">
            <text:p>op18:30br2nst19:00br2n前2.000(D別)br2n当3.000(D別)br2nL:72580(2/28)</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29</text:p>
          </table:table-cell>
          <table:table-cell table:style-name="ce42" table:formula="of:=IF([.C290]=[.C291];[.D290]+1;1)" office:value-type="float" office:value="1" calcext:value-type="float">
            <text:p/>
          </table:table-cell>
          <table:table-cell office:value-type="string" calcext:value-type="string">
            <text:p>Drop's × red cloth presents 『アイスクリーム・シアター』</text:p>
          </table:table-cell>
          <table:table-cell table:style-name="Default" office:value-type="string" calcext:value-type="string">
            <text:p>Drop's / ザ・ビートモーターズ / Large House Satisfaction</text:p>
          </table:table-cell>
          <table:table-cell office:value-type="string" calcext:value-type="string">
            <text:p>op18:00br2nst18:30br2n前2.500(D別)br2n当3.000(D別)br2nL:71317(2/7)</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30</text:p>
          </table:table-cell>
          <table:table-cell table:style-name="ce42" table:formula="of:=IF([.C291]=[.C292];[.D291]+1;1)" office:value-type="float" office:value="1" calcext:value-type="float">
            <text:p/>
          </table:table-cell>
          <table:table-cell office:value-type="string" calcext:value-type="string">
            <text:p>Victory LIVE〜1回の表〜</text:p>
          </table:table-cell>
          <table:table-cell table:style-name="Default" office:value-type="string" calcext:value-type="string">
            <text:p>Victory（ワンマン）</text:p>
          </table:table-cell>
          <table:table-cell office:value-type="string" calcext:value-type="string">
            <text:p>op16:30br2nst17:00br2n前2.000(D別)br2n当2.500(D別)br2nL:71782(12/7)</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331</text:p>
          </table:table-cell>
          <table:table-cell table:style-name="ce42" table:formula="of:=IF([.C292]=[.C293];[.D292]+1;1)" office:value-type="float" office:value="1" calcext:value-type="float">
            <text:p/>
          </table:table-cell>
          <table:table-cell office:value-type="string" calcext:value-type="string">
            <text:p>ハラフロムヘル × 奇天烈大発火!! presentsbr2n「MARCH × MATCH」</text:p>
          </table:table-cell>
          <table:table-cell table:style-name="Default" office:value-type="string" calcext:value-type="string">
            <text:p>ハラフロムヘル / ゆゆん / あすなろう / THEこっけんろーるBAND</text:p>
          </table:table-cell>
          <table:table-cell office:value-type="string" calcext:value-type="string">
            <text:p>op18:30br2nst19:00br2n前2.000(D別)br2n当2.500(D別)</text:p>
          </table:table-cell>
          <table:table-cell table:number-columns-repeated="1017"/>
        </table:table-row>
        <table:table-row table:style-name="ro8">
          <table:table-cell table:style-name="ce36" office:value-type="string" calcext:value-type="string">
            <text:p>2014/04</text:p>
          </table:table-cell>
          <table:table-cell office:value-type="float" office:value="3" calcext:value-type="float">
            <text:p>3</text:p>
          </table:table-cell>
          <table:table-cell table:style-name="ce38" office:value-type="string" calcext:value-type="string">
            <text:p>0401</text:p>
          </table:table-cell>
          <table:table-cell table:style-name="ce42" table:formula="of:=IF([.C293]=[.C294];[.D293]+1;1)" office:value-type="float" office:value="1" calcext:value-type="float">
            <text:p/>
          </table:table-cell>
          <table:table-cell office:value-type="string" calcext:value-type="string">
            <text:p>Rockin' Students~vol.50</text:p>
          </table:table-cell>
          <table:table-cell table:style-name="Default"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 adv / door ¥1,000 (+1drink ¥500)br2n info：03-3202-8248br2n</text:p>
          </table:table-cell>
          <table:table-cell table:style-name="ce36" table:number-columns-repeated="1017"/>
        </table:table-row>
        <table:table-row table:style-name="ro8">
          <table:table-cell/>
          <table:table-cell office:value-type="float" office:value="3" calcext:value-type="float">
            <text:p>3</text:p>
          </table:table-cell>
          <table:table-cell table:style-name="ce38" office:value-type="string" calcext:value-type="string">
            <text:p>0402</text:p>
          </table:table-cell>
          <table:table-cell table:style-name="ce42" table:formula="of:=IF([.C294]=[.C295];[.D294]+1;1)" office:value-type="float" office:value="1" calcext:value-type="float">
            <text:p/>
          </table:table-cell>
          <table:table-cell office:value-type="string" calcext:value-type="string">
            <text:p>white white sisters presents「NEVER EVER LAND」</text:p>
          </table:table-cell>
          <table:table-cell table:style-name="Default" office:value-type="string" calcext:value-type="string">
            <text:p>[LIVE] white white sistersbr2n [GUEST] FULLARMOR</text:p>
          </table:table-cell>
          <table:table-cell office:value-type="string" calcext:value-type="string">
            <text:p>open 18:30 / start 19:30br2n adv ¥2,500 door ¥3,000 (+1drink ¥500)br2n ticket：e+(2/15より販売開始) / ローソンチケット(2/15より販売開始)br2n ※新宿MARZでの店頭販売・予約は受け付けておりません。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3</text:p>
          </table:table-cell>
          <table:table-cell table:style-name="ce42" table:formula="of:=IF([.C295]=[.C296];[.D295]+1;1)" office:value-type="float" office:value="1" calcext:value-type="float">
            <text:p/>
          </table:table-cell>
          <table:table-cell office:value-type="string" calcext:value-type="string">
            <text:p>NIGHTS JAPAN TOUR 2014</text:p>
          </table:table-cell>
          <table:table-cell table:style-name="Default" office:value-type="string" calcext:value-type="string">
            <text:p>[LIVE] NIGHTS / Manic Sheep / DYGL</text:p>
          </table:table-cell>
          <table:table-cell office:value-type="string" calcext:value-type="string">
            <text:p>open 18:30 / start 19:00br2n adv ¥3,000 / door ¥3,500 (+1drink ¥500)br2n ticket：e+ / ローソンチケット(Lコード：71195) / 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5</text:p>
          </table:table-cell>
          <table:table-cell table:style-name="ce42" table:formula="of:=IF([.C296]=[.C297];[.D296]+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6</text:p>
          </table:table-cell>
          <table:table-cell table:style-name="ce42" table:formula="of:=IF([.C297]=[.C298];[.D297]+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7</text:p>
          </table:table-cell>
          <table:table-cell table:style-name="ce42" table:formula="of:=IF([.C298]=[.C299];[.D298]+1;1)" office:value-type="float" office:value="1" calcext:value-type="float">
            <text:p/>
          </table:table-cell>
          <table:table-cell office:value-type="string" calcext:value-type="string">
            <text:p>Rockin' High School~vol.1</text:p>
          </table:table-cell>
          <table:table-cell table:style-name="Default" office:value-type="string" calcext:value-type="string">
            <text:p>[LIVE] All high end SaLiA / 糞バン / ちゃんちゃんこ / Shaking Brain / BackFlow / Sumgupsul / CalVi!?</text:p>
          </table:table-cell>
          <table:table-cell office:value-type="string" calcext:value-type="string">
            <text:p>open 16:00 / start 16:30br2n adv / door ¥1,000 (+1drink ¥500)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8</text:p>
          </table:table-cell>
          <table:table-cell table:style-name="ce42" table:formula="of:=IF([.C299]=[.C300];[.D299]+1;1)" office:value-type="float" office:value="1" calcext:value-type="float">
            <text:p/>
          </table:table-cell>
          <table:table-cell office:value-type="string" calcext:value-type="string">
            <text:p>trad vol.1</text:p>
          </table:table-cell>
          <table:table-cell table:style-name="Default" office:value-type="string" calcext:value-type="string">
            <text:p>[LIVE] カルナロッタ / スカーフ / puff noide / ROOZER / アトリエディ</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09</text:p>
          </table:table-cell>
          <table:table-cell table:style-name="ce42" table:formula="of:=IF([.C300]=[.C301];[.D300]+1;1)" office:value-type="float" office:value="1" calcext:value-type="float">
            <text:p/>
          </table:table-cell>
          <table:table-cell office:value-type="string" calcext:value-type="string">
            <text:p>Fabric #13</text:p>
          </table:table-cell>
          <table:table-cell table:style-name="Default" office:value-type="string" calcext:value-type="string">
            <text:p>[LIVE] WANNA-GONNA / ロートス / TPSound(Band Set) / Alter Plane / Minako</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0</text:p>
          </table:table-cell>
          <table:table-cell table:style-name="ce42" table:formula="of:=IF([.C301]=[.C302];[.D301]+1;1)" office:value-type="float" office:value="1" calcext:value-type="float">
            <text:p/>
          </table:table-cell>
          <table:table-cell office:value-type="string" calcext:value-type="string">
            <text:p>MIX UP</text:p>
          </table:table-cell>
          <table:table-cell table:style-name="Default" office:value-type="string" calcext:value-type="string">
            <text:p>[LIVE] Da Vincis / IRIS MONDE / JUNKS / H of Light / SHiFT</text:p>
          </table:table-cell>
          <table:table-cell office:value-type="string" calcext:value-type="string">
            <text:p>open 18:00 / start 18:30br2n adv ¥2,000 door ¥2,300 (+1drink ¥500)br2n ※高校生以下は学生証提示で¥1,000割引！br2n ticket：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3</text:p>
          </table:table-cell>
          <table:table-cell table:style-name="ce42" table:formula="of:=IF([.C302]=[.C303];[.D302]+1;1)" office:value-type="float" office:value="1" calcext:value-type="float">
            <text:p/>
          </table:table-cell>
          <table:table-cell office:value-type="string" calcext:value-type="string">
            <text:p>チリヌルヲワカモバイル企画 『チリヌルヲワ会』</text:p>
          </table:table-cell>
          <table:table-cell table:style-name="Default" office:value-type="string" calcext:value-type="string">
            <text:p>[LIVE] チリヌルヲワカ</text:p>
          </table:table-cell>
          <table:table-cell office:value-type="string" calcext:value-type="string">
            <text:p>open 16:00 / start 16:30br2n 【チケット料金】br2n ■スタンディングA（モバイル会員） ¥1,500 （1人/2枚まで）br2n ■スタンディングB(一般) ¥3,000（1人/2枚まで）br2n ※ 共にドリンク代別br2n 【一般チケット発売日】br2n 3月1日(土)br2n 【チケット整理番号】br2n モバイル先行販売＞モバイル一般販売＞一般販売　　の順となります。 （問）VINTAGE ROCK std.　03-3770-6900 （平日12:00～17:00）(www.vintage-rock.com)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5</text:p>
          </table:table-cell>
          <table:table-cell table:style-name="ce42" table:formula="of:=IF([.C303]=[.C304];[.D303]+1;1)" office:value-type="float" office:value="1" calcext:value-type="float">
            <text:p/>
          </table:table-cell>
          <table:table-cell office:value-type="string" calcext:value-type="string">
            <text:p>Fabric × trad</text:p>
          </table:table-cell>
          <table:table-cell table:style-name="Default" office:value-type="string" calcext:value-type="string">
            <text:p>[LIVE] ELIZABETH EIGHT / PLOT / イチヂク / sone(Atlantis Airport) ...(+1Band 4/6解禁)</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6</text:p>
          </table:table-cell>
          <table:table-cell table:style-name="ce42" table:formula="of:=IF([.C304]=[.C305];[.D304]+1;1)" office:value-type="float" office:value="1" calcext:value-type="float">
            <text:p/>
          </table:table-cell>
          <table:table-cell office:value-type="string" calcext:value-type="string">
            <text:p>trad vol.2</text:p>
          </table:table-cell>
          <table:table-cell table:style-name="Default" office:value-type="string" calcext:value-type="string">
            <text:p>[LIVE] テリーヌとボンボン / ミヤザキナオコ / 松崎ナオ / アサミサエ / ワタナベマユ</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7</text:p>
          </table:table-cell>
          <table:table-cell table:style-name="ce42" table:formula="of:=IF([.C305]=[.C306];[.D305]+1;1)" office:value-type="float" office:value="1" calcext:value-type="float">
            <text:p/>
          </table:table-cell>
          <table:table-cell office:value-type="string" calcext:value-type="string">
            <text:p>waterlily LAST LIVE</text:p>
          </table:table-cell>
          <table:table-cell table:style-name="Default" office:value-type="string" calcext:value-type="string">
            <text:p>[LIVE] waterlily / Atlantis Airport / labo</text:p>
          </table:table-cell>
          <table:table-cell office:value-type="string" calcext:value-type="string">
            <text:p>open 18:30 / start 19:00br2n adv ¥2,000 / door ¥2,500 (+1drink ¥500)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8</text:p>
          </table:table-cell>
          <table:table-cell table:style-name="ce42" table:formula="of:=IF([.C306]=[.C307];[.D306]+1;1)" office:value-type="float" office:value="1" calcext:value-type="float">
            <text:p/>
          </table:table-cell>
          <table:table-cell office:value-type="string" calcext:value-type="string">
            <text:p>grass code vol.50 -4th anniversary-</text:p>
          </table:table-cell>
          <table:table-cell table:style-name="Default" office:value-type="string" calcext:value-type="string">
            <text:p>[LIVE] DENIMS / Jano / the Lucy / mothercoat / the twentiesbr2n [GUEST DJ] 星原喜一郎(New Action!) / Saxolotl(TIPSY)br2n [grass code DJs] ナルケユート/ヤマモトサトル/アサノタカヒロbr2n [VJ] Project OTObr2n [FOOD] DQN食堂</text:p>
          </table:table-cell>
          <table:table-cell office:value-type="string" calcext:value-type="string">
            <text:p>open / start 21:00br2n adv ¥2,500 / door ¥3,000 (+1drink ¥500)br2n ticket：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19</text:p>
          </table:table-cell>
          <table:table-cell table:style-name="ce42" table:formula="of:=IF([.C307]=[.C308];[.D307]+1;1)" office:value-type="float" office:value="1" calcext:value-type="float">
            <text:p/>
          </table:table-cell>
          <table:table-cell office:value-type="string" calcext:value-type="string">
            <text:p>HALL RENTAL</text:p>
          </table:table-cell>
          <table:table-cell table:style-name="Default"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0</text:p>
          </table:table-cell>
          <table:table-cell table:style-name="ce42" table:formula="of:=IF([.C308]=[.C309];[.D308]+1;1)" office:value-type="float" office:value="1" calcext:value-type="float">
            <text:p/>
          </table:table-cell>
          <table:table-cell office:value-type="string" calcext:value-type="string">
            <text:p>MARZ WARZ epⅣ</text:p>
          </table:table-cell>
          <table:table-cell table:style-name="Default" office:value-type="string" calcext:value-type="string">
            <text:p>[LIVE] nanoCUNE / 山口活性学園 / つりビット</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1</text:p>
          </table:table-cell>
          <table:table-cell table:style-name="ce42" table:formula="of:=IF([.C309]=[.C310];[.D309]+1;1)" office:value-type="float" office:value="1" calcext:value-type="float">
            <text:p/>
          </table:table-cell>
          <table:table-cell office:value-type="string" calcext:value-type="string">
            <text:p>Arrows vol.2</text:p>
          </table:table-cell>
          <table:table-cell table:style-name="Default" office:value-type="string" calcext:value-type="string">
            <text:p>[LIVE] ポッグカウチナゲット / Camellia / tayuta(from大阪) / and more...!!</text:p>
          </table:table-cell>
          <table:table-cell office:value-type="string" calcext:value-type="string">
            <text:p>open 18:00 / start 18:30br2n adv ¥2,000 door ¥2,300 (+1drink ¥500)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2</text:p>
          </table:table-cell>
          <table:table-cell table:style-name="ce42" table:formula="of:=IF([.C310]=[.C311];[.D310]+1;1)" office:value-type="float" office:value="1" calcext:value-type="float">
            <text:p/>
          </table:table-cell>
          <table:table-cell office:value-type="string" calcext:value-type="string">
            <text:p>MIX UP</text:p>
          </table:table-cell>
          <table:table-cell table:style-name="Default" office:value-type="string" calcext:value-type="string">
            <text:p>[LIVE] A Month of Sundays / Lööf / Lunchu / The Cuminsbr2n ＊出演を予定していたcinescopeは出演者の都合によりキャンセルとなりました。</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3</text:p>
          </table:table-cell>
          <table:table-cell table:style-name="ce42" table:formula="of:=IF([.C311]=[.C312];[.D311]+1;1)" office:value-type="float" office:value="1" calcext:value-type="float">
            <text:p/>
          </table:table-cell>
          <table:table-cell office:value-type="string" calcext:value-type="string">
            <text:p>Luck vol.2～春日遅々～</text:p>
          </table:table-cell>
          <table:table-cell table:style-name="Default" office:value-type="string" calcext:value-type="string">
            <text:p>[LIVE] チーナ / Atlantis Airport / ノンブラリ / ふぇのたす / アカシック</text:p>
          </table:table-cell>
          <table:table-cell office:value-type="string" calcext:value-type="string">
            <text:p>open 18:00 / start 18:30br2n adv ¥2,500 door ¥2,800 (+1drink ¥500)br2n 新入生学生証提示で¥1,000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6</text:p>
          </table:table-cell>
          <table:table-cell table:style-name="ce42" table:formula="of:=IF([.C312]=[.C313];[.D312]+1;1)" office:value-type="float" office:value="1" calcext:value-type="float">
            <text:p/>
          </table:table-cell>
          <table:table-cell office:value-type="string" calcext:value-type="string">
            <text:p>1010 "Distription"リリースパーティー 「ヒッポの樹 vol.1」</text:p>
          </table:table-cell>
          <table:table-cell table:style-name="Default" office:value-type="string" calcext:value-type="string">
            <text:p>[LIVE] カムエムシィズ / Stag Beat / Tiger Upper Cut / パブリック娘。 / 1010 br2n [DJ] %C / 残雪 br2n [LIVE PAINT] PLUSPECTIVE br2n [FOOD] 岡村飛龍</text:p>
          </table:table-cell>
          <table:table-cell office:value-type="string" calcext:value-type="string">
            <text:p>open 24:00 / start 24:30br2n adv ¥1,000 door ¥1,000 (+1drink ¥500)br2n ※18歳以上入場可(※受付入場時に要身分証持参)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28</text:p>
          </table:table-cell>
          <table:table-cell table:style-name="ce42" table:formula="of:=IF([.C313]=[.C314];[.D313]+1;1)" office:value-type="float" office:value="1" calcext:value-type="float">
            <text:p/>
          </table:table-cell>
          <table:table-cell office:value-type="string" calcext:value-type="string">
            <text:p>Mix Tape Vol.12 × aoub</text:p>
          </table:table-cell>
          <table:table-cell table:style-name="Default" office:value-type="string" calcext:value-type="string">
            <text:p>[LIVE] aoub VS 佐藤栄太郎 / chikyunokiki(from 北海道) / NETWORKS / at her open door / DALLJUB STEP CLUBbr2n [DJ] SUGI-ZONE(Mix Tape) / 佐藤栄太郎(The Future Ratio) / Huss.(aoub)br2n [FOOD] すかんぽカリー</text:p>
          </table:table-cell>
          <table:table-cell office:value-type="string" calcext:value-type="string">
            <text:p>open 24:30 / start 24:30br2n adv ¥2,000 door ¥2,500 (+1drink ¥500)br2n 24:30〜25:00までに入場の方¥1,500(+1Drink)br2n チケット：MARZ店頭販売 / メール予約br2n info：03-3202-8248br2n</text:p>
          </table:table-cell>
          <table:table-cell table:number-columns-repeated="1017"/>
        </table:table-row>
        <table:table-row table:style-name="ro8">
          <table:table-cell/>
          <table:table-cell office:value-type="float" office:value="3" calcext:value-type="float">
            <text:p>3</text:p>
          </table:table-cell>
          <table:table-cell table:style-name="ce38" office:value-type="string" calcext:value-type="string">
            <text:p>0430</text:p>
          </table:table-cell>
          <table:table-cell table:style-name="ce42" table:formula="of:=IF([.C314]=[.C315];[.D314]+1;1)" office:value-type="float" office:value="1" calcext:value-type="float">
            <text:p/>
          </table:table-cell>
          <table:table-cell office:value-type="string" calcext:value-type="string">
            <text:p>Fabric #14</text:p>
          </table:table-cell>
          <table:table-cell table:style-name="Default" office:value-type="string" calcext:value-type="string">
            <text:p>[LIVE] Zooqs / カメレオン塗料 / Mirare Mire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1</text:p>
          </table:table-cell>
          <table:table-cell table:style-name="ce42" table:formula="of:=IF([.C315]=[.C316];[.D315]+1;1)" office:value-type="float" office:value="1" calcext:value-type="float">
            <text:p/>
          </table:table-cell>
          <table:table-cell/>
          <table:table-cell table:style-name="Default" office:value-type="string" calcext:value-type="string">
            <text:p>SHINYA OE AND THE CUTTERSbr2n【Vocal&amp;Guitar:大江慎也（THE ROOSTERS)br2n　　Guitar：ヤマジカズヒデ（dip）/Bass＆Keyboard：須藤俊明br2n　　　　　　　　　　　　　　　　　　　　　　　Drum：高橋浩司（HARISS）】br2nTHE JUNEJULYAUGUSTbr2n【Vocal&amp; Guitar高野哲/Piano佐藤統/Drum梶原 幸嗣】</text:p>
          </table:table-cell>
          <table:table-cell office:value-type="string" calcext:value-type="string">
            <text:p>OPEN 18:30 / START 19:30br2nADV¥4000 / DOOR¥4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2</text:p>
          </table:table-cell>
          <table:table-cell table:style-name="ce42" table:formula="of:=IF([.C316]=[.C317];[.D316]+1;1)" office:value-type="float" office:value="1" calcext:value-type="float">
            <text:p/>
          </table:table-cell>
          <table:table-cell office:value-type="string" calcext:value-type="string">
            <text:p>ROOFTOP RESOUND</text:p>
          </table:table-cell>
          <table:table-cell table:style-name="Default" office:value-type="string" calcext:value-type="string">
            <text:p>町田直隆 / 小高芳太朗(LUNKHEAD)br2n澁谷逆太郎(SUPER BEAVER) / 尾形回帰(HERE)br2n桃野陽介(MONOBRIGHT) / 他</text:p>
          </table:table-cell>
          <table:table-cell office:value-type="string" calcext:value-type="string">
            <text:p>OPEN 18:00 / START 18:30br2nADV¥2500 / DOOR¥3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3</text:p>
          </table:table-cell>
          <table:table-cell table:style-name="ce42" table:formula="of:=IF([.C317]=[.C318];[.D317]+1;1)" office:value-type="float" office:value="1" calcext:value-type="float">
            <text:p/>
          </table:table-cell>
          <table:table-cell office:value-type="string" calcext:value-type="string">
            <text:p>春の感謝祭1000円ライブ</text:p>
          </table:table-cell>
          <table:table-cell table:style-name="Default"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4</text:p>
          </table:table-cell>
          <table:table-cell table:style-name="ce42" table:formula="of:=IF([.C318]=[.C319];[.D318]+1;1)" office:value-type="float" office:value="1" calcext:value-type="float">
            <text:p/>
          </table:table-cell>
          <table:table-cell office:value-type="string" calcext:value-type="string">
            <text:p>〜風林火山で春の頂上決戦！5カ所行脚の巻〜</text:p>
          </table:table-cell>
          <table:table-cell table:style-name="Default"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5</text:p>
          </table:table-cell>
          <table:table-cell table:style-name="ce42" table:formula="of:=IF([.C319]=[.C320];[.D319]+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18:00 / START 18:30br2nADV¥30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5</text:p>
          </table:table-cell>
          <table:table-cell table:style-name="ce42" table:formula="of:=IF([.C320]=[.C321];[.D320]+1;1)" office:value-type="float" office:value="2" calcext:value-type="float">
            <text:p/>
          </table:table-cell>
          <table:table-cell office:value-type="string" calcext:value-type="string">
            <text:p>ONE FOUNDATION</text:p>
          </table:table-cell>
          <table:table-cell table:style-name="Default"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6</text:p>
          </table:table-cell>
          <table:table-cell table:style-name="ce42" table:formula="of:=IF([.C321]=[.C322];[.D321]+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23:30 / START 23:30br2nNO CHARGE！！！</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09</text:p>
          </table:table-cell>
          <table:table-cell table:style-name="ce42" table:formula="of:=IF([.C322]=[.C323];[.D322]+1;1)" office:value-type="float" office:value="1" calcext:value-type="float">
            <text:p/>
          </table:table-cell>
          <table:table-cell office:value-type="string" calcext:value-type="string">
            <text:p>PREMIUM LIVE SERIES 2014 THE DREAM MATCH #1</text:p>
          </table:table-cell>
          <table:table-cell table:style-name="Default" office:value-type="string" calcext:value-type="string">
            <text:p>スキマスイッチbr2nメレンゲ</text:p>
          </table:table-cell>
          <table:table-cell office:value-type="string" calcext:value-type="string">
            <text:p>OPEN 18:00 / START 19:00br2nADV¥6000 / DOOR 未定br2n♡THANK YOU SOLD OUT♡</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0</text:p>
          </table:table-cell>
          <table:table-cell table:style-name="ce42" table:formula="of:=IF([.C323]=[.C324];[.D323]+1;1)" office:value-type="float" office:value="1"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1</text:p>
          </table:table-cell>
          <table:table-cell table:style-name="ce42" table:formula="of:=IF([.C324]=[.C325];[.D324]+1;1)" office:value-type="float" office:value="1" calcext:value-type="float">
            <text:p/>
          </table:table-cell>
          <table:table-cell/>
          <table:table-cell table:style-name="Default"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1</text:p>
          </table:table-cell>
          <table:table-cell table:style-name="ce42" table:formula="of:=IF([.C325]=[.C326];[.D325]+1;1)" office:value-type="float" office:value="2" calcext:value-type="float">
            <text:p/>
          </table:table-cell>
          <table:table-cell office:value-type="string" calcext:value-type="string">
            <text:p>URASUJI.</text:p>
          </table:table-cell>
          <table:table-cell table:style-name="Default"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412</text:p>
          </table:table-cell>
          <table:table-cell table:style-name="ce42" table:formula="of:=IF([.C326]=[.C327];[.D326]+1;1)" office:value-type="float" office:value="1" calcext:value-type="float">
            <text:p/>
          </table:table-cell>
          <table:table-cell office:value-type="string" calcext:value-type="string">
            <text:p>LN vs RDS TOUR “PASSION&amp;GLORY”</text:p>
          </table:table-cell>
          <table:table-cell table:style-name="Default" office:value-type="string" calcext:value-type="string">
            <text:p>LAUGHIN'NOSEbr2nTHE RYDERS</text:p>
          </table:table-cell>
          <table:table-cell office:value-type="string" calcext:value-type="string">
            <text:p>OPEN 18:00 / START 19:00br2nADV¥3000/DOOR¥3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2</text:p>
          </table:table-cell>
          <table:table-cell table:style-name="ce42" table:formula="of:=IF([.C327]=[.C328];[.D327]+1;1)" office:value-type="float" office:value="2" calcext:value-type="float">
            <text:p/>
          </table:table-cell>
          <table:table-cell office:value-type="string" calcext:value-type="string">
            <text:p>”AFOCの47都道府県制覇！形ないものを爆破しにいくツアー／迷わず行けよ編@日比谷野外大音楽堂” After Party-</text:p>
          </table:table-cell>
          <table:table-cell table:style-name="Default"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413</text:p>
          </table:table-cell>
          <table:table-cell table:style-name="ce42" table:formula="of:=IF([.C328]=[.C329];[.D328]+1;1)" office:value-type="float" office:value="1" calcext:value-type="float">
            <text:p/>
          </table:table-cell>
          <table:table-cell office:value-type="string" calcext:value-type="string">
            <text:p>SION &amp; The Cat Scratch Combo Tour2014</text:p>
          </table:table-cell>
          <table:table-cell table:style-name="Default" office:value-type="string" calcext:value-type="string">
            <text:p>SION &amp; The Cat Scratch Combo</text:p>
          </table:table-cell>
          <table:table-cell office:value-type="string" calcext:value-type="string">
            <text:p>OPEN 17:15 / START 18:00br2nADV¥5400/DOOR¥59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5</text:p>
          </table:table-cell>
          <table:table-cell table:style-name="ce42" table:formula="of:=IF([.C329]=[.C330];[.D329]+1;1)" office:value-type="float" office:value="1" calcext:value-type="float">
            <text:p/>
          </table:table-cell>
          <table:table-cell office:value-type="string" calcext:value-type="string">
            <text:p>夜桜極蔵生誕50周年祭</text:p>
          </table:table-cell>
          <table:table-cell table:style-name="Default"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8</text:p>
          </table:table-cell>
          <table:table-cell table:style-name="ce42" table:formula="of:=IF([.C330]=[.C331];[.D330]+1;1)" office:value-type="float" office:value="1" calcext:value-type="float">
            <text:p/>
          </table:table-cell>
          <table:table-cell office:value-type="string" calcext:value-type="string">
            <text:p>INTERNET SCUM PARK×MAZE</text:p>
          </table:table-cell>
          <table:table-cell table:style-name="Default"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9</text:p>
          </table:table-cell>
          <table:table-cell table:style-name="ce42" table:formula="of:=IF([.C331]=[.C332];[.D331]+1;1)" office:value-type="float" office:value="1" calcext:value-type="float">
            <text:p/>
          </table:table-cell>
          <table:table-cell office:value-type="string" calcext:value-type="string">
            <text:p>レコ発ワンマンLIVE “彼女はゼロフィリア”</text:p>
          </table:table-cell>
          <table:table-cell table:style-name="Default" office:value-type="string" calcext:value-type="string">
            <text:p>Brian the Sun</text:p>
          </table:table-cell>
          <table:table-cell office:value-type="string" calcext:value-type="string">
            <text:p>OPEN 17:00 / START 18:00br2nADV¥2000 / DOOR¥2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19</text:p>
          </table:table-cell>
          <table:table-cell table:style-name="ce42" table:formula="of:=IF([.C332]=[.C333];[.D332]+1;1)" office:value-type="float" office:value="2" calcext:value-type="float">
            <text:p/>
          </table:table-cell>
          <table:table-cell office:value-type="string" calcext:value-type="string">
            <text:p>“PSYCHO MANIAXXX”</text:p>
          </table:table-cell>
          <table:table-cell table:style-name="Default"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0</text:p>
          </table:table-cell>
          <table:table-cell table:style-name="ce42" table:formula="of:=IF([.C333]=[.C334];[.D333]+1;1)" office:value-type="float" office:value="1" calcext:value-type="float">
            <text:p/>
          </table:table-cell>
          <table:table-cell office:value-type="string" calcext:value-type="string">
            <text:p>「MUSIC LINXS vol.12」</text:p>
          </table:table-cell>
          <table:table-cell table:style-name="Default"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1</text:p>
          </table:table-cell>
          <table:table-cell table:style-name="ce42" table:formula="of:=IF([.C334]=[.C335];[.D334]+1;1)" office:value-type="float" office:value="1" calcext:value-type="float">
            <text:p/>
          </table:table-cell>
          <table:table-cell office:value-type="string" calcext:value-type="string">
            <text:p>master+mind 〜歌舞伎町夢一夜〜</text:p>
          </table:table-cell>
          <table:table-cell table:style-name="Default" office:value-type="string" calcext:value-type="string">
            <text:p>戸川純br2nMERRY</text:p>
          </table:table-cell>
          <table:table-cell office:value-type="string" calcext:value-type="string">
            <text:p>OPEN 18:00 / START 19:00br2nADV¥35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2</text:p>
          </table:table-cell>
          <table:table-cell table:style-name="ce42" table:formula="of:=IF([.C335]=[.C336];[.D335]+1;1)" office:value-type="float" office:value="1" calcext:value-type="float">
            <text:p/>
          </table:table-cell>
          <table:table-cell office:value-type="string" calcext:value-type="string">
            <text:p>世界中のロックバンドが今夜も・・・春も、、、！</text:p>
          </table:table-cell>
          <table:table-cell table:style-name="Default"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3</text:p>
          </table:table-cell>
          <table:table-cell table:style-name="ce42" table:formula="of:=IF([.C336]=[.C337];[.D336]+1;1)" office:value-type="float" office:value="1" calcext:value-type="float">
            <text:p/>
          </table:table-cell>
          <table:table-cell office:value-type="string" calcext:value-type="string">
            <text:p>PREMIUM LIVE SERIES 2014 THE DREAM MATCH #2</text:p>
          </table:table-cell>
          <table:table-cell table:style-name="Default" office:value-type="string" calcext:value-type="string">
            <text:p>SAKANAMONbr2ncinema staff</text:p>
          </table:table-cell>
          <table:table-cell office:value-type="string" calcext:value-type="string">
            <text:p>OPEN 18:00 / START 19:00br2nADV¥3000 / DOOR未定br2n早割¥2500あり！</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4</text:p>
          </table:table-cell>
          <table:table-cell table:style-name="ce42" table:formula="of:=IF([.C337]=[.C338];[.D337]+1;1)" office:value-type="float" office:value="1" calcext:value-type="float">
            <text:p/>
          </table:table-cell>
          <table:table-cell office:value-type="string" calcext:value-type="string">
            <text:p>LOFTDAY 2014 BIRTHDAY BASH</text:p>
          </table:table-cell>
          <table:table-cell table:style-name="Default"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FT CREW(zuka-sun / オモチレコード / Mitsui / Noguchi and more！)br2n【Bartender】Ichiro Sassase br2n【イエガーボーイ】ポン&amp;コツ(Mitsui&amp;Yoshida)br2n【Tequila Girl】マイマイとあかりちゃん</text:p>
          </table:table-cell>
          <table:table-cell office:value-type="string" calcext:value-type="string">
            <text:p>OPEN 23:30 / START 23:30br2nADV¥1500 / DOOR¥20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8</text:p>
          </table:table-cell>
          <table:table-cell table:style-name="ce42" table:formula="of:=IF([.C338]=[.C339];[.D338]+1;1)" office:value-type="float" office:value="1" calcext:value-type="float">
            <text:p/>
          </table:table-cell>
          <table:table-cell office:value-type="string" calcext:value-type="string">
            <text:p>SCAPEGOAT presents 春バースデーイベント【桜ノイローゼ vol.3】</text:p>
          </table:table-cell>
          <table:table-cell table:style-name="Default" office:value-type="string" calcext:value-type="string">
            <text:p>SCAPEGOATbr2nセッション春林檎br2n【vo.春、Gt.さゅら(SCAPEGOAT)、Ba.Rito(ex 我羇道)、Key.虹橋紫(yukari nijihashi)(MoNoLith)、Dr.正人(CATFIST)】br2nAvelCain / SAVAGEbr2nシリアル⇔NUMBER / MoNoLith / 他</text:p>
          </table:table-cell>
          <table:table-cell office:value-type="string" calcext:value-type="string">
            <text:p>OPEN 15:30 / START 16:00br2nADV¥3650 / DOOR¥415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8</text:p>
          </table:table-cell>
          <table:table-cell table:style-name="ce42" table:formula="of:=IF([.C339]=[.C340];[.D339]+1;1)" office:value-type="float" office:value="2"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29</text:p>
          </table:table-cell>
          <table:table-cell table:style-name="ce42" table:formula="of:=IF([.C340]=[.C341];[.D340]+1;1)" office:value-type="float" office:value="1" calcext:value-type="float">
            <text:p/>
          </table:table-cell>
          <table:table-cell office:value-type="string" calcext:value-type="string">
            <text:p>JETBOYS30周年祭</text:p>
          </table:table-cell>
          <table:table-cell table:style-name="Default" office:value-type="string" calcext:value-type="string">
            <text:p>JETBOYS / オノチン男にするバンド衆</text:p>
          </table:table-cell>
          <table:table-cell office:value-type="string" calcext:value-type="string">
            <text:p>OPEN 23:30 / START 23:30br2nORDER STOP_FOOD 27:30／DRINK 28:30br2nCLOSE_29:00</text:p>
          </table:table-cell>
          <table:table-cell table:number-columns-repeated="1017"/>
        </table:table-row>
        <table:table-row table:style-name="ro8">
          <table:table-cell/>
          <table:table-cell office:value-type="float" office:value="4" calcext:value-type="float">
            <text:p>4</text:p>
          </table:table-cell>
          <table:table-cell table:style-name="ce38" office:value-type="string" calcext:value-type="string">
            <text:p>0430</text:p>
          </table:table-cell>
          <table:table-cell table:style-name="ce42" table:formula="of:=IF([.C341]=[.C342];[.D341]+1;1)" office:value-type="float" office:value="1" calcext:value-type="float">
            <text:p/>
          </table:table-cell>
          <table:table-cell office:value-type="string" calcext:value-type="string">
            <text:p>master+mind 〜acoustic mind #04〜</text:p>
          </table:table-cell>
          <table:table-cell table:style-name="Default"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1</text:p>
          </table:table-cell>
          <table:table-cell table:style-name="ce42" table:formula="of:=IF([.C342]=[.C343];[.D342]+1;1)" office:value-type="float" office:value="1" calcext:value-type="float">
            <text:p/>
          </table:table-cell>
          <table:table-cell office:value-type="string" calcext:value-type="string">
            <text:p>&lt;ワカモノのすべて2&gt;</text:p>
          </table:table-cell>
          <table:table-cell table:style-name="Default"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02</text:p>
          </table:table-cell>
          <table:table-cell table:style-name="ce42" table:formula="of:=IF([.C343]=[.C344];[.D343]+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3</text:p>
          </table:table-cell>
          <table:table-cell table:style-name="ce42" table:formula="of:=IF([.C344]=[.C345];[.D344]+1;1)" office:value-type="float" office:value="1" calcext:value-type="float">
            <text:p/>
          </table:table-cell>
          <table:table-cell office:value-type="string" calcext:value-type="string">
            <text:p>&lt;BIG SOUNDS MUSEUM&gt;</text:p>
          </table:table-cell>
          <table:table-cell table:style-name="Default"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4</text:p>
          </table:table-cell>
          <table:table-cell table:style-name="ce42" table:formula="of:=IF([.C345]=[.C346];[.D345]+1;1)" office:value-type="float" office:value="1" calcext:value-type="float">
            <text:p/>
          </table:table-cell>
          <table:table-cell/>
          <table:table-cell table:style-name="Default" office:value-type="string" calcext:value-type="string">
            <text:p>日本泥棒 / 緑のA / ichion / 他</text:p>
          </table:table-cell>
          <table:table-cell office:value-type="string" calcext:value-type="string">
            <text:p>未定br2n 未定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5</text:p>
          </table:table-cell>
          <table:table-cell table:style-name="ce42" table:formula="of:=IF([.C346]=[.C347];[.D346]+1;1)" office:value-type="float" office:value="1" calcext:value-type="float">
            <text:p/>
          </table:table-cell>
          <table:table-cell office:value-type="string" calcext:value-type="string">
            <text:p>&lt;MOST PARTY&gt;</text:p>
          </table:table-cell>
          <table:table-cell table:style-name="Default" office:value-type="string" calcext:value-type="string">
            <text:p>Pimpant! / JIMSY / ドンガンボン / 他</text:p>
          </table:table-cell>
          <table:table-cell office:value-type="string" calcext:value-type="string">
            <text:p>未定br2n 未定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6</text:p>
          </table:table-cell>
          <table:table-cell table:style-name="ce42" table:formula="of:=IF([.C347]=[.C348];[.D347]+1;1)" office:value-type="float" office:value="1" calcext:value-type="float">
            <text:p/>
          </table:table-cell>
          <table:table-cell office:value-type="string" calcext:value-type="string">
            <text:p>&lt;RENTAL EVENT&gt;br2n「アニソン☆らんでぶ〜 2014春の大感謝祭」</text:p>
          </table:table-cell>
          <table:table-cell table:style-name="Default"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07</text:p>
          </table:table-cell>
          <table:table-cell table:style-name="ce42" table:formula="of:=IF([.C348]=[.C349];[.D348]+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8</text:p>
          </table:table-cell>
          <table:table-cell table:style-name="ce42" table:formula="of:=IF([.C349]=[.C350];[.D349]+1;1)" office:value-type="float" office:value="1" calcext:value-type="float">
            <text:p/>
          </table:table-cell>
          <table:table-cell office:value-type="string" calcext:value-type="string">
            <text:p>&lt;ALTERNATIVE 500 CURATED by TOKYOSWING&gt;</text:p>
          </table:table-cell>
          <table:table-cell table:style-name="Default"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09</text:p>
          </table:table-cell>
          <table:table-cell table:style-name="ce42" table:formula="of:=IF([.C350]=[.C351];[.D350]+1;1)" office:value-type="float" office:value="1" calcext:value-type="float">
            <text:p/>
          </table:table-cell>
          <table:table-cell/>
          <table:table-cell table:style-name="Default" office:value-type="string" calcext:value-type="string">
            <text:p>アサカワアサシン / ボートの三人男 / 木々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0</text:p>
          </table:table-cell>
          <table:table-cell table:style-name="ce42" table:formula="of:=IF([.C351]=[.C352];[.D351]+1;1)" office:value-type="float" office:value="1" calcext:value-type="float">
            <text:p/>
          </table:table-cell>
          <table:table-cell office:value-type="string" calcext:value-type="string">
            <text:p>&lt;Point.&gt;</text:p>
          </table:table-cell>
          <table:table-cell table:style-name="Default" office:value-type="string" calcext:value-type="string">
            <text:p>Neru Qoo Nelu / てあしくちびる / Polygon Head / コドモノクニ / 他</text:p>
          </table:table-cell>
          <table:table-cell office:value-type="string" calcext:value-type="string">
            <text:p>未定br2n 未定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1</text:p>
          </table:table-cell>
          <table:table-cell table:style-name="ce42" table:formula="of:=IF([.C352]=[.C353];[.D352]+1;1)" office:value-type="float" office:value="1" calcext:value-type="float">
            <text:p/>
          </table:table-cell>
          <table:table-cell office:value-type="string" calcext:value-type="string">
            <text:p>&lt;PAK JAPAN TOUR 2014&gt;</text:p>
          </table:table-cell>
          <table:table-cell table:style-name="Default"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2</text:p>
          </table:table-cell>
          <table:table-cell table:style-name="ce42" table:formula="of:=IF([.C353]=[.C354];[.D353]+1;1)" office:value-type="float" office:value="1" calcext:value-type="float">
            <text:p/>
          </table:table-cell>
          <table:table-cell office:value-type="string" calcext:value-type="string">
            <text:p>&lt;Jeff Carry JAPAN TOUR with Montgomery Drive / Warm&amp;Comfy&gt;</text:p>
          </table:table-cell>
          <table:table-cell table:style-name="Default"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3</text:p>
          </table:table-cell>
          <table:table-cell table:style-name="ce42" table:formula="of:=IF([.C354]=[.C355];[.D354]+1;1)" office:value-type="float" office:value="1" calcext:value-type="float">
            <text:p/>
          </table:table-cell>
          <table:table-cell office:value-type="string" calcext:value-type="string">
            <text:p>&lt;サイケ奉行 with ホッピー神山&gt;</text:p>
          </table:table-cell>
          <table:table-cell table:style-name="Default"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4</text:p>
          </table:table-cell>
          <table:table-cell table:style-name="ce42" table:formula="of:=IF([.C355]=[.C356];[.D355]+1;1)" office:value-type="float" office:value="1" calcext:value-type="float">
            <text:p/>
          </table:table-cell>
          <table:table-cell/>
          <table:table-cell table:style-name="Default" office:value-type="string" calcext:value-type="string">
            <text:p>華村灰太郎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5</text:p>
          </table:table-cell>
          <table:table-cell table:style-name="ce42" table:formula="of:=IF([.C356]=[.C357];[.D356]+1;1)" office:value-type="float" office:value="1" calcext:value-type="float">
            <text:p/>
          </table:table-cell>
          <table:table-cell office:value-type="string" calcext:value-type="string">
            <text:p>&lt;BLACK ROCK SOCIETY&gt;</text:p>
          </table:table-cell>
          <table:table-cell table:style-name="Default" office:value-type="string" calcext:value-type="string">
            <text:p>doravideo(LaserGuitar) / BUMBUMS / Praha Depart / 他</text:p>
          </table:table-cell>
          <table:table-cell office:value-type="string" calcext:value-type="string">
            <text:p>未定br2n 未定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6</text:p>
          </table:table-cell>
          <table:table-cell table:style-name="ce42" table:formula="of:=IF([.C357]=[.C358];[.D357]+1;1)" office:value-type="float" office:value="1" calcext:value-type="float">
            <text:p/>
          </table:table-cell>
          <table:table-cell office:value-type="string" calcext:value-type="string">
            <text:p>&lt;No Border Chronicle&gt;</text:p>
          </table:table-cell>
          <table:table-cell table:style-name="Default" office:value-type="string" calcext:value-type="string">
            <text:p>水彩 / ワールドバンパク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7</text:p>
          </table:table-cell>
          <table:table-cell table:style-name="ce42" table:formula="of:=IF([.C358]=[.C359];[.D358]+1;1)" office:value-type="float" office:value="1" calcext:value-type="float">
            <text:p/>
          </table:table-cell>
          <table:table-cell office:value-type="string" calcext:value-type="string">
            <text:p>&lt;ONE and ONLY ときにはロンリー&gt;</text:p>
          </table:table-cell>
          <table:table-cell table:style-name="Default" office:value-type="string" calcext:value-type="string">
            <text:p>小倉史也(YourGentleman)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8</text:p>
          </table:table-cell>
          <table:table-cell table:style-name="ce42" table:formula="of:=IF([.C359]=[.C360];[.D359]+1;1)" office:value-type="float" office:value="1" calcext:value-type="float">
            <text:p/>
          </table:table-cell>
          <table:table-cell office:value-type="string" calcext:value-type="string">
            <text:p>&lt;RENTAL EVENT&gt;br2nマンスリー"3"マンイベント &lt;オーロラワンダーランド 2014'&gt;</text:p>
          </table:table-cell>
          <table:table-cell table:style-name="Default" office:value-type="string" calcext:value-type="string">
            <text:p>オーロラタクト / 東京エロクトリカルパレード / ムシケラトプス /br2n 詳細はこちら→http://auroratact.com/</text:p>
          </table:table-cell>
          <table:table-cell office:value-type="string" calcext:value-type="string">
            <text:p>O/18:00br2n S/18:30br2n前/\2,500br2n 当/\3,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19</text:p>
          </table:table-cell>
          <table:table-cell table:style-name="ce42" table:formula="of:=IF([.C360]=[.C361];[.D360]+1;1)" office:value-type="float" office:value="1" calcext:value-type="float">
            <text:p/>
          </table:table-cell>
          <table:table-cell office:value-type="string" calcext:value-type="string">
            <text:p>アプレスエコール主催企画</text:p>
          </table:table-cell>
          <table:table-cell table:style-name="Default"/>
          <table:table-cell office:value-type="string" calcext:value-type="string">
            <text:p>未定br2n 未定br2nbr2n未定br2n 未定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0</text:p>
          </table:table-cell>
          <table:table-cell table:style-name="ce42" table:formula="of:=IF([.C361]=[.C362];[.D361]+1;1)" office:value-type="float" office:value="1" calcext:value-type="float">
            <text:p/>
          </table:table-cell>
          <table:table-cell/>
          <table:table-cell table:style-name="Default" office:value-type="string" calcext:value-type="string">
            <text:p>Ayrton / 他</text:p>
          </table:table-cell>
          <table:table-cell office:value-type="string" calcext:value-type="string">
            <text:p>未定br2n 未定br2nbr2n前/\1,800br2n 当/\2,0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21</text:p>
          </table:table-cell>
          <table:table-cell table:style-name="ce42" table:formula="of:=IF([.C362]=[.C363];[.D362]+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2</text:p>
          </table:table-cell>
          <table:table-cell table:style-name="ce42" table:formula="of:=IF([.C363]=[.C364];[.D363]+1;1)" office:value-type="float" office:value="1" calcext:value-type="float">
            <text:p/>
          </table:table-cell>
          <table:table-cell/>
          <table:table-cell table:style-name="Default" office:value-type="string" calcext:value-type="string">
            <text:p>メヒカブレスタンダード / キャスバリズム / 他</text:p>
          </table:table-cell>
          <table:table-cell office:value-type="string" calcext:value-type="string">
            <text:p>未定br2n 未定br2nbr2n前/\1,600br2n 当/\1,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3</text:p>
          </table:table-cell>
          <table:table-cell table:style-name="ce42" table:formula="of:=IF([.C364]=[.C365];[.D364]+1;1)" office:value-type="float" office:value="1" calcext:value-type="float">
            <text:p/>
          </table:table-cell>
          <table:table-cell/>
          <table:table-cell table:style-name="Default" office:value-type="string" calcext:value-type="string">
            <text:p>URiTA / 他</text:p>
          </table:table-cell>
          <table:table-cell office:value-type="string" calcext:value-type="string">
            <text:p>未定br2n 未定br2nbr2n前/\1,600br2n 当/\1,8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24</text:p>
          </table:table-cell>
          <table:table-cell table:style-name="ce42" table:formula="of:=IF([.C365]=[.C366];[.D365]+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5</text:p>
          </table:table-cell>
          <table:table-cell table:style-name="ce42" table:formula="of:=IF([.C366]=[.C367];[.D366]+1;1)" office:value-type="float" office:value="1" calcext:value-type="float">
            <text:p/>
          </table:table-cell>
          <table:table-cell office:value-type="string" calcext:value-type="string">
            <text:p>CLUB GOODMAN 18th ANNIVERSARY EVENTbr2n&lt;ジョン&amp;かまち。Presents "ZOKK…ZOKK…TOKYO!!! Vol.3"&gt;</text:p>
          </table:table-cell>
          <table:table-cell table:style-name="Default" office:value-type="string" calcext:value-type="string">
            <text:p>SUBTERRANEANSS / タナカカイタソロ(from:worst taste &amp; SpecialMagic) / ふくろ /br2n not great men / うしろ前さかさ族 / VOGOS / Food:SPICE ADDICTS</text:p>
          </table:table-cell>
          <table:table-cell office:value-type="string" calcext:value-type="string">
            <text:p>O/18:00br2n S/18:30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6</text:p>
          </table:table-cell>
          <table:table-cell table:style-name="ce42" table:formula="of:=IF([.C367]=[.C368];[.D367]+1;1)" office:value-type="float" office:value="1" calcext:value-type="float">
            <text:p/>
          </table:table-cell>
          <table:table-cell office:value-type="string" calcext:value-type="string">
            <text:p>CLUB GOODMAN 18th ANNIVERSARY EVENTbr2n&lt;HOWLING!&gt;</text:p>
          </table:table-cell>
          <table:table-cell table:style-name="Default"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7</text:p>
          </table:table-cell>
          <table:table-cell table:style-name="ce42" table:formula="of:=IF([.C368]=[.C369];[.D368]+1;1)" office:value-type="float" office:value="1" calcext:value-type="float">
            <text:p/>
          </table:table-cell>
          <table:table-cell office:value-type="string" calcext:value-type="string">
            <text:p>CLUB GOODMAN 18th ANNIVERSARY EVENTbr2n&lt;突然段ボール / T.美川ソロ / 非常階段「超センシティブ、不備、 T.美川ソロ 発売記念ライブ！！」&gt;</text:p>
          </table:table-cell>
          <table:table-cell table:style-name="Default"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8</text:p>
          </table:table-cell>
          <table:table-cell table:style-name="ce42" table:formula="of:=IF([.C369]=[.C370];[.D369]+1;1)" office:value-type="float" office:value="1" calcext:value-type="float">
            <text:p/>
          </table:table-cell>
          <table:table-cell/>
          <table:table-cell table:style-name="Default" office:value-type="string" calcext:value-type="string">
            <text:p>のびあがり / 他</text:p>
          </table:table-cell>
          <table:table-cell office:value-type="string" calcext:value-type="string">
            <text:p>未定br2n 未定br2nbr2n前/\1,800br2n 当/\2,0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29</text:p>
          </table:table-cell>
          <table:table-cell table:style-name="ce42" table:formula="of:=IF([.C370]=[.C371];[.D370]+1;1)" office:value-type="float" office:value="1" calcext:value-type="float">
            <text:p/>
          </table:table-cell>
          <table:table-cell office:value-type="string" calcext:value-type="string">
            <text:p>&lt;EXiT SP.&gt;</text:p>
          </table:table-cell>
          <table:table-cell table:style-name="Default"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7"/>
        </table:table-row>
        <table:table-row table:style-name="ro8">
          <table:table-cell/>
          <table:table-cell office:value-type="float" office:value="5" calcext:value-type="float">
            <text:p>5</text:p>
          </table:table-cell>
          <table:table-cell table:style-name="ce38" office:value-type="string" calcext:value-type="string">
            <text:p>0430</text:p>
          </table:table-cell>
          <table:table-cell table:style-name="ce42" table:formula="of:=IF([.C371]=[.C372];[.D371]+1;1)" office:value-type="float" office:value="1" calcext:value-type="float">
            <text:p/>
          </table:table-cell>
          <table:table-cell office:value-type="string" calcext:value-type="string">
            <text:p>CLUB GOODMAN 18th ANNIVERSARY EVENT han presentsbr2n&lt;蛇口からの「構造」 そしてサウンズエデュケーション vol.2&gt;</text:p>
          </table:table-cell>
          <table:table-cell table:style-name="Default" office:value-type="string" calcext:value-type="string">
            <text:p>han / otori / sine / 俺はこんなもんじゃない / メカコンチ / 他 / サイドステージ:ichion / 他 / Food:Spice Addicts</text:p>
          </table:table-cell>
          <table:table-cell office:value-type="string" calcext:value-type="string">
            <text:p>未定br2n 未定br2nbr2n未定br2n 未定br2n</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1</text:p>
          </table:table-cell>
          <table:table-cell table:style-name="ce42" table:formula="of:=IF([.C372]=[.C373];[.D372]+1;1)" office:value-type="float" office:value="1" calcext:value-type="float">
            <text:p/>
          </table:table-cell>
          <table:table-cell office:value-type="string" calcext:value-type="string">
            <text:p>DISCOVERY CHANNEL</text:p>
          </table:table-cell>
          <table:table-cell table:style-name="Default" office:value-type="string" calcext:value-type="string">
            <text:p>River Side Sea Side / PONDLOW / TTACH / ハスミ</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2</text:p>
          </table:table-cell>
          <table:table-cell table:style-name="ce42" table:formula="of:=IF([.C373]=[.C374];[.D373]+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3</text:p>
          </table:table-cell>
          <table:table-cell table:style-name="ce42" table:formula="of:=IF([.C374]=[.C375];[.D374]+1;1)" office:value-type="float" office:value="1" calcext:value-type="float">
            <text:p/>
          </table:table-cell>
          <table:table-cell office:value-type="string" calcext:value-type="string">
            <text:p>Beat Happening！VOL.1029</text:p>
          </table:table-cell>
          <table:table-cell table:style-name="Default"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4</text:p>
          </table:table-cell>
          <table:table-cell table:style-name="ce42" table:formula="of:=IF([.C375]=[.C376];[.D375]+1;1)" office:value-type="float" office:value="1" calcext:value-type="float">
            <text:p/>
          </table:table-cell>
          <table:table-cell office:value-type="string" calcext:value-type="string">
            <text:p>HIROX.3</text:p>
          </table:table-cell>
          <table:table-cell table:style-name="Default"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5</text:p>
          </table:table-cell>
          <table:table-cell table:style-name="ce42" table:formula="of:=IF([.C376]=[.C377];[.D376]+1;1)" office:value-type="float" office:value="1" calcext:value-type="float">
            <text:p/>
          </table:table-cell>
          <table:table-cell office:value-type="string" calcext:value-type="string">
            <text:p>M＆M's 10th Anniversary Party</text:p>
          </table:table-cell>
          <table:table-cell table:style-name="Default"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6</text:p>
          </table:table-cell>
          <table:table-cell table:style-name="ce42" table:formula="of:=IF([.C377]=[.C378];[.D377]+1;1)" office:value-type="float" office:value="1" calcext:value-type="float">
            <text:p/>
          </table:table-cell>
          <table:table-cell office:value-type="string" calcext:value-type="string">
            <text:p>Beat Happening！MAX@BASEMENT</text:p>
          </table:table-cell>
          <table:table-cell table:style-name="Default" office:value-type="string" calcext:value-type="string">
            <text:p>恋する円盤 / ふぇのたす / フロムTokyo / 本棚のモヨコ(札幌)内村イタル＆musasaviband / and Happening！</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07</text:p>
          </table:table-cell>
          <table:table-cell table:style-name="ce42" table:formula="of:=IF([.C378]=[.C379];[.D378]+1;1)" office:value-type="float" office:value="1" calcext:value-type="float">
            <text:p/>
          </table:table-cell>
          <table:table-cell office:value-type="string" calcext:value-type="string">
            <text:p>メンテナンス</text:p>
          </table:table-cell>
          <table:table-cell table:style-name="Default"/>
          <table:table-cell table:number-columns-repeated="1018"/>
        </table:table-row>
        <table:table-row table:style-name="ro8">
          <table:table-cell/>
          <table:table-cell office:value-type="float" office:value="6" calcext:value-type="float">
            <text:p>6</text:p>
          </table:table-cell>
          <table:table-cell table:style-name="ce38" office:value-type="string" calcext:value-type="string">
            <text:p>0408</text:p>
          </table:table-cell>
          <table:table-cell table:style-name="ce42" table:formula="of:=IF([.C379]=[.C380];[.D379]+1;1)" office:value-type="float" office:value="1" calcext:value-type="float">
            <text:p/>
          </table:table-cell>
          <table:table-cell office:value-type="string" calcext:value-type="string">
            <text:p>Beat Happening！IT'S ONLY AcousiticGIRL！</text:p>
          </table:table-cell>
          <table:table-cell table:style-name="Default" office:value-type="string" calcext:value-type="string">
            <text:p>野上智子 / ホッタモモ / タテジマヨーコ / 山田真未(after the greenroom)イロメガネ(弾き語り)/ and more</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09</text:p>
          </table:table-cell>
          <table:table-cell table:style-name="ce42" table:formula="of:=IF([.C380]=[.C381];[.D380]+1;1)" office:value-type="float" office:value="1" calcext:value-type="float">
            <text:p/>
          </table:table-cell>
          <table:table-cell office:value-type="string" calcext:value-type="string">
            <text:p>DISCOVERY CHANNEL</text:p>
          </table:table-cell>
          <table:table-cell table:style-name="Default" office:value-type="string" calcext:value-type="string">
            <text:p>Cettia(大阪)/ 廣瀬義政 / 五十嵐壮之介with Special Session</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0</text:p>
          </table:table-cell>
          <table:table-cell table:style-name="ce42" table:formula="of:=IF([.C381]=[.C382];[.D381]+1;1)" office:value-type="float" office:value="1" calcext:value-type="float">
            <text:p/>
          </table:table-cell>
          <table:table-cell office:value-type="string" calcext:value-type="string">
            <text:p>バイブスメントバー</text:p>
          </table:table-cell>
          <table:table-cell table:style-name="Default"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1</text:p>
          </table:table-cell>
          <table:table-cell table:style-name="ce42" table:formula="of:=IF([.C382]=[.C383];[.D382]+1;1)" office:value-type="float" office:value="1" calcext:value-type="float">
            <text:p/>
          </table:table-cell>
          <table:table-cell office:value-type="string" calcext:value-type="string">
            <text:p>DISCOVERY CHANNEL</text:p>
          </table:table-cell>
          <table:table-cell table:style-name="Default"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2</text:p>
          </table:table-cell>
          <table:table-cell table:style-name="ce42" table:formula="of:=IF([.C383]=[.C384];[.D383]+1;1)" office:value-type="float" office:value="1" calcext:value-type="float">
            <text:p/>
          </table:table-cell>
          <table:table-cell office:value-type="string" calcext:value-type="string">
            <text:p>YOUNG MARKS</text:p>
          </table:table-cell>
          <table:table-cell table:style-name="Default"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3</text:p>
          </table:table-cell>
          <table:table-cell table:style-name="ce42" table:formula="of:=IF([.C384]=[.C385];[.D384]+1;1)" office:value-type="float" office:value="1" calcext:value-type="float">
            <text:p/>
          </table:table-cell>
          <table:table-cell office:value-type="string" calcext:value-type="string">
            <text:p>FITTING ROOM 2</text:p>
          </table:table-cell>
          <table:table-cell table:style-name="Default"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4</text:p>
          </table:table-cell>
          <table:table-cell table:style-name="ce42" table:formula="of:=IF([.C385]=[.C386];[.D385]+1;1)" office:value-type="float" office:value="1" calcext:value-type="float">
            <text:p/>
          </table:table-cell>
          <table:table-cell office:value-type="string" calcext:value-type="string">
            <text:p>しらけちまうぜ vol.6</text:p>
          </table:table-cell>
          <table:table-cell table:style-name="Default"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5</text:p>
          </table:table-cell>
          <table:table-cell table:style-name="ce42" table:formula="of:=IF([.C386]=[.C387];[.D386]+1;1)" office:value-type="float" office:value="1" calcext:value-type="float">
            <text:p/>
          </table:table-cell>
          <table:table-cell office:value-type="string" calcext:value-type="string">
            <text:p>Beat Happening！ SHIMOKITAZAWA R&amp;R PANIC！</text:p>
          </table:table-cell>
          <table:table-cell table:style-name="Default"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6</text:p>
          </table:table-cell>
          <table:table-cell table:style-name="ce42" table:formula="of:=IF([.C387]=[.C388];[.D387]+1;1)" office:value-type="float" office:value="1" calcext:value-type="float">
            <text:p/>
          </table:table-cell>
          <table:table-cell office:value-type="string" calcext:value-type="string">
            <text:p>SHIMOKITA SOUL TRAIN 〜70s/80s SOUL FUNK DISCO PARTY!〜</text:p>
          </table:table-cell>
          <table:table-cell table:style-name="Default"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7</text:p>
          </table:table-cell>
          <table:table-cell table:style-name="ce42" table:formula="of:=IF([.C388]=[.C389];[.D388]+1;1)" office:value-type="float" office:value="1" calcext:value-type="float">
            <text:p/>
          </table:table-cell>
          <table:table-cell office:value-type="string" calcext:value-type="string">
            <text:p>DISCOVERY CHANNEL</text:p>
          </table:table-cell>
          <table:table-cell table:style-name="Default"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8</text:p>
          </table:table-cell>
          <table:table-cell table:style-name="ce42" table:formula="of:=IF([.C389]=[.C390];[.D389]+1;1)" office:value-type="float" office:value="1" calcext:value-type="float">
            <text:p/>
          </table:table-cell>
          <table:table-cell office:value-type="string" calcext:value-type="string">
            <text:p>Voodoo Donuts vol.3</text:p>
          </table:table-cell>
          <table:table-cell table:style-name="Default" office:value-type="string" calcext:value-type="string">
            <text:p>The Randolf / CATSUOMATIC DEATH / ソコラノグループ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19</text:p>
          </table:table-cell>
          <table:table-cell table:style-name="ce42" table:formula="of:=IF([.C390]=[.C391];[.D390]+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0</text:p>
          </table:table-cell>
          <table:table-cell table:style-name="ce42" table:formula="of:=IF([.C391]=[.C392];[.D391]+1;1)" office:value-type="float" office:value="1" calcext:value-type="float">
            <text:p/>
          </table:table-cell>
          <table:table-cell office:value-type="string" calcext:value-type="string">
            <text:p>DISCOVERY CHANNEL</text:p>
          </table:table-cell>
          <table:table-cell table:style-name="Default" office:value-type="string" calcext:value-type="string">
            <text:p>ridge / ショートフィルムズ / 17歳とベルリンの壁 / ネコタルト崩壊</text:p>
          </table:table-cell>
          <table:table-cell office:value-type="string" calcext:value-type="string">
            <text:p>●OPEN 18:00 / START 18:3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1</text:p>
          </table:table-cell>
          <table:table-cell table:style-name="ce42" table:formula="of:=IF([.C392]=[.C393];[.D392]+1;1)" office:value-type="float" office:value="1" calcext:value-type="float">
            <text:p/>
          </table:table-cell>
          <table:table-cell office:value-type="string" calcext:value-type="string">
            <text:p>ANY TIME!! vol.4</text:p>
          </table:table-cell>
          <table:table-cell table:style-name="Default" office:value-type="string" calcext:value-type="string">
            <text:p>The Wisely Brothers / and more</text:p>
          </table:table-cell>
          <table:table-cell office:value-type="string" calcext:value-type="string">
            <text:p>●OPEN 18:30 / START 19:00　br2n●ADV 2000 / DOOR 2500 (+1D)</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22</text:p>
          </table:table-cell>
          <table:table-cell table:style-name="ce42" table:formula="of:=IF([.C393]=[.C394];[.D393]+1;1)" office:value-type="float" office:value="1" calcext:value-type="float">
            <text:p/>
          </table:table-cell>
          <table:table-cell office:value-type="string" calcext:value-type="string">
            <text:p>Now Planning</text:p>
          </table:table-cell>
          <table:table-cell table:style-name="Default" office:value-type="string" calcext:value-type="string">
            <text:p>●</text:p>
          </table:table-cell>
          <table:table-cell office:value-type="string" calcext:value-type="string">
            <text: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3</text:p>
          </table:table-cell>
          <table:table-cell table:style-name="ce42" table:formula="of:=IF([.C394]=[.C395];[.D394]+1;1)" office:value-type="float" office:value="1" calcext:value-type="float">
            <text:p/>
          </table:table-cell>
          <table:table-cell office:value-type="string" calcext:value-type="string">
            <text:p>DISCOVERY CHANNEL</text:p>
          </table:table-cell>
          <table:table-cell table:style-name="Default" office:value-type="string" calcext:value-type="string">
            <text:p>硝子越しの暴走 / inorganic or mineral matter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4</text:p>
          </table:table-cell>
          <table:table-cell table:style-name="ce42" table:formula="of:=IF([.C395]=[.C396];[.D395]+1;1)" office:value-type="float" office:value="1" calcext:value-type="float">
            <text:p/>
          </table:table-cell>
          <table:table-cell office:value-type="string" calcext:value-type="string">
            <text:p>DISCOVERY CHANNEL</text:p>
          </table:table-cell>
          <table:table-cell table:style-name="Default" office:value-type="string" calcext:value-type="string">
            <text:p>QINEMA LAND / サトウトモミ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5</text:p>
          </table:table-cell>
          <table:table-cell table:style-name="ce42" table:formula="of:=IF([.C396]=[.C397];[.D396]+1;1)" office:value-type="float" office:value="1" calcext:value-type="float">
            <text:p/>
          </table:table-cell>
          <table:table-cell office:value-type="string" calcext:value-type="string">
            <text:p>VAKI☆VAKI</text:p>
          </table:table-cell>
          <table:table-cell table:style-name="Default"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6</text:p>
          </table:table-cell>
          <table:table-cell table:style-name="ce42" table:formula="of:=IF([.C397]=[.C398];[.D397]+1;1)" office:value-type="float" office:value="1" calcext:value-type="float">
            <text:p/>
          </table:table-cell>
          <table:table-cell office:value-type="string" calcext:value-type="string">
            <text:p>MAGIC FEELING presents『LANDESCAPE vol.3』</text:p>
          </table:table-cell>
          <table:table-cell table:style-name="Default"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27</text:p>
          </table:table-cell>
          <table:table-cell table:style-name="ce42" table:formula="of:=IF([.C398]=[.C399];[.D398]+1;1)" office:value-type="float" office:value="1" calcext:value-type="float">
            <text:p/>
          </table:table-cell>
          <table:table-cell office:value-type="string" calcext:value-type="string">
            <text:p>革命前夜</text:p>
          </table:table-cell>
          <table:table-cell table:style-name="Default" office:value-type="string" calcext:value-type="string">
            <text:p>TBA</text:p>
          </table:table-cell>
          <table:table-cell office:value-type="string" calcext:value-type="string">
            <text:p>●</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8</text:p>
          </table:table-cell>
          <table:table-cell table:style-name="ce42" table:formula="of:=IF([.C399]=[.C400];[.D399]+1;1)" office:value-type="float" office:value="1" calcext:value-type="float">
            <text:p/>
          </table:table-cell>
          <table:table-cell office:value-type="string" calcext:value-type="string">
            <text:p>パンパンの塔2ndミニアルバム「アルミニウム」レコ発イベント 『やっとできたばかり』</text:p>
          </table:table-cell>
          <table:table-cell table:style-name="Default"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29</text:p>
          </table:table-cell>
          <table:table-cell table:style-name="ce42" table:formula="of:=IF([.C400]=[.C401];[.D400]+1;1)" office:value-type="float" office:value="1" calcext:value-type="float">
            <text:p/>
          </table:table-cell>
          <table:table-cell office:value-type="string" calcext:value-type="string">
            <text:p>SHIMOKITA KITCHEN</text:p>
          </table:table-cell>
          <table:table-cell table:style-name="Default"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6" calcext:value-type="float">
            <text:p>6</text:p>
          </table:table-cell>
          <table:table-cell table:style-name="ce38" office:value-type="string" calcext:value-type="string">
            <text:p>0430</text:p>
          </table:table-cell>
          <table:table-cell table:style-name="ce42" table:formula="of:=IF([.C401]=[.C402];[.D401]+1;1)" office:value-type="float" office:value="1" calcext:value-type="float">
            <text:p/>
          </table:table-cell>
          <table:table-cell office:value-type="string" calcext:value-type="string">
            <text:p>SHIMOKITA KITCHEN</text:p>
          </table:table-cell>
          <table:table-cell table:style-name="Default"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1</text:p>
          </table:table-cell>
          <table:table-cell table:style-name="ce42" table:formula="of:=IF([.C402]=[.C403];[.D402]+1;1)" office:value-type="float" office:value="1" calcext:value-type="float">
            <text:p/>
          </table:table-cell>
          <table:table-cell office:value-type="string" calcext:value-type="string">
            <text:p>高木敬介のカレー曜日。</text:p>
          </table:table-cell>
          <table:table-cell table:style-name="Default"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2</text:p>
          </table:table-cell>
          <table:table-cell table:style-name="ce42" table:formula="of:=IF([.C403]=[.C404];[.D403]+1;1)" office:value-type="float" office:value="1" calcext:value-type="float">
            <text:p/>
          </table:table-cell>
          <table:table-cell office:value-type="string" calcext:value-type="string">
            <text:p>わちゃごなどぅ？vol.8br2n〜whacha2周年スペシャル！〜</text:p>
          </table:table-cell>
          <table:table-cell table:style-name="Default"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3</text:p>
          </table:table-cell>
          <table:table-cell table:style-name="ce42" table:formula="of:=IF([.C404]=[.C405];[.D404]+1;1)" office:value-type="float" office:value="1" calcext:value-type="float">
            <text:p/>
          </table:table-cell>
          <table:table-cell office:value-type="string" calcext:value-type="string">
            <text:p>3AD</text:p>
          </table:table-cell>
          <table:table-cell table:style-name="Default"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4</text:p>
          </table:table-cell>
          <table:table-cell table:style-name="ce42" table:formula="of:=IF([.C405]=[.C406];[.D405]+1;1)" office:value-type="float" office:value="1" calcext:value-type="float">
            <text:p/>
          </table:table-cell>
          <table:table-cell office:value-type="string" calcext:value-type="string">
            <text:p>青空レコード企画br2n「酔いどれ東京ダンスミュージック」</text:p>
          </table:table-cell>
          <table:table-cell table:style-name="Default"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5</text:p>
          </table:table-cell>
          <table:table-cell table:style-name="ce42" table:formula="of:=IF([.C406]=[.C407];[.D406]+1;1)" office:value-type="float" office:value="1" calcext:value-type="float">
            <text:p/>
          </table:table-cell>
          <table:table-cell office:value-type="string" calcext:value-type="string">
            <text:p>ending note presentsbr2n「earthing  vol.1」</text:p>
          </table:table-cell>
          <table:table-cell table:style-name="Default" office:value-type="string" calcext:value-type="string">
            <text:p>&lt;LIVE&gt; ending note / SARATOGA / Indus&amp;rocks / one gram &lt;DJ&gt; CHAM+I / KON / てるび（rhythm9） / kame candl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6</text:p>
          </table:table-cell>
          <table:table-cell table:style-name="ce42" table:formula="of:=IF([.C407]=[.C408];[.D407]+1;1)" office:value-type="float" office:value="1" calcext:value-type="float">
            <text:p/>
          </table:table-cell>
          <table:table-cell office:value-type="string" calcext:value-type="string">
            <text:p>LessThanTVpresentsbr2n「畳ノ下ニ UNDERGROUNDヲ！！！ #25」</text:p>
          </table:table-cell>
          <table:table-cell table:style-name="Default"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7</text:p>
          </table:table-cell>
          <table:table-cell table:style-name="ce42" table:formula="of:=IF([.C408]=[.C409];[.D408]+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8</text:p>
          </table:table-cell>
          <table:table-cell table:style-name="ce42" table:formula="of:=IF([.C409]=[.C410];[.D409]+1;1)" office:value-type="float" office:value="1" calcext:value-type="float">
            <text:p/>
          </table:table-cell>
          <table:table-cell office:value-type="string" calcext:value-type="string">
            <text:p>Dance of Days</text:p>
          </table:table-cell>
          <table:table-cell table:style-name="Default" office:value-type="string" calcext:value-type="string">
            <text:p>ゆゆゆ / dumo (HOMMヨニイマリコ+BARAMON羽賀) / HUH / and more</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09</text:p>
          </table:table-cell>
          <table:table-cell table:style-name="ce42" table:formula="of:=IF([.C410]=[.C411];[.D410]+1;1)" office:value-type="float" office:value="1" calcext:value-type="float">
            <text:p/>
          </table:table-cell>
          <table:table-cell office:value-type="string" calcext:value-type="string">
            <text:p>スーパースリー</text:p>
          </table:table-cell>
          <table:table-cell table:style-name="Default"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0</text:p>
          </table:table-cell>
          <table:table-cell table:style-name="ce42" table:formula="of:=IF([.C411]=[.C412];[.D411]+1;1)" office:value-type="float" office:value="1" calcext:value-type="float">
            <text:p/>
          </table:table-cell>
          <table:table-cell office:value-type="string" calcext:value-type="string">
            <text:p>Metal Circus 5</text:p>
          </table:table-cell>
          <table:table-cell table:style-name="Default"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1</text:p>
          </table:table-cell>
          <table:table-cell table:style-name="ce42" table:formula="of:=IF([.C412]=[.C413];[.D412]+1;1)" office:value-type="float" office:value="1" calcext:value-type="float">
            <text:p/>
          </table:table-cell>
          <table:table-cell office:value-type="string" calcext:value-type="string">
            <text:p>ND3×THREE presentsbr2n「PSYENCE FICTION vol.7」</text:p>
          </table:table-cell>
          <table:table-cell table:style-name="Default" office:value-type="string" calcext:value-type="string">
            <text:p>NAUGHTY DEVILZ TRIO / BE AGRESSIVE / ベルノバジャムズ / SPARK!!SOUND!!SHOW!!(大阪) and more</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2</text:p>
          </table:table-cell>
          <table:table-cell table:style-name="ce42" table:formula="of:=IF([.C413]=[.C414];[.D413]+1;1)" office:value-type="float" office:value="1" calcext:value-type="float">
            <text:p/>
          </table:table-cell>
          <table:table-cell office:value-type="string" calcext:value-type="string">
            <text:p>YOUNG MARKS</text:p>
          </table:table-cell>
          <table:table-cell table:style-name="Default"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3</text:p>
          </table:table-cell>
          <table:table-cell table:style-name="ce42" table:formula="of:=IF([.C414]=[.C415];[.D414]+1;1)" office:value-type="float" office:value="1" calcext:value-type="float">
            <text:p/>
          </table:table-cell>
          <table:table-cell office:value-type="string" calcext:value-type="string">
            <text:p>FITTING ROOM 2</text:p>
          </table:table-cell>
          <table:table-cell table:style-name="Default"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4</text:p>
          </table:table-cell>
          <table:table-cell table:style-name="ce42" table:formula="of:=IF([.C415]=[.C416];[.D415]+1;1)" office:value-type="float" office:value="1" calcext:value-type="float">
            <text:p/>
          </table:table-cell>
          <table:table-cell office:value-type="string" calcext:value-type="string">
            <text:p>OWL</text:p>
          </table:table-cell>
          <table:table-cell table:style-name="Default"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5</text:p>
          </table:table-cell>
          <table:table-cell table:style-name="ce42" table:formula="of:=IF([.C416]=[.C417];[.D416]+1;1)" office:value-type="float" office:value="1" calcext:value-type="float">
            <text:p/>
          </table:table-cell>
          <table:table-cell office:value-type="string" calcext:value-type="string">
            <text:p>brutish sisterhood</text:p>
          </table:table-cell>
          <table:table-cell table:style-name="Default" office:value-type="string" calcext:value-type="string">
            <text:p>biobiopatata / tailor made for a small room / ふらむきりん / and mor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6</text:p>
          </table:table-cell>
          <table:table-cell table:style-name="ce42" table:formula="of:=IF([.C417]=[.C418];[.D417]+1;1)" office:value-type="float" office:value="1" calcext:value-type="float">
            <text:p/>
          </table:table-cell>
          <table:table-cell office:value-type="string" calcext:value-type="string">
            <text:p>Getting Better presentsbr2n「FREEDOM -BIGMAMA祭-」</text:p>
          </table:table-cell>
          <table:table-cell table:style-name="Default"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7</text:p>
          </table:table-cell>
          <table:table-cell table:style-name="ce42" table:formula="of:=IF([.C418]=[.C419];[.D418]+1;1)" office:value-type="float" office:value="1" calcext:value-type="float">
            <text:p/>
          </table:table-cell>
          <table:table-cell office:value-type="string" calcext:value-type="string">
            <text:p>GENSHOU-現象-1st Single『我儘』レコ発 br2n「わくわくバトルDISCO～我儘BOYの逆襲～東京編」</text:p>
          </table:table-cell>
          <table:table-cell table:style-name="Default" office:value-type="string" calcext:value-type="string">
            <text:p>GENSHOU-現象- / ベルノバジャムズ / and mor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8</text:p>
          </table:table-cell>
          <table:table-cell table:style-name="ce42" table:formula="of:=IF([.C419]=[.C420];[.D419]+1;1)" office:value-type="float" office:value="1" calcext:value-type="float">
            <text:p/>
          </table:table-cell>
          <table:table-cell office:value-type="string" calcext:value-type="string">
            <text:p>トマトレコード×THREE presentsbr2n「トマレコ春のパンまつり2014」</text:p>
          </table:table-cell>
          <table:table-cell table:style-name="Default" office:value-type="string" calcext:value-type="string">
            <text:p>&lt;LIVE&gt; 俺はこんなもんじゃない / スバルズ / NZNZCAKE / ぶーちゃい / and more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19</text:p>
          </table:table-cell>
          <table:table-cell table:style-name="ce42" table:formula="of:=IF([.C420]=[.C421];[.D420]+1;1)" office:value-type="float" office:value="1" calcext:value-type="float">
            <text:p/>
          </table:table-cell>
          <table:table-cell office:value-type="string" calcext:value-type="string">
            <text:p>henrytennis presentsbr2n「WIPE-OUT 4/19」</text:p>
          </table:table-cell>
          <table:table-cell table:style-name="Default" office:value-type="string" calcext:value-type="string">
            <text:p>henrytennis / LEF!!! CREW!!! / トリプルファイヤー / 東京真空地帯 / L?K?O 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0</text:p>
          </table:table-cell>
          <table:table-cell table:style-name="ce42" table:formula="of:=IF([.C421]=[.C422];[.D421]+1;1)" office:value-type="float" office:value="1" calcext:value-type="float">
            <text:p/>
          </table:table-cell>
          <table:table-cell office:value-type="string" calcext:value-type="string">
            <text:p>THE DEAD PAN SPEAKERS presentsbr2n「BAUHAUS vol.5」</text:p>
          </table:table-cell>
          <table:table-cell table:style-name="Default"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0</text:p>
          </table:table-cell>
          <table:table-cell table:style-name="ce42" table:formula="of:=IF([.C422]=[.C423];[.D422]+1;1)" office:value-type="float" office:value="2" calcext:value-type="float">
            <text:p/>
          </table:table-cell>
          <table:table-cell office:value-type="string" calcext:value-type="string">
            <text:p>ドブロク presentsbr2n「NO MORE おセンチ野郎 vol,3 ～下北奮闘編～」</text:p>
          </table:table-cell>
          <table:table-cell table:style-name="Default"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1</text:p>
          </table:table-cell>
          <table:table-cell table:style-name="ce42" table:formula="of:=IF([.C423]=[.C424];[.D423]+1;1)" office:value-type="float" office:value="1" calcext:value-type="float">
            <text:p/>
          </table:table-cell>
          <table:table-cell office:value-type="string" calcext:value-type="string">
            <text:p>menu!</text:p>
          </table:table-cell>
          <table:table-cell table:style-name="Default"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2</text:p>
          </table:table-cell>
          <table:table-cell table:style-name="ce42" table:formula="of:=IF([.C424]=[.C425];[.D424]+1;1)" office:value-type="float" office:value="1" calcext:value-type="float">
            <text:p/>
          </table:table-cell>
          <table:table-cell office:value-type="string" calcext:value-type="string">
            <text:p>四万十川友美 2ndアルバム“PENIS”発売記念イベント in 東京</text:p>
          </table:table-cell>
          <table:table-cell table:style-name="Default"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3</text:p>
          </table:table-cell>
          <table:table-cell table:style-name="ce42" table:formula="of:=IF([.C425]=[.C426];[.D425]+1;1)" office:value-type="float" office:value="1" calcext:value-type="float">
            <text:p/>
          </table:table-cell>
          <table:table-cell office:value-type="string" calcext:value-type="string">
            <text:p>twine reveal</text:p>
          </table:table-cell>
          <table:table-cell table:style-name="Default" office:value-type="string" calcext:value-type="string">
            <text:p>nakakoh(熊本) / and more</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4</text:p>
          </table:table-cell>
          <table:table-cell table:style-name="ce42" table:formula="of:=IF([.C426]=[.C427];[.D426]+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5</text:p>
          </table:table-cell>
          <table:table-cell table:style-name="ce42" table:formula="of:=IF([.C427]=[.C428];[.D427]+1;1)" office:value-type="float" office:value="1" calcext:value-type="float">
            <text:p/>
          </table:table-cell>
          <table:table-cell office:value-type="string" calcext:value-type="string">
            <text:p>お前の先祖 presentsbr2n「YOUR SENZO IS GOOD vol.3」</text:p>
          </table:table-cell>
          <table:table-cell table:style-name="Default"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6</text:p>
          </table:table-cell>
          <table:table-cell table:style-name="ce42" table:formula="of:=IF([.C428]=[.C429];[.D428]+1;1)" office:value-type="float" office:value="1" calcext:value-type="float">
            <text:p/>
          </table:table-cell>
          <table:table-cell office:value-type="string" calcext:value-type="string">
            <text:p>Jinny Oops! presentsbr2n会場限定シングル「BREAK」リリースツアー2014</text:p>
          </table:table-cell>
          <table:table-cell table:style-name="Default"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7</text:p>
          </table:table-cell>
          <table:table-cell table:style-name="ce42" table:formula="of:=IF([.C429]=[.C430];[.D429]+1;1)" office:value-type="float" office:value="1" calcext:value-type="float">
            <text:p/>
          </table:table-cell>
          <table:table-cell office:value-type="string" calcext:value-type="string">
            <text:p>toddle presentsbr2n「riddle vol.11」</text:p>
          </table:table-cell>
          <table:table-cell table:style-name="Default"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8</text:p>
          </table:table-cell>
          <table:table-cell table:style-name="ce42" table:formula="of:=IF([.C430]=[.C431];[.D430]+1;1)" office:value-type="float" office:value="1" calcext:value-type="float">
            <text:p/>
          </table:table-cell>
          <table:table-cell office:value-type="string" calcext:value-type="string">
            <text:p>カタコト presents 裏リリースパーティーbr2n「It's show time」</text:p>
          </table:table-cell>
          <table:table-cell table:style-name="Default"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29</text:p>
          </table:table-cell>
          <table:table-cell table:style-name="ce42" table:formula="of:=IF([.C431]=[.C432];[.D431]+1;1)" office:value-type="float" office:value="1" calcext:value-type="float">
            <text:p/>
          </table:table-cell>
          <table:table-cell office:value-type="string" calcext:value-type="string">
            <text:p>東京スーパースターズ 1st single 「シネマ/優しい日々」リリースパーティー</text:p>
          </table:table-cell>
          <table:table-cell table:style-name="Default"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7"/>
        </table:table-row>
        <table:table-row table:style-name="ro8">
          <table:table-cell/>
          <table:table-cell office:value-type="float" office:value="7" calcext:value-type="float">
            <text:p>7</text:p>
          </table:table-cell>
          <table:table-cell table:style-name="ce38" office:value-type="string" calcext:value-type="string">
            <text:p>0430</text:p>
          </table:table-cell>
          <table:table-cell table:style-name="ce42" table:formula="of:=IF([.C432]=[.C433];[.D432]+1;1)" office:value-type="float" office:value="1" calcext:value-type="float">
            <text:p/>
          </table:table-cell>
          <table:table-cell office:value-type="string" calcext:value-type="string">
            <text:p>otoe lavel presentsbr2n「NO FUN vol.7」</text:p>
          </table:table-cell>
          <table:table-cell table:style-name="Default"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1</text:p>
          </table:table-cell>
          <table:table-cell table:style-name="ce42" table:formula="of:=IF([.C433]=[.C434];[.D433]+1;1)" office:value-type="float" office:value="1" calcext:value-type="float">
            <text:p/>
          </table:table-cell>
          <table:table-cell office:value-type="string" calcext:value-type="string">
            <text:p>＜From　The Beginning＞</text:p>
          </table:table-cell>
          <table:table-cell table:style-name="Default"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2</text:p>
          </table:table-cell>
          <table:table-cell table:style-name="ce42" table:formula="of:=IF([.C434]=[.C435];[.D434]+1;1)" office:value-type="float" office:value="1" calcext:value-type="float">
            <text:p/>
          </table:table-cell>
          <table:table-cell office:value-type="string" calcext:value-type="string">
            <text:p>＜MAGICAL COLORS＞</text:p>
          </table:table-cell>
          <table:table-cell table:style-name="Default" office:value-type="string" calcext:value-type="string">
            <text:p>The Wisely Brothersbr2n優妃(こゆび)br2n高木栄一郎br2n悲縛りキラーズ</text:p>
          </table:table-cell>
          <table:table-cell office:value-type="string" calcext:value-type="string">
            <text:p>OPEN 18:30 START 19:00 br2n前売り 2000円(D別)／当日 25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3</text:p>
          </table:table-cell>
          <table:table-cell table:style-name="ce42" table:formula="of:=IF([.C435]=[.C436];[.D435]+1;1)" office:value-type="float" office:value="1" calcext:value-type="float">
            <text:p/>
          </table:table-cell>
          <table:table-cell office:value-type="string" calcext:value-type="string">
            <text:p>＜That's my number !!＞</text:p>
          </table:table-cell>
          <table:table-cell table:style-name="Default" office:value-type="string" calcext:value-type="string">
            <text:p>GalapagosSbr2nELADYSUNbr2nTHE VALVESbr2nagureement the superfree br2n町田直隆</text:p>
          </table:table-cell>
          <table:table-cell office:value-type="string" calcext:value-type="string">
            <text:p>OPEN 18:30 START 19:00 br2n前売り 2000円(D別)／当日 2300円(D別)発売日3/5(水)br2nローソンチケット　0570-00-0777　　 br2nLコード予約　http://l-tike.com　Lコード:73741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4</text:p>
          </table:table-cell>
          <table:table-cell table:style-name="ce42" table:formula="of:=IF([.C436]=[.C437];[.D436]+1;1)" office:value-type="float" office:value="1" calcext:value-type="float">
            <text:p/>
          </table:table-cell>
          <table:table-cell office:value-type="string" calcext:value-type="string">
            <text:p>＜DaisyBar 9th Anniversary〜band HANADA ワンマン公演!!〜＞</text:p>
          </table:table-cell>
          <table:table-cell table:style-name="Default"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5</text:p>
          </table:table-cell>
          <table:table-cell table:style-name="ce42" table:formula="of:=IF([.C437]=[.C438];[.D437]+1;1)" office:value-type="float" office:value="1" calcext:value-type="float">
            <text:p/>
          </table:table-cell>
          <table:table-cell office:value-type="string" calcext:value-type="string">
            <text:p>＜DaisyBar 9th Anniversary~HEAT OUT~＞</text:p>
          </table:table-cell>
          <table:table-cell table:style-name="Default"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6</text:p>
          </table:table-cell>
          <table:table-cell table:style-name="ce42" table:formula="of:=IF([.C438]=[.C439];[.D438]+1;1)" office:value-type="float" office:value="1" calcext:value-type="float">
            <text:p/>
          </table:table-cell>
          <table:table-cell office:value-type="string" calcext:value-type="string">
            <text:p>＜DaisyBar 9th Anniversarybr2n~ギャスコイマート4号店自主制作音源3rdレコ発~＞</text:p>
          </table:table-cell>
          <table:table-cell table:style-name="Default"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7</text:p>
          </table:table-cell>
          <table:table-cell table:style-name="ce42" table:formula="of:=IF([.C439]=[.C440];[.D439]+1;1)" office:value-type="float" office:value="1" calcext:value-type="float">
            <text:p/>
          </table:table-cell>
          <table:table-cell office:value-type="string" calcext:value-type="string">
            <text:p>＜Mind The Gap＞</text:p>
          </table:table-cell>
          <table:table-cell table:style-name="Default"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8</text:p>
          </table:table-cell>
          <table:table-cell table:style-name="ce42" table:formula="of:=IF([.C440]=[.C441];[.D440]+1;1)" office:value-type="float" office:value="1" calcext:value-type="float">
            <text:p/>
          </table:table-cell>
          <table:table-cell office:value-type="string" calcext:value-type="string">
            <text:p>＜Matchbox＞</text:p>
          </table:table-cell>
          <table:table-cell table:style-name="Default" office:value-type="string" calcext:value-type="string">
            <text:p>THE JONATHANbr2nTHE LOBSTER BLASTERSbr2nSPANGLE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09</text:p>
          </table:table-cell>
          <table:table-cell table:style-name="ce42" table:formula="of:=IF([.C441]=[.C442];[.D441]+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FLOWER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0</text:p>
          </table:table-cell>
          <table:table-cell table:style-name="ce42" table:formula="of:=IF([.C442]=[.C443];[.D442]+1;1)" office:value-type="float" office:value="1" calcext:value-type="float">
            <text:p/>
          </table:table-cell>
          <table:table-cell office:value-type="string" calcext:value-type="string">
            <text:p>＜DaisyBar 9th Anniversary~Show must go on~＞</text:p>
          </table:table-cell>
          <table:table-cell table:style-name="Default" office:value-type="string" calcext:value-type="string">
            <text:p>上村昌也 br2nさーしゃ(spumoni)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1</text:p>
          </table:table-cell>
          <table:table-cell table:style-name="ce42" table:formula="of:=IF([.C443]=[.C444];[.D443]+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2</text:p>
          </table:table-cell>
          <table:table-cell table:style-name="ce42" table:formula="of:=IF([.C444]=[.C445];[.D444]+1;1)" office:value-type="float" office:value="1" calcext:value-type="float">
            <text:p/>
          </table:table-cell>
          <table:table-cell office:value-type="string" calcext:value-type="string">
            <text:p>＜DaisyBar 9th Anniversary〜LOOKING GOOD!!!〜＞</text:p>
          </table:table-cell>
          <table:table-cell table:style-name="Default"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3</text:p>
          </table:table-cell>
          <table:table-cell table:style-name="ce42" table:formula="of:=IF([.C445]=[.C446];[.D445]+1;1)" office:value-type="float" office:value="1" calcext:value-type="float">
            <text:p/>
          </table:table-cell>
          <table:table-cell office:value-type="string" calcext:value-type="string">
            <text:p>＜DaisyBar 9th Anniversary“ロックンロール新世紀〜ULTRA DYNAMIC STROLL ON! vol.5.2”＞</text:p>
          </table:table-cell>
          <table:table-cell table:style-name="Default"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4</text:p>
          </table:table-cell>
          <table:table-cell table:style-name="ce42" table:formula="of:=IF([.C446]=[.C447];[.D446]+1;1)" office:value-type="float" office:value="1" calcext:value-type="float">
            <text:p/>
          </table:table-cell>
          <table:table-cell office:value-type="string" calcext:value-type="string">
            <text:p>＜INSIDE OUT＞</text:p>
          </table:table-cell>
          <table:table-cell table:style-name="Default" office:value-type="string" calcext:value-type="string">
            <text:p>六弦詩人義家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5</text:p>
          </table:table-cell>
          <table:table-cell table:style-name="ce42" table:formula="of:=IF([.C447]=[.C448];[.D447]+1;1)" office:value-type="float" office:value="1" calcext:value-type="float">
            <text:p/>
          </table:table-cell>
          <table:table-cell office:value-type="string" calcext:value-type="string">
            <text:p>＜MAGICAL COLORS＞</text:p>
          </table:table-cell>
          <table:table-cell table:style-name="Default" office:value-type="string" calcext:value-type="string">
            <text:p>OPEN 18:30 START 19:00 前売り 2000円(D別)/当日 2500円(D別)</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6</text:p>
          </table:table-cell>
          <table:table-cell table:style-name="ce42" table:formula="of:=IF([.C448]=[.C449];[.D448]+1;1)" office:value-type="float" office:value="1" calcext:value-type="float">
            <text:p/>
          </table:table-cell>
          <table:table-cell office:value-type="string" calcext:value-type="string">
            <text:p>＜Remodeling04＞</text:p>
          </table:table-cell>
          <table:table-cell table:style-name="Default" office:value-type="string" calcext:value-type="string">
            <text:p>余命百年 br2nHappy Mari!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7</text:p>
          </table:table-cell>
          <table:table-cell table:style-name="ce42" table:formula="of:=IF([.C449]=[.C450];[.D449]+1;1)" office:value-type="float" office:value="1" calcext:value-type="float">
            <text:p/>
          </table:table-cell>
          <table:table-cell office:value-type="string" calcext:value-type="string">
            <text:p>＜Rip it up＞</text:p>
          </table:table-cell>
          <table:table-cell table:style-name="Default" office:value-type="string" calcext:value-type="string">
            <text:p>PRIME-TONEbr2nTHE 昭和ロマンズ br2nWingwood and geanbr2nThe Dokeyes OPEN 18:30 START 19:00 前売り 2000円(D別)/当日 2300円(D別)</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8</text:p>
          </table:table-cell>
          <table:table-cell table:style-name="ce42" table:formula="of:=IF([.C450]=[.C451];[.D450]+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19</text:p>
          </table:table-cell>
          <table:table-cell table:style-name="ce42" table:formula="of:=IF([.C451]=[.C452];[.D451]+1;1)" office:value-type="float" office:value="1" calcext:value-type="float">
            <text:p/>
          </table:table-cell>
          <table:table-cell office:value-type="string" calcext:value-type="string">
            <text:p>＜DaisyBar 9th Anniversary Special2マンbr2n“The next! Liddell 1974×THE PINBALLS”＞</text:p>
          </table:table-cell>
          <table:table-cell table:style-name="Default" office:value-type="string" calcext:value-type="string">
            <text:p>The next! Liddell 1974br2nTHE PINBALLSbr2nbr2nOPEN 18:30 START 19:00 前売り 2300円(D別)/当日 2800円(D別)</text:p>
          </table:table-cell>
          <table:table-cell office:value-type="string" calcext:value-type="string">
            <text:p>OPEN 18:30 START 19:00 br2n前売り 2000円(D別)／当日 2300円(D別)発売日3/1(土)br2nローソンチケット　0570-00-0777　　 br2nLコード予約　http://l-tike.com　Lコード:72742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0</text:p>
          </table:table-cell>
          <table:table-cell table:style-name="ce42" table:formula="of:=IF([.C452]=[.C453];[.D452]+1;1)" office:value-type="float" office:value="1" calcext:value-type="float">
            <text:p/>
          </table:table-cell>
          <table:table-cell office:value-type="string" calcext:value-type="string">
            <text:p>＜でむちん企画「東京どッかん！Vol.１br2n〜下北沢よ 吹っ飛んでしまえ〜」＞</text:p>
          </table:table-cell>
          <table:table-cell table:style-name="Default" office:value-type="string" calcext:value-type="string">
            <text:p>集団パラリラ br2nTHE 天国カー br2nザ・童貞ズbr2nDJがく</text:p>
          </table:table-cell>
          <table:table-cell office:value-type="string" calcext:value-type="string">
            <text:p>OPEN 18:00 START 18:30 br2n前売り 2300円(D別)／当日 28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1</text:p>
          </table:table-cell>
          <table:table-cell table:style-name="ce42" table:formula="of:=IF([.C453]=[.C454];[.D453]+1;1)" office:value-type="float" office:value="1" calcext:value-type="float">
            <text:p/>
          </table:table-cell>
          <table:table-cell office:value-type="string" calcext:value-type="string">
            <text:p>＜Reddy Teddy＞</text:p>
          </table:table-cell>
          <table:table-cell table:style-name="Default" office:value-type="string" calcext:value-type="string">
            <text:p>コトリ倶楽部 br2nglacebobr2nおはようナイルワニ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2</text:p>
          </table:table-cell>
          <table:table-cell table:style-name="ce42" table:formula="of:=IF([.C454]=[.C455];[.D454]+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ARIZONAbr2nthe kinemas (ex.コトリトワタシ)br2nボーイズトラッシュ 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3</text:p>
          </table:table-cell>
          <table:table-cell table:style-name="ce42" table:formula="of:=IF([.C455]=[.C456];[.D455]+1;1)" office:value-type="float" office:value="1" calcext:value-type="float">
            <text:p/>
          </table:table-cell>
          <table:table-cell office:value-type="string" calcext:value-type="string">
            <text:p>＜ROCKERS meets DaisyBar 9th Anniversary＞</text:p>
          </table:table-cell>
          <table:table-cell table:style-name="Default" office:value-type="string" calcext:value-type="string">
            <text:p>DJ： br2n片平実(Getting Better)br2n神啓文(FREE THROW)br2nLIVE:br2nLarge House Satisfactionbr2nハグレヤギ br2n…and more!!</text:p>
          </table:table-cell>
          <table:table-cell office:value-type="string" calcext:value-type="string">
            <text:p>OPEN / START 18:00 br2n前売り 2300円(D別)／当日 2800円(D別)br2nGetting Better webbr2nhttp://getting1996.com/</text:p>
          </table:table-cell>
          <table:table-cell table:number-columns-repeated="1017"/>
        </table:table-row>
        <table:table-row table:style-name="ro8">
          <table:table-cell/>
          <table:table-cell table:style-name="ce36" office:value-type="float" office:value="8" calcext:value-type="float">
            <text:p>8</text:p>
          </table:table-cell>
          <table:table-cell table:style-name="ce39" office:value-type="string" calcext:value-type="string">
            <text:p>0424</text:p>
          </table:table-cell>
          <table:table-cell table:style-name="ce42" table:formula="of:=IF([.C456]=[.C457];[.D456]+1;1)" office:value-type="float" office:value="1" calcext:value-type="float">
            <text:p/>
          </table:table-cell>
          <table:table-cell office:value-type="string" calcext:value-type="string">
            <text:p>special　BAND!!!</text:p>
          </table:table-cell>
          <table:table-cell table:style-name="Default"/>
          <table:table-cell table:number-columns-repeated="1018"/>
        </table:table-row>
        <table:table-row table:style-name="ro8">
          <table:table-cell/>
          <table:table-cell table:style-name="ce36" office:value-type="float" office:value="8" calcext:value-type="float">
            <text:p>8</text:p>
          </table:table-cell>
          <table:table-cell table:style-name="ce39" office:value-type="string" calcext:value-type="string">
            <text:p>0425</text:p>
          </table:table-cell>
          <table:table-cell table:style-name="ce42" table:formula="of:=IF([.C457]=[.C458];[.D457]+1;1)" office:value-type="float" office:value="1" calcext:value-type="float">
            <text:p/>
          </table:table-cell>
          <table:table-cell office:value-type="string" calcext:value-type="string">
            <text:p>＜mirrorball weekend＞</text:p>
          </table:table-cell>
          <table:table-cell table:style-name="Default"/>
          <table:table-cell office:value-type="string" calcext:value-type="string">
            <text:p>OPEN 18:30 START 19:00 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6</text:p>
          </table:table-cell>
          <table:table-cell table:style-name="ce42" table:formula="of:=IF([.C458]=[.C459];[.D458]+1;1)" office:value-type="float" office:value="1" calcext:value-type="float">
            <text:p/>
          </table:table-cell>
          <table:table-cell office:value-type="string" calcext:value-type="string">
            <text:p>＜BAND A”○か×か”リリース記念　無料アウトストア！！＞</text:p>
          </table:table-cell>
          <table:table-cell table:style-name="Default" office:value-type="string" calcext:value-type="string">
            <text:p>BAND A ※1ドリンク別途かかります。</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6</text:p>
          </table:table-cell>
          <table:table-cell table:style-name="ce42" table:formula="of:=IF([.C459]=[.C460];[.D459]+1;1)" office:value-type="float" office:value="2" calcext:value-type="float">
            <text:p/>
          </table:table-cell>
          <table:table-cell office:value-type="string" calcext:value-type="string">
            <text:p>＜DaisyBar 9th Anniversary~LIFE GUARD presentsbr2n『激情ペレストロイカ vol.15』~＞</text:p>
          </table:table-cell>
          <table:table-cell table:style-name="Default" office:value-type="string" calcext:value-type="string">
            <text:p>LIFE GUARDbr2nHIGHWAY61br2nO.A.山之内太郎 br2n…and more!!br2nOPEN 18:30 START 19:00 前売り 2000円(D別)/当日 2500円(D別)</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7</text:p>
          </table:table-cell>
          <table:table-cell table:style-name="ce42" table:formula="of:=IF([.C460]=[.C461];[.D460]+1;1)" office:value-type="float" office:value="1" calcext:value-type="float">
            <text:p/>
          </table:table-cell>
          <table:table-cell office:value-type="string" calcext:value-type="string">
            <text:p>＜DaisyBar 9th Anniversary~First Impression~＞</text:p>
          </table:table-cell>
          <table:table-cell table:style-name="Default"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8</text:p>
          </table:table-cell>
          <table:table-cell table:style-name="ce42" table:formula="of:=IF([.C461]=[.C462];[.D461]+1;1)" office:value-type="float" office:value="1" calcext:value-type="float">
            <text:p/>
          </table:table-cell>
          <table:table-cell office:value-type="string" calcext:value-type="string">
            <text:p>＜DaisyBar 9th Anniversary~GOLDEN BEAT~＞</text:p>
          </table:table-cell>
          <table:table-cell table:style-name="Default"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29</text:p>
          </table:table-cell>
          <table:table-cell table:style-name="ce42" table:formula="of:=IF([.C462]=[.C463];[.D462]+1;1)" office:value-type="float" office:value="1" calcext:value-type="float">
            <text:p/>
          </table:table-cell>
          <table:table-cell office:value-type="string" calcext:value-type="string">
            <text:p>＜Magic Node Festival 2014＞</text:p>
          </table:table-cell>
          <table:table-cell table:style-name="Default"/>
          <table:table-cell office:value-type="string" calcext:value-type="string">
            <text:p>OPEN 18:30 START 19:00 br2n前売り 2000円(D別)／当日 2300円(D別)発売日2/1(土)br2nイープラス　　http://eee.eplus.co.jpbr2nDaisyBar店頭</text:p>
          </table:table-cell>
          <table:table-cell table:number-columns-repeated="1017"/>
        </table:table-row>
        <table:table-row table:style-name="ro8">
          <table:table-cell/>
          <table:table-cell office:value-type="float" office:value="8" calcext:value-type="float">
            <text:p>8</text:p>
          </table:table-cell>
          <table:table-cell table:style-name="ce38" office:value-type="string" calcext:value-type="string">
            <text:p>0430</text:p>
          </table:table-cell>
          <table:table-cell table:style-name="ce42" table:formula="of:=IF([.C463]=[.C464];[.D463]+1;1)" office:value-type="float" office:value="1" calcext:value-type="float">
            <text:p/>
          </table:table-cell>
          <table:table-cell office:value-type="string" calcext:value-type="string">
            <text:p>＜DaisyBar 9th Anniversarybr2n【ナイトフィッシング〜exceptional〜】＞</text:p>
          </table:table-cell>
          <table:table-cell table:style-name="Default"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1</text:p>
          </table:table-cell>
          <table:table-cell table:style-name="ce42" table:formula="of:=IF([.C464]=[.C465];[.D464]+1;1)" office:value-type="float" office:value="1" calcext:value-type="float">
            <text:p/>
          </table:table-cell>
          <table:table-cell office:value-type="string" calcext:value-type="string">
            <text:p>ロコビッチ presents 『ロコビッチ ONEMAN LIVE in TOKYO〜』</text:p>
          </table:table-cell>
          <table:table-cell table:style-name="Default" office:value-type="string" calcext:value-type="string">
            <text:p>ロコビッチ</text:p>
          </table:table-cell>
          <table:table-cell office:value-type="string" calcext:value-type="string">
            <text:p>OPEN 18:00 / START 19:00br2nADV￥20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2</text:p>
          </table:table-cell>
          <table:table-cell table:style-name="ce42" table:formula="of:=IF([.C465]=[.C466];[.D465]+1;1)" office:value-type="float" office:value="1" calcext:value-type="float">
            <text:p/>
          </table:table-cell>
          <table:table-cell office:value-type="string" calcext:value-type="string">
            <text:p>BUGY CRAXONEといっしょ “はじめてがいっぱい”</text:p>
          </table:table-cell>
          <table:table-cell table:style-name="Default" office:value-type="string" calcext:value-type="string">
            <text:p>BUGY CRAXONE</text:p>
          </table:table-cell>
          <table:table-cell office:value-type="string" calcext:value-type="string">
            <text:p>OPEN 19:00 / START 19:30br2nADV￥2800 / DOOR￥33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3</text:p>
          </table:table-cell>
          <table:table-cell table:style-name="ce42" table:formula="of:=IF([.C466]=[.C467];[.D466]+1;1)" office:value-type="float" office:value="1" calcext:value-type="float">
            <text:p/>
          </table:table-cell>
          <table:table-cell office:value-type="string" calcext:value-type="string">
            <text:p>N.Y&amp;Bicycle Oneman Live – ONE SCENE -</text:p>
          </table:table-cell>
          <table:table-cell table:style-name="Default"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4</text:p>
          </table:table-cell>
          <table:table-cell table:style-name="ce42" table:formula="of:=IF([.C467]=[.C468];[.D467]+1;1)" office:value-type="float" office:value="1" calcext:value-type="float">
            <text:p/>
          </table:table-cell>
          <table:table-cell office:value-type="string" calcext:value-type="string">
            <text:p>The DHDFD’s v.s. KING BROTHERS Japan tour 2014 ～ニュージーランドからの恐るべき刺客 VS 日本の爆裂ロッキンブルーズの大決闘～</text:p>
          </table:table-cell>
          <table:table-cell table:style-name="Default"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ク)</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5</text:p>
          </table:table-cell>
          <table:table-cell table:style-name="ce42" table:formula="of:=IF([.C468]=[.C469];[.D468]+1;1)" office:value-type="float" office:value="1" calcext:value-type="float">
            <text:p/>
          </table:table-cell>
          <table:table-cell office:value-type="string" calcext:value-type="string">
            <text:p>「BEAST FROM THE EAST」</text:p>
          </table:table-cell>
          <table:table-cell table:style-name="Default"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6</text:p>
          </table:table-cell>
          <table:table-cell table:style-name="ce42" table:formula="of:=IF([.C469]=[.C470];[.D469]+1;1)" office:value-type="float" office:value="1" calcext:value-type="float">
            <text:p/>
          </table:table-cell>
          <table:table-cell office:value-type="string" calcext:value-type="string">
            <text:p>TAMTAM I DUB YOU TOUR2014</text:p>
          </table:table-cell>
          <table:table-cell table:style-name="Default" office:value-type="string" calcext:value-type="string">
            <text:p>TAMTAMbr2nTHE OTOGIBANASHI'S</text:p>
          </table:table-cell>
          <table:table-cell office:value-type="string" calcext:value-type="string">
            <text:p>OPEN 18:30 / START 19:00br2nADV￥25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7</text:p>
          </table:table-cell>
          <table:table-cell table:style-name="ce42" table:formula="of:=IF([.C470]=[.C471];[.D470]+1;1)" office:value-type="float" office:value="1" calcext:value-type="float">
            <text:p/>
          </table:table-cell>
          <table:table-cell office:value-type="string" calcext:value-type="string">
            <text:p>「リーブリロー・ジッピーメイヨ追悼ライブ」</text:p>
          </table:table-cell>
          <table:table-cell table:style-name="Default"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09</text:p>
          </table:table-cell>
          <table:table-cell table:style-name="ce42" table:formula="of:=IF([.C471]=[.C472];[.D471]+1;1)" office:value-type="float" office:value="1" calcext:value-type="float">
            <text:p/>
          </table:table-cell>
          <table:table-cell office:value-type="string" calcext:value-type="string">
            <text:p>Kidori Kidoriのまともなイベントvol.5 引っ越し記念☆東京よろしくね企画</text:p>
          </table:table-cell>
          <table:table-cell table:style-name="Default"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0</text:p>
          </table:table-cell>
          <table:table-cell table:style-name="ce42" table:formula="of:=IF([.C472]=[.C473];[.D472]+1;1)" office:value-type="float" office:value="1" calcext:value-type="float">
            <text:p/>
          </table:table-cell>
          <table:table-cell office:value-type="string" calcext:value-type="string">
            <text:p>hole in my pocket #12 〜hook up〜</text:p>
          </table:table-cell>
          <table:table-cell table:style-name="Default"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1</text:p>
          </table:table-cell>
          <table:table-cell table:style-name="ce42" table:formula="of:=IF([.C473]=[.C474];[.D473]+1;1)" office:value-type="float" office:value="1" calcext:value-type="float">
            <text:p/>
          </table:table-cell>
          <table:table-cell office:value-type="string" calcext:value-type="string">
            <text:p>『HMV GET BACK SESSION independent』 LOST IN TIME 「きのうのこと」 LIVE</text:p>
          </table:table-cell>
          <table:table-cell table:style-name="Default" office:value-type="string" calcext:value-type="string">
            <text:p>LOST IN TIME</text:p>
          </table:table-cell>
          <table:table-cell office:value-type="string" calcext:value-type="string">
            <text:p>OPEN 19:30 / START 20:00br2nADV￥35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1</text:p>
          </table:table-cell>
          <table:table-cell table:style-name="ce42" table:formula="of:=IF([.C474]=[.C475];[.D474]+1;1)" office:value-type="float" office:value="2" calcext:value-type="float">
            <text:p/>
          </table:table-cell>
          <table:table-cell office:value-type="string" calcext:value-type="string">
            <text:p>SCUM PARK</text:p>
          </table:table-cell>
          <table:table-cell table:style-name="Default"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2</text:p>
          </table:table-cell>
          <table:table-cell table:style-name="ce42" table:formula="of:=IF([.C475]=[.C476];[.D475]+1;1)" office:value-type="float" office:value="1" calcext:value-type="float">
            <text:p/>
          </table:table-cell>
          <table:table-cell office:value-type="string" calcext:value-type="string">
            <text:p>New Live Emot</text:p>
          </table:table-cell>
          <table:table-cell table:style-name="Default" office:value-type="string" calcext:value-type="string">
            <text:p>右向け右br2n Mondbr2nand more...</text:p>
          </table:table-cell>
          <table:table-cell office:value-type="string" calcext:value-type="string">
            <text:p>OPEN 12:30 / START 13:00br2nADV￥1200 / DOOR￥17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2</text:p>
          </table:table-cell>
          <table:table-cell table:style-name="ce42" table:formula="of:=IF([.C476]=[.C477];[.D476]+1;1)" office:value-type="float" office:value="2" calcext:value-type="float">
            <text:p/>
          </table:table-cell>
          <table:table-cell office:value-type="string" calcext:value-type="string">
            <text:p>『夜桜極蔵生誕50周年前夜祭ツーマン』</text:p>
          </table:table-cell>
          <table:table-cell table:style-name="Default"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3</text:p>
          </table:table-cell>
          <table:table-cell table:style-name="ce42" table:formula="of:=IF([.C477]=[.C478];[.D477]+1;1)" office:value-type="float" office:value="1" calcext:value-type="float">
            <text:p/>
          </table:table-cell>
          <table:table-cell office:value-type="string" calcext:value-type="string">
            <text:p>STUDS 11th ANNIVERSARY TOUR FINAL!!</text:p>
          </table:table-cell>
          <table:table-cell table:style-name="Default" office:value-type="string" calcext:value-type="string">
            <text:p>STUDSbr2n※ワンマンライブ</text:p>
          </table:table-cell>
          <table:table-cell office:value-type="string" calcext:value-type="string">
            <text:p>OPEN 17:30 / START 18: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4</text:p>
          </table:table-cell>
          <table:table-cell table:style-name="ce42" table:formula="of:=IF([.C478]=[.C479];[.D478]+1;1)" office:value-type="float" office:value="1" calcext:value-type="float">
            <text:p/>
          </table:table-cell>
          <table:table-cell office:value-type="string" calcext:value-type="string">
            <text:p>WANIMA pre. “Feelings rip”TOUR 東京編</text:p>
          </table:table-cell>
          <table:table-cell table:style-name="Default" office:value-type="string" calcext:value-type="string">
            <text:p>WANIMAbr2nMINAMI NiNE</text:p>
          </table:table-cell>
          <table:table-cell office:value-type="string" calcext:value-type="string">
            <text:p>OPEN TBA: / START TBA: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5</text:p>
          </table:table-cell>
          <table:table-cell table:style-name="ce42" table:formula="of:=IF([.C479]=[.C480];[.D479]+1;1)" office:value-type="float" office:value="1" calcext:value-type="float">
            <text:p/>
          </table:table-cell>
          <table:table-cell office:value-type="string" calcext:value-type="string">
            <text:p>SCRAP SCRAP presents 「Homesick Dog Party」</text:p>
          </table:table-cell>
          <table:table-cell table:style-name="Default" office:value-type="string" calcext:value-type="string">
            <text:p>SCRAP SCRAPbr2nTHE STRIP HENDERSON</text:p>
          </table:table-cell>
          <table:table-cell office:value-type="string" calcext:value-type="string">
            <text:p>OPEN 18:30 / START 19: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6</text:p>
          </table:table-cell>
          <table:table-cell table:style-name="ce42" table:formula="of:=IF([.C480]=[.C481];[.D480]+1;1)" office:value-type="float" office:value="1" calcext:value-type="float">
            <text:p/>
          </table:table-cell>
          <table:table-cell office:value-type="string" calcext:value-type="string">
            <text:p>アカシック『コンサバティブ』RELEASE LIVE</text:p>
          </table:table-cell>
          <table:table-cell table:style-name="Default"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7</text:p>
          </table:table-cell>
          <table:table-cell table:style-name="ce42" table:formula="of:=IF([.C481]=[.C482];[.D481]+1;1)" office:value-type="float" office:value="1" calcext:value-type="float">
            <text:p/>
          </table:table-cell>
          <table:table-cell office:value-type="string" calcext:value-type="string">
            <text:p>welcome to the ANDY　シャナナナイト</text:p>
          </table:table-cell>
          <table:table-cell table:style-name="Default"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8</text:p>
          </table:table-cell>
          <table:table-cell table:style-name="ce42" table:formula="of:=IF([.C482]=[.C483];[.D482]+1;1)" office:value-type="float" office:value="1" calcext:value-type="float">
            <text:p/>
          </table:table-cell>
          <table:table-cell office:value-type="string" calcext:value-type="string">
            <text:p>Boiler陸亀presents 1st Tour『はじめてのおつかい』</text:p>
          </table:table-cell>
          <table:table-cell table:style-name="Default"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19</text:p>
          </table:table-cell>
          <table:table-cell table:style-name="ce42" table:formula="of:=IF([.C483]=[.C484];[.D483]+1;1)" office:value-type="float" office:value="1" calcext:value-type="float">
            <text:p/>
          </table:table-cell>
          <table:table-cell office:value-type="string" calcext:value-type="string">
            <text:p>HOT STUFF presents</text:p>
          </table:table-cell>
          <table:table-cell table:style-name="Default"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0</text:p>
          </table:table-cell>
          <table:table-cell table:style-name="ce42" table:formula="of:=IF([.C484]=[.C485];[.D484]+1;1)" office:value-type="float" office:value="1" calcext:value-type="float">
            <text:p/>
          </table:table-cell>
          <table:table-cell office:value-type="string" calcext:value-type="string">
            <text:p>[PROUD HAMMERS 10TH ANNIVERSARY] 〜STAY PUNK TOUR 2014〜</text:p>
          </table:table-cell>
          <table:table-cell table:style-name="Default" office:value-type="string" calcext:value-type="string">
            <text:p>PROUD HAMMERSbr2nOi-SKALL MATES</text:p>
          </table:table-cell>
          <table:table-cell office:value-type="string" calcext:value-type="string">
            <text:p>OPEN 18:00 / START 18:30br2nADV￥2500 / DOOR￥3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1</text:p>
          </table:table-cell>
          <table:table-cell table:style-name="ce42" table:formula="of:=IF([.C485]=[.C486];[.D485]+1;1)" office:value-type="float" office:value="1" calcext:value-type="float">
            <text:p/>
          </table:table-cell>
          <table:table-cell office:value-type="string" calcext:value-type="string">
            <text:p>H Mountains presents 「FULL POWER BOY vol.4～GOLD MEDAL PARTYリリース記念ライヴ」</text:p>
          </table:table-cell>
          <table:table-cell table:style-name="Default"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2</text:p>
          </table:table-cell>
          <table:table-cell table:style-name="ce42" table:formula="of:=IF([.C486]=[.C487];[.D486]+1;1)" office:value-type="float" office:value="1" calcext:value-type="float">
            <text:p/>
          </table:table-cell>
          <table:table-cell office:value-type="string" calcext:value-type="string">
            <text:p>『誘導線キルナvol.18』</text:p>
          </table:table-cell>
          <table:table-cell table:style-name="Default" office:value-type="string" calcext:value-type="string">
            <text:p>ecosystembr2nMAMA DRIVEbr2nUNLIMITS</text:p>
          </table:table-cell>
          <table:table-cell office:value-type="string" calcext:value-type="string">
            <text:p>OPEN 19:00 / START 19:30br2nADV￥2500 / DOOR￥3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3</text:p>
          </table:table-cell>
          <table:table-cell table:style-name="ce42" table:formula="of:=IF([.C487]=[.C488];[.D487]+1;1)" office:value-type="float" office:value="1" calcext:value-type="float">
            <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table:style-name="Default"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4</text:p>
          </table:table-cell>
          <table:table-cell table:style-name="ce42" table:formula="of:=IF([.C488]=[.C489];[.D488]+1;1)" office:value-type="float" office:value="1" calcext:value-type="float">
            <text:p/>
          </table:table-cell>
          <table:table-cell office:value-type="string" calcext:value-type="string">
            <text:p>ブルボンズNew Album「Bullbone’s Mystery Tour」レコ発企画 【Tokyo Mystery Tour】</text:p>
          </table:table-cell>
          <table:table-cell table:style-name="Default"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6</text:p>
          </table:table-cell>
          <table:table-cell table:style-name="ce42" table:formula="of:=IF([.C489]=[.C490];[.D489]+1;1)" office:value-type="float" office:value="1" calcext:value-type="float">
            <text:p/>
          </table:table-cell>
          <table:table-cell office:value-type="string" calcext:value-type="string">
            <text:p>BALZAC “WONDER WALL TOUR 2014″</text:p>
          </table:table-cell>
          <table:table-cell table:style-name="Default" office:value-type="string" calcext:value-type="string">
            <text:p>BALZAC</text:p>
          </table:table-cell>
          <table:table-cell office:value-type="string" calcext:value-type="string">
            <text:p>OPEN 18:00 / START 19:00br2nADV￥2500 / DOOR￥3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7</text:p>
          </table:table-cell>
          <table:table-cell table:style-name="ce42" table:formula="of:=IF([.C490]=[.C491];[.D490]+1;1)" office:value-type="float" office:value="1" calcext:value-type="float">
            <text:p/>
          </table:table-cell>
          <table:table-cell office:value-type="string" calcext:value-type="string">
            <text:p>Eunaly-ゆうなり- presents 「On avait rendez-vous à 12h.」 -CATASTROPHE！レコ発-</text:p>
          </table:table-cell>
          <table:table-cell table:style-name="Default"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7</text:p>
          </table:table-cell>
          <table:table-cell table:style-name="ce42" table:formula="of:=IF([.C491]=[.C492];[.D491]+1;1)" office:value-type="float" office:value="2" calcext:value-type="float">
            <text:p/>
          </table:table-cell>
          <table:table-cell office:value-type="string" calcext:value-type="string">
            <text:p>夜のビッグショー　柳家睦1st アルバム発売記念歌謡ショー</text:p>
          </table:table-cell>
          <table:table-cell table:style-name="Default"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8</text:p>
          </table:table-cell>
          <table:table-cell table:style-name="ce42" table:formula="of:=IF([.C492]=[.C493];[.D492]+1;1)" office:value-type="float" office:value="1" calcext:value-type="float">
            <text:p/>
          </table:table-cell>
          <table:table-cell office:value-type="string" calcext:value-type="string">
            <text:p>Bray me”onestage+ tour semi-final”</text:p>
          </table:table-cell>
          <table:table-cell table:style-name="Default"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29</text:p>
          </table:table-cell>
          <table:table-cell table:style-name="ce42" table:formula="of:=IF([.C493]=[.C494];[.D493]+1;1)" office:value-type="float" office:value="1" calcext:value-type="float">
            <text:p/>
          </table:table-cell>
          <table:table-cell office:value-type="string" calcext:value-type="string">
            <text:p>bayfm MUSIC METRO vol.6</text:p>
          </table:table-cell>
          <table:table-cell table:style-name="Default"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7"/>
        </table:table-row>
        <table:table-row table:style-name="ro8">
          <table:table-cell/>
          <table:table-cell office:value-type="float" office:value="9" calcext:value-type="float">
            <text:p>9</text:p>
          </table:table-cell>
          <table:table-cell table:style-name="ce38" office:value-type="string" calcext:value-type="string">
            <text:p>0430</text:p>
          </table:table-cell>
          <table:table-cell table:style-name="ce42" table:formula="of:=IF([.C494]=[.C495];[.D494]+1;1)" office:value-type="float" office:value="1" calcext:value-type="float">
            <text:p/>
          </table:table-cell>
          <table:table-cell office:value-type="string" calcext:value-type="string">
            <text:p>ボトルズハウス初ワンマン『FRONTIER』レコ発</text:p>
          </table:table-cell>
          <table:table-cell table:style-name="Default" office:value-type="string" calcext:value-type="string">
            <text:p>ボトルズハウス</text:p>
          </table:table-cell>
          <table:table-cell office:value-type="string" calcext:value-type="string">
            <text:p>OPEN 19:30 / START 20:00br2nADV￥1500 / DOOR￥未定</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2</text:p>
          </table:table-cell>
          <table:table-cell table:style-name="ce42" table:formula="of:=IF([.C495]=[.C496];[.D495]+1;1)" office:value-type="float" office:value="1" calcext:value-type="float">
            <text:p/>
          </table:table-cell>
          <table:table-cell office:value-type="string" calcext:value-type="string">
            <text:p>LOVE LIVE LIFE</text:p>
          </table:table-cell>
          <table:table-cell table:style-name="Default"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3</text:p>
          </table:table-cell>
          <table:table-cell table:style-name="ce42" table:formula="of:=IF([.C496]=[.C497];[.D496]+1;1)" office:value-type="float" office:value="1" calcext:value-type="float">
            <text:p/>
          </table:table-cell>
          <table:table-cell office:value-type="string" calcext:value-type="string">
            <text:p>夢心地BPM11</text:p>
          </table:table-cell>
          <table:table-cell table:style-name="Default"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4</text:p>
          </table:table-cell>
          <table:table-cell table:style-name="ce42" table:formula="of:=IF([.C497]=[.C498];[.D497]+1;1)" office:value-type="float" office:value="1" calcext:value-type="float">
            <text:p/>
          </table:table-cell>
          <table:table-cell office:value-type="string" calcext:value-type="string">
            <text:p>【卒業ライブ】〜女子高生バンド、卒業。でも、たんこぶちんロックはつづく。〜</text:p>
          </table:table-cell>
          <table:table-cell table:style-name="Default" office:value-type="string" calcext:value-type="string">
            <text:p>たんこぶちん -oneman-</text:p>
          </table:table-cell>
          <table:table-cell office:value-type="string" calcext:value-type="string">
            <text:p>OPEN / START 18:30 / 19:00br2nADV / DOOR ￥2,500 / ￥3,0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5</text:p>
          </table:table-cell>
          <table:table-cell table:style-name="ce42" table:formula="of:=IF([.C498]=[.C499];[.D498]+1;1)" office:value-type="float" office:value="1" calcext:value-type="float">
            <text:p/>
          </table:table-cell>
          <table:table-cell office:value-type="string" calcext:value-type="string">
            <text:p>【A.N】 FREAK AFFAIR 特集：Foster The Peoplebr2n[ROCK,UK・US INDIE,NEW WAVE,DANCE MUSIC,and more]</text:p>
          </table:table-cell>
          <table:table-cell table:style-name="Default"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6</text:p>
          </table:table-cell>
          <table:table-cell table:style-name="ce42" table:formula="of:=IF([.C499]=[.C500];[.D499]+1;1)" office:value-type="float" office:value="1" calcext:value-type="float">
            <text:p/>
          </table:table-cell>
          <table:table-cell office:value-type="string" calcext:value-type="string">
            <text:p>オジークローンか!?帰ってきた改造人間〜小嶋裕介V3〜</text:p>
          </table:table-cell>
          <table:table-cell table:style-name="Default"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07</text:p>
          </table:table-cell>
          <table:table-cell table:style-name="ce42" table:formula="of:=IF([.C500]=[.C501];[.D500]+1;1)" office:value-type="float" office:value="1" calcext:value-type="float">
            <text:p/>
          </table:table-cell>
          <table:table-cell office:value-type="string" calcext:value-type="string">
            <text:p>Roll Over Ground</text:p>
          </table:table-cell>
          <table:table-cell table:style-name="Default"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0</text:p>
          </table:table-cell>
          <table:table-cell table:style-name="ce42" table:formula="of:=IF([.C501]=[.C502];[.D501]+1;1)" office:value-type="float" office:value="1" calcext:value-type="float">
            <text:p/>
          </table:table-cell>
          <table:table-cell office:value-type="string" calcext:value-type="string">
            <text:p>Please Please Me いまでShow！</text:p>
          </table:table-cell>
          <table:table-cell table:style-name="Default"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1</text:p>
          </table:table-cell>
          <table:table-cell table:style-name="ce42" table:formula="of:=IF([.C502]=[.C503];[.D502]+1;1)" office:value-type="float" office:value="1" calcext:value-type="float">
            <text:p/>
          </table:table-cell>
          <table:table-cell office:value-type="string" calcext:value-type="string">
            <text:p>Boys Don't Cry 2</text:p>
          </table:table-cell>
          <table:table-cell table:style-name="Default"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1</text:p>
          </table:table-cell>
          <table:table-cell table:style-name="ce42" table:formula="of:=IF([.C503]=[.C504];[.D503]+1;1)" office:value-type="float" office:value="2" calcext:value-type="float">
            <text:p/>
          </table:table-cell>
          <table:table-cell office:value-type="string" calcext:value-type="string">
            <text:p>【A.N】 London Times No.90br2n[UK Rock]</text:p>
          </table:table-cell>
          <table:table-cell table:style-name="Default"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2</text:p>
          </table:table-cell>
          <table:table-cell table:style-name="ce42" table:formula="of:=IF([.C504]=[.C505];[.D504]+1;1)" office:value-type="float" office:value="1" calcext:value-type="float">
            <text:p/>
          </table:table-cell>
          <table:table-cell office:value-type="string" calcext:value-type="string">
            <text:p>井乃頭蓄音団『おかえりロンサムジョージ』発売記念『アイム亀ングtour2014』-初日-</text:p>
          </table:table-cell>
          <table:table-cell table:style-name="Default" office:value-type="string" calcext:value-type="string">
            <text:p>井乃頭蓄音団/グッバイフジヤマ/+1BAND!!</text:p>
          </table:table-cell>
          <table:table-cell office:value-type="string" calcext:value-type="string">
            <text:p>OPEN / START 18:00 / 19:00br2nADV / DOOR ￥2,500 / ￥3,0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2</text:p>
          </table:table-cell>
          <table:table-cell table:style-name="ce42" table:formula="of:=IF([.C505]=[.C506];[.D505]+1;1)" office:value-type="float" office:value="2" calcext:value-type="float">
            <text:p/>
          </table:table-cell>
          <table:table-cell office:value-type="string" calcext:value-type="string">
            <text:p>【A.N】ユニゾンナイト vol.7br2n[J-ROCK,J-POP,INDIE,NEW WAVE,DANCE MUSIC,and more]</text:p>
          </table:table-cell>
          <table:table-cell table:style-name="Default"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3</text:p>
          </table:table-cell>
          <table:table-cell table:style-name="ce42" table:formula="of:=IF([.C506]=[.C507];[.D506]+1;1)" office:value-type="float" office:value="1" calcext:value-type="float">
            <text:p/>
          </table:table-cell>
          <table:table-cell office:value-type="string" calcext:value-type="string">
            <text:p>新宿Marble presents 「新宿マーブルチョコレイト vol.8(ハチ)」〜キュー(Que)、マーブル10周年前夜祭〜</text:p>
          </table:table-cell>
          <table:table-cell table:style-name="Default" office:value-type="string" calcext:value-type="string">
            <text:p>メメタァ/パンカホリックス/THE ADAM'S APPLES&amp;BOB/泣いてばっかのヒルギ/ユタ州/ザ・サイレンズ</text:p>
          </table:table-cell>
          <table:table-cell office:value-type="string" calcext:value-type="string">
            <text:p>OPEN / START 17:30 / 18:00br2nADV / DOOR \2,0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4</text:p>
          </table:table-cell>
          <table:table-cell table:style-name="ce42" table:formula="of:=IF([.C507]=[.C508];[.D507]+1;1)" office:value-type="float" office:value="1" calcext:value-type="float">
            <text:p/>
          </table:table-cell>
          <table:table-cell office:value-type="string" calcext:value-type="string">
            <text:p>new scene</text:p>
          </table:table-cell>
          <table:table-cell table:style-name="Default"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5</text:p>
          </table:table-cell>
          <table:table-cell table:style-name="ce42" table:formula="of:=IF([.C508]=[.C509];[.D508]+1;1)" office:value-type="float" office:value="1" calcext:value-type="float">
            <text:p/>
          </table:table-cell>
          <table:table-cell office:value-type="string" calcext:value-type="string">
            <text:p>into the night</text:p>
          </table:table-cell>
          <table:table-cell table:style-name="Default"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6</text:p>
          </table:table-cell>
          <table:table-cell table:style-name="ce42" table:formula="of:=IF([.C509]=[.C510];[.D509]+1;1)" office:value-type="float" office:value="1" calcext:value-type="float">
            <text:p/>
          </table:table-cell>
          <table:table-cell office:value-type="string" calcext:value-type="string">
            <text:p>MUSIC BOX 0416</text:p>
          </table:table-cell>
          <table:table-cell table:style-name="Default" office:value-type="string" calcext:value-type="string">
            <text:p>laufen/ariel makes gloomy/</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7</text:p>
          </table:table-cell>
          <table:table-cell table:style-name="ce42" table:formula="of:=IF([.C510]=[.C511];[.D510]+1;1)" office:value-type="float" office:value="1" calcext:value-type="float">
            <text:p/>
          </table:table-cell>
          <table:table-cell office:value-type="string" calcext:value-type="string">
            <text:p>CLUB Que 20周年 ELECTRIC EEL SHOCK presents 『OPERATION MAGOKORO』br2nELECTRIC EEL SHOCK EES BEST &amp; COVER Release Party</text:p>
          </table:table-cell>
          <table:table-cell table:style-name="Default" office:value-type="string" calcext:value-type="string">
            <text:p>ELECTRIC EEL SHOCKbr2nゲスト＞ 快速東京br2nスペシャル・セッション・ゲスト＞ 暴動（グループ魂）</text:p>
          </table:table-cell>
          <table:table-cell office:value-type="string" calcext:value-type="string">
            <text:p>OPEN / START 18:30 / 19:00br2nADV / DOOR ￥2,500 / ￥3,0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8</text:p>
          </table:table-cell>
          <table:table-cell table:style-name="ce42" table:formula="of:=IF([.C511]=[.C512];[.D511]+1;1)" office:value-type="float" office:value="1" calcext:value-type="float">
            <text:p/>
          </table:table-cell>
          <table:table-cell office:value-type="string" calcext:value-type="string">
            <text:p> </text:p>
          </table:table-cell>
          <table:table-cell table:style-name="Default"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9</text:p>
          </table:table-cell>
          <table:table-cell table:style-name="ce42" table:formula="of:=IF([.C512]=[.C513];[.D512]+1;1)" office:value-type="float" office:value="1" calcext:value-type="float">
            <text:p/>
          </table:table-cell>
          <table:table-cell office:value-type="string" calcext:value-type="string">
            <text:p>20周年！　華夢氣企画☆真撃！CLUB Que 20周年 THE NEATBEATS presents 『OPERATION MAGOKORO』「BEAT ON THE FLOOR」</text:p>
          </table:table-cell>
          <table:table-cell table:style-name="Default"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19</text:p>
          </table:table-cell>
          <table:table-cell table:style-name="ce42" table:formula="of:=IF([.C513]=[.C514];[.D513]+1;1)" office:value-type="float" office:value="2" calcext:value-type="float">
            <text:p/>
          </table:table-cell>
          <table:table-cell office:value-type="string" calcext:value-type="string">
            <text:p>【A.N】YOUたち！おどっチャイNIGHT！ Vol.22br2n[JOHNNY'S]</text:p>
          </table:table-cell>
          <table:table-cell table:style-name="Default"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0</text:p>
          </table:table-cell>
          <table:table-cell table:style-name="ce42" table:formula="of:=IF([.C514]=[.C515];[.D514]+1;1)" office:value-type="float" office:value="1" calcext:value-type="float">
            <text:p/>
          </table:table-cell>
          <table:table-cell office:value-type="string" calcext:value-type="string">
            <text:p>【DAY】BRIGHT FUTURE!!</text:p>
          </table:table-cell>
          <table:table-cell table:style-name="Default" office:value-type="string" calcext:value-type="string">
            <text:p>aspark/poolproof/GRANCIEL</text:p>
          </table:table-cell>
          <table:table-cell office:value-type="string" calcext:value-type="string">
            <text:p>OPEN / START 12:30 / 13:00br2nADV / DOOR ￥1,500 / ￥1,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0</text:p>
          </table:table-cell>
          <table:table-cell table:style-name="ce42" table:formula="of:=IF([.C515]=[.C516];[.D515]+1;1)" office:value-type="float" office:value="2" calcext:value-type="float">
            <text:p/>
          </table:table-cell>
          <table:table-cell office:value-type="string" calcext:value-type="string">
            <text:p>20周年！特冠ワンマン乱れ撃ち！CLUB Que 20th記念 ONEMAN series『OPERATION UTAGE』 〜狂い咲きR&amp;R人生20周年記念ワンマン！〜</text:p>
          </table:table-cell>
          <table:table-cell table:style-name="Default" office:value-type="string" calcext:value-type="string">
            <text:p>騒音寺 -oneman-</text:p>
          </table:table-cell>
          <table:table-cell office:value-type="string" calcext:value-type="string">
            <text:p>OPEN / START 18:00 / 19:00br2nADV / DOOR ￥2,800 / ￥3,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1</text:p>
          </table:table-cell>
          <table:table-cell table:style-name="ce42" table:formula="of:=IF([.C516]=[.C517];[.D516]+1;1)" office:value-type="float" office:value="1" calcext:value-type="float">
            <text:p/>
          </table:table-cell>
          <table:table-cell office:value-type="string" calcext:value-type="string">
            <text:p>君の唄と僕の声</text:p>
          </table:table-cell>
          <table:table-cell table:style-name="Default"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2</text:p>
          </table:table-cell>
          <table:table-cell table:style-name="ce42" table:formula="of:=IF([.C517]=[.C518];[.D517]+1;1)" office:value-type="float" office:value="1" calcext:value-type="float">
            <text:p/>
          </table:table-cell>
          <table:table-cell office:value-type="string" calcext:value-type="string">
            <text:p>ノムライズpresents“ノムステーション vol.7”</text:p>
          </table:table-cell>
          <table:table-cell table:style-name="Default"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3</text:p>
          </table:table-cell>
          <table:table-cell table:style-name="ce42" table:formula="of:=IF([.C518]=[.C519];[.D518]+1;1)" office:value-type="float" office:value="1" calcext:value-type="float">
            <text:p/>
          </table:table-cell>
          <table:table-cell office:value-type="string" calcext:value-type="string">
            <text:p>THE CATTLEFISH FRITTER presents「第6回イカパーティ in Japan」</text:p>
          </table:table-cell>
          <table:table-cell table:style-name="Default"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4</text:p>
          </table:table-cell>
          <table:table-cell table:style-name="ce42" table:formula="of:=IF([.C519]=[.C520];[.D519]+1;1)" office:value-type="float" office:value="1" calcext:value-type="float">
            <text:p/>
          </table:table-cell>
          <table:table-cell office:value-type="string" calcext:value-type="string">
            <text:p>ソラタカク</text:p>
          </table:table-cell>
          <table:table-cell table:style-name="Default"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5</text:p>
          </table:table-cell>
          <table:table-cell table:style-name="ce42" table:formula="of:=IF([.C520]=[.C521];[.D520]+1;1)" office:value-type="float" office:value="1" calcext:value-type="float">
            <text:p/>
          </table:table-cell>
          <table:table-cell office:value-type="string" calcext:value-type="string">
            <text:p>The HIGH PRESENTS「Shakin' All Over vol.5」</text:p>
          </table:table-cell>
          <table:table-cell table:style-name="Default" office:value-type="string" calcext:value-type="string">
            <text:p>The HIGH/wilberry/名も無きバンド/THE Roll&amp;McCARTNEYbr2nDJ＞ 有り</text:p>
          </table:table-cell>
          <table:table-cell office:value-type="string" calcext:value-type="string">
            <text:p>OPEN / START 18:30 / 19:00br2nADV / DOOR ￥2,3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5</text:p>
          </table:table-cell>
          <table:table-cell table:style-name="ce42" table:formula="of:=IF([.C521]=[.C522];[.D521]+1;1)" office:value-type="float" office:value="2" calcext:value-type="float">
            <text:p/>
          </table:table-cell>
          <table:table-cell office:value-type="string" calcext:value-type="string">
            <text:p>【A.N】The HIGH PRESENTS 「Shakin’ All Over vol.6〜Modern Juke Box DJ&amp;Accoustic Live〜」br2n[ROCK’N ROLL,MODS,PUNK,GARAGE ROCK,and more…]</text:p>
          </table:table-cell>
          <table:table-cell table:style-name="Default"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6</text:p>
          </table:table-cell>
          <table:table-cell table:style-name="ce42" table:formula="of:=IF([.C522]=[.C523];[.D522]+1;1)" office:value-type="float" office:value="1" calcext:value-type="float">
            <text:p/>
          </table:table-cell>
          <table:table-cell office:value-type="string" calcext:value-type="string">
            <text:p>lose control of oneself</text:p>
          </table:table-cell>
          <table:table-cell table:style-name="Default"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6</text:p>
          </table:table-cell>
          <table:table-cell table:style-name="ce42" table:formula="of:=IF([.C523]=[.C524];[.D523]+1;1)" office:value-type="float" office:value="2" calcext:value-type="float">
            <text:p/>
          </table:table-cell>
          <table:table-cell office:value-type="string" calcext:value-type="string">
            <text:p>【A.N】【Getting Better PresentsVIVA LA ROCK PARTY】■東京”VIVA LA TOKYO”</text:p>
          </table:table-cell>
          <table:table-cell table:style-name="Default"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7</text:p>
          </table:table-cell>
          <table:table-cell table:style-name="ce42" table:formula="of:=IF([.C524]=[.C525];[.D524]+1;1)" office:value-type="float" office:value="1" calcext:value-type="float">
            <text:p/>
          </table:table-cell>
          <table:table-cell office:value-type="string" calcext:value-type="string">
            <text:p>CLUB Que 20周年 FOX LOCO PHANTOM presents『OPERATION MAGOKORO』br2n「爆音都市#3」</text:p>
          </table:table-cell>
          <table:table-cell table:style-name="Default"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8</text:p>
          </table:table-cell>
          <table:table-cell table:style-name="ce42" table:formula="of:=IF([.C525]=[.C526];[.D525]+1;1)" office:value-type="float" office:value="1" calcext:value-type="float">
            <text:p/>
          </table:table-cell>
          <table:table-cell office:value-type="string" calcext:value-type="string">
            <text:p> </text:p>
          </table:table-cell>
          <table:table-cell table:style-name="Default"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8</text:p>
          </table:table-cell>
          <table:table-cell table:style-name="ce42" table:formula="of:=IF([.C526]=[.C527];[.D526]+1;1)" office:value-type="float" office:value="2" calcext:value-type="float">
            <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table:style-name="Default"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29</text:p>
          </table:table-cell>
          <table:table-cell table:style-name="ce42" table:formula="of:=IF([.C527]=[.C528];[.D527]+1;1)" office:value-type="float" office:value="1" calcext:value-type="float">
            <text:p/>
          </table:table-cell>
          <table:table-cell office:value-type="string" calcext:value-type="string">
            <text:p>アパートレコ発 ツアーファイナル</text:p>
          </table:table-cell>
          <table:table-cell table:style-name="Default" office:value-type="string" calcext:value-type="string">
            <text:p>3markets(株) -oneman-</text:p>
          </table:table-cell>
          <table:table-cell office:value-type="string" calcext:value-type="string">
            <text:p>OPEN / START 18:45 / 19:30br2nADV / DOOR ￥2,500 / ￥2,800 [1D別]</text:p>
          </table:table-cell>
          <table:table-cell table:number-columns-repeated="1017"/>
        </table:table-row>
        <table:table-row table:style-name="ro8">
          <table:table-cell/>
          <table:table-cell office:value-type="float" office:value="10" calcext:value-type="float">
            <text:p>10</text:p>
          </table:table-cell>
          <table:table-cell table:style-name="ce38" office:value-type="string" calcext:value-type="string">
            <text:p>0430</text:p>
          </table:table-cell>
          <table:table-cell table:style-name="ce42" table:formula="of:=IF([.C528]=[.C529];[.D528]+1;1)" office:value-type="float" office:value="1" calcext:value-type="float">
            <text:p/>
          </table:table-cell>
          <table:table-cell office:value-type="string" calcext:value-type="string">
            <text:p>life goes on</text:p>
          </table:table-cell>
          <table:table-cell table:style-name="Default"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1</text:p>
          </table:table-cell>
          <table:table-cell table:style-name="ce42" table:formula="of:=IF([.C529]=[.C530];[.D529]+1;1)" office:value-type="float" office:value="1" calcext:value-type="float">
            <text:p/>
          </table:table-cell>
          <table:table-cell office:value-type="string" calcext:value-type="string">
            <text:p>”251 presents〜MIX? PHONEMICS!”</text:p>
          </table:table-cell>
          <table:table-cell table:style-name="Default"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2</text:p>
          </table:table-cell>
          <table:table-cell table:style-name="ce42" table:formula="of:=IF([.C530]=[.C531];[.D530]+1;1)" office:value-type="float" office:value="1" calcext:value-type="float">
            <text:p/>
          </table:table-cell>
          <table:table-cell office:value-type="string" calcext:value-type="string">
            <text:p>”251 presents〜LIVE! BABY! LIVE!”</text:p>
          </table:table-cell>
          <table:table-cell table:style-name="Default"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3</text:p>
          </table:table-cell>
          <table:table-cell table:style-name="ce42" table:formula="of:=IF([.C531]=[.C532];[.D531]+1;1)" office:value-type="float" office:value="1" calcext:value-type="float">
            <text:p/>
          </table:table-cell>
          <table:table-cell office:value-type="string" calcext:value-type="string">
            <text:p>”251 presents アンプラウド”</text:p>
          </table:table-cell>
          <table:table-cell table:style-name="Default"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4</text:p>
          </table:table-cell>
          <table:table-cell table:style-name="ce42" table:formula="of:=IF([.C532]=[.C533];[.D532]+1;1)" office:value-type="float" office:value="1" calcext:value-type="float">
            <text:p/>
          </table:table-cell>
          <table:table-cell office:value-type="string" calcext:value-type="string">
            <text:p>”Keita The Newest presents“eliminated rock fellows vol.1””</text:p>
          </table:table-cell>
          <table:table-cell table:style-name="Default" office:value-type="string" calcext:value-type="string">
            <text:p>Keita The Newest/Response/OA:odol</text:p>
          </table:table-cell>
          <table:table-cell office:value-type="string" calcext:value-type="string">
            <text:p>OPEN18:30/START19:00　br2nadv¥3,000/door¥3,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5</text:p>
          </table:table-cell>
          <table:table-cell table:style-name="ce42" table:formula="of:=IF([.C533]=[.C534];[.D533]+1;1)" office:value-type="float" office:value="1" calcext:value-type="float">
            <text:p/>
          </table:table-cell>
          <table:table-cell office:value-type="string" calcext:value-type="string">
            <text:p>”MAGUMI presentsスプリング・サンバ Vol.1 酸欠のMUSEUM”</text:p>
          </table:table-cell>
          <table:table-cell table:style-name="Default" office:value-type="string" calcext:value-type="string">
            <text:p>MAGUMI AND THE BREATHLESS/CURIO</text:p>
          </table:table-cell>
          <table:table-cell office:value-type="string" calcext:value-type="string">
            <text:p>OPEN18:30/START19:00　br2nadv¥3,500/door¥4,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6</text:p>
          </table:table-cell>
          <table:table-cell table:style-name="ce42" table:formula="of:=IF([.C534]=[.C535];[.D534]+1;1)" office:value-type="float" office:value="1" calcext:value-type="float">
            <text:p/>
          </table:table-cell>
          <table:table-cell office:value-type="string" calcext:value-type="string">
            <text:p>”Yuka&amp;Chronoship ワンマンライブ”</text:p>
          </table:table-cell>
          <table:table-cell table:style-name="Default" office:value-type="string" calcext:value-type="string">
            <text:p>Yuka&amp;Chronoship</text:p>
          </table:table-cell>
          <table:table-cell office:value-type="string" calcext:value-type="string">
            <text:p>OPEN17:00/START18:00　br2nadv¥3,500/door¥3,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7</text:p>
          </table:table-cell>
          <table:table-cell table:style-name="ce42" table:formula="of:=IF([.C535]=[.C536];[.D535]+1;1)" office:value-type="float" office:value="1" calcext:value-type="float">
            <text:p/>
          </table:table-cell>
          <table:table-cell office:value-type="string" calcext:value-type="string">
            <text:p>”251 presents GLIDER No.72”</text:p>
          </table:table-cell>
          <table:table-cell table:style-name="Default"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8</text:p>
          </table:table-cell>
          <table:table-cell table:style-name="ce42" table:formula="of:=IF([.C536]=[.C537];[.D536]+1;1)" office:value-type="float" office:value="1" calcext:value-type="float">
            <text:p/>
          </table:table-cell>
          <table:table-cell office:value-type="string" calcext:value-type="string">
            <text:p>”251 presents「todoroki sound」”</text:p>
          </table:table-cell>
          <table:table-cell table:style-name="Default"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09</text:p>
          </table:table-cell>
          <table:table-cell table:style-name="ce42" table:formula="of:=IF([.C537]=[.C538];[.D537]+1;1)" office:value-type="float" office:value="1" calcext:value-type="float">
            <text:p/>
          </table:table-cell>
          <table:table-cell office:value-type="string" calcext:value-type="string">
            <text:p>”だま × 雨の花束 共同presents 雨の花束 レコ発「心象アトラクタ」ツアーファイナル”</text:p>
          </table:table-cell>
          <table:table-cell table:style-name="Default"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0</text:p>
          </table:table-cell>
          <table:table-cell table:style-name="ce42" table:formula="of:=IF([.C538]=[.C539];[.D538]+1;1)" office:value-type="float" office:value="1" calcext:value-type="float">
            <text:p/>
          </table:table-cell>
          <table:table-cell office:value-type="string" calcext:value-type="string">
            <text:p>”透明な夜”</text:p>
          </table:table-cell>
          <table:table-cell table:style-name="Default" office:value-type="string" calcext:value-type="string">
            <text:p>101A/BACTERIA</text:p>
          </table:table-cell>
          <table:table-cell office:value-type="string" calcext:value-type="string">
            <text:p>OPEN19:00/START19:30　br2nadv¥2,500/door¥3,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1</text:p>
          </table:table-cell>
          <table:table-cell table:style-name="ce42" table:formula="of:=IF([.C539]=[.C540];[.D539]+1;1)" office:value-type="float" office:value="1" calcext:value-type="float">
            <text:p/>
          </table:table-cell>
          <table:table-cell office:value-type="string" calcext:value-type="string">
            <text:p>”wash?NEW ALBUM『Hurt Me』発売記念”</text:p>
          </table:table-cell>
          <table:table-cell table:style-name="Default"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2</text:p>
          </table:table-cell>
          <table:table-cell table:style-name="ce42" table:formula="of:=IF([.C540]=[.C541];[.D540]+1;1)" office:value-type="float" office:value="1" calcext:value-type="float">
            <text:p/>
          </table:table-cell>
          <table:table-cell office:value-type="string" calcext:value-type="string">
            <text:p>”ニューロティカ30周年を祝ったろ！せやね！VOL.2”</text:p>
          </table:table-cell>
          <table:table-cell table:style-name="Default"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3</text:p>
          </table:table-cell>
          <table:table-cell table:style-name="ce42" table:formula="of:=IF([.C541]=[.C542];[.D541]+1;1)" office:value-type="float" office:value="1" calcext:value-type="float">
            <text:p/>
          </table:table-cell>
          <table:table-cell office:value-type="string" calcext:value-type="string">
            <text:p>【daytime】”Lunch Time Rockers”</text:p>
          </table:table-cell>
          <table:table-cell table:style-name="Default"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3</text:p>
          </table:table-cell>
          <table:table-cell table:style-name="ce42" table:formula="of:=IF([.C542]=[.C543];[.D542]+1;1)" office:value-type="float" office:value="2" calcext:value-type="float">
            <text:p/>
          </table:table-cell>
          <table:table-cell office:value-type="string" calcext:value-type="string">
            <text:p>”251 presents HOLIDAY SOUND MARKET”</text:p>
          </table:table-cell>
          <table:table-cell table:style-name="Default" office:value-type="string" calcext:value-type="string">
            <text:p>BITRIBE/NO.8/IN BETWEEN PANELS/YOIYOI/他</text:p>
          </table:table-cell>
          <table:table-cell office:value-type="string" calcext:value-type="string">
            <text:p>OPEN18:00/START18:3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4</text:p>
          </table:table-cell>
          <table:table-cell table:style-name="ce42" table:formula="of:=IF([.C543]=[.C544];[.D543]+1;1)" office:value-type="float" office:value="1" calcext:value-type="float">
            <text:p/>
          </table:table-cell>
          <table:table-cell office:value-type="string" calcext:value-type="string">
            <text:p>”ひねくれポップと須田ROCK!!”</text:p>
          </table:table-cell>
          <table:table-cell table:style-name="Default" office:value-type="string" calcext:value-type="string">
            <text:p>岡本晃弦/須田磨</text:p>
          </table:table-cell>
          <table:table-cell office:value-type="string" calcext:value-type="string">
            <text:p>OPEN19:00/START19: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5</text:p>
          </table:table-cell>
          <table:table-cell table:style-name="ce42" table:formula="of:=IF([.C544]=[.C545];[.D544]+1;1)" office:value-type="float" office:value="1" calcext:value-type="float">
            <text:p/>
          </table:table-cell>
          <table:table-cell office:value-type="string" calcext:value-type="string">
            <text:p>”251presents「this charming!!」”</text:p>
          </table:table-cell>
          <table:table-cell table:style-name="Default"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6</text:p>
          </table:table-cell>
          <table:table-cell table:style-name="ce42" table:formula="of:=IF([.C545]=[.C546];[.D545]+1;1)" office:value-type="float" office:value="1" calcext:value-type="float">
            <text:p/>
          </table:table-cell>
          <table:table-cell office:value-type="string" calcext:value-type="string">
            <text:p>”251 presents GLIDER NO.73”</text:p>
          </table:table-cell>
          <table:table-cell table:style-name="Default"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7</text:p>
          </table:table-cell>
          <table:table-cell table:style-name="ce42" table:formula="of:=IF([.C546]=[.C547];[.D546]+1;1)" office:value-type="float" office:value="1" calcext:value-type="float">
            <text:p/>
          </table:table-cell>
          <table:table-cell office:value-type="string" calcext:value-type="string">
            <text:p>”電球はとけないvol.2〜岩瀬が生まれた日〜”</text:p>
          </table:table-cell>
          <table:table-cell table:style-name="Default"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8</text:p>
          </table:table-cell>
          <table:table-cell table:style-name="ce42" table:formula="of:=IF([.C547]=[.C548];[.D547]+1;1)" office:value-type="float" office:value="1" calcext:value-type="float">
            <text:p/>
          </table:table-cell>
          <table:table-cell office:value-type="string" calcext:value-type="string">
            <text:p>”magumi presentsスプリング・サンバ Vol.2「BOOMAGUMI」”</text:p>
          </table:table-cell>
          <table:table-cell table:style-name="Default"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19</text:p>
          </table:table-cell>
          <table:table-cell table:style-name="ce42" table:formula="of:=IF([.C548]=[.C549];[.D548]+1;1)" office:value-type="float" office:value="1" calcext:value-type="float">
            <text:p/>
          </table:table-cell>
          <table:table-cell office:value-type="string" calcext:value-type="string">
            <text:p>”airbag presents〜「Tokyo syndrome night vol.2」”</text:p>
          </table:table-cell>
          <table:table-cell table:style-name="Default"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0</text:p>
          </table:table-cell>
          <table:table-cell table:style-name="ce42" table:formula="of:=IF([.C549]=[.C550];[.D549]+1;1)" office:value-type="float" office:value="1" calcext:value-type="float">
            <text:p/>
          </table:table-cell>
          <table:table-cell office:value-type="string" calcext:value-type="string">
            <text:p>”jimmyhat × CLUB251 presents“東京クロスロード””</text:p>
          </table:table-cell>
          <table:table-cell table:style-name="Default"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1</text:p>
          </table:table-cell>
          <table:table-cell table:style-name="ce42" table:formula="of:=IF([.C550]=[.C551];[.D550]+1;1)" office:value-type="float" office:value="1" calcext:value-type="float">
            <text:p/>
          </table:table-cell>
          <table:table-cell office:value-type="string" calcext:value-type="string">
            <text:p>”ENTRY!!”</text:p>
          </table:table-cell>
          <table:table-cell table:style-name="Default"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2</text:p>
          </table:table-cell>
          <table:table-cell table:style-name="ce42" table:formula="of:=IF([.C551]=[.C552];[.D551]+1;1)" office:value-type="float" office:value="1" calcext:value-type="float">
            <text:p/>
          </table:table-cell>
          <table:table-cell office:value-type="string" calcext:value-type="string">
            <text:p>”Lukewarm Presents「impress Vol.4」”</text:p>
          </table:table-cell>
          <table:table-cell table:style-name="Default"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3</text:p>
          </table:table-cell>
          <table:table-cell table:style-name="ce42" table:formula="of:=IF([.C552]=[.C553];[.D552]+1;1)" office:value-type="float" office:value="1" calcext:value-type="float">
            <text:p/>
          </table:table-cell>
          <table:table-cell office:value-type="string" calcext:value-type="string">
            <text:p>”ソニックアタックブラスター × My December動機なき 2MAN SHOW!!!”</text:p>
          </table:table-cell>
          <table:table-cell table:style-name="Default"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4</text:p>
          </table:table-cell>
          <table:table-cell table:style-name="ce42" table:formula="of:=IF([.C553]=[.C554];[.D553]+1;1)" office:value-type="float" office:value="1" calcext:value-type="float">
            <text:p/>
          </table:table-cell>
          <table:table-cell office:value-type="string" calcext:value-type="string">
            <text:p>”251Presents girls from nanairo-life”</text:p>
          </table:table-cell>
          <table:table-cell table:style-name="Default"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5</text:p>
          </table:table-cell>
          <table:table-cell table:style-name="ce42" table:formula="of:=IF([.C554]=[.C555];[.D554]+1;1)" office:value-type="float" office:value="1" calcext:value-type="float">
            <text:p/>
          </table:table-cell>
          <table:table-cell office:value-type="string" calcext:value-type="string">
            <text:p>”S.C.S Release Tour Final Oneman”</text:p>
          </table:table-cell>
          <table:table-cell table:style-name="Default" office:value-type="string" calcext:value-type="string">
            <text:p>Leonhaldt/OA:レイバンザムライ</text:p>
          </table:table-cell>
          <table:table-cell office:value-type="string" calcext:value-type="string">
            <text:p>OPEN19:30/START20:00　br2nadv¥2,500/door¥3,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6</text:p>
          </table:table-cell>
          <table:table-cell table:style-name="ce42" table:formula="of:=IF([.C555]=[.C556];[.D555]+1;1)" office:value-type="float" office:value="1" calcext:value-type="float">
            <text:p/>
          </table:table-cell>
          <table:table-cell office:value-type="string" calcext:value-type="string">
            <text:p>”Proxyon presents ワンマン公演 -孤独論 第一講-”</text:p>
          </table:table-cell>
          <table:table-cell table:style-name="Default" office:value-type="string" calcext:value-type="string">
            <text:p>Proxyon</text:p>
          </table:table-cell>
          <table:table-cell office:value-type="string" calcext:value-type="string">
            <text:p>OPEN18:30/START19:00　br2nadv¥2,500/door¥2,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7</text:p>
          </table:table-cell>
          <table:table-cell table:style-name="ce42" table:formula="of:=IF([.C556]=[.C557];[.D556]+1;1)" office:value-type="float" office:value="1" calcext:value-type="float">
            <text:p/>
          </table:table-cell>
          <table:table-cell office:value-type="string" calcext:value-type="string">
            <text:p>”251 presents AND POINTED vol.89”</text:p>
          </table:table-cell>
          <table:table-cell table:style-name="Default" office:value-type="string" calcext:value-type="string">
            <text:p>HIGH FLUX/Hi-5/tegakiLIFE/他</text:p>
          </table:table-cell>
          <table:table-cell office:value-type="string" calcext:value-type="string">
            <text:p>OPEN18:30/START19:00　br2nadv¥2,300/door¥2,5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8</text:p>
          </table:table-cell>
          <table:table-cell table:style-name="ce42" table:formula="of:=IF([.C557]=[.C558];[.D557]+1;1)" office:value-type="float" office:value="1" calcext:value-type="float">
            <text:p/>
          </table:table-cell>
          <table:table-cell office:value-type="string" calcext:value-type="string">
            <text:p>”251presents「this charming!!」”</text:p>
          </table:table-cell>
          <table:table-cell table:style-name="Default"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9</text:p>
          </table:table-cell>
          <table:table-cell table:style-name="ce42" table:formula="of:=IF([.C558]=[.C559];[.D558]+1;1)" office:value-type="float" office:value="1" calcext:value-type="float">
            <text:p/>
          </table:table-cell>
          <table:table-cell office:value-type="string" calcext:value-type="string">
            <text:p>【daytime】”Lunch Time Rockers”</text:p>
          </table:table-cell>
          <table:table-cell table:style-name="Default"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7"/>
        </table:table-row>
        <table:table-row table:style-name="ro8">
          <table:table-cell/>
          <table:table-cell office:value-type="float" office:value="11" calcext:value-type="float">
            <text:p>11</text:p>
          </table:table-cell>
          <table:table-cell table:style-name="ce38" office:value-type="string" calcext:value-type="string">
            <text:p>0429</text:p>
          </table:table-cell>
          <table:table-cell table:style-name="ce42" table:formula="of:=IF([.C559]=[.C560];[.D559]+1;1)" office:value-type="float" office:value="2" calcext:value-type="float">
            <text:p/>
          </table:table-cell>
          <table:table-cell office:value-type="string" calcext:value-type="string">
            <text:p>”Rockland VS880-KS vol.20”</text:p>
          </table:table-cell>
          <table:table-cell table:style-name="Default" office:value-type="string" calcext:value-type="string">
            <text:p>杉本恭一/水戸華之介&amp;3-10Chain</text:p>
          </table:table-cell>
          <table:table-cell office:value-type="string" calcext:value-type="string">
            <text:p>OPEN18:30/START19:00　br2nadv¥3,500/door¥4,000(+D)</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1</text:p>
          </table:table-cell>
          <table:table-cell table:style-name="ce42" table:formula="of:=IF([.C560]=[.C561];[.D560]+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2</text:p>
          </table:table-cell>
          <table:table-cell table:style-name="ce42" table:formula="of:=IF([.C561]=[.C562];[.D561]+1;1)" office:value-type="float" office:value="1" calcext:value-type="float">
            <text:p/>
          </table:table-cell>
          <table:table-cell office:value-type="string" calcext:value-type="string">
            <text:p>BOOKING</text:p>
          </table:table-cell>
          <table:table-cell table:style-name="Default"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3</text:p>
          </table:table-cell>
          <table:table-cell table:style-name="ce42" table:formula="of:=IF([.C562]=[.C563];[.D562]+1;1)" office:value-type="float" office:value="1" calcext:value-type="float">
            <text:p/>
          </table:table-cell>
          <table:table-cell office:value-type="string" calcext:value-type="string">
            <text:p>『BOOKMARK’s × NO GUARD vol,1』</text:p>
          </table:table-cell>
          <table:table-cell table:style-name="Default" office:value-type="string" calcext:value-type="string">
            <text:p>BALLOON88 / ナツノムジナ / HELLO AND ROLL / and more… </text:p>
          </table:table-cell>
          <table:table-cell office:value-type="string" calcext:value-type="string">
            <text:p>OPEN / START : 18:30 / 19:00 br2nTICKET ( ADV / DOOR ) : ¥1,000 (+2ドリンク)</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3</text:p>
          </table:table-cell>
          <table:table-cell table:style-name="ce42" table:formula="of:=IF([.C563]=[.C564];[.D563]+1;1)" office:value-type="float" office:value="2" calcext:value-type="float">
            <text:p/>
          </table:table-cell>
          <table:table-cell office:value-type="string" calcext:value-type="string">
            <text:p>ERA presents「ERAのうえ 弾語りライブ!!!」</text:p>
          </table:table-cell>
          <table:table-cell table:style-name="Default"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4</text:p>
          </table:table-cell>
          <table:table-cell table:style-name="ce42" table:formula="of:=IF([.C564]=[.C565];[.D564]+1;1)" office:value-type="float" office:value="1" calcext:value-type="float">
            <text:p/>
          </table:table-cell>
          <table:table-cell office:value-type="string" calcext:value-type="string">
            <text:p>THE ROAMERS presents『RakugoDochu vol.2』</text:p>
          </table:table-cell>
          <table:table-cell table:style-name="Default"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5</text:p>
          </table:table-cell>
          <table:table-cell table:style-name="ce42" table:formula="of:=IF([.C565]=[.C566];[.D565]+1;1)" office:value-type="float" office:value="1" calcext:value-type="float">
            <text:p/>
          </table:table-cell>
          <table:table-cell office:value-type="string" calcext:value-type="string">
            <text:p>Brutal Peter Gun 1st ミニアルバム発売企画「最悪なシナリオ」</text:p>
          </table:table-cell>
          <table:table-cell table:style-name="Default"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6</text:p>
          </table:table-cell>
          <table:table-cell table:style-name="ce42" table:formula="of:=IF([.C566]=[.C567];[.D566]+1;1)" office:value-type="float" office:value="1" calcext:value-type="float">
            <text:p/>
          </table:table-cell>
          <table:table-cell office:value-type="string" calcext:value-type="string">
            <text:p>軍艦オクトパス presents.「オノマトペ、オモテナシ、オクトパス。」</text:p>
          </table:table-cell>
          <table:table-cell table:style-name="Default"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7</text:p>
          </table:table-cell>
          <table:table-cell table:style-name="ce42" table:formula="of:=IF([.C567]=[.C568];[.D567]+1;1)" office:value-type="float" office:value="1" calcext:value-type="float">
            <text:p/>
          </table:table-cell>
          <table:table-cell office:value-type="string" calcext:value-type="string">
            <text:p>ERA presents「ERAのうえ 弾き語りライブ!!!」</text:p>
          </table:table-cell>
          <table:table-cell table:style-name="Default"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8</text:p>
          </table:table-cell>
          <table:table-cell table:style-name="ce42" table:formula="of:=IF([.C568]=[.C569];[.D568]+1;1)" office:value-type="float" office:value="1" calcext:value-type="float">
            <text:p/>
          </table:table-cell>
          <table:table-cell office:value-type="string" calcext:value-type="string">
            <text:p>ERA presents 「Creating Images」</text:p>
          </table:table-cell>
          <table:table-cell table:style-name="Default" office:value-type="string" calcext:value-type="string">
            <text:p>ぼんじり / HELLO GLASGOW / fourest / 川崎レオン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09</text:p>
          </table:table-cell>
          <table:table-cell table:style-name="ce42" table:formula="of:=IF([.C569]=[.C570];[.D569]+1;1)" office:value-type="float" office:value="1" calcext:value-type="float">
            <text:p/>
          </table:table-cell>
          <table:table-cell office:value-type="string" calcext:value-type="string">
            <text:p>藤村JAPAN presents「日本誕生」</text:p>
          </table:table-cell>
          <table:table-cell table:style-name="Default" office:value-type="string" calcext:value-type="string">
            <text:p>藤村JAPAN / JOHNNYPARK / Banana boys / Thomasons / アザラシ / EVIOUS / 車田飯店 / and more…</text:p>
          </table:table-cell>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0</text:p>
          </table:table-cell>
          <table:table-cell table:style-name="ce42" table:formula="of:=IF([.C570]=[.C571];[.D570]+1;1)" office:value-type="float" office:value="1" calcext:value-type="float">
            <text:p/>
          </table:table-cell>
          <table:table-cell office:value-type="string" calcext:value-type="string">
            <text:p>S.M.N. presents 「CHANGE CHANGE CHANGE!! vol.32」</text:p>
          </table:table-cell>
          <table:table-cell table:style-name="Default"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1</text:p>
          </table:table-cell>
          <table:table-cell table:style-name="ce42" table:formula="of:=IF([.C571]=[.C572];[.D571]+1;1)" office:value-type="float" office:value="1" calcext:value-type="float">
            <text:p/>
          </table:table-cell>
          <table:table-cell office:value-type="string" calcext:value-type="string">
            <text:p>ERA presents「BAA BAA BLACKSHEEPS “リハビリテイションReleaseTour”」</text:p>
          </table:table-cell>
          <table:table-cell table:style-name="Default"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1</text:p>
          </table:table-cell>
          <table:table-cell table:style-name="ce42" table:formula="of:=IF([.C572]=[.C573];[.D572]+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山下 ゆうき (わがままカレッジ)/ 藤村JAPAN (Gendai Asymmetry)/ 高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2</text:p>
          </table:table-cell>
          <table:table-cell table:style-name="ce42" table:formula="of:=IF([.C573]=[.C574];[.D573]+1;1)" office:value-type="float" office:value="1" calcext:value-type="float">
            <text:p/>
          </table:table-cell>
          <table:table-cell office:value-type="string" calcext:value-type="string">
            <text:p>ノッツバンド presents「ノッツノッツこんにちは！Vol.3～ピザ食ってる場合じゃねえ！～」</text:p>
          </table:table-cell>
          <table:table-cell table:style-name="Default"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3</text:p>
          </table:table-cell>
          <table:table-cell table:style-name="ce42" table:formula="of:=IF([.C574]=[.C575];[.D574]+1;1)" office:value-type="float" office:value="1" calcext:value-type="float">
            <text:p/>
          </table:table-cell>
          <table:table-cell office:value-type="string" calcext:value-type="string">
            <text:p>ゆたちん × takashiishiwata presents「NEW ORDER!! vol.01」</text:p>
          </table:table-cell>
          <table:table-cell table:style-name="Default"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14</text:p>
          </table:table-cell>
          <table:table-cell table:style-name="ce42" table:formula="of:=IF([.C575]=[.C576];[.D575]+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6</text:p>
          </table:table-cell>
          <table:table-cell table:style-name="ce42" table:formula="of:=IF([.C576]=[.C577];[.D576]+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modi / A Thousand Paperclips / The Fess / A Message from the Outsiders to Wednesday’s Party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7</text:p>
          </table:table-cell>
          <table:table-cell table:style-name="ce42" table:formula="of:=IF([.C577]=[.C578];[.D577]+1;1)" office:value-type="float" office:value="1" calcext:value-type="float">
            <text:p/>
          </table:table-cell>
          <table:table-cell office:value-type="string" calcext:value-type="string">
            <text:p>ERA presents「In The City」</text:p>
          </table:table-cell>
          <table:table-cell table:style-name="Default"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8</text:p>
          </table:table-cell>
          <table:table-cell table:style-name="ce42" table:formula="of:=IF([.C578]=[.C579];[.D578]+1;1)" office:value-type="float" office:value="1" calcext:value-type="float">
            <text:p/>
          </table:table-cell>
          <table:table-cell office:value-type="string" calcext:value-type="string">
            <text:p>雑魚猫タワー presents「杳として知れない」</text:p>
          </table:table-cell>
          <table:table-cell table:style-name="Default" office:value-type="string" calcext:value-type="string">
            <text:p>雑魚猫タワー / cinescope / 逃亡くそタわけ / and more…</text:p>
          </table:table-cell>
          <table:table-cell office:value-type="string" calcext:value-type="string">
            <text:p>OPEN / START : br2nTICKET ( ADV / DOOR ) : ¥2000 / ¥25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19</text:p>
          </table:table-cell>
          <table:table-cell table:style-name="ce42" table:formula="of:=IF([.C579]=[.C580];[.D579]+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19</text:p>
          </table:table-cell>
          <table:table-cell table:style-name="ce42" table:formula="of:=IF([.C580]=[.C581];[.D580]+1;1)" office:value-type="float" office:value="2" calcext:value-type="float">
            <text:p/>
          </table:table-cell>
          <table:table-cell office:value-type="string" calcext:value-type="string">
            <text:p>JUDGEMENT27 presents【RAGGAMUFFIN’DUB】~ ANNIVERSARY CELEBRATION DANCE ~</text:p>
          </table:table-cell>
          <table:table-cell table:style-name="Default"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0</text:p>
          </table:table-cell>
          <table:table-cell table:style-name="ce42" table:formula="of:=IF([.C581]=[.C582];[.D581]+1;1)" office:value-type="float" office:value="1" calcext:value-type="float">
            <text:p/>
          </table:table-cell>
          <table:table-cell office:value-type="string" calcext:value-type="string">
            <text:p>COATREAL presents 『唄人 vol.7』 New single “世界は落っこちた” release party!!</text:p>
          </table:table-cell>
          <table:table-cell table:style-name="Default"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1</text:p>
          </table:table-cell>
          <table:table-cell table:style-name="ce42" table:formula="of:=IF([.C582]=[.C583];[.D582]+1;1)" office:value-type="float" office:value="1" calcext:value-type="float">
            <text:p/>
          </table:table-cell>
          <table:table-cell office:value-type="string" calcext:value-type="string">
            <text:p>EVENT</text:p>
          </table:table-cell>
          <table:table-cell table:style-name="Default" office:value-type="string" calcext:value-type="string">
            <text:p>Early Whereabouts / TIME FREEZE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1</text:p>
          </table:table-cell>
          <table:table-cell table:style-name="ce42" table:formula="of:=IF([.C583]=[.C584];[.D583]+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2</text:p>
          </table:table-cell>
          <table:table-cell table:style-name="ce42" table:formula="of:=IF([.C584]=[.C585];[.D584]+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ゆうせいから / the Owen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3</text:p>
          </table:table-cell>
          <table:table-cell table:style-name="ce42" table:formula="of:=IF([.C585]=[.C586];[.D585]+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102号室。/ モノクロウム / Backyard / ARUKANATA / and more…</text:p>
          </table:table-cell>
          <table:table-cell office:value-type="string" calcext:value-type="string">
            <text:p>OPEN / START : br2nTICKET ( ADV / DOOR ) : ¥2,000 / ¥2,300</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4</text:p>
          </table:table-cell>
          <table:table-cell table:style-name="ce42" table:formula="of:=IF([.C586]=[.C587];[.D586]+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花園distance / THE Ruee / Dead Niqolson / ドラマ待チ / and more…</text:p>
          </table:table-cell>
          <table:table-cell office:value-type="string" calcext:value-type="string">
            <text:p>OPEN / START :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5</text:p>
          </table:table-cell>
          <table:table-cell table:style-name="ce42" table:formula="of:=IF([.C587]=[.C588];[.D587]+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6</text:p>
          </table:table-cell>
          <table:table-cell table:style-name="ce42" table:formula="of:=IF([.C588]=[.C589];[.D588]+1;1)" office:value-type="float" office:value="1" calcext:value-type="float">
            <text:p/>
          </table:table-cell>
          <table:table-cell office:value-type="string" calcext:value-type="string">
            <text:p>「3 Sound Systems Inna One Area!!」</text:p>
          </table:table-cell>
          <table:table-cell table:style-name="Default"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7</text:p>
          </table:table-cell>
          <table:table-cell table:style-name="ce42" table:formula="of:=IF([.C589]=[.C590];[.D589]+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28</text:p>
          </table:table-cell>
          <table:table-cell table:style-name="ce42" table:formula="of:=IF([.C590]=[.C591];[.D590]+1;1)" office:value-type="float" office:value="1" calcext:value-type="float">
            <text:p/>
          </table:table-cell>
          <table:table-cell office:value-type="string" calcext:value-type="string">
            <text:p>BOOKING</text:p>
          </table:table-cell>
          <table:table-cell table:style-name="Default"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9</text:p>
          </table:table-cell>
          <table:table-cell table:style-name="ce42" table:formula="of:=IF([.C591]=[.C592];[.D591]+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8">
          <table:table-cell/>
          <table:table-cell office:value-type="float" office:value="12" calcext:value-type="float">
            <text:p>12</text:p>
          </table:table-cell>
          <table:table-cell table:style-name="ce38" office:value-type="string" calcext:value-type="string">
            <text:p>0430</text:p>
          </table:table-cell>
          <table:table-cell table:style-name="ce42" table:formula="of:=IF([.C592]=[.C593];[.D592]+1;1)" office:value-type="float" office:value="1" calcext:value-type="float">
            <text:p/>
          </table:table-cell>
          <table:table-cell office:value-type="string" calcext:value-type="string">
            <text:p>【BOOKMARK’s×Remodel vol,1】</text:p>
          </table:table-cell>
          <table:table-cell table:style-name="Default"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3</text:p>
          </table:table-cell>
          <table:table-cell table:style-name="ce42" table:formula="of:=IF([.C593]=[.C594];[.D593]+1;1)" office:value-type="float" office:value="1" calcext:value-type="float">
            <text:p/>
          </table:table-cell>
          <table:table-cell office:value-type="string" calcext:value-type="string">
            <text:p>mckj BIG PARTY vol.1 br2n35th BIRTHDAY</text:p>
          </table:table-cell>
          <table:table-cell table:style-name="Default" office:value-type="string" calcext:value-type="string">
            <text:p>■後日発表！！！</text:p>
          </table:table-cell>
          <table:table-cell office:value-type="string" calcext:value-type="string">
            <text:p>OPEN/START18:00/19:00br2nADV/DOOR¥3,000/¥3,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5</text:p>
          </table:table-cell>
          <table:table-cell table:style-name="ce42" table:formula="of:=IF([.C594]=[.C595];[.D594]+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6:30/17: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6</text:p>
          </table:table-cell>
          <table:table-cell table:style-name="ce42" table:formula="of:=IF([.C595]=[.C596];[.D595]+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5:30/16: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7</text:p>
          </table:table-cell>
          <table:table-cell table:style-name="ce42" table:formula="of:=IF([.C596]=[.C597];[.D596]+1;1)" office:value-type="float" office:value="1" calcext:value-type="float">
            <text:p/>
          </table:table-cell>
          <table:table-cell office:value-type="string" calcext:value-type="string">
            <text:p>Glam Full House Carnival</text:p>
          </table:table-cell>
          <table:table-cell table:style-name="Default" office:value-type="string" calcext:value-type="string">
            <text:p>■Rama Amoebabr2n■ROLLY &amp; GLIMROCKERS</text:p>
          </table:table-cell>
          <table:table-cell office:value-type="string" calcext:value-type="string">
            <text:p>OPEN/START18:00/19:00br2nADV/DOOR¥4,000/¥4,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09</text:p>
          </table:table-cell>
          <table:table-cell table:style-name="ce42" table:formula="of:=IF([.C597]=[.C598];[.D597]+1;1)" office:value-type="float" office:value="1" calcext:value-type="float">
            <text:p/>
          </table:table-cell>
          <table:table-cell office:value-type="string" calcext:value-type="string">
            <text:p>GIRLS!GIRLS!!GIRLS!!!Vol4</text:p>
          </table:table-cell>
          <table:table-cell table:style-name="Default"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0</text:p>
          </table:table-cell>
          <table:table-cell table:style-name="ce42" table:formula="of:=IF([.C598]=[.C599];[.D598]+1;1)" office:value-type="float" office:value="1" calcext:value-type="float">
            <text:p/>
          </table:table-cell>
          <table:table-cell office:value-type="string" calcext:value-type="string">
            <text:p>Beat Happening！SPRING HAPPENING HAS COME…！</text:p>
          </table:table-cell>
          <table:table-cell table:style-name="Default" office:value-type="string" calcext:value-type="string">
            <text:p>■タグチハナbr2n■カネコアヤノbr2n■金田康平（THEラブ人間）br2n■タカハシヒョウリ（オワリカラ）br2n■the peggies（NEW!!）br2n…and more!!!</text:p>
          </table:table-cell>
          <table:table-cell office:value-type="string" calcext:value-type="string">
            <text:p>OPEN/START18:00/18:30br2nADV/DOOR¥2,500/¥2,8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1</text:p>
          </table:table-cell>
          <table:table-cell table:style-name="ce42" table:formula="of:=IF([.C599]=[.C600];[.D599]+1;1)" office:value-type="float" office:value="1" calcext:value-type="float">
            <text:p/>
          </table:table-cell>
          <table:table-cell office:value-type="string" calcext:value-type="string">
            <text:p>GOT THE FEELIN' Vol.4</text:p>
          </table:table-cell>
          <table:table-cell table:style-name="Default"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2</text:p>
          </table:table-cell>
          <table:table-cell table:style-name="ce42" table:formula="of:=IF([.C600]=[.C601];[.D600]+1;1)" office:value-type="float" office:value="1" calcext:value-type="float">
            <text:p/>
          </table:table-cell>
          <table:table-cell office:value-type="string" calcext:value-type="string">
            <text:p>Astro Tour 2014"The ONE"</text:p>
          </table:table-cell>
          <table:table-cell table:style-name="Default" office:value-type="string" calcext:value-type="string">
            <text:p>■The BONEZ</text:p>
          </table:table-cell>
          <table:table-cell office:value-type="string" calcext:value-type="string">
            <text:p>OPEN/START17:00/18: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3</text:p>
          </table:table-cell>
          <table:table-cell table:style-name="ce42" table:formula="of:=IF([.C601]=[.C602];[.D601]+1;1)" office:value-type="float" office:value="1" calcext:value-type="float">
            <text:p/>
          </table:table-cell>
          <table:table-cell office:value-type="string" calcext:value-type="string">
            <text:p>英国音楽/VINYL JAPAN very proudly presents br2n【TELEVISION】SPRING TOUR 2014</text:p>
          </table:table-cell>
          <table:table-cell table:style-name="Default"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6</text:p>
          </table:table-cell>
          <table:table-cell table:style-name="ce42" table:formula="of:=IF([.C602]=[.C603];[.D602]+1;1)" office:value-type="float" office:value="1" calcext:value-type="float">
            <text:p/>
          </table:table-cell>
          <table:table-cell office:value-type="string" calcext:value-type="string">
            <text:p>GROOVISION vol.2 br2n「City Girls Fan Club」</text:p>
          </table:table-cell>
          <table:table-cell table:style-name="Default" office:value-type="string" calcext:value-type="string">
            <text:p>■charisma.com br2n■lyrical school br2n■ふぇのたすbr2n■印象派　br2n…and more!!!br2n■【STORE】Aquvii TOKYO</text:p>
          </table:table-cell>
          <table:table-cell office:value-type="string" calcext:value-type="string">
            <text:p>OPEN/START18:00/18:30br2nADV/DOOR¥3,000/¥3,500 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8</text:p>
          </table:table-cell>
          <table:table-cell table:style-name="ce42" table:formula="of:=IF([.C603]=[.C604];[.D603]+1;1)" office:value-type="float" office:value="1" calcext:value-type="float">
            <text:p/>
          </table:table-cell>
          <table:table-cell office:value-type="string" calcext:value-type="string">
            <text:p>Sound"s"Garden</text:p>
          </table:table-cell>
          <table:table-cell table:style-name="Default"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19</text:p>
          </table:table-cell>
          <table:table-cell table:style-name="ce42" table:formula="of:=IF([.C604]=[.C605];[.D604]+1;1)" office:value-type="float" office:value="1" calcext:value-type="float">
            <text:p/>
          </table:table-cell>
          <table:table-cell office:value-type="string" calcext:value-type="string">
            <text:p>Alice Nine TOUR 2014「Supernova Symphonia」 br2nGIRLS ONLY LIVE</text:p>
          </table:table-cell>
          <table:table-cell table:style-name="Default" office:value-type="string" calcext:value-type="string">
            <text:p>■Alice Nine</text:p>
          </table:table-cell>
          <table:table-cell office:value-type="string" calcext:value-type="string">
            <text:p>OPEN/START17:00/17:3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20</text:p>
          </table:table-cell>
          <table:table-cell table:style-name="ce42" table:formula="of:=IF([.C605]=[.C606];[.D605]+1;1)" office:value-type="float" office:value="1" calcext:value-type="float">
            <text:p/>
          </table:table-cell>
          <table:table-cell office:value-type="string" calcext:value-type="string">
            <text:p>Alice Nine TOUR 2014「Supernova Symphonia」 br2nBOYS ONLY LIVE</text:p>
          </table:table-cell>
          <table:table-cell table:style-name="Default" office:value-type="string" calcext:value-type="string">
            <text:p>■Alice Nine</text:p>
          </table:table-cell>
          <table:table-cell office:value-type="string" calcext:value-type="string">
            <text:p>OPEN/START16:30/17: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25</text:p>
          </table:table-cell>
          <table:table-cell table:style-name="ce42" table:formula="of:=IF([.C606]=[.C607];[.D606]+1;1)" office:value-type="float" office:value="1" calcext:value-type="float">
            <text:p/>
          </table:table-cell>
          <table:table-cell office:value-type="string" calcext:value-type="string">
            <text:p>『バンドマンは愛を叫ぶ』レコ発ツアー</text:p>
          </table:table-cell>
          <table:table-cell table:style-name="Default"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27</text:p>
          </table:table-cell>
          <table:table-cell table:style-name="ce42" table:formula="of:=IF([.C607]=[.C608];[.D607]+1;1)" office:value-type="float" office:value="1" calcext:value-type="float">
            <text:p/>
          </table:table-cell>
          <table:table-cell office:value-type="string" calcext:value-type="string">
            <text:p>【2部】 br2n「G.Z.S.K.K」リリース記念 BLACK OPS PARTY＠下北沢GARDEN</text:p>
          </table:table-cell>
          <table:table-cell table:style-name="Default" office:value-type="string" calcext:value-type="string">
            <text:p>■DaizyStripper</text:p>
          </table:table-cell>
          <table:table-cell office:value-type="string" calcext:value-type="string">
            <text:p>OPEN/START18:00/18:30br2nADV/DOORbr2nドリンク別</text:p>
          </table:table-cell>
          <table:table-cell table:number-columns-repeated="1017"/>
        </table:table-row>
        <table:table-row table:style-name="ro8">
          <table:table-cell/>
          <table:table-cell office:value-type="float" office:value="13" calcext:value-type="float">
            <text:p>13</text:p>
          </table:table-cell>
          <table:table-cell table:style-name="ce38" office:value-type="string" calcext:value-type="string">
            <text:p>0427</text:p>
          </table:table-cell>
          <table:table-cell table:style-name="ce42" table:formula="of:=IF([.C608]=[.C609];[.D608]+1;1)" office:value-type="float" office:value="2" calcext:value-type="float">
            <text:p/>
          </table:table-cell>
          <table:table-cell office:value-type="string" calcext:value-type="string">
            <text:p>【1部】 br2n「G.Z.S.K.K」リリース記念@下北沢GARDENスペシャルイベント</text:p>
          </table:table-cell>
          <table:table-cell table:style-name="Default" office:value-type="string" calcext:value-type="string">
            <text:p>■DaizyStripper</text:p>
          </table:table-cell>
          <table:table-cell office:value-type="string" calcext:value-type="string">
            <text:p>OPEN/START13:30/14:00</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2</text:p>
          </table:table-cell>
          <table:table-cell table:style-name="ce42" table:formula="of:=IF([.C609]=[.C610];[.D609]+1;1)" office:value-type="float" office:value="1" calcext:value-type="float">
            <text:p/>
          </table:table-cell>
          <table:table-cell office:value-type="string" calcext:value-type="string">
            <text:p>カスタマイZbr2n「今宵、君を巡って争奪戦！～だから俺らについて恋～」</text:p>
          </table:table-cell>
          <table:table-cell table:style-name="Default" office:value-type="string" calcext:value-type="string">
            <text:p>カスタマイZ</text:p>
          </table:table-cell>
          <table:table-cell office:value-type="string" calcext:value-type="string">
            <text:p>OPEN 16:30 / START 17:00</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3</text:p>
          </table:table-cell>
          <table:table-cell table:style-name="ce42" table:formula="of:=IF([.C610]=[.C611];[.D610]+1;1)" office:value-type="float" office:value="1" calcext:value-type="float">
            <text:p/>
          </table:table-cell>
          <table:table-cell office:value-type="string" calcext:value-type="string">
            <text:p>Les Trucs Japan Tour 〜They came to destroy R&amp;R〜</text:p>
          </table:table-cell>
          <table:table-cell table:style-name="Default"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4</text:p>
          </table:table-cell>
          <table:table-cell table:style-name="ce42" table:formula="of:=IF([.C611]=[.C612];[.D611]+1;1)" office:value-type="float" office:value="1" calcext:value-type="float">
            <text:p/>
          </table:table-cell>
          <table:table-cell office:value-type="string" calcext:value-type="string">
            <text:p>SISTERJET ”our world”</text:p>
          </table:table-cell>
          <table:table-cell table:style-name="Default" office:value-type="string" calcext:value-type="string">
            <text:p>SISTERJET / go!go! vanillas / HAPPY</text:p>
          </table:table-cell>
          <table:table-cell office:value-type="string" calcext:value-type="string">
            <text:p>OPEN 18:15 / START 19:00br2nADV ￥3000 (+1drink) / DOOR ￥3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5</text:p>
          </table:table-cell>
          <table:table-cell table:style-name="ce42" table:formula="of:=IF([.C612]=[.C613];[.D612]+1;1)" office:value-type="float" office:value="1" calcext:value-type="float">
            <text:p/>
          </table:table-cell>
          <table:table-cell office:value-type="string" calcext:value-type="string">
            <text:p>下山(GEZAN)br2n2nd FULL ALBUM 『凸-DECO-』 レコ発ツアー</text:p>
          </table:table-cell>
          <table:table-cell table:style-name="Default" office:value-type="string" calcext:value-type="string">
            <text:p>下山(GEZAN)</text:p>
          </table:table-cell>
          <table:table-cell office:value-type="string" calcext:value-type="string">
            <text:p>OPEN 18:30 / START 19:00br2nADV ￥24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6</text:p>
          </table:table-cell>
          <table:table-cell table:style-name="ce42" table:formula="of:=IF([.C613]=[.C614];[.D613]+1;1)" office:value-type="float" office:value="1" calcext:value-type="float">
            <text:p/>
          </table:table-cell>
          <table:table-cell office:value-type="string" calcext:value-type="string">
            <text:p>STEP UP RECORDS presentsbr2n”...OUT OF THIS WORLD TOUR 2014〜spring〜”</text:p>
          </table:table-cell>
          <table:table-cell table:style-name="Default"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7</text:p>
          </table:table-cell>
          <table:table-cell table:style-name="ce42" table:formula="of:=IF([.C614]=[.C615];[.D614]+1;1)" office:value-type="float" office:value="1" calcext:value-type="float">
            <text:p/>
          </table:table-cell>
          <table:table-cell office:value-type="string" calcext:value-type="string">
            <text:p>TONE FLAKES Vol.60br2nSHORTSTRAW JAPAN TOUR 2014</text:p>
          </table:table-cell>
          <table:table-cell table:style-name="Default" office:value-type="string" calcext:value-type="string">
            <text:p>SHORTSTRAW (from South Africa)br2nSawagibr2nQUATTRO</text:p>
          </table:table-cell>
          <table:table-cell office:value-type="string" calcext:value-type="string">
            <text:p>OPEN 18:30 / START 19:00br2nADV ￥3500 (+1drink) / DOOR 未定</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09</text:p>
          </table:table-cell>
          <table:table-cell table:style-name="ce42" table:formula="of:=IF([.C615]=[.C616];[.D615]+1;1)" office:value-type="float" office:value="1" calcext:value-type="float">
            <text:p/>
          </table:table-cell>
          <table:table-cell office:value-type="string" calcext:value-type="string">
            <text:p>爆裂写真家・高畠正人 presents UNDER GROUND</text:p>
          </table:table-cell>
          <table:table-cell table:style-name="Default"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0</text:p>
          </table:table-cell>
          <table:table-cell table:style-name="ce42" table:formula="of:=IF([.C616]=[.C617];[.D616]+1;1)" office:value-type="float" office:value="1" calcext:value-type="float">
            <text:p/>
          </table:table-cell>
          <table:table-cell office:value-type="string" calcext:value-type="string">
            <text:p>FEVER 5th ANNIVERSARYbr2n安頭 presents 「祭り祭。～MATURI FES～」</text:p>
          </table:table-cell>
          <table:table-cell table:style-name="Default" office:value-type="string" calcext:value-type="string">
            <text:p>安頭 / オトワラシ（大阪） / PENs+ / and more!!!</text:p>
          </table:table-cell>
          <table:table-cell office:value-type="string" calcext:value-type="string">
            <text:p>OPEN 18:00 / START 18:30br2nADV ￥1800 (+1drink) / DOOR ￥23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1</text:p>
          </table:table-cell>
          <table:table-cell table:style-name="ce42" table:formula="of:=IF([.C617]=[.C618];[.D617]+1;1)" office:value-type="float" office:value="1" calcext:value-type="float">
            <text:p/>
          </table:table-cell>
          <table:table-cell office:value-type="string" calcext:value-type="string">
            <text:p>－NIGHT TIME－ －MIDNIGHT TIME－ FREE THROW... ORESKABAND Best Album Release Tourbr2n”BEST VIBRATION”</text:p>
          </table:table-cell>
          <table:table-cell table:style-name="Default" office:value-type="string" calcext:value-type="string">
            <text:p>ORESKABAND</text:p>
          </table:table-cell>
          <table:table-cell office:value-type="string" calcext:value-type="string">
            <text:p>OPEN 19:00 / START 19:3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1</text:p>
          </table:table-cell>
          <table:table-cell table:style-name="ce42" table:formula="of:=IF([.C618]=[.C619];[.D618]+1;1)" office:value-type="float" office:value="2" calcext:value-type="float">
            <text:p/>
          </table:table-cell>
          <table:table-cell office:value-type="string" calcext:value-type="string">
            <text:p>FREE THROW Vol.82br2n～FREE THROW COMPILATION Vol.3 Releace Party～</text:p>
          </table:table-cell>
          <table:table-cell table:style-name="Default" office:value-type="string" calcext:value-type="string">
            <text:p>GUEST LIVE：ORLAND / LUVRAW &amp; BTB / and more!!!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2</text:p>
          </table:table-cell>
          <table:table-cell table:style-name="ce42" table:formula="of:=IF([.C619]=[.C620];[.D619]+1;1)" office:value-type="float" office:value="1" calcext:value-type="float">
            <text:p/>
          </table:table-cell>
          <table:table-cell office:value-type="string" calcext:value-type="string">
            <text:p>GO ALL THE WAY ~SPECIAL CARAVAN 2014~</text:p>
          </table:table-cell>
          <table:table-cell table:style-name="Default" office:value-type="string" calcext:value-type="string">
            <text:p>石田ショーキチ / 木村世治 (ZEPPET STORE)</text:p>
          </table:table-cell>
          <table:table-cell office:value-type="string" calcext:value-type="string">
            <text:p>OPEN 18:00 / START 19:00br2nADV ￥4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3</text:p>
          </table:table-cell>
          <table:table-cell table:style-name="ce42" table:formula="of:=IF([.C620]=[.C621];[.D620]+1;1)" office:value-type="float" office:value="1" calcext:value-type="float">
            <text:p/>
          </table:table-cell>
          <table:table-cell office:value-type="string" calcext:value-type="string">
            <text:p>FEVER MONTHLY LIVE</text:p>
          </table:table-cell>
          <table:table-cell table:style-name="Default" office:value-type="string" calcext:value-type="string">
            <text:p>HINTO ゲストバンド：セカイイチ</text:p>
          </table:table-cell>
          <table:table-cell office:value-type="string" calcext:value-type="string">
            <text:p>OPEN 17:00 / START 17:30br2nADV ￥3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4</text:p>
          </table:table-cell>
          <table:table-cell table:style-name="ce42" table:formula="of:=IF([.C621]=[.C622];[.D621]+1;1)" office:value-type="float" office:value="1" calcext:value-type="float">
            <text:p/>
          </table:table-cell>
          <table:table-cell office:value-type="string" calcext:value-type="string">
            <text:p>ホフディラン 春のベースまつり2014</text:p>
          </table:table-cell>
          <table:table-cell table:style-name="Default" office:value-type="string" calcext:value-type="string">
            <text:p>ホフディラン 【GUEST BASSIST】br2n大木温之（Theピーズ） / ジョンB（ウルフルズ） / ウエノコウジ（the HIATUS） / 福岡晃子（チャットモンチー） / and more!!!</text:p>
          </table:table-cell>
          <table:table-cell office:value-type="string" calcext:value-type="string">
            <text:p>OPEN 18:30 / START 19:30br2nADV ￥4000 (+1drink) / DOOR ￥4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5</text:p>
          </table:table-cell>
          <table:table-cell table:style-name="ce42" table:formula="of:=IF([.C622]=[.C623];[.D622]+1;1)" office:value-type="float" office:value="1" calcext:value-type="float">
            <text:p/>
          </table:table-cell>
          <table:table-cell office:value-type="string" calcext:value-type="string">
            <text:p>FEVER 5th ANNIVERSARY on tabuz six</text:p>
          </table:table-cell>
          <table:table-cell table:style-name="Default" office:value-type="string" calcext:value-type="string">
            <text:p>Boris / THE NOVEMBERS</text:p>
          </table:table-cell>
          <table:table-cell office:value-type="string" calcext:value-type="string">
            <text:p>OPEN 19:00 / START 19:30br2nADV ￥3000 (+1drink) / DOOR ￥3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7</text:p>
          </table:table-cell>
          <table:table-cell table:style-name="ce42" table:formula="of:=IF([.C623]=[.C624];[.D623]+1;1)" office:value-type="float" office:value="1" calcext:value-type="float">
            <text:p/>
          </table:table-cell>
          <table:table-cell office:value-type="string" calcext:value-type="string">
            <text:p>FEVER TOURS 2014(東北編) 前夜祭ワンマン</text:p>
          </table:table-cell>
          <table:table-cell table:style-name="Default" office:value-type="string" calcext:value-type="string">
            <text:p>KEYTALK （ワンマンライブ）</text:p>
          </table:table-cell>
          <table:table-cell office:value-type="string" calcext:value-type="string">
            <text:p>OPEN 18:30 / START 19:00br2nADV ￥2800 (+1drink) / DOOR ￥33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19</text:p>
          </table:table-cell>
          <table:table-cell table:style-name="ce42" table:formula="of:=IF([.C624]=[.C625];[.D624]+1;1)" office:value-type="float" office:value="1" calcext:value-type="float">
            <text:p/>
          </table:table-cell>
          <table:table-cell office:value-type="string" calcext:value-type="string">
            <text:p>DOES～春のライブ～「Spring Has Come」</text:p>
          </table:table-cell>
          <table:table-cell table:style-name="Default" office:value-type="string" calcext:value-type="string">
            <text:p>DOES</text:p>
          </table:table-cell>
          <table:table-cell office:value-type="string" calcext:value-type="string">
            <text:p>OPEN 17:30 / START 18:00br2nADV ￥3300 (+1drink) / DOOR ￥3800 (+1drink) br2nTHANK YOU, SOLD OUT!!</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0</text:p>
          </table:table-cell>
          <table:table-cell table:style-name="ce42" table:formula="of:=IF([.C625]=[.C626];[.D625]+1;1)" office:value-type="float" office:value="1" calcext:value-type="float">
            <text:p/>
          </table:table-cell>
          <table:table-cell office:value-type="string" calcext:value-type="string">
            <text:p>like a fool records presentsbr2nMemory Map Japan tour 2014</text:p>
          </table:table-cell>
          <table:table-cell table:style-name="Default" office:value-type="string" calcext:value-type="string">
            <text:p>Memory Map(US) / cinema staff / TESUSABI(O.A)</text:p>
          </table:table-cell>
          <table:table-cell office:value-type="string" calcext:value-type="string">
            <text:p>OPEN 17:30 / START 18:00br2nADV ￥3000 (+1drink) / DOOR ￥35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2</text:p>
          </table:table-cell>
          <table:table-cell table:style-name="ce42" table:formula="of:=IF([.C626]=[.C627];[.D626]+1;1)" office:value-type="float" office:value="1" calcext:value-type="float">
            <text:p/>
          </table:table-cell>
          <table:table-cell office:value-type="string" calcext:value-type="string">
            <text:p>Spring Rain 2014</text:p>
          </table:table-cell>
          <table:table-cell table:style-name="Default" office:value-type="string" calcext:value-type="string">
            <text:p>STOROBOY / ARDBECK / BALLOON88 / Suchmoz</text:p>
          </table:table-cell>
          <table:table-cell office:value-type="string" calcext:value-type="string">
            <text:p>OPEN 18:3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3</text:p>
          </table:table-cell>
          <table:table-cell table:style-name="ce42" table:formula="of:=IF([.C627]=[.C628];[.D627]+1;1)" office:value-type="float" office:value="1" calcext:value-type="float">
            <text:p/>
          </table:table-cell>
          <table:table-cell office:value-type="string" calcext:value-type="string">
            <text:p>”INITIALIZE”</text:p>
          </table:table-cell>
          <table:table-cell table:style-name="Default" office:value-type="string" calcext:value-type="string">
            <text:p>She Her Her Hers / Heavenstamp / and more!!!</text:p>
          </table:table-cell>
          <table:table-cell office:value-type="string" calcext:value-type="string">
            <text:p>OPEN 18:3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4</text:p>
          </table:table-cell>
          <table:table-cell table:style-name="ce42" table:formula="of:=IF([.C628]=[.C629];[.D628]+1;1)" office:value-type="float" office:value="1" calcext:value-type="float">
            <text:p/>
          </table:table-cell>
          <table:table-cell office:value-type="string" calcext:value-type="string">
            <text:p>”years and years”</text:p>
          </table:table-cell>
          <table:table-cell table:style-name="Default" office:value-type="string" calcext:value-type="string">
            <text:p>LOW IQ 01 / TGMX</text:p>
          </table:table-cell>
          <table:table-cell office:value-type="string" calcext:value-type="string">
            <text:p>OPEN 19:00 / START 19:30br2nADV ￥3500 (+1drink) / DOOR ￥4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5</text:p>
          </table:table-cell>
          <table:table-cell table:style-name="ce42" table:formula="of:=IF([.C629]=[.C630];[.D629]+1;1)" office:value-type="float" office:value="1" calcext:value-type="float">
            <text:p/>
          </table:table-cell>
          <table:table-cell office:value-type="string" calcext:value-type="string">
            <text:p>monolith tour 2014</text:p>
          </table:table-cell>
          <table:table-cell table:style-name="Default" office:value-type="string" calcext:value-type="string">
            <text:p>04 Limited Sazabys / BLUE ENCOUNT</text:p>
          </table:table-cell>
          <table:table-cell office:value-type="string" calcext:value-type="string">
            <text:p>OPEN 18:30 / START 19:00br2nADV ￥2500 (+1drink) / DOOR 未定</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6</text:p>
          </table:table-cell>
          <table:table-cell table:style-name="ce42" table:formula="of:=IF([.C630]=[.C631];[.D630]+1;1)" office:value-type="float" office:value="1" calcext:value-type="float">
            <text:p/>
          </table:table-cell>
          <table:table-cell office:value-type="string" calcext:value-type="string">
            <text:p>ATATA presents ~FEVER 5th Anniversary~ br2n[2 SONGS EP Release Tour]</text:p>
          </table:table-cell>
          <table:table-cell table:style-name="Default"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7</text:p>
          </table:table-cell>
          <table:table-cell table:style-name="ce42" table:formula="of:=IF([.C631]=[.C632];[.D631]+1;1)" office:value-type="float" office:value="1" calcext:value-type="float">
            <text:p/>
          </table:table-cell>
          <table:table-cell office:value-type="string" calcext:value-type="string">
            <text:p>about tess 4th Albumbr2n”shining” Release Party ONE-MAN !!</text:p>
          </table:table-cell>
          <table:table-cell table:style-name="Default" office:value-type="string" calcext:value-type="string">
            <text:p>about tess</text:p>
          </table:table-cell>
          <table:table-cell office:value-type="string" calcext:value-type="string">
            <text:p>OPEN 18:00 / START 19:00br2nADV ￥2500 (+1drink) / DOOR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8</text:p>
          </table:table-cell>
          <table:table-cell table:style-name="ce42" table:formula="of:=IF([.C632]=[.C633];[.D632]+1;1)" office:value-type="float" office:value="1" calcext:value-type="float">
            <text:p/>
          </table:table-cell>
          <table:table-cell office:value-type="string" calcext:value-type="string">
            <text:p>fifi presents ”first finder vol.5”-release tour final-</text:p>
          </table:table-cell>
          <table:table-cell table:style-name="Default" office:value-type="string" calcext:value-type="string">
            <text:p>fifi / グッバイフジヤマ / and more!!!</text:p>
          </table:table-cell>
          <table:table-cell office:value-type="string" calcext:value-type="string">
            <text:p>OPEN / START TBAbr2nADV / DOOR TBA</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29</text:p>
          </table:table-cell>
          <table:table-cell table:style-name="ce42" table:formula="of:=IF([.C633]=[.C634];[.D633]+1;1)" office:value-type="float" office:value="1" calcext:value-type="float">
            <text:p/>
          </table:table-cell>
          <table:table-cell office:value-type="string" calcext:value-type="string">
            <text:p>鴉「巣立ち」再録記念ツアー　ファイナル</text:p>
          </table:table-cell>
          <table:table-cell table:style-name="Default" office:value-type="string" calcext:value-type="string">
            <text:p>鴉</text:p>
          </table:table-cell>
          <table:table-cell office:value-type="string" calcext:value-type="string">
            <text:p>OPEN 17:30 / START 18:00br2nADV ￥3000 (+1drink)</text:p>
          </table:table-cell>
          <table:table-cell table:number-columns-repeated="1017"/>
        </table:table-row>
        <table:table-row table:style-name="ro8">
          <table:table-cell/>
          <table:table-cell office:value-type="float" office:value="14" calcext:value-type="float">
            <text:p>14</text:p>
          </table:table-cell>
          <table:table-cell table:style-name="ce38" office:value-type="string" calcext:value-type="string">
            <text:p>0430</text:p>
          </table:table-cell>
          <table:table-cell table:style-name="ce42" table:formula="of:=IF([.C634]=[.C635];[.D634]+1;1)" office:value-type="float" office:value="1" calcext:value-type="float">
            <text:p/>
          </table:table-cell>
          <table:table-cell office:value-type="string" calcext:value-type="string">
            <text:p>FEVER presents [Feather Tree Place vol.8]</text:p>
          </table:table-cell>
          <table:table-cell table:style-name="Default" office:value-type="string" calcext:value-type="string">
            <text:p>テジナ / メンテナンス13 / チープトリップ / and more!!!</text:p>
          </table:table-cell>
          <table:table-cell office:value-type="string" calcext:value-type="string">
            <text:p>OPEN 18:30 / START 19:00br2nADV ￥1800 (+1drink) / DOOR ￥2300 (+1drink)</text:p>
          </table:table-cell>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1</text:p>
          </table:table-cell>
          <table:table-cell table:style-name="ce42" table:formula="of:=IF([.C635]=[.C636];[.D635]+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2</text:p>
          </table:table-cell>
          <table:table-cell table:style-name="ce42" table:formula="of:=IF([.C636]=[.C637];[.D636]+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3</text:p>
          </table:table-cell>
          <table:table-cell table:style-name="ce42" table:formula="of:=IF([.C637]=[.C638];[.D637]+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4</text:p>
          </table:table-cell>
          <table:table-cell table:style-name="ce42" table:formula="of:=IF([.C638]=[.C639];[.D638]+1;1)" office:value-type="float" office:value="1" calcext:value-type="float">
            <text:p/>
          </table:table-cell>
          <table:table-cell table:style-name="ce37" office:value-type="string" calcext:value-type="string">
            <text:p>【MUDD CLUB】</text:p>
          </table:table-cell>
          <table:table-cell table:style-name="Default" office:value-type="string" calcext:value-type="string">
            <text:p>VAG / シマシマエレクトリック / gloptin / Rip vain Winkle / 片岡フグリ</text:p>
          </table:table-cell>
          <table:table-cell table:style-name="ce36" office:value-type="string" calcext:value-type="string">
            <text:p>OPEN 18:30~br2nSTART 19:00~br2nADV.¥1800(D別)br2nDOOR.¥20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5</text:p>
          </table:table-cell>
          <table:table-cell table:style-name="ce42" table:formula="of:=IF([.C639]=[.C640];[.D639]+1;1)" office:value-type="float" office:value="1" calcext:value-type="float">
            <text:p/>
          </table:table-cell>
          <table:table-cell table:style-name="ce37" office:value-type="string" calcext:value-type="string">
            <text:p>【Defend the Rock】</text:p>
          </table:table-cell>
          <table:table-cell table:style-name="Default" office:value-type="string" calcext:value-type="string">
            <text:p>Crime of Charlie / ゴトー＆カメレオンズ / Double Joker / Lisbeth Salander Sisters</text:p>
          </table:table-cell>
          <table:table-cell table:style-name="ce36" office:value-type="string" calcext:value-type="string">
            <text:p>OPEN 18:30~br2nSTART 19:00~br2nADV.¥18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6</text:p>
          </table:table-cell>
          <table:table-cell table:style-name="ce42" table:formula="of:=IF([.C640]=[.C641];[.D640]+1;1)" office:value-type="float" office:value="1" calcext:value-type="float">
            <text:p/>
          </table:table-cell>
          <table:table-cell table:style-name="ce37" office:value-type="string" calcext:value-type="string">
            <text:p>【蛸地蔵セカンドアルバム「幻の巣箱」発売記念 “金襴緞子”】</text:p>
          </table:table-cell>
          <table:table-cell table:style-name="Default" office:value-type="string" calcext:value-type="string">
            <text:p>蛸地蔵 / 三上寛 / 科楽特奏隊 / アベジュリー(デキシードザエモンズ)＋ブローノ門馬(ザ・シャロウズ)＋鈴木やすし(ザ・トランプ)</text:p>
          </table:table-cell>
          <table:table-cell table:style-name="ce36" office:value-type="string" calcext:value-type="string">
            <text:p>OPEN 18:30~br2nSTART 19:0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7</text:p>
          </table:table-cell>
          <table:table-cell table:style-name="ce42" table:formula="of:=IF([.C641]=[.C642];[.D641]+1;1)" office:value-type="float" office:value="1" calcext:value-type="float">
            <text:p/>
          </table:table-cell>
          <table:table-cell table:style-name="ce37" office:value-type="string" calcext:value-type="string">
            <text:p>【ハイスクールララバイ】</text:p>
          </table:table-cell>
          <table:table-cell table:style-name="Default" office:value-type="string" calcext:value-type="string">
            <text:p>連続100時間 / アノランペ(京都) / CIBBYS / タイムボイン…&amp; more</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8</text:p>
          </table:table-cell>
          <table:table-cell table:style-name="ce42" table:formula="of:=IF([.C642]=[.C643];[.D642]+1;1)" office:value-type="float" office:value="1" calcext:value-type="float">
            <text:p/>
          </table:table-cell>
          <table:table-cell table:style-name="ce37" office:value-type="string" calcext:value-type="string">
            <text:p>【或る夜の出来事】</text:p>
          </table:table-cell>
          <table:table-cell table:style-name="Default" office:value-type="string" calcext:value-type="string">
            <text:p>バカみたい / ザ・タリホーズ / 山本晃久 / 日高ロンドン出身 / 俺たちの理想</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09</text:p>
          </table:table-cell>
          <table:table-cell table:style-name="ce42" table:formula="of:=IF([.C643]=[.C644];[.D643]+1;1)" office:value-type="float" office:value="1" calcext:value-type="float">
            <text:p/>
          </table:table-cell>
          <table:table-cell table:style-name="ce37" office:value-type="string" calcext:value-type="string">
            <text:p>【DISH IT OUT!!!】</text:p>
          </table:table-cell>
          <table:table-cell table:style-name="Default" office:value-type="string" calcext:value-type="string">
            <text:p>LIVE; ハクビシン / NRYY(大阪) / QHOQ a.k.a WtB / konsuimasui(from くちへらし) / Kisama-Alternative</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0</text:p>
          </table:table-cell>
          <table:table-cell table:style-name="ce42" table:formula="of:=IF([.C644]=[.C645];[.D644]+1;1)" office:value-type="float" office:value="1" calcext:value-type="float">
            <text:p/>
          </table:table-cell>
          <table:table-cell table:style-name="ce37" office:value-type="string" calcext:value-type="string">
            <text:p>【Circle X】</text:p>
          </table:table-cell>
          <table:table-cell table:style-name="Default" office:value-type="string" calcext:value-type="string">
            <text:p>ワールドバンパク / かみさま / S.L.L.…&amp; more</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1</text:p>
          </table:table-cell>
          <table:table-cell table:style-name="ce42" table:formula="of:=IF([.C645]=[.C646];[.D645]+1;1)" office:value-type="float" office:value="1" calcext:value-type="float">
            <text:p/>
          </table:table-cell>
          <table:table-cell table:style-name="ce37" office:value-type="string" calcext:value-type="string">
            <text:p>【TOP OF THE POPS】</text:p>
          </table:table-cell>
          <table:table-cell table:style-name="Default" office:value-type="string" calcext:value-type="string">
            <text:p>Glider / オレンジズ / 恋をしようよジェニーズ / はいからさん / THEWATTER</text:p>
          </table:table-cell>
          <table:table-cell table:style-name="ce36" office:value-type="string" calcext:value-type="string">
            <text:p>OPEN 18:30~br2nSTART 19:00~br2nADV.¥20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2</text:p>
          </table:table-cell>
          <table:table-cell table:style-name="ce42" table:formula="of:=IF([.C646]=[.C647];[.D646]+1;1)" office:value-type="float" office:value="1" calcext:value-type="float">
            <text:p/>
          </table:table-cell>
          <table:table-cell table:style-name="ce37" office:value-type="string" calcext:value-type="string">
            <text:p>【Far Out Project】</text:p>
          </table:table-cell>
          <table:table-cell table:style-name="Default" office:value-type="string" calcext:value-type="string">
            <text:p>マンマルマシーン / COCOON PIT / Know Mez(ex.illa sound system) / Jebiotto / ウサギスパイラルアーbr2n/DJ; XIROH(BUDDY GIRL and MECHANIC)</text:p>
          </table:table-cell>
          <table:table-cell table:style-name="ce36" office:value-type="string" calcext:value-type="string">
            <text:p>OPEN 18:3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3</text:p>
          </table:table-cell>
          <table:table-cell table:style-name="ce42" table:formula="of:=IF([.C647]=[.C648];[.D647]+1;1)" office:value-type="float" office:value="1" calcext:value-type="float">
            <text:p/>
          </table:table-cell>
          <table:table-cell table:style-name="ce37" office:value-type="string" calcext:value-type="string">
            <text:p>【ミックスナッツハウスpresents マジカル・ミステリアース vol.26~スプリング・バク・ハツ!!!~】</text:p>
          </table:table-cell>
          <table:table-cell table:style-name="Default" office:value-type="string" calcext:value-type="string">
            <text:p>ミックスナッツハウス / あすなろう / パン・パロール(名古屋) / 半額 / 町あかり</text:p>
          </table:table-cell>
          <table:table-cell table:style-name="ce36" office:value-type="string" calcext:value-type="string">
            <text:p>OPEN 18:30~br2nSTART 19:00~br2nADV.¥18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4</text:p>
          </table:table-cell>
          <table:table-cell table:style-name="ce42" table:formula="of:=IF([.C648]=[.C649];[.D648]+1;1)" office:value-type="float" office:value="1" calcext:value-type="float">
            <text:p/>
          </table:table-cell>
          <table:table-cell table:style-name="ce37" office:value-type="string" calcext:value-type="string">
            <text:p>【What’s Happening!?】</text:p>
          </table:table-cell>
          <table:table-cell table:style-name="Default" office:value-type="string" calcext:value-type="string">
            <text:p>ダンウィッチの犬 / あいつを撃つな / The Non Fictions / ひとりLOW SAViES…&amp; more</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5</text:p>
          </table:table-cell>
          <table:table-cell table:style-name="ce42" table:formula="of:=IF([.C649]=[.C650];[.D649]+1;1)" office:value-type="float" office:value="1" calcext:value-type="float">
            <text:p/>
          </table:table-cell>
          <table:table-cell table:style-name="ce37" office:value-type="string" calcext:value-type="string">
            <text:p>【キィキィキンキーナイト!!】</text:p>
          </table:table-cell>
          <table:table-cell table:style-name="Default" office:value-type="string" calcext:value-type="string">
            <text:p>Qrankies / ザ・ハイマーツ / 江戸浪士組 / ドン・アメリカ / 天邪鬼</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6</text:p>
          </table:table-cell>
          <table:table-cell table:style-name="ce42" table:formula="of:=IF([.C650]=[.C651];[.D650]+1;1)" office:value-type="float" office:value="1" calcext:value-type="float">
            <text:p/>
          </table:table-cell>
          <table:table-cell table:style-name="ce37" office:value-type="string" calcext:value-type="string">
            <text:p>【わるい空想】</text:p>
          </table:table-cell>
          <table:table-cell table:style-name="Default" office:value-type="string" calcext:value-type="string">
            <text:p>トンチャイ・K・ウィーラセタクン(井手健介) / わかってほしい / LILY(山口) / 少年ヤング＆モンティ・パイソン / パスカール</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7</text:p>
          </table:table-cell>
          <table:table-cell table:style-name="ce42" table:formula="of:=IF([.C651]=[.C652];[.D651]+1;1)" office:value-type="float" office:value="1" calcext:value-type="float">
            <text:p/>
          </table:table-cell>
          <table:table-cell table:style-name="ce37" office:value-type="string" calcext:value-type="string">
            <text:p>【Sound Installation】</text:p>
          </table:table-cell>
          <table:table-cell table:style-name="Default" office:value-type="string" calcext:value-type="string">
            <text:p>山本精一・千住宗臣UNIT</text:p>
          </table:table-cell>
          <table:table-cell table:style-name="ce36" office:value-type="string" calcext:value-type="string">
            <text:p>OPEN 19:00~br2nSTART 19:3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8</text:p>
          </table:table-cell>
          <table:table-cell table:style-name="ce42" table:formula="of:=IF([.C652]=[.C653];[.D652]+1;1)" office:value-type="float" office:value="1" calcext:value-type="float">
            <text:p/>
          </table:table-cell>
          <table:table-cell table:style-name="ce37" office:value-type="string" calcext:value-type="string">
            <text:p>【ROCK’N'SOUL】</text:p>
          </table:table-cell>
          <table:table-cell table:style-name="Default" office:value-type="string" calcext:value-type="string">
            <text:p>Vesse / THE BEERS / キンキーサロン / LET’S ROCK / meandbrothers</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19</text:p>
          </table:table-cell>
          <table:table-cell table:style-name="ce42" table:formula="of:=IF([.C653]=[.C654];[.D653]+1;1)" office:value-type="float" office:value="1" calcext:value-type="float">
            <text:p/>
          </table:table-cell>
          <table:table-cell table:style-name="ce37" office:value-type="string" calcext:value-type="string">
            <text:p>【THE FADEAWAYS Presents “TEENAGE SHUTDOWN!!-Sick of love-”】</text:p>
          </table:table-cell>
          <table:table-cell table:style-name="Default" office:value-type="string" calcext:value-type="string">
            <text:p>THE FADEAWAYS / Bikini bandits(from UK ／ex.Mean Bikini) / Mule Team(d／i／s／c／o／s＋ex.Balladmen) / Young Parisian / Vivian Boysbr2nDJ; Daddy-o-nov</text:p>
          </table:table-cell>
          <table:table-cell table:style-name="ce36" office:value-type="string" calcext:value-type="string">
            <text:p>OPEN 18:30~br2nSTART 19:00~br2nADV.¥20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0</text:p>
          </table:table-cell>
          <table:table-cell table:style-name="ce42" table:formula="of:=IF([.C654]=[.C655];[.D654]+1;1)" office:value-type="float" office:value="1" calcext:value-type="float">
            <text:p/>
          </table:table-cell>
          <table:table-cell table:style-name="ce37" office:value-type="string" calcext:value-type="string">
            <text:p>【風狂と夜の会】</text:p>
          </table:table-cell>
          <table:table-cell table:style-name="Default" office:value-type="string" calcext:value-type="string">
            <text:p>おいしいはなし / 中村ジョー&amp;イーストウッズ(G／青芝和行、B／松木俊郎、Dr／北山ゆう子) / hikes / 余命百年 / ニーネ</text:p>
          </table:table-cell>
          <table:table-cell table:style-name="ce36" office:value-type="string" calcext:value-type="string">
            <text:p>OPEN 18:30~br2nSTART 19:0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1</text:p>
          </table:table-cell>
          <table:table-cell table:style-name="ce42" table:formula="of:=IF([.C655]=[.C656];[.D655]+1;1)" office:value-type="float" office:value="1" calcext:value-type="float">
            <text:p/>
          </table:table-cell>
          <table:table-cell table:style-name="ce36" office:value-type="string" calcext:value-type="string">
            <text:p>近日発表!!</text:p>
          </table:table-cell>
          <table:table-cell table:style-name="Default"/>
          <table:table-cell table:style-name="ce36" office:value-type="string" calcext:value-type="string">
            <text:p>未定br2n未定</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2</text:p>
          </table:table-cell>
          <table:table-cell table:style-name="ce42" table:formula="of:=IF([.C656]=[.C657];[.D656]+1;1)" office:value-type="float" office:value="1" calcext:value-type="float">
            <text:p/>
          </table:table-cell>
          <table:table-cell table:style-name="ce37" office:value-type="string" calcext:value-type="string">
            <text:p>【C’mon And Join Us】</text:p>
          </table:table-cell>
          <table:table-cell table:style-name="Default" office:value-type="string" calcext:value-type="string">
            <text:p>マウンテンマウンテン / 唯一ムニーズ / MOLLY YARDS / SoberBrown / マリー</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3</text:p>
          </table:table-cell>
          <table:table-cell table:style-name="ce42" table:formula="of:=IF([.C657]=[.C658];[.D657]+1;1)" office:value-type="float" office:value="1" calcext:value-type="float">
            <text:p/>
          </table:table-cell>
          <table:table-cell table:style-name="ce37" office:value-type="string" calcext:value-type="string">
            <text:p>【Asteroid Circus】</text:p>
          </table:table-cell>
          <table:table-cell table:style-name="Default" office:value-type="string" calcext:value-type="string">
            <text:p>もぬけ / なまえ / ゆうやみバンド / 箔 / アニュウリズム</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4</text:p>
          </table:table-cell>
          <table:table-cell table:style-name="ce42" table:formula="of:=IF([.C658]=[.C659];[.D658]+1;1)" office:value-type="float" office:value="1" calcext:value-type="float">
            <text:p/>
          </table:table-cell>
          <table:table-cell table:style-name="ce37" office:value-type="string" calcext:value-type="string">
            <text:p>【Now We Is FAB!】</text:p>
          </table:table-cell>
          <table:table-cell table:style-name="Default" office:value-type="string" calcext:value-type="string">
            <text:p>東洋ノ魔女 / beat slave / The Pattie Boids / dyn / ペロインタウン</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5</text:p>
          </table:table-cell>
          <table:table-cell table:style-name="ce42" table:formula="of:=IF([.C659]=[.C660];[.D659]+1;1)" office:value-type="float" office:value="1" calcext:value-type="float">
            <text:p/>
          </table:table-cell>
          <table:table-cell table:style-name="ce37" office:value-type="string" calcext:value-type="string">
            <text:p>※会場内禁煙</text:p>
          </table:table-cell>
          <table:table-cell table:style-name="Default"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table:style-name="ce36" office:value-type="string" calcext:value-type="string">
            <text:p>OPEN 18:30~br2nSTART 19:0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6</text:p>
          </table:table-cell>
          <table:table-cell table:style-name="ce42" table:formula="of:=IF([.C660]=[.C661];[.D660]+1;1)" office:value-type="float" office:value="1" calcext:value-type="float">
            <text:p/>
          </table:table-cell>
          <table:table-cell table:style-name="ce37" office:value-type="string" calcext:value-type="string">
            <text:p>【くちびるから散弾銃 VOL.19】</text:p>
          </table:table-cell>
          <table:table-cell table:style-name="Default" office:value-type="string" calcext:value-type="string">
            <text:p>ELECTRIC WARRIOR(神戸) / The Beautifuls / サイコロチーム / OLD JOE…&amp; more /DJ; ぴーちゃん(ダーリンミシン)</text:p>
          </table:table-cell>
          <table:table-cell table:style-name="ce36" office:value-type="string" calcext:value-type="string">
            <text:p>OPEN 18:30~br2nSTART 19:00~br2nADV.¥18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7</text:p>
          </table:table-cell>
          <table:table-cell table:style-name="ce42" table:formula="of:=IF([.C661]=[.C662];[.D661]+1;1)" office:value-type="float" office:value="1" calcext:value-type="float">
            <text:p/>
          </table:table-cell>
          <table:table-cell table:style-name="ce37" office:value-type="string" calcext:value-type="string">
            <text:p>【ザ・トランプ結成15周年記念 第一弾「不埒なゴールデンショー」】</text:p>
          </table:table-cell>
          <table:table-cell table:style-name="Default" office:value-type="string" calcext:value-type="string">
            <text:p>ザ・トランプ / ポーキーズ / ジーシーズ(神戸) / スマートソウルコネクション / THE BEFORES /ゲスト; キラーカン /DJ; 鈴木やすし / Arai(5-4-3-2-1)</text:p>
          </table:table-cell>
          <table:table-cell table:style-name="ce36" office:value-type="string" calcext:value-type="string">
            <text:p>OPEN 18:00~br2nADV.¥2000(D別)br2nDOOR.¥2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8</text:p>
          </table:table-cell>
          <table:table-cell table:style-name="ce42" table:formula="of:=IF([.C662]=[.C663];[.D662]+1;1)" office:value-type="float" office:value="1" calcext:value-type="float">
            <text:p/>
          </table:table-cell>
          <table:table-cell table:style-name="ce37" office:value-type="string" calcext:value-type="string">
            <text:p>【ヤルキスイッチ】</text:p>
          </table:table-cell>
          <table:table-cell table:style-name="Default" office:value-type="string" calcext:value-type="string">
            <text:p>石指拓朗 / 水野寝地 / 国宝太郎 / 豊田亮平 / 豊福メイジ / ツトウセイジ</text:p>
          </table:table-cell>
          <table:table-cell table:style-name="ce36" office:value-type="string" calcext:value-type="string">
            <text:p>OPEN 18:30~br2nSTART 19:00~br2nADV.¥1500(D別)br2nDOOR.¥18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8</text:p>
          </table:table-cell>
          <table:table-cell table:style-name="ce42" table:formula="of:=IF([.C663]=[.C664];[.D663]+1;1)" office:value-type="float" office:value="2" calcext:value-type="float">
            <text:p/>
          </table:table-cell>
          <table:table-cell table:style-name="ce37" office:value-type="string" calcext:value-type="string">
            <text:p>(midnight)【Doin’ the MOD】</text:p>
          </table:table-cell>
          <table:table-cell table:style-name="Default" office:value-type="string" calcext:value-type="string">
            <text:p>石指拓朗 / 水野寝地 / 国宝太郎 / 豊田亮平 / 豊福メイジ / ツトウセイジ /DJ; 小西康陽 / 末續哲玄(名古屋) / Otsuki(5-4-3-2-1) / 鈴木やすし / SHIKOU(FACING FACTS)…&amp; more</text:p>
          </table:table-cell>
          <table:table-cell table:style-name="ce36" office:value-type="string" calcext:value-type="string">
            <text:p>OPEN 18:30~br2nSTART 19:00~br2nADV.¥1500(D別)br2nDOOR.¥1800(D別)OPEN 23:00~br2nADV&amp;DOOR.¥15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29</text:p>
          </table:table-cell>
          <table:table-cell table:style-name="ce42" table:formula="of:=IF([.C664]=[.C665];[.D664]+1;1)" office:value-type="float" office:value="1" calcext:value-type="float">
            <text:p/>
          </table:table-cell>
          <table:table-cell table:style-name="ce37" office:value-type="string" calcext:value-type="string">
            <text:p>【GO GO A GO GO!】</text:p>
          </table:table-cell>
          <table:table-cell table:style-name="Default" office:value-type="string" calcext:value-type="string">
            <text:p>the inkjets / GET HAPPY / THE REFRAINS / The Rebels(福島) / インパスターズ</text:p>
          </table:table-cell>
          <table:table-cell table:style-name="ce36" office:value-type="string" calcext:value-type="string">
            <text:p>OPEN 18:30~br2nSTART 19:00~br2nADV.¥2000(D別)br2nDOOR.¥2300(D別)</text:p>
          </table:table-cell>
          <table:table-cell table:number-columns-repeated="1017"/>
        </table:table-row>
        <table:table-row table:style-name="ro8">
          <table:table-cell/>
          <table:table-cell table:style-name="ce37" office:value-type="float" office:value="15" calcext:value-type="float">
            <text:p>15</text:p>
          </table:table-cell>
          <table:table-cell table:style-name="ce40" office:value-type="string" calcext:value-type="string">
            <text:p>0430</text:p>
          </table:table-cell>
          <table:table-cell table:style-name="ce42" table:formula="of:=IF([.C665]=[.C666];[.D665]+1;1)" office:value-type="float" office:value="1" calcext:value-type="float">
            <text:p/>
          </table:table-cell>
          <table:table-cell table:style-name="ce37" office:value-type="string" calcext:value-type="string">
            <text:p>【PE’Z「マラソンライブ2014~東京JACK!~」】</text:p>
          </table:table-cell>
          <table:table-cell table:style-name="Default" office:value-type="string" calcext:value-type="string">
            <text:p>PE’Zbr2n※U.F.O.CLUBでのチケット予約は致しておりません。プレイガイドのみの受付となります。ご注意下さい!!</text:p>
          </table:table-cell>
          <table:table-cell table:style-name="ce36" office:value-type="string" calcext:value-type="string">
            <text:p>OPEN 19:00~br2nSTART 20:00~br2nADV.¥3000(D別)br2nDOOR.¥3500(D別)</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1</text:p>
          </table:table-cell>
          <table:table-cell table:style-name="ce42" table:formula="of:=IF([.C666]=[.C667];[.D666]+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アップアップガールズ（仮）</text:p>
          </table:table-cell>
          <table:table-cell office:value-type="string" calcext:value-type="string">
            <text:p>Open.18:30 Start.19:00 br2nAdv.3,000yen 4日間通し券 (特典付). 15,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2</text:p>
          </table:table-cell>
          <table:table-cell table:style-name="ce42" table:formula="of:=IF([.C667]=[.C668];[.D667]+1;1)" office:value-type="float" office:value="1" calcext:value-type="float">
            <text:p/>
          </table:table-cell>
          <table:table-cell office:value-type="string" calcext:value-type="string">
            <text:p>METEOROID presentsbr2n“GENKI BIRTHDAY～ASTRONOMICAL OBSERVATION～br2n 【100-LIMITED ONEMAN LIVE 】”</text:p>
          </table:table-cell>
          <table:table-cell table:style-name="Default"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3</text:p>
          </table:table-cell>
          <table:table-cell table:style-name="ce42" table:formula="of:=IF([.C668]=[.C669];[.D668]+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BELLRING少女ハート</text:p>
          </table:table-cell>
          <table:table-cell office:value-type="string" calcext:value-type="string">
            <text:p>Open.18:30 Start.19:00 br2nAdv.3,000yen 4日間通し券 (特典付). 15,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4</text:p>
          </table:table-cell>
          <table:table-cell table:style-name="ce42" table:formula="of:=IF([.C669]=[.C670];[.D669]+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Negicco</text:p>
          </table:table-cell>
          <table:table-cell office:value-type="string" calcext:value-type="string">
            <text:p>Open.18:30 Start.19:00 br2nAdv.3,000yen 4日間通し券 (特典付). 15,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5</text:p>
          </table:table-cell>
          <table:table-cell table:style-name="ce42" table:formula="of:=IF([.C670]=[.C671];[.D670]+1;1)" office:value-type="float" office:value="1" calcext:value-type="float">
            <text:p/>
          </table:table-cell>
          <table:table-cell office:value-type="string" calcext:value-type="string">
            <text:p>KURO_SQUAREFUSE presentsbr2n“NO SATSIFACTION!! Vol.4″</text:p>
          </table:table-cell>
          <table:table-cell table:style-name="Default"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6</text:p>
          </table:table-cell>
          <table:table-cell table:style-name="ce42" table:formula="of:=IF([.C671]=[.C672];[.D671]+1;1)" office:value-type="float" office:value="1" calcext:value-type="float">
            <text:p/>
          </table:table-cell>
          <table:table-cell office:value-type="string" calcext:value-type="string">
            <text:p>HAL presentsbr2n“君のひとみは20000ボルト”</text:p>
          </table:table-cell>
          <table:table-cell table:style-name="Default" office:value-type="string" calcext:value-type="string">
            <text:p>HALBACH / RAP BRAINS / 珠洲 (suzu ／ Bazillus KF ／ WURAFU) /タナカカイタソロ (from: worst taste＆SpecialMagic) / 木村ライダー (ギター漫談)br2nDJ: Monk-E</text:p>
          </table:table-cell>
          <table:table-cell office:value-type="string" calcext:value-type="string">
            <text:p>Open.18:00 Start.18:30 br2nAdv.1,500yen Door.2,000yen(+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7</text:p>
          </table:table-cell>
          <table:table-cell table:style-name="ce42" table:formula="of:=IF([.C672]=[.C673];[.D672]+1;1)" office:value-type="float" office:value="1" calcext:value-type="float">
            <text:p/>
          </table:table-cell>
          <table:table-cell office:value-type="string" calcext:value-type="string">
            <text:p>BOLLOCKS FRANKEN presentsbr2n“EL rocka cruisin’ Vol.1″</text:p>
          </table:table-cell>
          <table:table-cell table:style-name="Default"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8</text:p>
          </table:table-cell>
          <table:table-cell table:style-name="ce42" table:formula="of:=IF([.C673]=[.C674];[.D673]+1;1)" office:value-type="float" office:value="1" calcext:value-type="float">
            <text:p/>
          </table:table-cell>
          <table:table-cell/>
          <table:table-cell table:style-name="Default" office:value-type="string" calcext:value-type="string">
            <text:p>Dirtlay / dreadlockfellow / 黒髪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09</text:p>
          </table:table-cell>
          <table:table-cell table:style-name="ce42" table:formula="of:=IF([.C674]=[.C675];[.D674]+1;1)" office:value-type="float" office:value="1" calcext:value-type="float">
            <text:p/>
          </table:table-cell>
          <table:table-cell/>
          <table:table-cell table:style-name="Default" office:value-type="string" calcext:value-type="string">
            <text:p>ホメオスタシス / chifs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0</text:p>
          </table:table-cell>
          <table:table-cell table:style-name="ce42" table:formula="of:=IF([.C675]=[.C676];[.D675]+1;1)" office:value-type="float" office:value="1" calcext:value-type="float">
            <text:p/>
          </table:table-cell>
          <table:table-cell/>
          <table:table-cell table:style-name="Default"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1</text:p>
          </table:table-cell>
          <table:table-cell table:style-name="ce42" table:formula="of:=IF([.C676]=[.C677];[.D676]+1;1)" office:value-type="float" office:value="1" calcext:value-type="float">
            <text:p/>
          </table:table-cell>
          <table:table-cell office:value-type="string" calcext:value-type="string">
            <text:p>Stealth Mania presentsbr2n“Stealth Mania ６ヶ月連続企画！！ 第１弾 ～２ヶ月連続単独公演～「yukito 生誕祭」”</text:p>
          </table:table-cell>
          <table:table-cell table:style-name="Default"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2</text:p>
          </table:table-cell>
          <table:table-cell table:style-name="ce42" table:formula="of:=IF([.C677]=[.C678];[.D677]+1;1)" office:value-type="float" office:value="1" calcext:value-type="float">
            <text:p/>
          </table:table-cell>
          <table:table-cell office:value-type="string" calcext:value-type="string">
            <text:p>MAX OVERHEAT presentsbr2n“HY-BLOOD ENEGY Vol.55″</text:p>
          </table:table-cell>
          <table:table-cell table:style-name="Default" office:value-type="string" calcext:value-type="string">
            <text:p>MAX OVERHEAT / Rotary Beginners / ROCKET / AKUTARE / Stripper (豊橋) / スパルタンZ</text:p>
          </table:table-cell>
          <table:table-cell office:value-type="string" calcext:value-type="string">
            <text:p>Open.17:30 Start.18:00 br2nAdv.1,800yen Door.2,300yen (+1d 500yen)</text:p>
          </table:table-cell>
          <table:table-cell table:number-columns-repeated="1017"/>
        </table:table-row>
        <table:table-row table:style-name="ro2">
          <table:table-cell/>
          <table:table-cell office:value-type="float" office:value="16" calcext:value-type="float">
            <text:p>16</text:p>
          </table:table-cell>
          <table:table-cell table:style-name="ce38" office:value-type="string" calcext:value-type="string">
            <text:p>0413</text:p>
          </table:table-cell>
          <table:table-cell table:style-name="ce42" table:formula="of:=IF([.C678]=[.C679];[.D678]+1;1)" office:value-type="float" office:value="1" calcext:value-type="float">
            <text:p/>
          </table:table-cell>
          <table:table-cell office:value-type="string" calcext:value-type="string">
            <text:p>GROUNDCOVER. presentsbr2n“Jeff Carry &amp; THE JOB JAPAN TOUR with Montgomery Drive / Warm &amp; Comfy”</text:p>
          </table:table-cell>
          <table:table-cell table:style-name="Default"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4</text:p>
          </table:table-cell>
          <table:table-cell table:style-name="ce42" table:formula="of:=IF([.C679]=[.C680];[.D679]+1;1)" office:value-type="float" office:value="1" calcext:value-type="float">
            <text:p/>
          </table:table-cell>
          <table:table-cell/>
          <table:table-cell table:style-name="Default"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7"/>
        </table:table-row>
        <table:table-row table:style-name="ro2">
          <table:table-cell/>
          <table:table-cell office:value-type="float" office:value="16" calcext:value-type="float">
            <text:p>16</text:p>
          </table:table-cell>
          <table:table-cell table:style-name="ce38" office:value-type="string" calcext:value-type="string">
            <text:p>0415</text:p>
          </table:table-cell>
          <table:table-cell table:style-name="ce42" table:formula="of:=IF([.C680]=[.C681];[.D680]+1;1)" office:value-type="float" office:value="1" calcext:value-type="float">
            <text:p/>
          </table:table-cell>
          <table:table-cell/>
          <table:table-cell table:style-name="Default" office:value-type="string" calcext:value-type="string">
            <text:p>The Monday morning blue / andmore!!</text:p>
          </table:table-cell>
          <table:table-cell office:value-type="string" calcext:value-type="string">
            <text:p>Open.–:– Start.–:– br2nAdv.1,500yen Door.1,800yen(+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6</text:p>
          </table:table-cell>
          <table:table-cell table:style-name="ce42" table:formula="of:=IF([.C681]=[.C682];[.D681]+1;1)" office:value-type="float" office:value="1" calcext:value-type="float">
            <text:p/>
          </table:table-cell>
          <table:table-cell/>
          <table:table-cell table:style-name="Default"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7</text:p>
          </table:table-cell>
          <table:table-cell table:style-name="ce42" table:formula="of:=IF([.C682]=[.C683];[.D682]+1;1)" office:value-type="float" office:value="1" calcext:value-type="float">
            <text:p/>
          </table:table-cell>
          <table:table-cell/>
          <table:table-cell table:style-name="Default" office:value-type="string" calcext:value-type="string">
            <text:p>dubideb / BUGPANDA / ブーのお客様 / 夢乃座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8</text:p>
          </table:table-cell>
          <table:table-cell table:style-name="ce42" table:formula="of:=IF([.C683]=[.C684];[.D683]+1;1)" office:value-type="float" office:value="1" calcext:value-type="float">
            <text:p/>
          </table:table-cell>
          <table:table-cell office:value-type="string" calcext:value-type="string">
            <text:p>LOCOHEAD presentsbr2n“撲殺ギグ!! Vol.25″</text:p>
          </table:table-cell>
          <table:table-cell table:style-name="Default"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19</text:p>
          </table:table-cell>
          <table:table-cell table:style-name="ce42" table:formula="of:=IF([.C684]=[.C685];[.D684]+1;1)" office:value-type="float" office:value="1" calcext:value-type="float">
            <text:p/>
          </table:table-cell>
          <table:table-cell office:value-type="string" calcext:value-type="string">
            <text:p>驢馬HOMMヨおまわりさん presentsbr2n“SNTRM Vol.1″</text:p>
          </table:table-cell>
          <table:table-cell table:style-name="Default" office:value-type="string" calcext:value-type="string">
            <text:p>驢馬 / HOMMヨ / おまわりさん / Fuujin-Raijin (a.k.a GargantaDelDiablo) = 徳久ウィリアム x HIKO / VWVW / The POPS / HIMO / food: SPICE ADDICTS / DJ: XAVA</text:p>
          </table:table-cell>
          <table:table-cell office:value-type="string" calcext:value-type="string">
            <text:p>Open.16:30 Start.17:00 br2nAdv.1,700yen Door.2,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0</text:p>
          </table:table-cell>
          <table:table-cell table:style-name="ce42" table:formula="of:=IF([.C685]=[.C686];[.D685]+1;1)" office:value-type="float" office:value="1" calcext:value-type="float">
            <text:p/>
          </table:table-cell>
          <table:table-cell office:value-type="string" calcext:value-type="string">
            <text:p>LAGNA presentsbr2n“LAGNA3ヶ月連続2マンLIVE【竜攘虎搏双頭】-ﾘｮｳｼﾞｮｳｺﾊｸﾀﾞﾌﾞﾙﾍｯﾀﾞｰｽﾞ-”</text:p>
          </table:table-cell>
          <table:table-cell table:style-name="Default"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1</text:p>
          </table:table-cell>
          <table:table-cell table:style-name="ce42" table:formula="of:=IF([.C686]=[.C687];[.D686]+1;1)" office:value-type="float" office:value="1" calcext:value-type="float">
            <text:p/>
          </table:table-cell>
          <table:table-cell/>
          <table:table-cell table:style-name="Default" office:value-type="string" calcext:value-type="string">
            <text:p>COWPER&amp;The NOBRASSIERES / アドレナリンズ / 平成虎吉 / タカキヨシ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2</text:p>
          </table:table-cell>
          <table:table-cell table:style-name="ce42" table:formula="of:=IF([.C687]=[.C688];[.D687]+1;1)" office:value-type="float" office:value="1" calcext:value-type="float">
            <text:p/>
          </table:table-cell>
          <table:table-cell/>
          <table:table-cell table:style-name="Default" office:value-type="string" calcext:value-type="string">
            <text:p>CEDIN DEDEN (福島) / GISIRI / はう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3</text:p>
          </table:table-cell>
          <table:table-cell table:style-name="ce42" table:formula="of:=IF([.C688]=[.C689];[.D688]+1;1)" office:value-type="float" office:value="1" calcext:value-type="float">
            <text:p/>
          </table:table-cell>
          <table:table-cell/>
          <table:table-cell table:style-name="Default"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4</text:p>
          </table:table-cell>
          <table:table-cell table:style-name="ce42" table:formula="of:=IF([.C689]=[.C690];[.D689]+1;1)" office:value-type="float" office:value="1" calcext:value-type="float">
            <text:p/>
          </table:table-cell>
          <table:table-cell/>
          <table:table-cell table:style-name="Default"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5</text:p>
          </table:table-cell>
          <table:table-cell table:style-name="ce42" table:formula="of:=IF([.C690]=[.C691];[.D690]+1;1)" office:value-type="float" office:value="1" calcext:value-type="float">
            <text:p/>
          </table:table-cell>
          <table:table-cell office:value-type="string" calcext:value-type="string">
            <text:p>CAT FIST presentsbr2n“CATFIST FINAL ONEMAN [To the future of everyone]“</text:p>
          </table:table-cell>
          <table:table-cell table:style-name="Default"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6</text:p>
          </table:table-cell>
          <table:table-cell table:style-name="ce42" table:formula="of:=IF([.C691]=[.C692];[.D691]+1;1)" office:value-type="float" office:value="1" calcext:value-type="float">
            <text:p/>
          </table:table-cell>
          <table:table-cell office:value-type="string" calcext:value-type="string">
            <text:p>JEBIOTTO presentsbr2n“JEBIOTTO 2nd Album [Love Song Duet] Release party!!”</text:p>
          </table:table-cell>
          <table:table-cell table:style-name="Default"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7</text:p>
          </table:table-cell>
          <table:table-cell table:style-name="ce42" table:formula="of:=IF([.C692]=[.C693];[.D692]+1;1)" office:value-type="float" office:value="1" calcext:value-type="float">
            <text:p/>
          </table:table-cell>
          <table:table-cell office:value-type="string" calcext:value-type="string">
            <text:p>M☆N☆T presentsbr2n“M☆N☆T 20140427″</text:p>
          </table:table-cell>
          <table:table-cell table:style-name="Default"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8</text:p>
          </table:table-cell>
          <table:table-cell table:style-name="ce42" table:formula="of:=IF([.C693]=[.C694];[.D693]+1;1)" office:value-type="float" office:value="1" calcext:value-type="float">
            <text:p/>
          </table:table-cell>
          <table:table-cell/>
          <table:table-cell table:style-name="Default"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29</text:p>
          </table:table-cell>
          <table:table-cell table:style-name="ce42" table:formula="of:=IF([.C694]=[.C695];[.D694]+1;1)" office:value-type="float" office:value="1" calcext:value-type="float">
            <text:p/>
          </table:table-cell>
          <table:table-cell office:value-type="string" calcext:value-type="string">
            <text:p>VWVW+THE BUTALIN presentsbr2n“奇病X”</text:p>
          </table:table-cell>
          <table:table-cell table:style-name="Default" office:value-type="string" calcext:value-type="string">
            <text:p>THE BUTALIN / VWVW / VELVET WORM / 純情ロリポップ / ザ・ロマンス / andmore!!</text:p>
          </table:table-cell>
          <table:table-cell office:value-type="string" calcext:value-type="string">
            <text:p>Open.–:– Start.–:– br2nAdv.1,500yen Door.2,000yen (+1d 500yen)</text:p>
          </table:table-cell>
          <table:table-cell table:number-columns-repeated="1017"/>
        </table:table-row>
        <table:table-row table:style-name="ro8">
          <table:table-cell/>
          <table:table-cell office:value-type="float" office:value="16" calcext:value-type="float">
            <text:p>16</text:p>
          </table:table-cell>
          <table:table-cell table:style-name="ce38" office:value-type="string" calcext:value-type="string">
            <text:p>0430</text:p>
          </table:table-cell>
          <table:table-cell table:style-name="ce42" table:formula="of:=IF([.C695]=[.C696];[.D695]+1;1)" office:value-type="float" office:value="1" calcext:value-type="float">
            <text:p/>
          </table:table-cell>
          <table:table-cell/>
          <table:table-cell table:style-name="Default" office:value-type="string" calcext:value-type="string">
            <text:p>MY PENIS (NY) / calque / 東洋ノ魔女 / さわやか / FLACKS</text:p>
          </table:table-cell>
          <table:table-cell office:value-type="string" calcext:value-type="string">
            <text:p>Open.18:00 Start.18:30 br2nAdv.1,500yen Door.1,800yen (+1d 500yen)</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04</text:p>
          </table:table-cell>
          <table:table-cell table:style-name="ce42" table:formula="of:=IF([.C696]=[.C697];[.D696]+1;1)" office:value-type="float" office:value="1" calcext:value-type="float">
            <text:p/>
          </table:table-cell>
          <table:table-cell office:value-type="string" calcext:value-type="string">
            <text:p>ゲーム実況レボリューション</text:p>
          </table:table-cell>
          <table:table-cell table:style-name="Default"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05</text:p>
          </table:table-cell>
          <table:table-cell table:style-name="ce42" table:formula="of:=IF([.C697]=[.C698];[.D697]+1;1)" office:value-type="float" office:value="1" calcext:value-type="float">
            <text:p/>
          </table:table-cell>
          <table:table-cell office:value-type="string" calcext:value-type="string">
            <text:p>『 GIRL’S BOMB!! 〜SPRING FESTIVAL〜 』</text:p>
          </table:table-cell>
          <table:table-cell table:style-name="Default" office:value-type="string" calcext:value-type="string">
            <text:p>Chu-Z br2nIDO★HOLIC br2nFleur* br2n合法幼女症候群 br2nアキシブproject br2n青SHUN学園 br2nらぶ☆けん(ステラ) br2nらぶ☆けん(ルーチェ) br2nREADY TO KISS br2nchoice? br2n7cm/他</text:p>
          </table:table-cell>
          <table:table-cell office:value-type="string" calcext:value-type="string">
            <text:p>OPEN: 12:00 / START: 13:00 br2nADV: 3500 / DOOR: 4000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06</text:p>
          </table:table-cell>
          <table:table-cell table:style-name="ce42" table:formula="of:=IF([.C698]=[.C699];[.D698]+1;1)" office:value-type="float" office:value="1" calcext:value-type="float">
            <text:p/>
          </table:table-cell>
          <table:table-cell office:value-type="string" calcext:value-type="string">
            <text:p>G-Live35</text:p>
          </table:table-cell>
          <table:table-cell table:style-name="Default"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07</text:p>
          </table:table-cell>
          <table:table-cell table:style-name="ce42" table:formula="of:=IF([.C699]=[.C700];[.D699]+1;1)" office:value-type="float" office:value="1" calcext:value-type="float">
            <text:p/>
          </table:table-cell>
          <table:table-cell office:value-type="string" calcext:value-type="string">
            <text:p>Starmarie NEW ALBUM”ファンタジーワールド3″ 発売記念ワンマンライブ～REAL FANTASY WORLD 3～</text:p>
          </table:table-cell>
          <table:table-cell table:style-name="Default" office:value-type="string" calcext:value-type="string">
            <text:p>Starmarie</text:p>
          </table:table-cell>
          <table:table-cell office:value-type="string" calcext:value-type="string">
            <text:p>OPEN: 18:30 / START: 19:30 br2nADV: 30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0</text:p>
          </table:table-cell>
          <table:table-cell table:style-name="ce42" table:formula="of:=IF([.C700]=[.C701];[.D700]+1;1)" office:value-type="float" office:value="1" calcext:value-type="float">
            <text:p/>
          </table:table-cell>
          <table:table-cell office:value-type="string" calcext:value-type="string">
            <text:p>渋ドルフェス　2014 vol.2</text:p>
          </table:table-cell>
          <table:table-cell table:style-name="Default" office:value-type="string" calcext:value-type="string">
            <text:p>後日発表！！</text:p>
          </table:table-cell>
          <table:table-cell office:value-type="string" calcext:value-type="string">
            <text:p>OPEN: 18:00 / START: 18:30 br2nADV: 3500 / DOOR: 4000 (ドリンク別) br2n※Top Yell最新号付き</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2</text:p>
          </table:table-cell>
          <table:table-cell table:style-name="ce42" table:formula="of:=IF([.C701]=[.C702];[.D701]+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3</text:p>
          </table:table-cell>
          <table:table-cell table:style-name="ce42" table:formula="of:=IF([.C702]=[.C703];[.D702]+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4</text:p>
          </table:table-cell>
          <table:table-cell table:style-name="ce42" table:formula="of:=IF([.C703]=[.C704];[.D703]+1;1)" office:value-type="float" office:value="1" calcext:value-type="float">
            <text:p/>
          </table:table-cell>
          <table:table-cell office:value-type="string" calcext:value-type="string">
            <text:p>SKID ROW ～UNITED WORLD REBELLION TOUR～</text:p>
          </table:table-cell>
          <table:table-cell table:style-name="Default"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8</text:p>
          </table:table-cell>
          <table:table-cell table:style-name="ce42" table:formula="of:=IF([.C704]=[.C705];[.D704]+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CANDY-GO!GO! br2n平成琴姫 br2ntwinkle BEAT stars br2nPreciouSparty / 他 MC 太田ゆうき</text:p>
          </table:table-cell>
          <table:table-cell office:value-type="string" calcext:value-type="string">
            <text:p>OPEN: 17:30 / START: 18:00 br2nADV: 3500 / DOOR: 4000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19</text:p>
          </table:table-cell>
          <table:table-cell table:style-name="ce42" table:formula="of:=IF([.C705]=[.C706];[.D705]+1;1)" office:value-type="float" office:value="1" calcext:value-type="float">
            <text:p/>
          </table:table-cell>
          <table:table-cell office:value-type="string" calcext:value-type="string">
            <text:p>KOTOKO 10th Anniversary Live Tour “47 ARCH”</text:p>
          </table:table-cell>
          <table:table-cell table:style-name="Default"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0</text:p>
          </table:table-cell>
          <table:table-cell table:style-name="ce42" table:formula="of:=IF([.C706]=[.C707];[.D706]+1;1)" office:value-type="float" office:value="1" calcext:value-type="float">
            <text:p/>
          </table:table-cell>
          <table:table-cell office:value-type="string" calcext:value-type="string">
            <text:p>stylish wave EXTRA ‘14 “乱一夜”</text:p>
          </table:table-cell>
          <table:table-cell table:style-name="Default"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2</text:p>
          </table:table-cell>
          <table:table-cell table:style-name="ce42" table:formula="of:=IF([.C707]=[.C708];[.D707]+1;1)" office:value-type="float" office:value="1" calcext:value-type="float">
            <text:p/>
          </table:table-cell>
          <table:table-cell office:value-type="string" calcext:value-type="string">
            <text:p>Breaking pitch</text:p>
          </table:table-cell>
          <table:table-cell table:style-name="Default"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4</text:p>
          </table:table-cell>
          <table:table-cell table:style-name="ce42" table:formula="of:=IF([.C708]=[.C709];[.D708]+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5</text:p>
          </table:table-cell>
          <table:table-cell table:style-name="ce42" table:formula="of:=IF([.C709]=[.C710];[.D709]+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6</text:p>
          </table:table-cell>
          <table:table-cell table:style-name="ce42" table:formula="of:=IF([.C710]=[.C711];[.D710]+1;1)" office:value-type="float" office:value="1" calcext:value-type="float">
            <text:p/>
          </table:table-cell>
          <table:table-cell office:value-type="string" calcext:value-type="string">
            <text:p>INOUEISEKI SP ～やれんのか!!! 異種音楽対決の巻 第2幕～</text:p>
          </table:table-cell>
          <table:table-cell table:style-name="Default"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7</text:p>
          </table:table-cell>
          <table:table-cell table:style-name="ce42" table:formula="of:=IF([.C711]=[.C712];[.D711]+1;1)" office:value-type="float" office:value="1" calcext:value-type="float">
            <text:p/>
          </table:table-cell>
          <table:table-cell office:value-type="string" calcext:value-type="string">
            <text:p>Dorothy Little Happy Live 2014 〜STARTING OVER〜</text:p>
          </table:table-cell>
          <table:table-cell table:style-name="Default"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8</text:p>
          </table:table-cell>
          <table:table-cell table:style-name="ce42" table:formula="of:=IF([.C712]=[.C713];[.D712]+1;1)" office:value-type="float" office:value="1" calcext:value-type="float">
            <text:p/>
          </table:table-cell>
          <table:table-cell office:value-type="string" calcext:value-type="string">
            <text:p>ネギリリペシア</text:p>
          </table:table-cell>
          <table:table-cell table:style-name="Default"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7"/>
        </table:table-row>
        <table:table-row table:style-name="ro8">
          <table:table-cell/>
          <table:table-cell office:value-type="float" office:value="17" calcext:value-type="float">
            <text:p>17</text:p>
          </table:table-cell>
          <table:table-cell table:style-name="ce38" office:value-type="string" calcext:value-type="string">
            <text:p>0429</text:p>
          </table:table-cell>
          <table:table-cell table:style-name="ce42" table:formula="of:=IF([.C713]=[.C714];[.D713]+1;1)" office:value-type="float" office:value="1" calcext:value-type="float">
            <text:p/>
          </table:table-cell>
          <table:table-cell office:value-type="string" calcext:value-type="string">
            <text:p>武藤彩未 DEBUT LIVE 「BIRTH」</text:p>
          </table:table-cell>
          <table:table-cell table:style-name="Default" office:value-type="string" calcext:value-type="string">
            <text:p>武藤彩未</text:p>
          </table:table-cell>
          <table:table-cell office:value-type="string" calcext:value-type="string">
            <text:p>OPEN: 17:45 / START: 18:30 br2nADV: 42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2</text:p>
          </table:table-cell>
          <table:table-cell table:style-name="ce42" table:formula="of:=IF([.C714]=[.C715];[.D714]+1;1)" office:value-type="float" office:value="1" calcext:value-type="float">
            <text:p/>
          </table:table-cell>
          <table:table-cell office:value-type="string" calcext:value-type="string">
            <text:p>忘れらんねえよ主催 ツレ伝ツアー ～序章～</text:p>
          </table:table-cell>
          <table:table-cell table:style-name="Default"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3</text:p>
          </table:table-cell>
          <table:table-cell table:style-name="ce42" table:formula="of:=IF([.C715]=[.C716];[.D715]+1;1)" office:value-type="float" office:value="1" calcext:value-type="float">
            <text:p/>
          </table:table-cell>
          <table:table-cell office:value-type="string" calcext:value-type="string">
            <text:p>東西爆音楽祭</text:p>
          </table:table-cell>
          <table:table-cell table:style-name="Default"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4</text:p>
          </table:table-cell>
          <table:table-cell table:style-name="ce42" table:formula="of:=IF([.C716]=[.C717];[.D716]+1;1)" office:value-type="float" office:value="1" calcext:value-type="float">
            <text:p/>
          </table:table-cell>
          <table:table-cell office:value-type="string" calcext:value-type="string">
            <text:p>～Peace!!The Puzzle Tour 2014～ TOUR FINAL</text:p>
          </table:table-cell>
          <table:table-cell table:style-name="Default"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5</text:p>
          </table:table-cell>
          <table:table-cell table:style-name="ce42" table:formula="of:=IF([.C717]=[.C718];[.D717]+1;1)" office:value-type="float" office:value="1" calcext:value-type="float">
            <text:p/>
          </table:table-cell>
          <table:table-cell office:value-type="string" calcext:value-type="string">
            <text:p>ワカバ LIVE TOUR 2014 超★ド★真ん中</text:p>
          </table:table-cell>
          <table:table-cell table:style-name="Default" office:value-type="string" calcext:value-type="string">
            <text:p>ワカバ</text:p>
          </table:table-cell>
          <table:table-cell office:value-type="string" calcext:value-type="string">
            <text:p>OPEN: 17:30 / START: 18:00 br2nADV: 40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6</text:p>
          </table:table-cell>
          <table:table-cell table:style-name="ce42" table:formula="of:=IF([.C718]=[.C719];[.D718]+1;1)" office:value-type="float" office:value="1" calcext:value-type="float">
            <text:p/>
          </table:table-cell>
          <table:table-cell office:value-type="string" calcext:value-type="string">
            <text:p>LIVE TOUR 2014 心・裸・晩・唱 ～PHASE4～</text:p>
          </table:table-cell>
          <table:table-cell table:style-name="Default" office:value-type="string" calcext:value-type="string">
            <text:p>森久保祥太郎</text:p>
          </table:table-cell>
          <table:table-cell office:value-type="string" calcext:value-type="string">
            <text:p>OPEN: 16:00 / START: 17:00 br2nADV: 6,300 / DOOR: –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7</text:p>
          </table:table-cell>
          <table:table-cell table:style-name="ce42" table:formula="of:=IF([.C719]=[.C720];[.D719]+1;1)" office:value-type="float" office:value="1" calcext:value-type="float">
            <text:p/>
          </table:table-cell>
          <table:table-cell office:value-type="string" calcext:value-type="string">
            <text:p>『 GIRL’S BOMB!! 〜応援会〜 』</text:p>
          </table:table-cell>
          <table:table-cell table:style-name="Default" office:value-type="string" calcext:value-type="string">
            <text:p>アイドルカレッジ br2nChu-Z br2nFleur* br2nIDO★HOLIC br2nハニースパイス br2n合法幼女症候群 br2nヤンチャン学園 br2nアキシブproject br2n他</text:p>
          </table:table-cell>
          <table:table-cell office:value-type="string" calcext:value-type="string">
            <text:p>OPEN: 17:00 / START: 17:3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8</text:p>
          </table:table-cell>
          <table:table-cell table:style-name="ce42" table:formula="of:=IF([.C720]=[.C721];[.D720]+1;1)" office:value-type="float" office:value="1" calcext:value-type="float">
            <text:p/>
          </table:table-cell>
          <table:table-cell office:value-type="string" calcext:value-type="string">
            <text:p>Write the Future</text:p>
          </table:table-cell>
          <table:table-cell table:style-name="Default"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09</text:p>
          </table:table-cell>
          <table:table-cell table:style-name="ce42" table:formula="of:=IF([.C721]=[.C722];[.D721]+1;1)" office:value-type="float" office:value="1" calcext:value-type="float">
            <text:p/>
          </table:table-cell>
          <table:table-cell office:value-type="string" calcext:value-type="string">
            <text:p>激ロックGIG VOL.3</text:p>
          </table:table-cell>
          <table:table-cell table:style-name="Default"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0</text:p>
          </table:table-cell>
          <table:table-cell table:style-name="ce42" table:formula="of:=IF([.C722]=[.C723];[.D722]+1;1)" office:value-type="float" office:value="1" calcext:value-type="float">
            <text:p/>
          </table:table-cell>
          <table:table-cell office:value-type="string" calcext:value-type="string">
            <text:p>One on One Produced by Guitar Magazine</text:p>
          </table:table-cell>
          <table:table-cell table:style-name="Default"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1</text:p>
          </table:table-cell>
          <table:table-cell table:style-name="ce42" table:formula="of:=IF([.C723]=[.C724];[.D723]+1;1)" office:value-type="float" office:value="1" calcext:value-type="float">
            <text:p/>
          </table:table-cell>
          <table:table-cell office:value-type="string" calcext:value-type="string">
            <text:p>nest presents 「ザゼンとオウガ」</text:p>
          </table:table-cell>
          <table:table-cell table:style-name="Default"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3</text:p>
          </table:table-cell>
          <table:table-cell table:style-name="ce42" table:formula="of:=IF([.C724]=[.C725];[.D724]+1;1)" office:value-type="float" office:value="1" calcext:value-type="float">
            <text:p/>
          </table:table-cell>
          <table:table-cell office:value-type="string" calcext:value-type="string">
            <text:p>小桃音まい 5周年記念東名阪ツアー「ダンシン☆民族大移動」</text:p>
          </table:table-cell>
          <table:table-cell table:style-name="Default" office:value-type="string" calcext:value-type="string">
            <text:p>小桃音まい</text:p>
          </table:table-cell>
          <table:table-cell office:value-type="string" calcext:value-type="string">
            <text:p>OPEN: 17:30 / START: 18:00 br2nADV: 30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4</text:p>
          </table:table-cell>
          <table:table-cell table:style-name="ce42" table:formula="of:=IF([.C725]=[.C726];[.D725]+1;1)" office:value-type="float" office:value="1" calcext:value-type="float">
            <text:p/>
          </table:table-cell>
          <table:table-cell office:value-type="string" calcext:value-type="string">
            <text:p>良いLIVEはじめました</text:p>
          </table:table-cell>
          <table:table-cell table:style-name="Default"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5</text:p>
          </table:table-cell>
          <table:table-cell table:style-name="ce42" table:formula="of:=IF([.C726]=[.C727];[.D726]+1;1)" office:value-type="float" office:value="1" calcext:value-type="float">
            <text:p/>
          </table:table-cell>
          <table:table-cell office:value-type="string" calcext:value-type="string">
            <text:p>LoVendoЯ LIVE TOUR 2014 SprinteЯ ～Bitter&amp;Sweet～</text:p>
          </table:table-cell>
          <table:table-cell table:style-name="Default"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6</text:p>
          </table:table-cell>
          <table:table-cell table:style-name="ce42" table:formula="of:=IF([.C727]=[.C728];[.D727]+1;1)" office:value-type="float" office:value="1" calcext:value-type="float">
            <text:p/>
          </table:table-cell>
          <table:table-cell office:value-type="string" calcext:value-type="string">
            <text:p>TREASURE SQUARE</text:p>
          </table:table-cell>
          <table:table-cell table:style-name="Default"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7</text:p>
          </table:table-cell>
          <table:table-cell table:style-name="ce42" table:formula="of:=IF([.C728]=[.C729];[.D728]+1;1)" office:value-type="float" office:value="1" calcext:value-type="float">
            <text:p/>
          </table:table-cell>
          <table:table-cell office:value-type="string" calcext:value-type="string">
            <text:p>「円山町Mixture Night!! 2014」〜MAGUMI (LA-PPISCH) Produce!〜</text:p>
          </table:table-cell>
          <table:table-cell table:style-name="Default"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8</text:p>
          </table:table-cell>
          <table:table-cell table:style-name="ce42" table:formula="of:=IF([.C729]=[.C730];[.D729]+1;1)" office:value-type="float" office:value="1" calcext:value-type="float">
            <text:p/>
          </table:table-cell>
          <table:table-cell office:value-type="string" calcext:value-type="string">
            <text:p>Brand New VibeのTokyo LIVE Kingdom☆</text:p>
          </table:table-cell>
          <table:table-cell table:style-name="Default"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19</text:p>
          </table:table-cell>
          <table:table-cell table:style-name="ce42" table:formula="of:=IF([.C730]=[.C731];[.D730]+1;1)" office:value-type="float" office:value="1" calcext:value-type="float">
            <text:p/>
          </table:table-cell>
          <table:table-cell office:value-type="string" calcext:value-type="string">
            <text:p>ØØØ TOUR 2013-2014</text:p>
          </table:table-cell>
          <table:table-cell table:style-name="Default"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0</text:p>
          </table:table-cell>
          <table:table-cell table:style-name="ce42" table:formula="of:=IF([.C731]=[.C732];[.D731]+1;1)" office:value-type="float" office:value="1" calcext:value-type="float">
            <text:p/>
          </table:table-cell>
          <table:table-cell office:value-type="string" calcext:value-type="string">
            <text:p>“Kill The Power” JAPAN TOUR</text:p>
          </table:table-cell>
          <table:table-cell table:style-name="Default" office:value-type="string" calcext:value-type="string">
            <text:p>SKINDRED</text:p>
          </table:table-cell>
          <table:table-cell office:value-type="string" calcext:value-type="string">
            <text:p>OPEN: 18:00 / START: 19:00 br2nADV: 38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1</text:p>
          </table:table-cell>
          <table:table-cell table:style-name="ce42" table:formula="of:=IF([.C732]=[.C733];[.D732]+1;1)" office:value-type="float" office:value="1" calcext:value-type="float">
            <text:p/>
          </table:table-cell>
          <table:table-cell office:value-type="string" calcext:value-type="string">
            <text:p>EARNEST GAMES -Damned parts shit “Key”-</text:p>
          </table:table-cell>
          <table:table-cell table:style-name="Default"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2</text:p>
          </table:table-cell>
          <table:table-cell table:style-name="ce42" table:formula="of:=IF([.C733]=[.C734];[.D733]+1;1)" office:value-type="float" office:value="1" calcext:value-type="float">
            <text:p/>
          </table:table-cell>
          <table:table-cell office:value-type="string" calcext:value-type="string">
            <text:p>この唄が、あなたに届きますように…☆vol.8</text:p>
          </table:table-cell>
          <table:table-cell table:style-name="Default"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5</text:p>
          </table:table-cell>
          <table:table-cell table:style-name="ce42" table:formula="of:=IF([.C734]=[.C735];[.D734]+1;1)" office:value-type="float" office:value="1" calcext:value-type="float">
            <text:p/>
          </table:table-cell>
          <table:table-cell office:value-type="string" calcext:value-type="string">
            <text:p>“V-BAND 祭”～春爛漫ツアー 2014～</text:p>
          </table:table-cell>
          <table:table-cell table:style-name="Default"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6</text:p>
          </table:table-cell>
          <table:table-cell table:style-name="ce42" table:formula="of:=IF([.C735]=[.C736];[.D735]+1;1)" office:value-type="float" office:value="1" calcext:value-type="float">
            <text:p/>
          </table:table-cell>
          <table:table-cell office:value-type="string" calcext:value-type="string">
            <text:p>wyse × ν［NEU］「2MAN」～60min×2～</text:p>
          </table:table-cell>
          <table:table-cell table:style-name="Default" office:value-type="string" calcext:value-type="string">
            <text:p>wyse br2nν［NEU］</text:p>
          </table:table-cell>
          <table:table-cell office:value-type="string" calcext:value-type="string">
            <text:p>OPEN: 16:00 / START: 16:30 br2nADV: 40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7</text:p>
          </table:table-cell>
          <table:table-cell table:style-name="ce42" table:formula="of:=IF([.C736]=[.C737];[.D736]+1;1)" office:value-type="float" office:value="1" calcext:value-type="float">
            <text:p/>
          </table:table-cell>
          <table:table-cell office:value-type="string" calcext:value-type="string">
            <text:p>Yeti Presents 「しゅしゃいらいぶ　＃２」</text:p>
          </table:table-cell>
          <table:table-cell table:style-name="Default"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8</text:p>
          </table:table-cell>
          <table:table-cell table:style-name="ce42" table:formula="of:=IF([.C737]=[.C738];[.D737]+1;1)" office:value-type="float" office:value="1" calcext:value-type="float">
            <text:p/>
          </table:table-cell>
          <table:table-cell office:value-type="string" calcext:value-type="string">
            <text:p>本当に帰ってきたヘビーメタルTOUR 2014</text:p>
          </table:table-cell>
          <table:table-cell table:style-name="Default" office:value-type="string" calcext:value-type="string">
            <text:p>THE冠</text:p>
          </table:table-cell>
          <table:table-cell office:value-type="string" calcext:value-type="string">
            <text:p>OPEN: 18:30 / START: 19:00 br2nADV: 3500 / DOOR: 未定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29</text:p>
          </table:table-cell>
          <table:table-cell table:style-name="ce42" table:formula="of:=IF([.C738]=[.C739];[.D738]+1;1)" office:value-type="float" office:value="1" calcext:value-type="float">
            <text:p/>
          </table:table-cell>
          <table:table-cell office:value-type="string" calcext:value-type="string">
            <text:p>「究極のレッドツェッペリン完全再現ライブ！」</text:p>
          </table:table-cell>
          <table:table-cell table:style-name="Default" office:value-type="string" calcext:value-type="string">
            <text:p>CINNAMON</text:p>
          </table:table-cell>
          <table:table-cell office:value-type="string" calcext:value-type="string">
            <text:p>OPEN: 18:00 / START: 18:30 br2nADV: 4500 / DOOR: 5000 (ドリンク別)</text:p>
          </table:table-cell>
          <table:table-cell table:number-columns-repeated="1017"/>
        </table:table-row>
        <table:table-row table:style-name="ro8">
          <table:table-cell/>
          <table:table-cell office:value-type="float" office:value="18" calcext:value-type="float">
            <text:p>18</text:p>
          </table:table-cell>
          <table:table-cell table:style-name="ce38" office:value-type="string" calcext:value-type="string">
            <text:p>0430</text:p>
          </table:table-cell>
          <table:table-cell table:style-name="ce42" table:formula="of:=IF([.C739]=[.C740];[.D739]+1;1)" office:value-type="float" office:value="1" calcext:value-type="float">
            <text:p/>
          </table:table-cell>
          <table:table-cell office:value-type="string" calcext:value-type="string">
            <text:p>『MASOCHIST RED SHOWCASE』～WICKED OF BLAZE～</text:p>
          </table:table-cell>
          <table:table-cell table:style-name="Default"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2</text:p>
          </table:table-cell>
          <table:table-cell table:style-name="ce42" table:formula="of:=IF([.C740]=[.C741];[.D740]+1;1)" office:value-type="float" office:value="1" calcext:value-type="float">
            <text:p/>
          </table:table-cell>
          <table:table-cell office:value-type="string" calcext:value-type="string">
            <text:p>Mount:CircleSound</text:p>
          </table:table-cell>
          <table:table-cell table:style-name="Default"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3</text:p>
          </table:table-cell>
          <table:table-cell table:style-name="ce42" table:formula="of:=IF([.C741]=[.C742];[.D741]+1;1)" office:value-type="float" office:value="1" calcext:value-type="float">
            <text:p/>
          </table:table-cell>
          <table:table-cell office:value-type="string" calcext:value-type="string">
            <text:p>MARUYAMA MUSICS</text:p>
          </table:table-cell>
          <table:table-cell table:style-name="Default"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4</text:p>
          </table:table-cell>
          <table:table-cell table:style-name="ce42" table:formula="of:=IF([.C742]=[.C743];[.D742]+1;1)" office:value-type="float" office:value="1" calcext:value-type="float">
            <text:p/>
          </table:table-cell>
          <table:table-cell office:value-type="string" calcext:value-type="string">
            <text:p>HARU GA KITA</text:p>
          </table:table-cell>
          <table:table-cell table:style-name="Default"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5</text:p>
          </table:table-cell>
          <table:table-cell table:style-name="ce42" table:formula="of:=IF([.C743]=[.C744];[.D743]+1;1)" office:value-type="float" office:value="1" calcext:value-type="float">
            <text:p/>
          </table:table-cell>
          <table:table-cell office:value-type="string" calcext:value-type="string">
            <text:p>「ラピスTrick ♡ partⅡ 」 -蒼姫ラピス生誕祭 in渋谷-</text:p>
          </table:table-cell>
          <table:table-cell table:style-name="Default"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5</text:p>
          </table:table-cell>
          <table:table-cell table:style-name="ce42" table:formula="of:=IF([.C744]=[.C745];[.D744]+1;1)" office:value-type="float" office:value="2" calcext:value-type="float">
            <text:p/>
          </table:table-cell>
          <table:table-cell office:value-type="string" calcext:value-type="string">
            <text:p>Electro.muster Night2 Re:play</text:p>
          </table:table-cell>
          <table:table-cell table:style-name="Default"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7</text:p>
          </table:table-cell>
          <table:table-cell table:style-name="ce42" table:formula="of:=IF([.C745]=[.C746];[.D745]+1;1)" office:value-type="float" office:value="1" calcext:value-type="float">
            <text:p/>
          </table:table-cell>
          <table:table-cell office:value-type="string" calcext:value-type="string">
            <text:p>MARUYAMA MUISCS</text:p>
          </table:table-cell>
          <table:table-cell table:style-name="Default"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8</text:p>
          </table:table-cell>
          <table:table-cell table:style-name="ce42" table:formula="of:=IF([.C746]=[.C747];[.D746]+1;1)" office:value-type="float" office:value="1" calcext:value-type="float">
            <text:p/>
          </table:table-cell>
          <table:table-cell office:value-type="string" calcext:value-type="string">
            <text:p>Mount:CircleSound</text:p>
          </table:table-cell>
          <table:table-cell table:style-name="Default"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09</text:p>
          </table:table-cell>
          <table:table-cell table:style-name="ce42" table:formula="of:=IF([.C747]=[.C748];[.D747]+1;1)" office:value-type="float" office:value="1" calcext:value-type="float">
            <text:p/>
          </table:table-cell>
          <table:table-cell office:value-type="string" calcext:value-type="string">
            <text:p>shibuya audiovisual education</text:p>
          </table:table-cell>
          <table:table-cell table:style-name="Default" office:value-type="string" calcext:value-type="string">
            <text:p>AZUMA HITOMIbr2n末広アンテナbr2nせきらら渋谷爆少女br2n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0</text:p>
          </table:table-cell>
          <table:table-cell table:style-name="ce42" table:formula="of:=IF([.C748]=[.C749];[.D748]+1;1)" office:value-type="float" office:value="1" calcext:value-type="float">
            <text:p/>
          </table:table-cell>
          <table:table-cell office:value-type="string" calcext:value-type="string">
            <text:p>MARUYAMA ROCKS</text:p>
          </table:table-cell>
          <table:table-cell table:style-name="Default" office:value-type="string" calcext:value-type="string">
            <text:p>嘘とカメレオンbr2nSad Geniusbr2nRiver Side Sea Sidebr2nThe BEMS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1</text:p>
          </table:table-cell>
          <table:table-cell table:style-name="ce42" table:formula="of:=IF([.C749]=[.C750];[.D749]+1;1)" office:value-type="float" office:value="1" calcext:value-type="float">
            <text:p/>
          </table:table-cell>
          <table:table-cell office:value-type="string" calcext:value-type="string">
            <text:p>ワンダフルボーイズbr2n”スローリースローリースローリーナイト”リリース記念ライブ br2n「THIS IS PARTY!!!」</text:p>
          </table:table-cell>
          <table:table-cell table:style-name="Default"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2</text:p>
          </table:table-cell>
          <table:table-cell table:style-name="ce42" table:formula="of:=IF([.C750]=[.C751];[.D750]+1;1)" office:value-type="float" office:value="1" calcext:value-type="float">
            <text:p/>
          </table:table-cell>
          <table:table-cell office:value-type="string" calcext:value-type="string">
            <text:p>「渋谷丼」 – toitoitoi どんぶり巡りファイナル -</text:p>
          </table:table-cell>
          <table:table-cell table:style-name="Default"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3</text:p>
          </table:table-cell>
          <table:table-cell table:style-name="ce42" table:formula="of:=IF([.C751]=[.C752];[.D751]+1;1)" office:value-type="float" office:value="1" calcext:value-type="float">
            <text:p/>
          </table:table-cell>
          <table:table-cell office:value-type="string" calcext:value-type="string">
            <text:p>STYLE BAND TOKYO 2014</text:p>
          </table:table-cell>
          <table:table-cell table:style-name="Default"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4</text:p>
          </table:table-cell>
          <table:table-cell table:style-name="ce42" table:formula="of:=IF([.C752]=[.C753];[.D752]+1;1)" office:value-type="float" office:value="1" calcext:value-type="float">
            <text:p/>
          </table:table-cell>
          <table:table-cell office:value-type="string" calcext:value-type="string">
            <text:p>P-VINE presents SCREAMING MALDINI Japan tour 2014</text:p>
          </table:table-cell>
          <table:table-cell table:style-name="Default"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7</text:p>
          </table:table-cell>
          <table:table-cell table:style-name="ce42" table:formula="of:=IF([.C753]=[.C754];[.D753]+1;1)" office:value-type="float" office:value="1" calcext:value-type="float">
            <text:p/>
          </table:table-cell>
          <table:table-cell office:value-type="string" calcext:value-type="string">
            <text:p>A HARU DESU NE</text:p>
          </table:table-cell>
          <table:table-cell table:style-name="Default"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19</text:p>
          </table:table-cell>
          <table:table-cell table:style-name="ce42" table:formula="of:=IF([.C754]=[.C755];[.D754]+1;1)" office:value-type="float" office:value="1" calcext:value-type="float">
            <text:p/>
          </table:table-cell>
          <table:table-cell office:value-type="string" calcext:value-type="string">
            <text:p>MUSIC TRAIL</text:p>
          </table:table-cell>
          <table:table-cell table:style-name="Default"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0</text:p>
          </table:table-cell>
          <table:table-cell table:style-name="ce42" table:formula="of:=IF([.C755]=[.C756];[.D755]+1;1)" office:value-type="float" office:value="1" calcext:value-type="float">
            <text:p/>
          </table:table-cell>
          <table:table-cell office:value-type="string" calcext:value-type="string">
            <text:p>いいにおいのするALCESTワンマンSHOW!</text:p>
          </table:table-cell>
          <table:table-cell table:style-name="Default" office:value-type="string" calcext:value-type="string">
            <text:p>ALCEST</text:p>
          </table:table-cell>
          <table:table-cell office:value-type="string" calcext:value-type="string">
            <text:p>OPEN: 18:00 / START: 19:00 br2nADV: 5000 / DOOR: 5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1</text:p>
          </table:table-cell>
          <table:table-cell table:style-name="ce42" table:formula="of:=IF([.C756]=[.C757];[.D756]+1;1)" office:value-type="float" office:value="1" calcext:value-type="float">
            <text:p/>
          </table:table-cell>
          <table:table-cell office:value-type="string" calcext:value-type="string">
            <text:p>MAC URA YAK</text:p>
          </table:table-cell>
          <table:table-cell table:style-name="Default"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2</text:p>
          </table:table-cell>
          <table:table-cell table:style-name="ce42" table:formula="of:=IF([.C757]=[.C758];[.D757]+1;1)" office:value-type="float" office:value="1" calcext:value-type="float">
            <text:p/>
          </table:table-cell>
          <table:table-cell office:value-type="string" calcext:value-type="string">
            <text:p>Mount:CircleSound</text:p>
          </table:table-cell>
          <table:table-cell table:style-name="Default"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3</text:p>
          </table:table-cell>
          <table:table-cell table:style-name="ce42" table:formula="of:=IF([.C758]=[.C759];[.D758]+1;1)" office:value-type="float" office:value="1" calcext:value-type="float">
            <text:p/>
          </table:table-cell>
          <table:table-cell office:value-type="string" calcext:value-type="string">
            <text:p>CHIN-DON</text:p>
          </table:table-cell>
          <table:table-cell table:style-name="Default" office:value-type="string" calcext:value-type="string">
            <text:p>DYGLbr2nNohtenkigengobr2nYOUTHSbr2nwanna-gonnabr2n他</text:p>
          </table:table-cell>
          <table:table-cell office:value-type="string" calcext:value-type="string">
            <text:p>OPEN: 18:00 / START: 18:00 br2nADV: 2000 / DOOR: 2300 (ドリンク別) br2n2日間通し券: 3000(各日ドリンク代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4</text:p>
          </table:table-cell>
          <table:table-cell table:style-name="ce42" table:formula="of:=IF([.C759]=[.C760];[.D759]+1;1)" office:value-type="float" office:value="1" calcext:value-type="float">
            <text:p/>
          </table:table-cell>
          <table:table-cell office:value-type="string" calcext:value-type="string">
            <text:p>CHIN-DON</text:p>
          </table:table-cell>
          <table:table-cell table:style-name="Default" office:value-type="string" calcext:value-type="string">
            <text:p>Ykiki Beatbr2nFar Farmbr2n他</text:p>
          </table:table-cell>
          <table:table-cell office:value-type="string" calcext:value-type="string">
            <text:p>OPEN: 18:00 / START: 18:00 br2nADV: 2000 / DOOR: 2300 (ドリンク別)br2n2日間通し券: 3000(各日ドリンク代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8</text:p>
          </table:table-cell>
          <table:table-cell table:style-name="ce42" table:formula="of:=IF([.C760]=[.C761];[.D760]+1;1)" office:value-type="float" office:value="1" calcext:value-type="float">
            <text:p/>
          </table:table-cell>
          <table:table-cell office:value-type="string" calcext:value-type="string">
            <text:p>トリプルファイヤー自主企画vol.4「MIND ASSASSIN」</text:p>
          </table:table-cell>
          <table:table-cell table:style-name="Default"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29</text:p>
          </table:table-cell>
          <table:table-cell table:style-name="ce42" table:formula="of:=IF([.C761]=[.C762];[.D761]+1;1)" office:value-type="float" office:value="1" calcext:value-type="float">
            <text:p/>
          </table:table-cell>
          <table:table-cell office:value-type="string" calcext:value-type="string">
            <text:p>sjue 10th Birthday ツーマンライブ</text:p>
          </table:table-cell>
          <table:table-cell table:style-name="Default"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7"/>
        </table:table-row>
        <table:table-row table:style-name="ro8">
          <table:table-cell/>
          <table:table-cell office:value-type="float" office:value="19" calcext:value-type="float">
            <text:p>19</text:p>
          </table:table-cell>
          <table:table-cell table:style-name="ce38" office:value-type="string" calcext:value-type="string">
            <text:p>0430</text:p>
          </table:table-cell>
          <table:table-cell table:style-name="ce42" table:formula="of:=IF([.C762]=[.C763];[.D762]+1;1)" office:value-type="float" office:value="1" calcext:value-type="float">
            <text:p/>
          </table:table-cell>
          <table:table-cell office:value-type="string" calcext:value-type="string">
            <text:p>Mount:CircleSound</text:p>
          </table:table-cell>
          <table:table-cell table:style-name="Default"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2</text:p>
          </table:table-cell>
          <table:table-cell table:style-name="ce42" table:formula="of:=IF([.C763]=[.C764];[.D763]+1;1)" office:value-type="float" office:value="1" calcext:value-type="float">
            <text:p/>
          </table:table-cell>
          <table:table-cell office:value-type="string" calcext:value-type="string">
            <text:p>Beyond all imagination</text:p>
          </table:table-cell>
          <table:table-cell table:style-name="Default"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3</text:p>
          </table:table-cell>
          <table:table-cell table:style-name="ce42" table:formula="of:=IF([.C764]=[.C765];[.D764]+1;1)" office:value-type="float" office:value="1" calcext:value-type="float">
            <text:p/>
          </table:table-cell>
          <table:table-cell office:value-type="string" calcext:value-type="string">
            <text:p>hybrid spring sounds</text:p>
          </table:table-cell>
          <table:table-cell table:style-name="Default"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4</text:p>
          </table:table-cell>
          <table:table-cell table:style-name="ce42" table:formula="of:=IF([.C765]=[.C766];[.D765]+1;1)" office:value-type="float" office:value="1" calcext:value-type="float">
            <text:p/>
          </table:table-cell>
          <table:table-cell office:value-type="string" calcext:value-type="string">
            <text:p>Qaijff 1st FullAlbum『クアイフ』release 東名阪 tour “ピラミッドを崩せツアー”</text:p>
          </table:table-cell>
          <table:table-cell table:style-name="Default" office:value-type="string" calcext:value-type="string">
            <text:p>QaijffTaro&amp;Jiro / 他</text:p>
          </table:table-cell>
          <table:table-cell office:value-type="string" calcext:value-type="string">
            <text:p>OPEN: 18:30 / START: 19:00 br2nADV: 20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5</text:p>
          </table:table-cell>
          <table:table-cell table:style-name="ce42" table:formula="of:=IF([.C766]=[.C767];[.D766]+1;1)" office:value-type="float" office:value="1" calcext:value-type="float">
            <text:p/>
          </table:table-cell>
          <table:table-cell office:value-type="string" calcext:value-type="string">
            <text:p>GRIKOの若手狩りTOKYO</text:p>
          </table:table-cell>
          <table:table-cell table:style-name="Default"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7</text:p>
          </table:table-cell>
          <table:table-cell table:style-name="ce42" table:formula="of:=IF([.C767]=[.C768];[.D767]+1;1)" office:value-type="float" office:value="1" calcext:value-type="float">
            <text:p/>
          </table:table-cell>
          <table:table-cell office:value-type="string" calcext:value-type="string">
            <text:p>春の大三角形</text:p>
          </table:table-cell>
          <table:table-cell table:style-name="Default"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8</text:p>
          </table:table-cell>
          <table:table-cell table:style-name="ce42" table:formula="of:=IF([.C768]=[.C769];[.D768]+1;1)" office:value-type="float" office:value="1" calcext:value-type="float">
            <text:p/>
          </table:table-cell>
          <table:table-cell office:value-type="string" calcext:value-type="string">
            <text:p>ghostnote大平 presents バトンでタッチ!</text:p>
          </table:table-cell>
          <table:table-cell table:style-name="Default"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8</text:p>
          </table:table-cell>
          <table:table-cell table:style-name="ce42" table:formula="of:=IF([.C769]=[.C770];[.D769]+1;1)" office:value-type="float" office:value="2" calcext:value-type="float">
            <text:p/>
          </table:table-cell>
          <table:table-cell office:value-type="string" calcext:value-type="string">
            <text:p>「ラブロベリー」発売記念ワンマンライブ 『LOVE &amp; THANKS Ⅶ』</text:p>
          </table:table-cell>
          <table:table-cell table:style-name="Default"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text:p>
          </table:table-cell>
          <table:table-cell office:value-type="string" calcext:value-type="string">
            <text:p>OPEN: 18:30 / START: 19:0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09</text:p>
          </table:table-cell>
          <table:table-cell table:style-name="ce42" table:formula="of:=IF([.C770]=[.C771];[.D770]+1;1)" office:value-type="float" office:value="1" calcext:value-type="float">
            <text:p/>
          </table:table-cell>
          <table:table-cell office:value-type="string" calcext:value-type="string">
            <text:p>唄のチカラ</text:p>
          </table:table-cell>
          <table:table-cell table:style-name="Default"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0</text:p>
          </table:table-cell>
          <table:table-cell table:style-name="ce42" table:formula="of:=IF([.C771]=[.C772];[.D771]+1;1)" office:value-type="float" office:value="1" calcext:value-type="float">
            <text:p/>
          </table:table-cell>
          <table:table-cell office:value-type="string" calcext:value-type="string">
            <text:p>Rock Tribe</text:p>
          </table:table-cell>
          <table:table-cell table:style-name="Default"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1</text:p>
          </table:table-cell>
          <table:table-cell table:style-name="ce42" table:formula="of:=IF([.C772]=[.C773];[.D772]+1;1)" office:value-type="float" office:value="1" calcext:value-type="float">
            <text:p/>
          </table:table-cell>
          <table:table-cell office:value-type="string" calcext:value-type="string">
            <text:p>ジラフポット 『Hydro human』 リリースツアー</text:p>
          </table:table-cell>
          <table:table-cell table:style-name="Default"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2</text:p>
          </table:table-cell>
          <table:table-cell table:style-name="ce42" table:formula="of:=IF([.C773]=[.C774];[.D773]+1;1)" office:value-type="float" office:value="1" calcext:value-type="float">
            <text:p/>
          </table:table-cell>
          <table:table-cell office:value-type="string" calcext:value-type="string">
            <text:p>chaqq IN JAPAN FES. 2014</text:p>
          </table:table-cell>
          <table:table-cell table:style-name="Default"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3</text:p>
          </table:table-cell>
          <table:table-cell table:style-name="ce42" table:formula="of:=IF([.C774]=[.C775];[.D774]+1;1)" office:value-type="float" office:value="1" calcext:value-type="float">
            <text:p/>
          </table:table-cell>
          <table:table-cell office:value-type="string" calcext:value-type="string">
            <text:p>SPLASH&amp;FUNNY’S RECO. Presents 「SPLASH&amp;FUNNY’S ROCK Vol.1」</text:p>
          </table:table-cell>
          <table:table-cell table:style-name="Default"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4</text:p>
          </table:table-cell>
          <table:table-cell table:style-name="ce42" table:formula="of:=IF([.C775]=[.C776];[.D775]+1;1)" office:value-type="float" office:value="1" calcext:value-type="float">
            <text:p/>
          </table:table-cell>
          <table:table-cell office:value-type="string" calcext:value-type="string">
            <text:p>fateful encounters</text:p>
          </table:table-cell>
          <table:table-cell table:style-name="Default"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5</text:p>
          </table:table-cell>
          <table:table-cell table:style-name="ce42" table:formula="of:=IF([.C776]=[.C777];[.D776]+1;1)" office:value-type="float" office:value="1" calcext:value-type="float">
            <text:p/>
          </table:table-cell>
          <table:table-cell office:value-type="string" calcext:value-type="string">
            <text:p>SUGAWARA × Crest Presents 「HELLO!! ROCK STAR☆」</text:p>
          </table:table-cell>
          <table:table-cell table:style-name="Default" office:value-type="string" calcext:value-type="string">
            <text:p>mimic br2nTE:D bot br2nClock Locks br2nFEVER☆FEW / 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6</text:p>
          </table:table-cell>
          <table:table-cell table:style-name="ce42" table:formula="of:=IF([.C777]=[.C778];[.D777]+1;1)" office:value-type="float" office:value="1" calcext:value-type="float">
            <text:p/>
          </table:table-cell>
          <table:table-cell office:value-type="string" calcext:value-type="string">
            <text:p>春うらら</text:p>
          </table:table-cell>
          <table:table-cell table:style-name="Default" office:value-type="string" calcext:value-type="string">
            <text:p>ラックライフ br2nアオイハル br2nPURPLE HUMPTYセプテンバーミー NEW!! / 他</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7</text:p>
          </table:table-cell>
          <table:table-cell table:style-name="ce42" table:formula="of:=IF([.C778]=[.C779];[.D778]+1;1)" office:value-type="float" office:value="1" calcext:value-type="float">
            <text:p/>
          </table:table-cell>
          <table:table-cell office:value-type="string" calcext:value-type="string">
            <text:p>M.Pire DVDマガジン「Story #01」創刊記念 TALK&amp;LIVE 昼の部</text:p>
          </table:table-cell>
          <table:table-cell table:style-name="Default" office:value-type="string" calcext:value-type="string">
            <text:p>M.Pire</text:p>
          </table:table-cell>
          <table:table-cell office:value-type="string" calcext:value-type="string">
            <text:p>OPEN: 13:00 / START: 14:00 br2nADV: 48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7</text:p>
          </table:table-cell>
          <table:table-cell table:style-name="ce42" table:formula="of:=IF([.C779]=[.C780];[.D779]+1;1)" office:value-type="float" office:value="2" calcext:value-type="float">
            <text:p/>
          </table:table-cell>
          <table:table-cell office:value-type="string" calcext:value-type="string">
            <text:p>M.Pire DVDマガジン「Story #01」創刊記念 TALK&amp;LIVE 夜の部</text:p>
          </table:table-cell>
          <table:table-cell table:style-name="Default" office:value-type="string" calcext:value-type="string">
            <text:p>M.Pire</text:p>
          </table:table-cell>
          <table:table-cell office:value-type="string" calcext:value-type="string">
            <text:p>OPEN: 18:00 / START: 19:00 br2nADV: 48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8</text:p>
          </table:table-cell>
          <table:table-cell table:style-name="ce42" table:formula="of:=IF([.C780]=[.C781];[.D780]+1;1)" office:value-type="float" office:value="1" calcext:value-type="float">
            <text:p/>
          </table:table-cell>
          <table:table-cell office:value-type="string" calcext:value-type="string">
            <text:p>疾走！道玄坂</text:p>
          </table:table-cell>
          <table:table-cell table:style-name="Default" office:value-type="string" calcext:value-type="string">
            <text:p>ルーディノセンス br2n大木ハルミ / 他</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9</text:p>
          </table:table-cell>
          <table:table-cell table:style-name="ce42" table:formula="of:=IF([.C781]=[.C782];[.D781]+1;1)" office:value-type="float" office:value="1" calcext:value-type="float">
            <text:p/>
          </table:table-cell>
          <table:table-cell office:value-type="string" calcext:value-type="string">
            <text:p>オルタナティブ和太鼓ユニット バチあたりLIVE『翔ぶが如く』</text:p>
          </table:table-cell>
          <table:table-cell table:style-name="Default"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19</text:p>
          </table:table-cell>
          <table:table-cell table:style-name="ce42" table:formula="of:=IF([.C782]=[.C783];[.D782]+1;1)" office:value-type="float" office:value="2" calcext:value-type="float">
            <text:p/>
          </table:table-cell>
          <table:table-cell office:value-type="string" calcext:value-type="string">
            <text:p>アブフォーマルナイン in 東京</text:p>
          </table:table-cell>
          <table:table-cell table:style-name="Default"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0</text:p>
          </table:table-cell>
          <table:table-cell table:style-name="ce42" table:formula="of:=IF([.C783]=[.C784];[.D783]+1;1)" office:value-type="float" office:value="1" calcext:value-type="float">
            <text:p/>
          </table:table-cell>
          <table:table-cell office:value-type="string" calcext:value-type="string">
            <text:p>ひなたワンマンライブbr2n〜陽のあたる場所へ〜new single release party!!</text:p>
          </table:table-cell>
          <table:table-cell table:style-name="Default" office:value-type="string" calcext:value-type="string">
            <text:p>ひなた</text:p>
          </table:table-cell>
          <table:table-cell office:value-type="string" calcext:value-type="string">
            <text:p>OPEN: 11:30 / START: 12:00 br2nADV: 3000 / DOOR: 35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0</text:p>
          </table:table-cell>
          <table:table-cell table:style-name="ce42" table:formula="of:=IF([.C784]=[.C785];[.D784]+1;1)" office:value-type="float" office:value="2" calcext:value-type="float">
            <text:p/>
          </table:table-cell>
          <table:table-cell office:value-type="string" calcext:value-type="string">
            <text:p>bye-bye circus ワンマンライブbr2n「カルナバル」new single release party!!</text:p>
          </table:table-cell>
          <table:table-cell table:style-name="Default" office:value-type="string" calcext:value-type="string">
            <text:p>bye-bye circus</text:p>
          </table:table-cell>
          <table:table-cell office:value-type="string" calcext:value-type="string">
            <text:p>OPEN: 17:30 / START: 18:00 br2nADV: 3000 / DOOR: 35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1</text:p>
          </table:table-cell>
          <table:table-cell table:style-name="ce42" table:formula="of:=IF([.C785]=[.C786];[.D785]+1;1)" office:value-type="float" office:value="1" calcext:value-type="float">
            <text:p/>
          </table:table-cell>
          <table:table-cell office:value-type="string" calcext:value-type="string">
            <text:p>Seeing is believing</text:p>
          </table:table-cell>
          <table:table-cell table:style-name="Default"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2</text:p>
          </table:table-cell>
          <table:table-cell table:style-name="ce42" table:formula="of:=IF([.C786]=[.C787];[.D786]+1;1)" office:value-type="float" office:value="1" calcext:value-type="float">
            <text:p/>
          </table:table-cell>
          <table:table-cell office:value-type="string" calcext:value-type="string">
            <text:p>LILY　〜Iだとか、Youだとか『DA“TO LOVE”』TOUR〜</text:p>
          </table:table-cell>
          <table:table-cell table:style-name="Default"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3</text:p>
          </table:table-cell>
          <table:table-cell table:style-name="ce42" table:formula="of:=IF([.C787]=[.C788];[.D787]+1;1)" office:value-type="float" office:value="1" calcext:value-type="float">
            <text:p/>
          </table:table-cell>
          <table:table-cell office:value-type="string" calcext:value-type="string">
            <text:p>リムキャット presents 「foot print」</text:p>
          </table:table-cell>
          <table:table-cell table:style-name="Default" office:value-type="string" calcext:value-type="string">
            <text:p>リムキャット br2nらしさの逢りか br2nFarEastMaze br2nTHE TEENAGE KISSERS33Insanity’sVertebra</text:p>
          </table:table-cell>
          <table:table-cell office:value-type="string" calcext:value-type="string">
            <text:p>OPEN: 18:00 / START: 18:3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4</text:p>
          </table:table-cell>
          <table:table-cell table:style-name="ce42" table:formula="of:=IF([.C788]=[.C789];[.D788]+1;1)" office:value-type="float" office:value="1" calcext:value-type="float">
            <text:p/>
          </table:table-cell>
          <table:table-cell office:value-type="string" calcext:value-type="string">
            <text:p>-</text:p>
          </table:table-cell>
          <table:table-cell table:style-name="Default" office:value-type="string" calcext:value-type="string">
            <text:p>宇宙まお</text:p>
          </table:table-cell>
          <table:table-cell office:value-type="string" calcext:value-type="string">
            <text:p>OPEN: 19:00 / START: 19:30 br2nADV: 1500 / DOOR: –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5</text:p>
          </table:table-cell>
          <table:table-cell table:style-name="ce42" table:formula="of:=IF([.C789]=[.C790];[.D789]+1;1)" office:value-type="float" office:value="1" calcext:value-type="float">
            <text:p/>
          </table:table-cell>
          <table:table-cell office:value-type="string" calcext:value-type="string">
            <text:p>パラノイアツアー 東京編　</text:p>
          </table:table-cell>
          <table:table-cell table:style-name="Default"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6</text:p>
          </table:table-cell>
          <table:table-cell table:style-name="ce42" table:formula="of:=IF([.C790]=[.C791];[.D790]+1;1)" office:value-type="float" office:value="1" calcext:value-type="float">
            <text:p/>
          </table:table-cell>
          <table:table-cell office:value-type="string" calcext:value-type="string">
            <text:p>Saturday lunch time acoustic show</text:p>
          </table:table-cell>
          <table:table-cell table:style-name="Default" office:value-type="string" calcext:value-type="string">
            <text:p>伏木友亮(WONDER SOUND BEING) br2nノホリサチオ(BARICANG) / 他</text:p>
          </table:table-cell>
          <table:table-cell office:value-type="string" calcext:value-type="string">
            <text:p>OPEN: 11:30 / START: 12:0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6</text:p>
          </table:table-cell>
          <table:table-cell table:style-name="ce42" table:formula="of:=IF([.C791]=[.C792];[.D791]+1;1)" office:value-type="float" office:value="2" calcext:value-type="float">
            <text:p/>
          </table:table-cell>
          <table:table-cell office:value-type="string" calcext:value-type="string">
            <text:p>ユビキタス 「リアクタンスの法則」リリースツアー 【３+１=１】</text:p>
          </table:table-cell>
          <table:table-cell table:style-name="Default"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7</text:p>
          </table:table-cell>
          <table:table-cell table:style-name="ce42" table:formula="of:=IF([.C792]=[.C793];[.D792]+1;1)" office:value-type="float" office:value="1" calcext:value-type="float">
            <text:p/>
          </table:table-cell>
          <table:table-cell office:value-type="string" calcext:value-type="string">
            <text:p>NUMBER VOGEL『わ・を・ん』リリースツアーbr2n〜五十音よ鳴り響け〜ファイナルワンマン</text:p>
          </table:table-cell>
          <table:table-cell table:style-name="Default" office:value-type="string" calcext:value-type="string">
            <text:p>NUMBER VOGEL</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8</text:p>
          </table:table-cell>
          <table:table-cell table:style-name="ce42" table:formula="of:=IF([.C793]=[.C794];[.D793]+1;1)" office:value-type="float" office:value="1" calcext:value-type="float">
            <text:p/>
          </table:table-cell>
          <table:table-cell office:value-type="string" calcext:value-type="string">
            <text:p>Rootless presents “Wonderer”</text:p>
          </table:table-cell>
          <table:table-cell table:style-name="Default"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29</text:p>
          </table:table-cell>
          <table:table-cell table:style-name="ce42" table:formula="of:=IF([.C794]=[.C795];[.D794]+1;1)" office:value-type="float" office:value="1" calcext:value-type="float">
            <text:p/>
          </table:table-cell>
          <table:table-cell office:value-type="string" calcext:value-type="string">
            <text:p>「7＋3＝10」</text:p>
          </table:table-cell>
          <table:table-cell table:style-name="Default" office:value-type="string" calcext:value-type="string">
            <text:p>reading note</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0" calcext:value-type="float">
            <text:p>20</text:p>
          </table:table-cell>
          <table:table-cell table:style-name="ce38" office:value-type="string" calcext:value-type="string">
            <text:p>0430</text:p>
          </table:table-cell>
          <table:table-cell table:style-name="ce42" table:formula="of:=IF([.C795]=[.C796];[.D795]+1;1)" office:value-type="float" office:value="1" calcext:value-type="float">
            <text:p/>
          </table:table-cell>
          <table:table-cell office:value-type="string" calcext:value-type="string">
            <text:p>CHERRY NADE 169×waybee×Half time Old東名阪３週連続共同企画 『チェタビーマハールtour’14-FINAL-』</text:p>
          </table:table-cell>
          <table:table-cell table:style-name="Default"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1</text:p>
          </table:table-cell>
          <table:table-cell table:style-name="ce42" table:formula="of:=IF([.C796]=[.C797];[.D796]+1;1)" office:value-type="float" office:value="1" calcext:value-type="float">
            <text:p/>
          </table:table-cell>
          <table:table-cell office:value-type="string" calcext:value-type="string">
            <text:p>道玄坂叙情詩 第75章</text:p>
          </table:table-cell>
          <table:table-cell table:style-name="Default"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2</text:p>
          </table:table-cell>
          <table:table-cell table:style-name="ce42" table:formula="of:=IF([.C797]=[.C798];[.D797]+1;1)" office:value-type="float" office:value="1" calcext:value-type="float">
            <text:p/>
          </table:table-cell>
          <table:table-cell office:value-type="string" calcext:value-type="string">
            <text:p>INTO THE BURROW Vol.18</text:p>
          </table:table-cell>
          <table:table-cell table:style-name="Default"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3</text:p>
          </table:table-cell>
          <table:table-cell table:style-name="ce42" table:formula="of:=IF([.C798]=[.C799];[.D798]+1;1)" office:value-type="float" office:value="1" calcext:value-type="float">
            <text:p/>
          </table:table-cell>
          <table:table-cell office:value-type="string" calcext:value-type="string">
            <text:p>INTO THE BURROW Vol.19</text:p>
          </table:table-cell>
          <table:table-cell table:style-name="Default" office:value-type="string" calcext:value-type="string">
            <text:p>the swiss porno br2nDr,gbジーザス(ジャズネコ)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5</text:p>
          </table:table-cell>
          <table:table-cell table:style-name="ce42" table:formula="of:=IF([.C799]=[.C800];[.D799]+1;1)" office:value-type="float" office:value="1" calcext:value-type="float">
            <text:p/>
          </table:table-cell>
          <table:table-cell office:value-type="string" calcext:value-type="string">
            <text:p>横道新聞会員限定イベント</text:p>
          </table:table-cell>
          <table:table-cell table:style-name="Default" office:value-type="string" calcext:value-type="string">
            <text:p>横道坊主</text:p>
          </table:table-cell>
          <table:table-cell office:value-type="string" calcext:value-type="string">
            <text:p>OPEN: 18:00 / START: 18:30 br2nADV: 3000 / DOOR: 未定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6</text:p>
          </table:table-cell>
          <table:table-cell table:style-name="ce42" table:formula="of:=IF([.C800]=[.C801];[.D800]+1;1)" office:value-type="float" office:value="1" calcext:value-type="float">
            <text:p/>
          </table:table-cell>
          <table:table-cell office:value-type="string" calcext:value-type="string">
            <text:p>ヒッピーバースデー50</text:p>
          </table:table-cell>
          <table:table-cell table:style-name="Default"/>
          <table:table-cell office:value-type="string" calcext:value-type="string">
            <text:p>OPEN: 17:30 / START: 18:0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6</text:p>
          </table:table-cell>
          <table:table-cell table:style-name="ce42" table:formula="of:=IF([.C801]=[.C802];[.D801]+1;1)" office:value-type="float" office:value="2" calcext:value-type="float">
            <text:p/>
          </table:table-cell>
          <table:table-cell office:value-type="string" calcext:value-type="string">
            <text:p>WE LOVE RECORDS presnts “Kurt Cobain追悼ライブ”</text:p>
          </table:table-cell>
          <table:table-cell table:style-name="Default" office:value-type="string" calcext:value-type="string">
            <text:p>TETSU(DRUG STORE)Ryo Fjimura br2nTAKI(スロウロリス) br2nkurosawadaisuke(bistaco) br2n他 br2nDJ：工藤マサヤOpening Act：佐々木達郎</text:p>
          </table:table-cell>
          <table:table-cell office:value-type="string" calcext:value-type="string">
            <text:p>OPEN: 18:00 / START: 18:30 br2nADV: 3000 / DOOR: 3500 (ドリンク下記参照) br2n※ドリンク代→￥1,000(3DRINK) or ￥2,000(DRINK FREE)</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7</text:p>
          </table:table-cell>
          <table:table-cell table:style-name="ce42" table:formula="of:=IF([.C802]=[.C803];[.D802]+1;1)" office:value-type="float" office:value="1" calcext:value-type="float">
            <text:p/>
          </table:table-cell>
          <table:table-cell office:value-type="string" calcext:value-type="string">
            <text:p>道玄坂叙情詩 第76章</text:p>
          </table:table-cell>
          <table:table-cell table:style-name="Default" office:value-type="string" calcext:value-type="string">
            <text:p>森田くみこ br2nみたに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8</text:p>
          </table:table-cell>
          <table:table-cell table:style-name="ce42" table:formula="of:=IF([.C803]=[.C804];[.D803]+1;1)" office:value-type="float" office:value="1" calcext:value-type="float">
            <text:p/>
          </table:table-cell>
          <table:table-cell office:value-type="string" calcext:value-type="string">
            <text:p>INTO THE BURROW Vol.20</text:p>
          </table:table-cell>
          <table:table-cell table:style-name="Default"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09</text:p>
          </table:table-cell>
          <table:table-cell table:style-name="ce42" table:formula="of:=IF([.C804]=[.C805];[.D804]+1;1)" office:value-type="float" office:value="1" calcext:value-type="float">
            <text:p/>
          </table:table-cell>
          <table:table-cell office:value-type="string" calcext:value-type="string">
            <text:p>【Bistro SHIBUYA】</text:p>
          </table:table-cell>
          <table:table-cell table:style-name="Default" office:value-type="string" calcext:value-type="string">
            <text:p>赤城はるか br2n翔鶴ゆいか br2nミスティックトパーズ br2n久城ほゆき br2n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0</text:p>
          </table:table-cell>
          <table:table-cell table:style-name="ce42" table:formula="of:=IF([.C805]=[.C806];[.D805]+1;1)" office:value-type="float" office:value="1" calcext:value-type="float">
            <text:p/>
          </table:table-cell>
          <table:table-cell office:value-type="string" calcext:value-type="string">
            <text:p>INTO THE BURROW Vol.21</text:p>
          </table:table-cell>
          <table:table-cell table:style-name="Default"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1</text:p>
          </table:table-cell>
          <table:table-cell table:style-name="ce42" table:formula="of:=IF([.C806]=[.C807];[.D806]+1;1)" office:value-type="float" office:value="1" calcext:value-type="float">
            <text:p/>
          </table:table-cell>
          <table:table-cell office:value-type="string" calcext:value-type="string">
            <text:p>INTO THE BURROW Vol.22</text:p>
          </table:table-cell>
          <table:table-cell table:style-name="Default" office:value-type="string" calcext:value-type="string">
            <text:p>QUORUM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2</text:p>
          </table:table-cell>
          <table:table-cell table:style-name="ce42" table:formula="of:=IF([.C807]=[.C808];[.D807]+1;1)" office:value-type="float" office:value="1" calcext:value-type="float">
            <text:p/>
          </table:table-cell>
          <table:table-cell office:value-type="string" calcext:value-type="string">
            <text:p>きょう。～第１章～</text:p>
          </table:table-cell>
          <table:table-cell table:style-name="Default"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3</text:p>
          </table:table-cell>
          <table:table-cell table:style-name="ce42" table:formula="of:=IF([.C808]=[.C809];[.D808]+1;1)" office:value-type="float" office:value="1" calcext:value-type="float">
            <text:p/>
          </table:table-cell>
          <table:table-cell office:value-type="string" calcext:value-type="string">
            <text:p>国吉亜耶子and西川真吾Duo LIVE 〜国吉&amp;西川ラボ(Laboratory) vol.2〜</text:p>
          </table:table-cell>
          <table:table-cell table:style-name="Default"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5</text:p>
          </table:table-cell>
          <table:table-cell table:style-name="ce42" table:formula="of:=IF([.C809]=[.C810];[.D809]+1;1)" office:value-type="float" office:value="1" calcext:value-type="float">
            <text:p/>
          </table:table-cell>
          <table:table-cell office:value-type="string" calcext:value-type="string">
            <text:p>穴蔵VOICE Vol.6</text:p>
          </table:table-cell>
          <table:table-cell table:style-name="Default"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6</text:p>
          </table:table-cell>
          <table:table-cell table:style-name="ce42" table:formula="of:=IF([.C810]=[.C811];[.D810]+1;1)" office:value-type="float" office:value="1" calcext:value-type="float">
            <text:p/>
          </table:table-cell>
          <table:table-cell office:value-type="string" calcext:value-type="string">
            <text:p>lazward</text:p>
          </table:table-cell>
          <table:table-cell table:style-name="Default"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7</text:p>
          </table:table-cell>
          <table:table-cell table:style-name="ce42" table:formula="of:=IF([.C811]=[.C812];[.D811]+1;1)" office:value-type="float" office:value="1" calcext:value-type="float">
            <text:p/>
          </table:table-cell>
          <table:table-cell office:value-type="string" calcext:value-type="string">
            <text:p>近藤房之助LIVE 2014 ~Anytime Anyplace~</text:p>
          </table:table-cell>
          <table:table-cell table:style-name="Default"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19</text:p>
          </table:table-cell>
          <table:table-cell table:style-name="ce42" table:formula="of:=IF([.C812]=[.C813];[.D812]+1;1)" office:value-type="float" office:value="1" calcext:value-type="float">
            <text:p/>
          </table:table-cell>
          <table:table-cell office:value-type="string" calcext:value-type="string">
            <text:p>MOLICE presents ” Rainbow Space vol.2 ”</text:p>
          </table:table-cell>
          <table:table-cell table:style-name="Default" office:value-type="string" calcext:value-type="string">
            <text:p>MOLICE br2n他</text:p>
          </table:table-cell>
          <table:table-cell office:value-type="string" calcext:value-type="string">
            <text:p>OPEN: 17:30 / START: 18:0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0</text:p>
          </table:table-cell>
          <table:table-cell table:style-name="ce42" table:formula="of:=IF([.C813]=[.C814];[.D813]+1;1)" office:value-type="float" office:value="1" calcext:value-type="float">
            <text:p/>
          </table:table-cell>
          <table:table-cell office:value-type="string" calcext:value-type="string">
            <text:p>savage genius LIVE　</text:p>
          </table:table-cell>
          <table:table-cell table:style-name="Default" office:value-type="string" calcext:value-type="string">
            <text:p>savage genius</text:p>
          </table:table-cell>
          <table:table-cell office:value-type="string" calcext:value-type="string">
            <text:p>OPEN: 17:30 / START: 18:00 br2nADV: 4500 / DOOR: 5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1</text:p>
          </table:table-cell>
          <table:table-cell table:style-name="ce42" table:formula="of:=IF([.C814]=[.C815];[.D814]+1;1)" office:value-type="float" office:value="1" calcext:value-type="float">
            <text:p/>
          </table:table-cell>
          <table:table-cell office:value-type="string" calcext:value-type="string">
            <text:p>【渋谷Angel Sweet Vol.3】</text:p>
          </table:table-cell>
          <table:table-cell table:style-name="Default"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2</text:p>
          </table:table-cell>
          <table:table-cell table:style-name="ce42" table:formula="of:=IF([.C815]=[.C816];[.D815]+1;1)" office:value-type="float" office:value="1" calcext:value-type="float">
            <text:p/>
          </table:table-cell>
          <table:table-cell office:value-type="string" calcext:value-type="string">
            <text:p>穴蔵VOICE Vol.7</text:p>
          </table:table-cell>
          <table:table-cell table:style-name="Default" office:value-type="string" calcext:value-type="string">
            <text:p>臼井嗣人 br2n市川 聖 br2n加藤貴之</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3</text:p>
          </table:table-cell>
          <table:table-cell table:style-name="ce42" table:formula="of:=IF([.C816]=[.C817];[.D816]+1;1)" office:value-type="float" office:value="1" calcext:value-type="float">
            <text:p/>
          </table:table-cell>
          <table:table-cell office:value-type="string" calcext:value-type="string">
            <text:p>INTO THE BURROW Vol.23</text:p>
          </table:table-cell>
          <table:table-cell table:style-name="Default"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4</text:p>
          </table:table-cell>
          <table:table-cell table:style-name="ce42" table:formula="of:=IF([.C817]=[.C818];[.D817]+1;1)" office:value-type="float" office:value="1" calcext:value-type="float">
            <text:p/>
          </table:table-cell>
          <table:table-cell office:value-type="string" calcext:value-type="string">
            <text:p>INTO THE BURROW Vol.24</text:p>
          </table:table-cell>
          <table:table-cell table:style-name="Default"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5</text:p>
          </table:table-cell>
          <table:table-cell table:style-name="ce42" table:formula="of:=IF([.C818]=[.C819];[.D818]+1;1)" office:value-type="float" office:value="1" calcext:value-type="float">
            <text:p/>
          </table:table-cell>
          <table:table-cell office:value-type="string" calcext:value-type="string">
            <text:p>「FOK46」出版記念　FOK48弾き語りツアー</text:p>
          </table:table-cell>
          <table:table-cell table:style-name="Default"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6</text:p>
          </table:table-cell>
          <table:table-cell table:style-name="ce42" table:formula="of:=IF([.C819]=[.C820];[.D819]+1;1)" office:value-type="float" office:value="1" calcext:value-type="float">
            <text:p/>
          </table:table-cell>
          <table:table-cell office:value-type="string" calcext:value-type="string">
            <text:p>カメラマン井口拓也×ロックバンドthe bootleg presents</text:p>
          </table:table-cell>
          <table:table-cell table:style-name="Default"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7</text:p>
          </table:table-cell>
          <table:table-cell table:style-name="ce42" table:formula="of:=IF([.C820]=[.C821];[.D820]+1;1)" office:value-type="float" office:value="1" calcext:value-type="float">
            <text:p/>
          </table:table-cell>
          <table:table-cell office:value-type="string" calcext:value-type="string">
            <text:p>i nou vory 1st Singleレコ発イベント「ユメノボリ★」</text:p>
          </table:table-cell>
          <table:table-cell table:style-name="Default"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8</text:p>
          </table:table-cell>
          <table:table-cell table:style-name="ce42" table:formula="of:=IF([.C821]=[.C822];[.D821]+1;1)" office:value-type="float" office:value="1" calcext:value-type="float">
            <text:p/>
          </table:table-cell>
          <table:table-cell office:value-type="string" calcext:value-type="string">
            <text:p>INTO THE BURROW Vol.25</text:p>
          </table:table-cell>
          <table:table-cell table:style-name="Default"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9</text:p>
          </table:table-cell>
          <table:table-cell table:style-name="ce42" table:formula="of:=IF([.C822]=[.C823];[.D822]+1;1)" office:value-type="float" office:value="1" calcext:value-type="float">
            <text:p/>
          </table:table-cell>
          <table:table-cell office:value-type="string" calcext:value-type="string">
            <text:p>片山遼 MONTHLY 2MAN LIVE 『Who’s next ⁈』</text:p>
          </table:table-cell>
          <table:table-cell table:style-name="Default" office:value-type="string" calcext:value-type="string">
            <text:p>片山遼 br2nand more…</text:p>
          </table:table-cell>
          <table:table-cell office:value-type="string" calcext:value-type="string">
            <text:p>OPEN: 11:30 / START: 12:00 br2nADV: 3000 / DOOR: 35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29</text:p>
          </table:table-cell>
          <table:table-cell table:style-name="ce42" table:formula="of:=IF([.C823]=[.C824];[.D823]+1;1)" office:value-type="float" office:value="2" calcext:value-type="float">
            <text:p/>
          </table:table-cell>
          <table:table-cell office:value-type="string" calcext:value-type="string">
            <text:p>つばさFly定期公演”START IN MY DREAM” vol.6 〜藤井勇綺生誕祭〜</text:p>
          </table:table-cell>
          <table:table-cell table:style-name="Default"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7"/>
        </table:table-row>
        <table:table-row table:style-name="ro8">
          <table:table-cell/>
          <table:table-cell office:value-type="float" office:value="21" calcext:value-type="float">
            <text:p>21</text:p>
          </table:table-cell>
          <table:table-cell table:style-name="ce38" office:value-type="string" calcext:value-type="string">
            <text:p>0430</text:p>
          </table:table-cell>
          <table:table-cell table:style-name="ce42" table:formula="of:=IF([.C824]=[.C825];[.D824]+1;1)" office:value-type="float" office:value="1" calcext:value-type="float">
            <text:p/>
          </table:table-cell>
          <table:table-cell office:value-type="string" calcext:value-type="string">
            <text:p>穴蔵VOICE Vol.8</text:p>
          </table:table-cell>
          <table:table-cell table:style-name="Default" office:value-type="string" calcext:value-type="string">
            <text:p>Brand new classic br2n他</text:p>
          </table:table-cell>
          <table:table-cell office:value-type="string" calcext:value-type="string">
            <text:p>OPEN: 18:30 / START: 19:00 br2nADV: 2500 / DOOR: 3000 (ドリンク別)</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1</text:p>
          </table:table-cell>
          <table:table-cell table:style-name="ce42" table:formula="of:=IF([.C825]=[.C826];[.D825]+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2</text:p>
          </table:table-cell>
          <table:table-cell table:style-name="ce42" table:formula="of:=IF([.C826]=[.C827];[.D826]+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Grand Addiction / 今井慎弥 (MOOT ) /ボクノクロエ / ホエルクジラ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3</text:p>
          </table:table-cell>
          <table:table-cell table:style-name="ce42" table:formula="of:=IF([.C827]=[.C828];[.D827]+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Recitt. (from 大阪) / Dots Dash /PARMESAN / 岡田亮太郎 (ichika bachika )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4</text:p>
          </table:table-cell>
          <table:table-cell table:style-name="ce42" table:formula="of:=IF([.C828]=[.C829];[.D828]+1;1)" office:value-type="float" office:value="1" calcext:value-type="float">
            <text:p/>
          </table:table-cell>
          <table:table-cell office:value-type="string" calcext:value-type="string">
            <text:p>KINOTO proudly presents 「4」</text:p>
          </table:table-cell>
          <table:table-cell table:style-name="Default"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5</text:p>
          </table:table-cell>
          <table:table-cell table:style-name="ce42" table:formula="of:=IF([.C829]=[.C830];[.D829]+1;1)" office:value-type="float" office:value="1" calcext:value-type="float">
            <text:p/>
          </table:table-cell>
          <table:table-cell office:value-type="string" calcext:value-type="string">
            <text:p>映画で見た少女 presents 「映画vol.3」</text:p>
          </table:table-cell>
          <table:table-cell table:style-name="Default"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6</text:p>
          </table:table-cell>
          <table:table-cell table:style-name="ce42" table:formula="of:=IF([.C830]=[.C831];[.D830]+1;1)" office:value-type="float" office:value="1" calcext:value-type="float">
            <text:p/>
          </table:table-cell>
          <table:table-cell office:value-type="string" calcext:value-type="string">
            <text:p>BLACKBILLY presents br2nBLACKBILLY is DEADツアーファイナル2マンライブ br2n「DESTROY YOUR ALL」</text:p>
          </table:table-cell>
          <table:table-cell table:style-name="Default"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7</text:p>
          </table:table-cell>
          <table:table-cell table:style-name="ce42" table:formula="of:=IF([.C831]=[.C832];[.D831]+1;1)" office:value-type="float" office:value="1" calcext:value-type="float">
            <text:p/>
          </table:table-cell>
          <table:table-cell office:value-type="string" calcext:value-type="string">
            <text:p>「KINOTONITE!!!」</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8</text:p>
          </table:table-cell>
          <table:table-cell table:style-name="ce42" table:formula="of:=IF([.C832]=[.C833];[.D832]+1;1)" office:value-type="float" office:value="1" calcext:value-type="float">
            <text:p/>
          </table:table-cell>
          <table:table-cell office:value-type="string" calcext:value-type="string">
            <text:p>KINOTO proudly presents 「dusk to dawn」</text:p>
          </table:table-cell>
          <table:table-cell table:style-name="Default"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09</text:p>
          </table:table-cell>
          <table:table-cell table:style-name="ce42" table:formula="of:=IF([.C833]=[.C834];[.D833]+1;1)" office:value-type="float" office:value="1" calcext:value-type="float">
            <text:p/>
          </table:table-cell>
          <table:table-cell office:value-type="string" calcext:value-type="string">
            <text:p>KINOTO proudly presents 「relaxing」</text:p>
          </table:table-cell>
          <table:table-cell table:style-name="Default" office:value-type="string" calcext:value-type="string">
            <text:p>CymBeedium / endeavour /lost my identity / 久保田雄大 / ワロテル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0</text:p>
          </table:table-cell>
          <table:table-cell table:style-name="ce42" table:formula="of:=IF([.C834]=[.C835];[.D834]+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amali / -Junk- / 上兼 堅 (二人 ) / ザ・木天蓼レコード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1</text:p>
          </table:table-cell>
          <table:table-cell table:style-name="ce42" table:formula="of:=IF([.C835]=[.C836];[.D835]+1;1)" office:value-type="float" office:value="1" calcext:value-type="float">
            <text:p/>
          </table:table-cell>
          <table:table-cell office:value-type="string" calcext:value-type="string">
            <text:p>ガガ (キノトStaff) BxDx proudly presents 「paranoia vol.2」</text:p>
          </table:table-cell>
          <table:table-cell table:style-name="Default"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2</text:p>
          </table:table-cell>
          <table:table-cell table:style-name="ce42" table:formula="of:=IF([.C836]=[.C837];[.D836]+1;1)" office:value-type="float" office:value="1" calcext:value-type="float">
            <text:p/>
          </table:table-cell>
          <table:table-cell office:value-type="string" calcext:value-type="string">
            <text:p>日向とし子 presents 「スナックとし子一号店 br2n〜FIRST FULL ALBUM "CATAKI" RELEASE PARTY〜」</text:p>
          </table:table-cell>
          <table:table-cell table:style-name="Default"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7"/>
        </table:table-row>
        <table:table-row table:style-name="ro2">
          <table:table-cell/>
          <table:table-cell office:value-type="float" office:value="23" calcext:value-type="float">
            <text:p>23</text:p>
          </table:table-cell>
          <table:table-cell table:style-name="ce38" office:value-type="string" calcext:value-type="string">
            <text:p>0413</text:p>
          </table:table-cell>
          <table:table-cell table:style-name="ce42" table:formula="of:=IF([.C837]=[.C838];[.D837]+1;1)" office:value-type="float" office:value="1" calcext:value-type="float">
            <text:p/>
          </table:table-cell>
          <table:table-cell office:value-type="string" calcext:value-type="string">
            <text:p>「青山学院大学メロディハウス新入生歓迎ライブ」</text:p>
          </table:table-cell>
          <table:table-cell table:style-name="Default"/>
          <table:table-cell office:value-type="string" calcext:value-type="string">
            <text:p>open&gt;11:30br2nstart&gt;12:00br2nadv&amp;door&gt;br2n¥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4</text:p>
          </table:table-cell>
          <table:table-cell table:style-name="ce42" table:formula="of:=IF([.C838]=[.C839];[.D838]+1;1)" office:value-type="float" office:value="1" calcext:value-type="float">
            <text:p/>
          </table:table-cell>
          <table:table-cell office:value-type="string" calcext:value-type="string">
            <text:p>KINOTO proudly presents 「Draw The Line」</text:p>
          </table:table-cell>
          <table:table-cell table:style-name="Default"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5</text:p>
          </table:table-cell>
          <table:table-cell table:style-name="ce42" table:formula="of:=IF([.C839]=[.C840];[.D839]+1;1)" office:value-type="float" office:value="1" calcext:value-type="float">
            <text:p/>
          </table:table-cell>
          <table:table-cell office:value-type="string" calcext:value-type="string">
            <text:p>KINOTO proudly presents 「From Here To Anywhere」</text:p>
          </table:table-cell>
          <table:table-cell table:style-name="Default"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6</text:p>
          </table:table-cell>
          <table:table-cell table:style-name="ce42" table:formula="of:=IF([.C840]=[.C841];[.D840]+1;1)" office:value-type="float" office:value="1" calcext:value-type="float">
            <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table:style-name="Default"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7</text:p>
          </table:table-cell>
          <table:table-cell table:style-name="ce42" table:formula="of:=IF([.C841]=[.C842];[.D841]+1;1)" office:value-type="float" office:value="1" calcext:value-type="float">
            <text:p/>
          </table:table-cell>
          <table:table-cell office:value-type="string" calcext:value-type="string">
            <text:p>KINOTO proudly presents 「Time is Running」</text:p>
          </table:table-cell>
          <table:table-cell table:style-name="Default"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8</text:p>
          </table:table-cell>
          <table:table-cell table:style-name="ce42" table:formula="of:=IF([.C842]=[.C843];[.D842]+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19</text:p>
          </table:table-cell>
          <table:table-cell table:style-name="ce42" table:formula="of:=IF([.C843]=[.C844];[.D843]+1;1)" office:value-type="float" office:value="1" calcext:value-type="float">
            <text:p/>
          </table:table-cell>
          <table:table-cell office:value-type="string" calcext:value-type="string">
            <text:p>タチバナアキホ (niente.) BxDx presents 「microente. is(was) born」</text:p>
          </table:table-cell>
          <table:table-cell table:style-name="Default"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0</text:p>
          </table:table-cell>
          <table:table-cell table:style-name="ce42" table:formula="of:=IF([.C844]=[.C845];[.D844]+1;1)" office:value-type="float" office:value="1" calcext:value-type="float">
            <text:p/>
          </table:table-cell>
          <table:table-cell office:value-type="string" calcext:value-type="string">
            <text:p>JUNIOR BREATH 8th Anniversary br2n「eightbeat sickness Ver.22.1 SIBUYA SPRING STORM MAGIC!!」</text:p>
          </table:table-cell>
          <table:table-cell table:style-name="Default"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1</text:p>
          </table:table-cell>
          <table:table-cell table:style-name="ce42" table:formula="of:=IF([.C845]=[.C846];[.D845]+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2</text:p>
          </table:table-cell>
          <table:table-cell table:style-name="ce42" table:formula="of:=IF([.C846]=[.C847];[.D846]+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3</text:p>
          </table:table-cell>
          <table:table-cell table:style-name="ce42" table:formula="of:=IF([.C847]=[.C848];[.D847]+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4</text:p>
          </table:table-cell>
          <table:table-cell table:style-name="ce42" table:formula="of:=IF([.C848]=[.C849];[.D848]+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5</text:p>
          </table:table-cell>
          <table:table-cell table:style-name="ce42" table:formula="of:=IF([.C849]=[.C850];[.D849]+1;1)" office:value-type="float" office:value="1" calcext:value-type="float">
            <text:p/>
          </table:table-cell>
          <table:table-cell office:value-type="string" calcext:value-type="string">
            <text:p>esola presents【絵空箱vol.5】br2n｢nature &amp; re-creating｣ release party</text:p>
          </table:table-cell>
          <table:table-cell table:style-name="Default"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6</text:p>
          </table:table-cell>
          <table:table-cell table:style-name="ce42" table:formula="of:=IF([.C850]=[.C851];[.D850]+1;1)" office:value-type="float" office:value="1" calcext:value-type="float">
            <text:p/>
          </table:table-cell>
          <table:table-cell office:value-type="string" calcext:value-type="string">
            <text:p>Riff presents 「ハートに火をつけて Vol.2」</text:p>
          </table:table-cell>
          <table:table-cell table:style-name="Default"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7</text:p>
          </table:table-cell>
          <table:table-cell table:style-name="ce42" table:formula="of:=IF([.C851]=[.C852];[.D851]+1;1)" office:value-type="float" office:value="1" calcext:value-type="float">
            <text:p/>
          </table:table-cell>
          <table:table-cell office:value-type="string" calcext:value-type="string">
            <text:p>ヨルニトケル presents「夜更かし -第二夜- 」 br2n～1st EP「さようなら、真冬の死神」release party～</text:p>
          </table:table-cell>
          <table:table-cell table:style-name="Default"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8</text:p>
          </table:table-cell>
          <table:table-cell table:style-name="ce42" table:formula="of:=IF([.C852]=[.C853];[.D852]+1;1)" office:value-type="float" office:value="1" calcext:value-type="float">
            <text:p/>
          </table:table-cell>
          <table:table-cell office:value-type="string" calcext:value-type="string">
            <text:p>KINOTO proudly presents 「ROLL WITH IT」</text:p>
          </table:table-cell>
          <table:table-cell table:style-name="Default"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29</text:p>
          </table:table-cell>
          <table:table-cell table:style-name="ce42" table:formula="of:=IF([.C853]=[.C854];[.D853]+1;1)" office:value-type="float" office:value="1" calcext:value-type="float">
            <text:p/>
          </table:table-cell>
          <table:table-cell office:value-type="string" calcext:value-type="string">
            <text:p>「渋谷GABIGABI 9周年記念ライブ」</text:p>
          </table:table-cell>
          <table:table-cell table:style-name="Default"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7"/>
        </table:table-row>
        <table:table-row table:style-name="ro8">
          <table:table-cell/>
          <table:table-cell office:value-type="float" office:value="23" calcext:value-type="float">
            <text:p>23</text:p>
          </table:table-cell>
          <table:table-cell table:style-name="ce38" office:value-type="string" calcext:value-type="string">
            <text:p>0430</text:p>
          </table:table-cell>
          <table:table-cell table:style-name="ce42" table:formula="of:=IF([.C854]=[.C855];[.D854]+1;1)" office:value-type="float" office:value="1" calcext:value-type="float">
            <text:p/>
          </table:table-cell>
          <table:table-cell office:value-type="string" calcext:value-type="string">
            <text:p>Lie Lay Land x ex. corone 共同企画 「思春期」</text:p>
          </table:table-cell>
          <table:table-cell table:style-name="Default"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7"/>
        </table:table-row>
        <table:table-row table:style-name="ro2">
          <table:table-cell/>
          <table:table-cell office:value-type="float" office:value="24" calcext:value-type="float">
            <text:p>24</text:p>
          </table:table-cell>
          <table:table-cell table:style-name="ce38" office:value-type="string" calcext:value-type="string">
            <text:p>0401</text:p>
          </table:table-cell>
          <table:table-cell table:style-name="ce42" table:formula="of:=IF([.C855]=[.C856];[.D855]+1;1)" office:value-type="float" office:value="1" calcext:value-type="float">
            <text:p/>
          </table:table-cell>
          <table:table-cell/>
          <table:table-cell table:style-name="Default"/>
          <table:table-cell table:number-columns-repeated="1018"/>
        </table:table-row>
        <table:table-row table:style-name="ro2">
          <table:table-cell/>
          <table:table-cell office:value-type="float" office:value="24" calcext:value-type="float">
            <text:p>24</text:p>
          </table:table-cell>
          <table:table-cell table:style-name="ce38" office:value-type="string" calcext:value-type="string">
            <text:p>0402</text:p>
          </table:table-cell>
          <table:table-cell table:style-name="ce42" table:formula="of:=IF([.C856]=[.C857];[.D856]+1;1)" office:value-type="float" office:value="1" calcext:value-type="float">
            <text:p/>
          </table:table-cell>
          <table:table-cell/>
          <table:table-cell table:style-name="Default"/>
          <table:table-cell table:number-columns-repeated="1018"/>
        </table:table-row>
        <table:table-row table:style-name="ro8">
          <table:table-cell/>
          <table:table-cell office:value-type="float" office:value="24" calcext:value-type="float">
            <text:p>24</text:p>
          </table:table-cell>
          <table:table-cell table:style-name="ce38" office:value-type="string" calcext:value-type="string">
            <text:p>0403</text:p>
          </table:table-cell>
          <table:table-cell table:style-name="ce42" table:formula="of:=IF([.C857]=[.C858];[.D857]+1;1)" office:value-type="float" office:value="1" calcext:value-type="float">
            <text:p/>
          </table:table-cell>
          <table:table-cell office:value-type="string" calcext:value-type="string">
            <text:p>Beat Happening！とびだせ！おともだち札幌からとびだす！渋谷編！</text:p>
          </table:table-cell>
          <table:table-cell table:style-name="Default"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5</text:p>
          </table:table-cell>
          <table:table-cell table:style-name="ce42" table:formula="of:=IF([.C858]=[.C859];[.D858]+1;1)" office:value-type="float" office:value="1" calcext:value-type="float">
            <text:p/>
          </table:table-cell>
          <table:table-cell office:value-type="string" calcext:value-type="string">
            <text:p>free stroke vol.82</text:p>
          </table:table-cell>
          <table:table-cell table:style-name="Default"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6</text:p>
          </table:table-cell>
          <table:table-cell table:style-name="ce42" table:formula="of:=IF([.C859]=[.C860];[.D859]+1;1)" office:value-type="float" office:value="1" calcext:value-type="float">
            <text:p/>
          </table:table-cell>
          <table:table-cell office:value-type="string" calcext:value-type="string">
            <text:p>LUSH HOUR vol.179br2n〜8Artist 3Stage〜</text:p>
          </table:table-cell>
          <table:table-cell table:style-name="Default" office:value-type="string" calcext:value-type="string">
            <text:p>LIVE : ハネダアカリ / 太田美音 (マイクロコズム) / 山田真未 (after the greenroom) / 猫田ねたこbr2nちゃんまき(硝子越しの暴走) / 凜佳(近代ガールズ) / 広瀬愛一郎 (EL SONOKOS) / and 1Artist(3／21解禁) br2nFOOD : みやけんさん家の晩ご飯</text:p>
          </table:table-cell>
          <table:table-cell office:value-type="string" calcext:value-type="string">
            <text:p>Open 18:15 / Start 18:45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7</text:p>
          </table:table-cell>
          <table:table-cell table:style-name="ce42" table:formula="of:=IF([.C860]=[.C861];[.D860]+1;1)" office:value-type="float" office:value="1" calcext:value-type="float">
            <text:p/>
          </table:table-cell>
          <table:table-cell office:value-type="string" calcext:value-type="string">
            <text:p>Beat Happening！SHIBUYA R&amp;R PANIC！</text:p>
          </table:table-cell>
          <table:table-cell table:style-name="Default"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8</text:p>
          </table:table-cell>
          <table:table-cell table:style-name="ce42" table:formula="of:=IF([.C861]=[.C862];[.D861]+1;1)" office:value-type="float" office:value="1" calcext:value-type="float">
            <text:p/>
          </table:table-cell>
          <table:table-cell office:value-type="string" calcext:value-type="string">
            <text:p>Air raid vol.246</text:p>
          </table:table-cell>
          <table:table-cell table:style-name="Default" office:value-type="string" calcext:value-type="string">
            <text:p>LIVE : subhi / Well done sabotage / and more...</text:p>
          </table:table-cell>
          <table:table-cell office:value-type="string" calcext:value-type="string">
            <text:p>Open 18:00 / Start 18:3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09</text:p>
          </table:table-cell>
          <table:table-cell table:style-name="ce42" table:formula="of:=IF([.C862]=[.C863];[.D862]+1;1)" office:value-type="float" office:value="1" calcext:value-type="float">
            <text:p/>
          </table:table-cell>
          <table:table-cell office:value-type="string" calcext:value-type="string">
            <text:p>LUSH HOUR vol.180</text:p>
          </table:table-cell>
          <table:table-cell table:style-name="Default"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12</text:p>
          </table:table-cell>
          <table:table-cell table:style-name="ce42" table:formula="of:=IF([.C863]=[.C864];[.D863]+1;1)" office:value-type="float" office:value="1" calcext:value-type="float">
            <text:p/>
          </table:table-cell>
          <table:table-cell office:value-type="string" calcext:value-type="string">
            <text:p>Air raid vol.247</text:p>
          </table:table-cell>
          <table:table-cell table:style-name="Default" office:value-type="string" calcext:value-type="string">
            <text:p>LIVE : HAND / nada.acarph / and more...</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13</text:p>
          </table:table-cell>
          <table:table-cell table:style-name="ce42" table:formula="of:=IF([.C864]=[.C865];[.D864]+1;1)" office:value-type="float" office:value="1" calcext:value-type="float">
            <text:p/>
          </table:table-cell>
          <table:table-cell office:value-type="string" calcext:value-type="string">
            <text:p>Beat Happening！Next Happening is…</text:p>
          </table:table-cell>
          <table:table-cell table:style-name="Default" office:value-type="string" calcext:value-type="string">
            <text:p>br2n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16</text:p>
          </table:table-cell>
          <table:table-cell table:style-name="ce42" table:formula="of:=IF([.C865]=[.C866];[.D865]+1;1)" office:value-type="float" office:value="1" calcext:value-type="float">
            <text:p/>
          </table:table-cell>
          <table:table-cell office:value-type="string" calcext:value-type="string">
            <text:p>『スクイズメンと会おう 第十四回』</text:p>
          </table:table-cell>
          <table:table-cell table:style-name="Default"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18</text:p>
          </table:table-cell>
          <table:table-cell table:style-name="ce42" table:formula="of:=IF([.C866]=[.C867];[.D866]+1;1)" office:value-type="float" office:value="1" calcext:value-type="float">
            <text:p/>
          </table:table-cell>
          <table:table-cell office:value-type="string" calcext:value-type="string">
            <text:p>LAUGH &amp; RHYTHMbr2n- THE JAPONICANS presents -</text:p>
          </table:table-cell>
          <table:table-cell table:style-name="Default" office:value-type="string" calcext:value-type="string">
            <text:p>LIVE : THE JAPONICANS / THE JAPONICANS with megumi / poojika / Satellite Ska Session / J.J Session / TheKingstompersbr2nDJ : BOBO / MICCYAN / and more...</text:p>
          </table:table-cell>
          <table:table-cell office:value-type="string" calcext:value-type="string">
            <text:p>Open 16:30 / Start 17: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20</text:p>
          </table:table-cell>
          <table:table-cell table:style-name="ce42" table:formula="of:=IF([.C867]=[.C868];[.D867]+1;1)" office:value-type="float" office:value="1" calcext:value-type="float">
            <text:p/>
          </table:table-cell>
          <table:table-cell office:value-type="string" calcext:value-type="string">
            <text:p>LUSH HOUR vol.181br2n〜sexy sleeping編〜</text:p>
          </table:table-cell>
          <table:table-cell table:style-name="Default"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24</text:p>
          </table:table-cell>
          <table:table-cell table:style-name="ce42" table:formula="of:=IF([.C868]=[.C869];[.D868]+1;1)" office:value-type="float" office:value="1" calcext:value-type="float">
            <text:p/>
          </table:table-cell>
          <table:table-cell office:value-type="string" calcext:value-type="string">
            <text:p>UP&amp;UP</text:p>
          </table:table-cell>
          <table:table-cell table:style-name="Default"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28</text:p>
          </table:table-cell>
          <table:table-cell table:style-name="ce42" table:formula="of:=IF([.C869]=[.C870];[.D869]+1;1)" office:value-type="float" office:value="1" calcext:value-type="float">
            <text:p/>
          </table:table-cell>
          <table:table-cell office:value-type="string" calcext:value-type="string">
            <text:p>Beat Happening！SPECIAL！ br2n『I Think Otherwise”イノセンス” Release Party』</text:p>
          </table:table-cell>
          <table:table-cell table:style-name="Default" office:value-type="string" calcext:value-type="string">
            <text:p>LIVE : I Think Otherwise / soulkids / LOVE LOVE LOVE / ヤーチャイカ</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29</text:p>
          </table:table-cell>
          <table:table-cell table:style-name="ce42" table:formula="of:=IF([.C870]=[.C871];[.D870]+1;1)" office:value-type="float" office:value="1" calcext:value-type="float">
            <text:p/>
          </table:table-cell>
          <table:table-cell office:value-type="string" calcext:value-type="string">
            <text:p>Beat Happening！〜WALKIN' ON A GROOVY THING 〜</text:p>
          </table:table-cell>
          <table:table-cell table:style-name="Default"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8">
          <table:table-cell/>
          <table:table-cell office:value-type="float" office:value="24" calcext:value-type="float">
            <text:p>24</text:p>
          </table:table-cell>
          <table:table-cell table:style-name="ce38" office:value-type="string" calcext:value-type="string">
            <text:p>0430</text:p>
          </table:table-cell>
          <table:table-cell table:style-name="ce42" table:formula="of:=IF([.C871]=[.C872];[.D871]+1;1)" office:value-type="float" office:value="1" calcext:value-type="float">
            <text:p/>
          </table:table-cell>
          <table:table-cell office:value-type="string" calcext:value-type="string">
            <text:p>free stroke vol.83</text:p>
          </table:table-cell>
          <table:table-cell table:style-name="Default"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1</text:p>
          </table:table-cell>
          <table:table-cell table:style-name="ce42" table:formula="of:=IF([.C872]=[.C873];[.D872]+1;1)" office:value-type="float" office:value="1" calcext:value-type="float">
            <text:p/>
          </table:table-cell>
          <table:table-cell office:value-type="string" calcext:value-type="string">
            <text:p>Beat Happening！SHIBUYA GREATEST MAX！</text:p>
          </table:table-cell>
          <table:table-cell table:style-name="Default" office:value-type="string" calcext:value-type="string">
            <text:p>LIVE : イツエ / 宇宙人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2</text:p>
          </table:table-cell>
          <table:table-cell table:style-name="ce42" table:formula="of:=IF([.C873]=[.C874];[.D873]+1;1)" office:value-type="float" office:value="1" calcext:value-type="float">
            <text:p/>
          </table:table-cell>
          <table:table-cell office:value-type="string" calcext:value-type="string">
            <text:p>ORENCHI -1st PARTY-</text:p>
          </table:table-cell>
          <table:table-cell table:style-name="Default"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3</text:p>
          </table:table-cell>
          <table:table-cell table:style-name="ce42" table:formula="of:=IF([.C874]=[.C875];[.D874]+1;1)" office:value-type="float" office:value="1" calcext:value-type="float">
            <text:p/>
          </table:table-cell>
          <table:table-cell office:value-type="string" calcext:value-type="string">
            <text:p>The Cheserasera～リリース記念フリーライブ～</text:p>
          </table:table-cell>
          <table:table-cell table:style-name="Default" office:value-type="string" calcext:value-type="string">
            <text:p>The Cheserasera</text:p>
          </table:table-cell>
          <table:table-cell office:value-type="string" calcext:value-type="string">
            <text:p>OPEN/START 18:3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404</text:p>
          </table:table-cell>
          <table:table-cell table:style-name="ce42" table:formula="of:=IF([.C875]=[.C876];[.D875]+1;1)" office:value-type="float" office:value="1" calcext:value-type="float">
            <text:p/>
          </table:table-cell>
          <table:table-cell office:value-type="string" calcext:value-type="string">
            <text:p>NEW ALBUM RELEASE LIVE</text:p>
          </table:table-cell>
          <table:table-cell table:style-name="Default" office:value-type="string" calcext:value-type="string">
            <text:p>前野健太</text:p>
          </table:table-cell>
          <table:table-cell office:value-type="string" calcext:value-type="string">
            <text:p>OPEN/START 18:30/19: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5</text:p>
          </table:table-cell>
          <table:table-cell table:style-name="ce42" table:formula="of:=IF([.C876]=[.C877];[.D876]+1;1)" office:value-type="float" office:value="1" calcext:value-type="float">
            <text:p/>
          </table:table-cell>
          <table:table-cell office:value-type="string" calcext:value-type="string">
            <text:p>Nabowa x 奇妙礼太郎トラベルスイング楽団</text:p>
          </table:table-cell>
          <table:table-cell table:style-name="Default"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6</text:p>
          </table:table-cell>
          <table:table-cell table:style-name="ce42" table:formula="of:=IF([.C877]=[.C878];[.D877]+1;1)" office:value-type="float" office:value="1" calcext:value-type="float">
            <text:p/>
          </table:table-cell>
          <table:table-cell office:value-type="string" calcext:value-type="string">
            <text:p>セクシーパンサーワンマンLIVE「もう1度」</text:p>
          </table:table-cell>
          <table:table-cell table:style-name="Default"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07</text:p>
          </table:table-cell>
          <table:table-cell table:style-name="ce42" table:formula="of:=IF([.C878]=[.C879];[.D878]+1;1)" office:value-type="float" office:value="1" calcext:value-type="float">
            <text:p/>
          </table:table-cell>
          <table:table-cell office:value-type="string" calcext:value-type="string">
            <text:p>Dream5 First Tour ～春ドリ！ピカピカのツアー1年生～</text:p>
          </table:table-cell>
          <table:table-cell table:style-name="Default" office:value-type="string" calcext:value-type="string">
            <text:p>Dream5</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0</text:p>
          </table:table-cell>
          <table:table-cell table:style-name="ce42" table:formula="of:=IF([.C879]=[.C880];[.D879]+1;1)" office:value-type="float" office:value="1" calcext:value-type="float">
            <text:p/>
          </table:table-cell>
          <table:table-cell office:value-type="string" calcext:value-type="string">
            <text:p>Base Ball Bear Tour「光蘚」追加公演</text:p>
          </table:table-cell>
          <table:table-cell table:style-name="Default" office:value-type="string" calcext:value-type="string">
            <text:p>Base Ball Bear</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1</text:p>
          </table:table-cell>
          <table:table-cell table:style-name="ce42" table:formula="of:=IF([.C880]=[.C881];[.D880]+1;1)" office:value-type="float" office:value="1" calcext:value-type="float">
            <text:p/>
          </table:table-cell>
          <table:table-cell office:value-type="string" calcext:value-type="string">
            <text:p>真心ブラザーズ　ライブ・ツアー「WE ARE SO GREAT! ～俺たち、エライよね～」</text:p>
          </table:table-cell>
          <table:table-cell table:style-name="Default" office:value-type="string" calcext:value-type="string">
            <text:p>真心ブラザーズ</text:p>
          </table:table-cell>
          <table:table-cell office:value-type="string" calcext:value-type="string">
            <text:p>OPEN/START 18:3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2</text:p>
          </table:table-cell>
          <table:table-cell table:style-name="ce42" table:formula="of:=IF([.C881]=[.C882];[.D881]+1;1)" office:value-type="float" office:value="1" calcext:value-type="float">
            <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table:style-name="Default"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3</text:p>
          </table:table-cell>
          <table:table-cell table:style-name="ce42" table:formula="of:=IF([.C882]=[.C883];[.D882]+1;1)" office:value-type="float" office:value="1" calcext:value-type="float">
            <text:p/>
          </table:table-cell>
          <table:table-cell office:value-type="string" calcext:value-type="string">
            <text:p>ROXYPARTY vol.2</text:p>
          </table:table-cell>
          <table:table-cell table:style-name="Default"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4</text:p>
          </table:table-cell>
          <table:table-cell table:style-name="ce42" table:formula="of:=IF([.C883]=[.C884];[.D883]+1;1)" office:value-type="float" office:value="1" calcext:value-type="float">
            <text:p/>
          </table:table-cell>
          <table:table-cell office:value-type="string" calcext:value-type="string">
            <text:p>HOBO CONNECTION 2014 ～HOBO SPECIAL～</text:p>
          </table:table-cell>
          <table:table-cell table:style-name="Default"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5</text:p>
          </table:table-cell>
          <table:table-cell table:style-name="ce42" table:formula="of:=IF([.C884]=[.C885];[.D884]+1;1)" office:value-type="float" office:value="1" calcext:value-type="float">
            <text:p/>
          </table:table-cell>
          <table:table-cell office:value-type="string" calcext:value-type="string">
            <text:p>ア•ル•カ•ラ LIVE DVD20131124〜むにむになるままにJAPAN TOUR〜発売記念ライブ br2n「むにむにの花が咲いてからというもの」</text:p>
          </table:table-cell>
          <table:table-cell table:style-name="Default" office:value-type="string" calcext:value-type="string">
            <text:p>アルカラbr2nゲストバンド：髭</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6</text:p>
          </table:table-cell>
          <table:table-cell table:style-name="ce42" table:formula="of:=IF([.C885]=[.C886];[.D885]+1;1)" office:value-type="float" office:value="1" calcext:value-type="float">
            <text:p/>
          </table:table-cell>
          <table:table-cell office:value-type="string" calcext:value-type="string">
            <text:p>VELVETSUN PRODUCTS presentsbr2n「rabbitoo / national anthem of unknown country」 1st Album Release Partybr2n(SONG X LIVE 014）</text:p>
          </table:table-cell>
          <table:table-cell table:style-name="Default"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7</text:p>
          </table:table-cell>
          <table:table-cell table:style-name="ce42" table:formula="of:=IF([.C886]=[.C887];[.D886]+1;1)" office:value-type="float" office:value="1" calcext:value-type="float">
            <text:p/>
          </table:table-cell>
          <table:table-cell office:value-type="string" calcext:value-type="string">
            <text:p>BRUG One Man Live「BRUG」</text:p>
          </table:table-cell>
          <table:table-cell table:style-name="Default" office:value-type="string" calcext:value-type="string">
            <text:p>BRUG</text:p>
          </table:table-cell>
          <table:table-cell office:value-type="string" calcext:value-type="string">
            <text:p>OPEN/START 18:0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418</text:p>
          </table:table-cell>
          <table:table-cell table:style-name="ce42" table:formula="of:=IF([.C887]=[.C888];[.D887]+1;1)" office:value-type="float" office:value="1" calcext:value-type="float">
            <text:p/>
          </table:table-cell>
          <table:table-cell office:value-type="string" calcext:value-type="string">
            <text:p>UNCHAIN 99 Songs / 5 Days Tour 2014</text:p>
          </table:table-cell>
          <table:table-cell table:style-name="Default" office:value-type="string" calcext:value-type="string">
            <text:p>UNCHAIN</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19</text:p>
          </table:table-cell>
          <table:table-cell table:style-name="ce42" table:formula="of:=IF([.C888]=[.C889];[.D888]+1;1)" office:value-type="float" office:value="1" calcext:value-type="float">
            <text:p/>
          </table:table-cell>
          <table:table-cell office:value-type="string" calcext:value-type="string">
            <text:p>-つしまみれ結成15周年ベスト「つしまみれまみれ」レコ発-　スピーディーワンダフルワールドツアー2014　JAPAN　FINAL ワンマン</text:p>
          </table:table-cell>
          <table:table-cell table:style-name="Default" office:value-type="string" calcext:value-type="string">
            <text:p>つしまみれ</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0</text:p>
          </table:table-cell>
          <table:table-cell table:style-name="ce42" table:formula="of:=IF([.C889]=[.C890];[.D889]+1;1)" office:value-type="float" office:value="1" calcext:value-type="float">
            <text:p/>
          </table:table-cell>
          <table:table-cell office:value-type="string" calcext:value-type="string">
            <text:p>ChouCho tour 2014～secretgarden～</text:p>
          </table:table-cell>
          <table:table-cell table:style-name="Default" office:value-type="string" calcext:value-type="string">
            <text:p>ChouCho</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2</text:p>
          </table:table-cell>
          <table:table-cell table:style-name="ce42" table:formula="of:=IF([.C890]=[.C891];[.D890]+1;1)" office:value-type="float" office:value="1" calcext:value-type="float">
            <text:p/>
          </table:table-cell>
          <table:table-cell office:value-type="string" calcext:value-type="string">
            <text:p>JAPAN TOUR IN 2014</text:p>
          </table:table-cell>
          <table:table-cell table:style-name="Default"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3</text:p>
          </table:table-cell>
          <table:table-cell table:style-name="ce42" table:formula="of:=IF([.C891]=[.C892];[.D891]+1;1)" office:value-type="float" office:value="1" calcext:value-type="float">
            <text:p/>
          </table:table-cell>
          <table:table-cell office:value-type="string" calcext:value-type="string">
            <text:p>SIDE BY SIDE</text:p>
          </table:table-cell>
          <table:table-cell table:style-name="Default" office:value-type="string" calcext:value-type="string">
            <text:p>ペトロールズ / 髭</text:p>
          </table:table-cell>
          <table:table-cell office:value-type="string" calcext:value-type="string">
            <text:p>OPEN/START 18:00/19: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4</text:p>
          </table:table-cell>
          <table:table-cell table:style-name="ce42" table:formula="of:=IF([.C892]=[.C893];[.D892]+1;1)" office:value-type="float" office:value="1" calcext:value-type="float">
            <text:p/>
          </table:table-cell>
          <table:table-cell office:value-type="string" calcext:value-type="string">
            <text:p>EMI ROCKS neo</text:p>
          </table:table-cell>
          <table:table-cell table:style-name="Default"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5</text:p>
          </table:table-cell>
          <table:table-cell table:style-name="ce42" table:formula="of:=IF([.C893]=[.C894];[.D893]+1;1)" office:value-type="float" office:value="1" calcext:value-type="float">
            <text:p/>
          </table:table-cell>
          <table:table-cell office:value-type="string" calcext:value-type="string">
            <text:p>HOT TUNA ACOUSTIC DUO, JAPAN TOUR!</text:p>
          </table:table-cell>
          <table:table-cell table:style-name="Default" office:value-type="string" calcext:value-type="string">
            <text:p>HOT TUNAbr2n&lt;ホット・ツナ&gt;</text:p>
          </table:table-cell>
          <table:table-cell office:value-type="string" calcext:value-type="string">
            <text:p>OPEN/START 18:30/19: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6</text:p>
          </table:table-cell>
          <table:table-cell table:style-name="ce42" table:formula="of:=IF([.C894]=[.C895];[.D894]+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6</text:p>
          </table:table-cell>
          <table:table-cell table:style-name="ce42" table:formula="of:=IF([.C895]=[.C896];[.D895]+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7</text:p>
          </table:table-cell>
          <table:table-cell table:style-name="ce42" table:formula="of:=IF([.C896]=[.C897];[.D896]+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7</text:p>
          </table:table-cell>
          <table:table-cell table:style-name="ce42" table:formula="of:=IF([.C897]=[.C898];[.D897]+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8</text:p>
          </table:table-cell>
          <table:table-cell table:style-name="ce42" table:formula="of:=IF([.C898]=[.C899];[.D898]+1;1)" office:value-type="float" office:value="1" calcext:value-type="float">
            <text:p/>
          </table:table-cell>
          <table:table-cell office:value-type="string" calcext:value-type="string">
            <text:p>SHIBUYA DE SHOW ～LOVE WONDER BOYS～</text:p>
          </table:table-cell>
          <table:table-cell table:style-name="Default"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7"/>
        </table:table-row>
        <table:table-row table:style-name="ro8">
          <table:table-cell/>
          <table:table-cell office:value-type="float" office:value="25" calcext:value-type="float">
            <text:p>25</text:p>
          </table:table-cell>
          <table:table-cell table:style-name="ce38" office:value-type="string" calcext:value-type="string">
            <text:p>0429</text:p>
          </table:table-cell>
          <table:table-cell table:style-name="ce42" table:formula="of:=IF([.C899]=[.C900];[.D899]+1;1)" office:value-type="float" office:value="1" calcext:value-type="float">
            <text:p/>
          </table:table-cell>
          <table:table-cell office:value-type="string" calcext:value-type="string">
            <text:p>「APOGEEワンマンライブ2014」</text:p>
          </table:table-cell>
          <table:table-cell table:style-name="Default" office:value-type="string" calcext:value-type="string">
            <text:p>APOGEE</text:p>
          </table:table-cell>
          <table:table-cell office:value-type="string" calcext:value-type="string">
            <text:p>OPEN/START 17:00/18:00</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1</text:p>
          </table:table-cell>
          <table:table-cell table:style-name="ce42" table:formula="of:=IF([.C900]=[.C901];[.D900]+1;1)" office:value-type="float" office:value="1" calcext:value-type="float">
            <text:p/>
          </table:table-cell>
          <table:table-cell office:value-type="string" calcext:value-type="string">
            <text:p>浦谷はるな生誕記念 単独公演</text:p>
          </table:table-cell>
          <table:table-cell table:style-name="Default" office:value-type="string" calcext:value-type="string">
            <text:p>WHY@DOLL / ＊ゲストあり</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2</text:p>
          </table:table-cell>
          <table:table-cell table:style-name="ce42" table:formula="of:=IF([.C901]=[.C902];[.D901]+1;1)" office:value-type="float" office:value="1" calcext:value-type="float">
            <text:p/>
          </table:table-cell>
          <table:table-cell office:value-type="string" calcext:value-type="string">
            <text:p>あるあるCity presents アイドル予備校vol,2</text:p>
          </table:table-cell>
          <table:table-cell table:style-name="Default"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3</text:p>
          </table:table-cell>
          <table:table-cell table:style-name="ce42" table:formula="of:=IF([.C902]=[.C903];[.D902]+1;1)" office:value-type="float" office:value="1" calcext:value-type="float">
            <text:p/>
          </table:table-cell>
          <table:table-cell office:value-type="string" calcext:value-type="string">
            <text:p>WWW presents 「features」</text:p>
          </table:table-cell>
          <table:table-cell table:style-name="Default"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4</text:p>
          </table:table-cell>
          <table:table-cell table:style-name="ce42" table:formula="of:=IF([.C903]=[.C904];[.D903]+1;1)" office:value-type="float" office:value="1" calcext:value-type="float">
            <text:p/>
          </table:table-cell>
          <table:table-cell office:value-type="string" calcext:value-type="string">
            <text:p>「スーパー・エキセントリッカー」</text:p>
          </table:table-cell>
          <table:table-cell table:style-name="Default"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5</text:p>
          </table:table-cell>
          <table:table-cell table:style-name="ce42" table:formula="of:=IF([.C904]=[.C905];[.D904]+1;1)" office:value-type="float" office:value="1" calcext:value-type="float">
            <text:p/>
          </table:table-cell>
          <table:table-cell office:value-type="string" calcext:value-type="string">
            <text:p>Hemenwayワンマンライブ「The Music」</text:p>
          </table:table-cell>
          <table:table-cell table:style-name="Default"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6</text:p>
          </table:table-cell>
          <table:table-cell table:style-name="ce42" table:formula="of:=IF([.C905]=[.C906];[.D905]+1;1)" office:value-type="float" office:value="1" calcext:value-type="float">
            <text:p/>
          </table:table-cell>
          <table:table-cell office:value-type="string" calcext:value-type="string">
            <text:p>-SEXY VIRGIN RIOT LIVE TOUR-追加公演</text:p>
          </table:table-cell>
          <table:table-cell table:style-name="Default"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08</text:p>
          </table:table-cell>
          <table:table-cell table:style-name="ce42" table:formula="of:=IF([.C906]=[.C907];[.D906]+1;1)" office:value-type="float" office:value="1" calcext:value-type="float">
            <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table:style-name="Default"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別途ドリンク代500円がかかります ※抽選での無料招待制となります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0</text:p>
          </table:table-cell>
          <table:table-cell table:style-name="ce42" table:formula="of:=IF([.C907]=[.C908];[.D907]+1;1)" office:value-type="float" office:value="1" calcext:value-type="float">
            <text:p/>
          </table:table-cell>
          <table:table-cell office:value-type="string" calcext:value-type="string">
            <text:p>電撃ネットワークワンマンLIVE 2014 ～デンゲキピック～</text:p>
          </table:table-cell>
          <table:table-cell table:style-name="Default"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1</text:p>
          </table:table-cell>
          <table:table-cell table:style-name="ce42" table:formula="of:=IF([.C908]=[.C909];[.D908]+1;1)" office:value-type="float" office:value="1" calcext:value-type="float">
            <text:p/>
          </table:table-cell>
          <table:table-cell office:value-type="string" calcext:value-type="string">
            <text:p>土屋昌巳〔KA.F.KA〕† ホッピー神山 Solo Performance présents Fantôme † Noir épisode Duex</text:p>
          </table:table-cell>
          <table:table-cell table:style-name="Default"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2</text:p>
          </table:table-cell>
          <table:table-cell table:style-name="ce42" table:formula="of:=IF([.C909]=[.C910];[.D909]+1;1)" office:value-type="float" office:value="1" calcext:value-type="float">
            <text:p/>
          </table:table-cell>
          <table:table-cell office:value-type="string" calcext:value-type="string">
            <text:p>[-firing/Caliber-/CRASH&amp;REBIRTH]</text:p>
          </table:table-cell>
          <table:table-cell table:style-name="Default"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3</text:p>
          </table:table-cell>
          <table:table-cell table:style-name="ce42" table:formula="of:=IF([.C910]=[.C911];[.D910]+1;1)" office:value-type="float" office:value="1" calcext:value-type="float">
            <text:p/>
          </table:table-cell>
          <table:table-cell office:value-type="string" calcext:value-type="string">
            <text:p>Brother ship</text:p>
          </table:table-cell>
          <table:table-cell table:style-name="Default"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5</text:p>
          </table:table-cell>
          <table:table-cell table:style-name="ce42" table:formula="of:=IF([.C911]=[.C912];[.D911]+1;1)" office:value-type="float" office:value="1" calcext:value-type="float">
            <text:p/>
          </table:table-cell>
          <table:table-cell office:value-type="string" calcext:value-type="string">
            <text:p>フラッシュバックメモリーズ4D　-完全再現ライブ＠渋谷WWW-</text:p>
          </table:table-cell>
          <table:table-cell table:style-name="Default"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6</text:p>
          </table:table-cell>
          <table:table-cell table:style-name="ce42" table:formula="of:=IF([.C912]=[.C913];[.D912]+1;1)" office:value-type="float" office:value="1" calcext:value-type="float">
            <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table:style-name="Default"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8</text:p>
          </table:table-cell>
          <table:table-cell table:style-name="ce42" table:formula="of:=IF([.C913]=[.C914];[.D913]+1;1)" office:value-type="float" office:value="1" calcext:value-type="float">
            <text:p/>
          </table:table-cell>
          <table:table-cell office:value-type="string" calcext:value-type="string">
            <text:p>IDOL CONTENT EXPO ～桜咲く聖戦～</text:p>
          </table:table-cell>
          <table:table-cell table:style-name="Default"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19</text:p>
          </table:table-cell>
          <table:table-cell table:style-name="ce42" table:formula="of:=IF([.C914]=[.C915];[.D914]+1;1)" office:value-type="float" office:value="1" calcext:value-type="float">
            <text:p/>
          </table:table-cell>
          <table:table-cell office:value-type="string" calcext:value-type="string">
            <text:p>『春に産まれたけどゆきみ！何かが起こるゆきバーサリー！</text:p>
          </table:table-cell>
          <table:table-cell table:style-name="Default"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0</text:p>
          </table:table-cell>
          <table:table-cell table:style-name="ce42" table:formula="of:=IF([.C915]=[.C916];[.D915]+1;1)" office:value-type="float" office:value="1" calcext:value-type="float">
            <text:p/>
          </table:table-cell>
          <table:table-cell office:value-type="string" calcext:value-type="string">
            <text:p>Buza up！！vol.02</text:p>
          </table:table-cell>
          <table:table-cell table:style-name="Default"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1</text:p>
          </table:table-cell>
          <table:table-cell table:style-name="ce42" table:formula="of:=IF([.C916]=[.C917];[.D916]+1;1)" office:value-type="float" office:value="1" calcext:value-type="float">
            <text:p/>
          </table:table-cell>
          <table:table-cell office:value-type="string" calcext:value-type="string">
            <text:p>《司会》仲原達彦／新間功人／出演者近日発表！</text:p>
          </table:table-cell>
          <table:table-cell table:style-name="Default"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2</text:p>
          </table:table-cell>
          <table:table-cell table:style-name="ce42" table:formula="of:=IF([.C917]=[.C918];[.D917]+1;1)" office:value-type="float" office:value="1" calcext:value-type="float">
            <text:p/>
          </table:table-cell>
          <table:table-cell office:value-type="string" calcext:value-type="string">
            <text:p>「SPACE SHOWER TV“LIVE with YOU” ～ウルフルズ～」</text:p>
          </table:table-cell>
          <table:table-cell table:style-name="Default" office:value-type="string" calcext:value-type="string">
            <text:p>ウルフルズ</text:p>
          </table:table-cell>
          <table:table-cell office:value-type="string" calcext:value-type="string">
            <text:p>OPEN / START : 19:00 / 20:00（予定）br2n前売 / 当日 :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3</text:p>
          </table:table-cell>
          <table:table-cell table:style-name="ce42" table:formula="of:=IF([.C918]=[.C919];[.D918]+1;1)" office:value-type="float" office:value="1" calcext:value-type="float">
            <text:p/>
          </table:table-cell>
          <table:table-cell office:value-type="string" calcext:value-type="string">
            <text:p>フジロッ久(仮) フジロッ久(仮)ツアー2014 "try a little new yutaka" ファイナル</text:p>
          </table:table-cell>
          <table:table-cell table:style-name="Default" office:value-type="string" calcext:value-type="string">
            <text:p>フジロッ久(仮)</text:p>
          </table:table-cell>
          <table:table-cell office:value-type="string" calcext:value-type="string">
            <text:p>OPEN / START : 19:00 / 20:00br2n前売 / 当日 : ￥1,500 / ￥2,000（税込 / ドリンク代別 / オールスタンディング）</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4</text:p>
          </table:table-cell>
          <table:table-cell table:style-name="ce42" table:formula="of:=IF([.C919]=[.C920];[.D919]+1;1)" office:value-type="float" office:value="1" calcext:value-type="float">
            <text:p/>
          </table:table-cell>
          <table:table-cell office:value-type="string" calcext:value-type="string">
            <text:p>☆Awake☆七大都市☆ONEMAN☆TOUR☆ ☆『It's-THE-END』☆～GOOD☆LUCK☆BABYS☆～</text:p>
          </table:table-cell>
          <table:table-cell table:style-name="Default"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6</text:p>
          </table:table-cell>
          <table:table-cell table:style-name="ce42" table:formula="of:=IF([.C920]=[.C921];[.D920]+1;1)" office:value-type="float" office:value="1" calcext:value-type="float">
            <text:p/>
          </table:table-cell>
          <table:table-cell office:value-type="string" calcext:value-type="string">
            <text:p>新山詩織 1stライブツアー「しおりごと」</text:p>
          </table:table-cell>
          <table:table-cell table:style-name="Default"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8</text:p>
          </table:table-cell>
          <table:table-cell table:style-name="ce42" table:formula="of:=IF([.C921]=[.C922];[.D921]+1;1)" office:value-type="float" office:value="1" calcext:value-type="float">
            <text:p/>
          </table:table-cell>
          <table:table-cell office:value-type="string" calcext:value-type="string">
            <text:p>豊永利行、三十路になります。豊永屋～渋谷本店～</text:p>
          </table:table-cell>
          <table:table-cell table:style-name="Default"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7"/>
        </table:table-row>
        <table:table-row table:style-name="ro8">
          <table:table-cell/>
          <table:table-cell office:value-type="float" office:value="26" calcext:value-type="float">
            <text:p>26</text:p>
          </table:table-cell>
          <table:table-cell table:style-name="ce38" office:value-type="string" calcext:value-type="string">
            <text:p>0429</text:p>
          </table:table-cell>
          <table:table-cell table:style-name="ce42" table:formula="of:=IF([.C922]=[.C923];[.D922]+1;1)" office:value-type="float" office:value="1" calcext:value-type="float">
            <text:p/>
          </table:table-cell>
          <table:table-cell office:value-type="string" calcext:value-type="string">
            <text:p>A(エース) A(エース) ONEMAN LIVE『Ship“FRIEND OF MINE” ～ACE Day～』</text:p>
          </table:table-cell>
          <table:table-cell table:style-name="Default"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1</text:p>
          </table:table-cell>
          <table:table-cell table:style-name="ce42" table:formula="of:=IF([.C923]=[.C924];[.D923]+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text:p>
          </table:table-cell>
          <table:table-cell office:value-type="string" calcext:value-type="string">
            <text:p>17:30 / 18:30br2n￥6,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2</text:p>
          </table:table-cell>
          <table:table-cell table:style-name="ce42" table:formula="of:=IF([.C924]=[.C925];[.D924]+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3</text:p>
          </table:table-cell>
          <table:table-cell table:style-name="ce42" table:formula="of:=IF([.C925]=[.C926];[.D925]+1;1)" office:value-type="float" office:value="1" calcext:value-type="float">
            <text:p/>
          </table:table-cell>
          <table:table-cell office:value-type="string" calcext:value-type="string">
            <text:p>♪しまんちゅ、うたんちゅ♪</text:p>
          </table:table-cell>
          <table:table-cell table:style-name="Default"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4</text:p>
          </table:table-cell>
          <table:table-cell table:style-name="ce42" table:formula="of:=IF([.C926]=[.C927];[.D926]+1;1)" office:value-type="float" office:value="1" calcext:value-type="float">
            <text:p/>
          </table:table-cell>
          <table:table-cell office:value-type="string" calcext:value-type="string">
            <text:p>44MAGNUM LIVE 2014 EMPERORS ARE DESTROYED</text:p>
          </table:table-cell>
          <table:table-cell table:style-name="Default"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6</text:p>
          </table:table-cell>
          <table:table-cell table:style-name="ce42" table:formula="of:=IF([.C927]=[.C928];[.D927]+1;1)" office:value-type="float" office:value="1" calcext:value-type="float">
            <text:p/>
          </table:table-cell>
          <table:table-cell office:value-type="string" calcext:value-type="string">
            <text:p>フューチャーアイドルパーティースペシャル br2n『アイドルプラネット プレミアムLIVE 2 DAY』</text:p>
          </table:table-cell>
          <table:table-cell table:style-name="Default"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開場・開演は変更になる場合がございます。br2n予めご了承ください。br2n￥3,600- (税込) / ￥4,1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6</text:p>
          </table:table-cell>
          <table:table-cell table:style-name="ce42" table:formula="of:=IF([.C928]=[.C929];[.D928]+1;1)" office:value-type="float" office:value="2" calcext:value-type="float">
            <text:p/>
          </table:table-cell>
          <table:table-cell office:value-type="string" calcext:value-type="string">
            <text:p>フューチャーアイドルパーティースペシャルbr2n『アイドルプラネット プレミアムLIVE 2 NIGHT』</text:p>
          </table:table-cell>
          <table:table-cell table:style-name="Default"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開場・開演は変更になる場合がございます。br2n予めご了承ください。br2n￥3,600- (税込) / ￥4,1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7</text:p>
          </table:table-cell>
          <table:table-cell table:style-name="ce42" table:formula="of:=IF([.C929]=[.C930];[.D929]+1;1)" office:value-type="float" office:value="1" calcext:value-type="float">
            <text:p/>
          </table:table-cell>
          <table:table-cell office:value-type="string" calcext:value-type="string">
            <text:p>LEGEND OF ROCK vol.79</text:p>
          </table:table-cell>
          <table:table-cell table:style-name="Default"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08</text:p>
          </table:table-cell>
          <table:table-cell table:style-name="ce42" table:formula="of:=IF([.C930]=[.C931];[.D930]+1;1)" office:value-type="float" office:value="1" calcext:value-type="float">
            <text:p/>
          </table:table-cell>
          <table:table-cell office:value-type="string" calcext:value-type="string">
            <text:p>gee-ge. × duo MUSIC EXCHANGEbr2nシブヤ☆キタコレクション</text:p>
          </table:table-cell>
          <table:table-cell table:style-name="Default"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1</text:p>
          </table:table-cell>
          <table:table-cell table:style-name="ce42" table:formula="of:=IF([.C931]=[.C932];[.D931]+1;1)" office:value-type="float" office:value="1" calcext:value-type="float">
            <text:p/>
          </table:table-cell>
          <table:table-cell office:value-type="string" calcext:value-type="string">
            <text:p>住岡梨奈 second tour 2014 ”ツムグコトバ”</text:p>
          </table:table-cell>
          <table:table-cell table:style-name="Default" office:value-type="string" calcext:value-type="string">
            <text:p>住岡梨奈</text:p>
          </table:table-cell>
          <table:table-cell office:value-type="string" calcext:value-type="string">
            <text:p>Shibuya DUO 会場受付 / Shibuya DUO チケットショッピングカートbr2nチケットぴあ [226-573] / ローソンチケット [73396]br2nイープラスbr2n18:30 / 19:00br2n￥3,15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2</text:p>
          </table:table-cell>
          <table:table-cell table:style-name="ce42" table:formula="of:=IF([.C932]=[.C933];[.D932]+1;1)" office:value-type="float" office:value="1" calcext:value-type="float">
            <text:p/>
          </table:table-cell>
          <table:table-cell office:value-type="string" calcext:value-type="string">
            <text:p>”ALpha Romeo's”～恋する男たちのバースディ～</text:p>
          </table:table-cell>
          <table:table-cell table:style-name="Default"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3</text:p>
          </table:table-cell>
          <table:table-cell table:style-name="ce42" table:formula="of:=IF([.C933]=[.C934];[.D933]+1;1)" office:value-type="float" office:value="1" calcext:value-type="float">
            <text:p/>
          </table:table-cell>
          <table:table-cell office:value-type="string" calcext:value-type="string">
            <text:p>いいにおいのするAlcest JAPAN TOUR 2014br2nwith Vampillia</text:p>
          </table:table-cell>
          <table:table-cell table:style-name="Default"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4</text:p>
          </table:table-cell>
          <table:table-cell table:style-name="ce42" table:formula="of:=IF([.C934]=[.C935];[.D934]+1;1)" office:value-type="float" office:value="1" calcext:value-type="float">
            <text:p/>
          </table:table-cell>
          <table:table-cell/>
          <table:table-cell table:style-name="Default"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5</text:p>
          </table:table-cell>
          <table:table-cell table:style-name="ce42" table:formula="of:=IF([.C935]=[.C936];[.D935]+1;1)" office:value-type="float" office:value="1" calcext:value-type="float">
            <text:p/>
          </table:table-cell>
          <table:table-cell office:value-type="string" calcext:value-type="string">
            <text:p>THE LIBRARY vol.11</text:p>
          </table:table-cell>
          <table:table-cell table:style-name="Default" office:value-type="string" calcext:value-type="string">
            <text:p>トレモノ / Hi-KARAT5 / 蟲ふるう夜に / モノクロパンダbr2n…and mor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6</text:p>
          </table:table-cell>
          <table:table-cell table:style-name="ce42" table:formula="of:=IF([.C936]=[.C937];[.D936]+1;1)" office:value-type="float" office:value="1" calcext:value-type="float">
            <text:p/>
          </table:table-cell>
          <table:table-cell office:value-type="string" calcext:value-type="string">
            <text:p>Death trap-GIG SP</text:p>
          </table:table-cell>
          <table:table-cell table:style-name="Default"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7</text:p>
          </table:table-cell>
          <table:table-cell table:style-name="ce42" table:formula="of:=IF([.C937]=[.C938];[.D937]+1;1)" office:value-type="float" office:value="1" calcext:value-type="float">
            <text:p/>
          </table:table-cell>
          <table:table-cell office:value-type="string" calcext:value-type="string">
            <text:p>Force of Will</text:p>
          </table:table-cell>
          <table:table-cell table:style-name="Default"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19</text:p>
          </table:table-cell>
          <table:table-cell table:style-name="ce42" table:formula="of:=IF([.C938]=[.C939];[.D938]+1;1)" office:value-type="float" office:value="1" calcext:value-type="float">
            <text:p/>
          </table:table-cell>
          <table:table-cell office:value-type="string" calcext:value-type="string">
            <text:p>イケメン’ズワンマンライブツアー 「HOME2014」br2n～たくさんの愛と絆をありがとう～</text:p>
          </table:table-cell>
          <table:table-cell table:style-name="Default" office:value-type="string" calcext:value-type="string">
            <text:p>イケメン’ズ</text:p>
          </table:table-cell>
          <table:table-cell office:value-type="string" calcext:value-type="string">
            <text:p>Shibuya DUO 会場受付br2nチケットぴあ [228-693] / ローソンチケット [75355]br2nイープラスbr2n16:00 / 17:00br2n￥3,500- (税込) / ￥4,000- (税込)※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1</text:p>
          </table:table-cell>
          <table:table-cell table:style-name="ce42" table:formula="of:=IF([.C939]=[.C940];[.D939]+1;1)" office:value-type="float" office:value="1" calcext:value-type="float">
            <text:p/>
          </table:table-cell>
          <table:table-cell office:value-type="string" calcext:value-type="string">
            <text:p>HARCOの春フェス2014 in TOKYO</text:p>
          </table:table-cell>
          <table:table-cell table:style-name="Default"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2</text:p>
          </table:table-cell>
          <table:table-cell table:style-name="ce42" table:formula="of:=IF([.C940]=[.C941];[.D940]+1;1)" office:value-type="float" office:value="1" calcext:value-type="float">
            <text:p/>
          </table:table-cell>
          <table:table-cell office:value-type="string" calcext:value-type="string">
            <text:p>DREGEN JAPAN TOUR 2014</text:p>
          </table:table-cell>
          <table:table-cell table:style-name="Default"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4</text:p>
          </table:table-cell>
          <table:table-cell table:style-name="ce42" table:formula="of:=IF([.C941]=[.C942];[.D941]+1;1)" office:value-type="float" office:value="1" calcext:value-type="float">
            <text:p/>
          </table:table-cell>
          <table:table-cell office:value-type="string" calcext:value-type="string">
            <text:p>小谷美紗子Trio Tour 2014「us」</text:p>
          </table:table-cell>
          <table:table-cell table:style-name="Default" office:value-type="string" calcext:value-type="string">
            <text:p>小谷美紗子</text:p>
          </table:table-cell>
          <table:table-cell office:value-type="string" calcext:value-type="string">
            <text:p>チケットぴあ [219-966] / ローソンチケット [75815]br2nイープラスbr2n18:30 / 19:30br2n￥4,8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6</text:p>
          </table:table-cell>
          <table:table-cell table:style-name="ce42" table:formula="of:=IF([.C942]=[.C943];[.D942]+1;1)" office:value-type="float" office:value="1" calcext:value-type="float">
            <text:p/>
          </table:table-cell>
          <table:table-cell office:value-type="string" calcext:value-type="string">
            <text:p>ピンクと黒</text:p>
          </table:table-cell>
          <table:table-cell table:style-name="Default"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7</text:p>
          </table:table-cell>
          <table:table-cell table:style-name="ce42" table:formula="of:=IF([.C943]=[.C944];[.D943]+1;1)" office:value-type="float" office:value="1" calcext:value-type="float">
            <text:p/>
          </table:table-cell>
          <table:table-cell office:value-type="string" calcext:value-type="string">
            <text:p>They make me happy ! I make them happy !!</text:p>
          </table:table-cell>
          <table:table-cell table:style-name="Default" office:value-type="string" calcext:value-type="string">
            <text:p>杉恵ゆりか / MiChi</text:p>
          </table:table-cell>
          <table:table-cell office:value-type="string" calcext:value-type="string">
            <text:p>チケットぴあ [222-335] / ローソンチケット [78984]br2nイープラスbr2n16:30 / 17:00br2n￥3,000- (税込) ※1ドリンク別</text:p>
          </table:table-cell>
          <table:table-cell table:number-columns-repeated="1017"/>
        </table:table-row>
        <table:table-row table:style-name="ro8">
          <table:table-cell/>
          <table:table-cell office:value-type="float" office:value="28" calcext:value-type="float">
            <text:p>28</text:p>
          </table:table-cell>
          <table:table-cell table:style-name="ce38" office:value-type="string" calcext:value-type="string">
            <text:p>0428</text:p>
          </table:table-cell>
          <table:table-cell table:style-name="ce42" table:formula="of:=IF([.C944]=[.C945];[.D944]+1;1)" office:value-type="float" office:value="1" calcext:value-type="float">
            <text:p/>
          </table:table-cell>
          <table:table-cell office:value-type="string" calcext:value-type="string">
            <text:p>People to People vol.15</text:p>
          </table:table-cell>
          <table:table-cell table:style-name="Default" office:value-type="string" calcext:value-type="string">
            <text:p>植田真梨恵 / おおたえみり / 工藤えみbr2n…and more</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3</text:p>
          </table:table-cell>
          <table:table-cell table:style-name="ce42" table:formula="of:=IF([.C945]=[.C946];[.D945]+1;1)" office:value-type="float" office:value="1" calcext:value-type="float">
            <text:p/>
          </table:table-cell>
          <table:table-cell office:value-type="string" calcext:value-type="string">
            <text:p>MAXIMO PARK</text:p>
          </table:table-cell>
          <table:table-cell table:style-name="Default" office:value-type="string" calcext:value-type="string">
            <text:p>MAXIMO PARK</text:p>
          </table:table-cell>
          <table:table-cell office:value-type="string" calcext:value-type="string">
            <text:p>OPEN : 18:00 START : 19: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4</text:p>
          </table:table-cell>
          <table:table-cell table:style-name="ce42" table:formula="of:=IF([.C946]=[.C947];[.D946]+1;1)" office:value-type="float" office:value="1" calcext:value-type="float">
            <text:p/>
          </table:table-cell>
          <table:table-cell office:value-type="string" calcext:value-type="string">
            <text:p>MAXIMO PARK</text:p>
          </table:table-cell>
          <table:table-cell table:style-name="Default"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5</text:p>
          </table:table-cell>
          <table:table-cell table:style-name="ce42" table:formula="of:=IF([.C947]=[.C948];[.D947]+1;1)" office:value-type="float" office:value="1" calcext:value-type="float">
            <text:p/>
          </table:table-cell>
          <table:table-cell office:value-type="string" calcext:value-type="string">
            <text:p>MAXIMO PARK</text:p>
          </table:table-cell>
          <table:table-cell table:style-name="Default"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06</text:p>
          </table:table-cell>
          <table:table-cell table:style-name="ce42" table:formula="of:=IF([.C948]=[.C949];[.D948]+1;1)" office:value-type="float" office:value="1" calcext:value-type="float">
            <text:p/>
          </table:table-cell>
          <table:table-cell office:value-type="string" calcext:value-type="string">
            <text:p>synap×巡音彩祭</text:p>
          </table:table-cell>
          <table:table-cell table:style-name="Default"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07</text:p>
          </table:table-cell>
          <table:table-cell table:style-name="ce42" table:formula="of:=IF([.C949]=[.C950];[.D949]+1;1)" office:value-type="float" office:value="1" calcext:value-type="float">
            <text:p/>
          </table:table-cell>
          <table:table-cell office:value-type="string" calcext:value-type="string">
            <text:p>3 way struggle</text:p>
          </table:table-cell>
          <table:table-cell table:style-name="Default"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9</text:p>
          </table:table-cell>
          <table:table-cell table:style-name="ce42" table:formula="of:=IF([.C950]=[.C951];[.D950]+1;1)" office:value-type="float" office:value="1" calcext:value-type="float">
            <text:p/>
          </table:table-cell>
          <table:table-cell office:value-type="string" calcext:value-type="string">
            <text:p>ATARI TEENAGE RIOTbr2n-ADDITIONAL SHOW-</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10</text:p>
          </table:table-cell>
          <table:table-cell table:style-name="ce42" table:formula="of:=IF([.C951]=[.C952];[.D951]+1;1)" office:value-type="float" office:value="1" calcext:value-type="float">
            <text:p/>
          </table:table-cell>
          <table:table-cell office:value-type="string" calcext:value-type="string">
            <text:p>ATARI TEENAGE RIOT</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1</text:p>
          </table:table-cell>
          <table:table-cell table:style-name="ce42" table:formula="of:=IF([.C952]=[.C953];[.D952]+1;1)" office:value-type="float" office:value="1" calcext:value-type="float">
            <text:p/>
          </table:table-cell>
          <table:table-cell office:value-type="string" calcext:value-type="string">
            <text:p>LEGO BIG MORLbr2nSpring Tour 2014 br2n”Something New” br2n～雪辱編～</text:p>
          </table:table-cell>
          <table:table-cell table:style-name="Default" office:value-type="string" calcext:value-type="string">
            <text:p>LEGO BIG MORL</text:p>
          </table:table-cell>
          <table:table-cell office:value-type="string" calcext:value-type="string">
            <text:p>OPEN : 18:30 START : 19: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1</text:p>
          </table:table-cell>
          <table:table-cell table:style-name="ce42" table:formula="of:=IF([.C953]=[.C954];[.D953]+1;1)" office:value-type="float" office:value="2" calcext:value-type="float">
            <text:p/>
          </table:table-cell>
          <table:table-cell office:value-type="string" calcext:value-type="string">
            <text:p>LEGO BIG MORLbr2nSpring Tour 2014 br2n”Something New” br2n～雪辱編～</text:p>
          </table:table-cell>
          <table:table-cell table:style-name="Default"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12</text:p>
          </table:table-cell>
          <table:table-cell table:style-name="ce42" table:formula="of:=IF([.C954]=[.C955];[.D954]+1;1)" office:value-type="float" office:value="1" calcext:value-type="float">
            <text:p/>
          </table:table-cell>
          <table:table-cell office:value-type="string" calcext:value-type="string">
            <text:p>”LiVERTY” TOUR 2014br2n-FINAL SERIES-</text:p>
          </table:table-cell>
          <table:table-cell table:style-name="Default" office:value-type="string" calcext:value-type="string">
            <text:p>THREE LIGHTS DOWN KINGS/HaKU/and more</text:p>
          </table:table-cell>
          <table:table-cell office:value-type="string" calcext:value-type="string">
            <text:p>OPEN : 17:00 START : 18: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3</text:p>
          </table:table-cell>
          <table:table-cell table:style-name="ce42" table:formula="of:=IF([.C955]=[.C956];[.D955]+1;1)" office:value-type="float" office:value="1" calcext:value-type="float">
            <text:p/>
          </table:table-cell>
          <table:table-cell office:value-type="string" calcext:value-type="string">
            <text:p>ORENCH 〜キミの笑顔が引越祝!!!〜</text:p>
          </table:table-cell>
          <table:table-cell table:style-name="Default"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7</text:p>
          </table:table-cell>
          <table:table-cell table:style-name="ce42" table:formula="of:=IF([.C956]=[.C957];[.D956]+1;1)" office:value-type="float" office:value="1" calcext:value-type="float">
            <text:p/>
          </table:table-cell>
          <table:table-cell office:value-type="string" calcext:value-type="string">
            <text:p>THE BOHEMIANNS NEW TOUR 2014 br2n～夢と理想のツーマン～</text:p>
          </table:table-cell>
          <table:table-cell table:style-name="Default" office:value-type="string" calcext:value-type="string">
            <text:p>THE BOHEMIANNS/ザ・コレクターズ</text:p>
          </table:table-cell>
          <table:table-cell office:value-type="string" calcext:value-type="string">
            <text:p>OPEN : 18:15 START : 19: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8</text:p>
          </table:table-cell>
          <table:table-cell table:style-name="ce42" table:formula="of:=IF([.C957]=[.C958];[.D957]+1;1)" office:value-type="float" office:value="1" calcext:value-type="float">
            <text:p/>
          </table:table-cell>
          <table:table-cell office:value-type="string" calcext:value-type="string">
            <text:p>松井病院＠代官山UNITbr2n～Mirrorball Flare + br2nRoyal Mirrorball Discothequebr2nリリースパーティー～</text:p>
          </table:table-cell>
          <table:table-cell table:style-name="Default"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9</text:p>
          </table:table-cell>
          <table:table-cell table:style-name="ce42" table:formula="of:=IF([.C958]=[.C959];[.D958]+1;1)" office:value-type="float" office:value="1" calcext:value-type="float">
            <text:p/>
          </table:table-cell>
          <table:table-cell office:value-type="string" calcext:value-type="string">
            <text:p>ジェッジジョンソンbr2n「TECHNICAL BREAKS DOWNER」</text:p>
          </table:table-cell>
          <table:table-cell table:style-name="Default"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19</text:p>
          </table:table-cell>
          <table:table-cell table:style-name="ce42" table:formula="of:=IF([.C959]=[.C960];[.D959]+1;1)" office:value-type="float" office:value="2" calcext:value-type="float">
            <text:p/>
          </table:table-cell>
          <table:table-cell office:value-type="string" calcext:value-type="string">
            <text:p>ジェッジジョンソンbr2n「TECHNICAL BREAKS DOWNER」</text:p>
          </table:table-cell>
          <table:table-cell table:style-name="Default"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25</text:p>
          </table:table-cell>
          <table:table-cell table:style-name="ce42" table:formula="of:=IF([.C960]=[.C961];[.D960]+1;1)" office:value-type="float" office:value="1" calcext:value-type="float">
            <text:p/>
          </table:table-cell>
          <table:table-cell office:value-type="string" calcext:value-type="string">
            <text:p>ジェッジジョンソンbr2n「TECHNICAL BREAKS DOWNER」</text:p>
          </table:table-cell>
          <table:table-cell table:style-name="Default"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26</text:p>
          </table:table-cell>
          <table:table-cell table:style-name="ce42" table:formula="of:=IF([.C961]=[.C962];[.D961]+1;1)" office:value-type="float" office:value="1" calcext:value-type="float">
            <text:p/>
          </table:table-cell>
          <table:table-cell office:value-type="string" calcext:value-type="string">
            <text:p>4th Full Album 「Rebirth」 Release One-Man br2n『2036年宇宙の旅』</text:p>
          </table:table-cell>
          <table:table-cell table:style-name="Default" office:value-type="string" calcext:value-type="string">
            <text:p>カフカ</text:p>
          </table:table-cell>
          <table:table-cell office:value-type="string" calcext:value-type="string">
            <text:p>OPEN : 17:30 START : 18: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26</text:p>
          </table:table-cell>
          <table:table-cell table:style-name="ce42" table:formula="of:=IF([.C962]=[.C963];[.D962]+1;1)" office:value-type="float" office:value="2" calcext:value-type="float">
            <text:p/>
          </table:table-cell>
          <table:table-cell office:value-type="string" calcext:value-type="string">
            <text:p>4th Full Album 「Rebirth」 Release One-Man br2n『2036年宇宙の旅』</text:p>
          </table:table-cell>
          <table:table-cell table:style-name="Default" office:value-type="string" calcext:value-type="string">
            <text:p>SURGEON/ROK DA HOUSE/RAYSCAPE</text:p>
          </table:table-cell>
          <table:table-cell office:value-type="string" calcext:value-type="string">
            <text:p>OPEN : 23:30 START : 23:30</text:p>
          </table:table-cell>
          <table:table-cell table:number-columns-repeated="1017"/>
        </table:table-row>
        <table:table-row table:style-name="ro8">
          <table:table-cell/>
          <table:table-cell office:value-type="float" office:value="29" calcext:value-type="float">
            <text:p>29</text:p>
          </table:table-cell>
          <table:table-cell table:style-name="ce38" office:value-type="string" calcext:value-type="string">
            <text:p>0429</text:p>
          </table:table-cell>
          <table:table-cell table:style-name="ce42" table:formula="of:=IF([.C963]=[.C964];[.D963]+1;1)" office:value-type="float" office:value="1" calcext:value-type="float">
            <text:p/>
          </table:table-cell>
          <table:table-cell office:value-type="string" calcext:value-type="string">
            <text:p>SUMMIT Presents.br2n”SIMI LAB ワンマンLIVE”</text:p>
          </table:table-cell>
          <table:table-cell table:style-name="Default" office:value-type="string" calcext:value-type="string">
            <text:p>SIMI LAB</text:p>
          </table:table-cell>
          <table:table-cell office:value-type="string" calcext:value-type="string">
            <text:p>OPEN : 17:00 START : 18:00</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05</text:p>
          </table:table-cell>
          <table:table-cell table:style-name="ce42" table:formula="of:=IF([.C964]=[.C965];[.D964]+1;1)" office:value-type="float" office:value="1" calcext:value-type="float">
            <text:p/>
          </table:table-cell>
          <table:table-cell office:value-type="string" calcext:value-type="string">
            <text:p>VERUS Presents 「Princesss I SM vol.3」</text:p>
          </table:table-cell>
          <table:table-cell table:style-name="Default" office:value-type="string" calcext:value-type="string">
            <text:p>asfi/ANNA☆S/CAMOUFLAGE/SiAM&amp;POPTUNe/つばさFly br2n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06</text:p>
          </table:table-cell>
          <table:table-cell table:style-name="ce42" table:formula="of:=IF([.C965]=[.C966];[.D965]+1;1)" office:value-type="float" office:value="1" calcext:value-type="float">
            <text:p/>
          </table:table-cell>
          <table:table-cell office:value-type="string" calcext:value-type="string">
            <text:p>　Ledapple Fan Meeting 2014br2n1st Photo session＆mini LIVE</text:p>
          </table:table-cell>
          <table:table-cell table:style-name="Default"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08</text:p>
          </table:table-cell>
          <table:table-cell table:style-name="ce42" table:formula="of:=IF([.C966]=[.C967];[.D966]+1;1)" office:value-type="float" office:value="1" calcext:value-type="float">
            <text:p/>
          </table:table-cell>
          <table:table-cell office:value-type="string" calcext:value-type="string">
            <text:p>ASTRO HALL presents “terima kasih -てりまかしー”</text:p>
          </table:table-cell>
          <table:table-cell table:style-name="Default"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1</text:p>
          </table:table-cell>
          <table:table-cell table:style-name="ce42" table:formula="of:=IF([.C967]=[.C968];[.D967]+1;1)" office:value-type="float" office:value="1" calcext:value-type="float">
            <text:p/>
          </table:table-cell>
          <table:table-cell office:value-type="string" calcext:value-type="string">
            <text:p>Dirty Beaches</text:p>
          </table:table-cell>
          <table:table-cell table:style-name="Default"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2</text:p>
          </table:table-cell>
          <table:table-cell table:style-name="ce42" table:formula="of:=IF([.C968]=[.C969];[.D968]+1;1)" office:value-type="float" office:value="1" calcext:value-type="float">
            <text:p/>
          </table:table-cell>
          <table:table-cell office:value-type="string" calcext:value-type="string">
            <text:p>SALA Presents 「SALA-Girls Special Live〜2014Spring〜」</text:p>
          </table:table-cell>
          <table:table-cell table:style-name="Default"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3</text:p>
          </table:table-cell>
          <table:table-cell table:style-name="ce42" table:formula="of:=IF([.C969]=[.C970];[.D969]+1;1)" office:value-type="float" office:value="1" calcext:value-type="float">
            <text:p/>
          </table:table-cell>
          <table:table-cell office:value-type="string" calcext:value-type="string">
            <text:p>ANSIA 深町晃 生誕ONEMAN　br2n『リーダー祭-時を駆ける深町-ダイヤモンドは砕けない』</text:p>
          </table:table-cell>
          <table:table-cell table:style-name="Default"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7</text:p>
          </table:table-cell>
          <table:table-cell table:style-name="ce42" table:formula="of:=IF([.C970]=[.C971];[.D970]+1;1)" office:value-type="float" office:value="1" calcext:value-type="float">
            <text:p/>
          </table:table-cell>
          <table:table-cell office:value-type="string" calcext:value-type="string">
            <text:p>Uncle Acid &amp; The Deadbeatsbr2n-アンクル・アシッド＆ザ・デッドビーツ-</text:p>
          </table:table-cell>
          <table:table-cell table:style-name="Default"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8</text:p>
          </table:table-cell>
          <table:table-cell table:style-name="ce42" table:formula="of:=IF([.C971]=[.C972];[.D971]+1;1)" office:value-type="float" office:value="1" calcext:value-type="float">
            <text:p/>
          </table:table-cell>
          <table:table-cell office:value-type="string" calcext:value-type="string">
            <text:p>ASTRO HALL presents “NEW GREETING”</text:p>
          </table:table-cell>
          <table:table-cell table:style-name="Default" office:value-type="string" calcext:value-type="string">
            <text:p>MISSIW/CHECK×MATE/Lunakate/and more…</text:p>
          </table:table-cell>
          <table:table-cell office:value-type="string" calcext:value-type="string">
            <text:p>Open 18:30｜Start 19:00br2nAdv 2,300yen (D別)｜Door 2,800yen (D別) br2nASTRO HALL店頭・webにて3/28(金)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9</text:p>
          </table:table-cell>
          <table:table-cell table:style-name="ce42" table:formula="of:=IF([.C972]=[.C973];[.D972]+1;1)" office:value-type="float" office:value="1" calcext:value-type="float">
            <text:p/>
          </table:table-cell>
          <table:table-cell office:value-type="string" calcext:value-type="string">
            <text:p>CAMOUFLAGE</text:p>
          </table:table-cell>
          <table:table-cell table:style-name="Default"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19</text:p>
          </table:table-cell>
          <table:table-cell table:style-name="ce42" table:formula="of:=IF([.C973]=[.C974];[.D973]+1;1)" office:value-type="float" office:value="2" calcext:value-type="float">
            <text:p/>
          </table:table-cell>
          <table:table-cell office:value-type="string" calcext:value-type="string">
            <text:p>アイドル横丁 presents 〜サクラ前線 北上祭!!〜</text:p>
          </table:table-cell>
          <table:table-cell table:style-name="Default"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0</text:p>
          </table:table-cell>
          <table:table-cell table:style-name="ce42" table:formula="of:=IF([.C974]=[.C975];[.D974]+1;1)" office:value-type="float" office:value="1" calcext:value-type="float">
            <text:p/>
          </table:table-cell>
          <table:table-cell office:value-type="string" calcext:value-type="string">
            <text:p>近藤夏⼦子ワンマンライブ2014br2n〜どこにいる？ここにいる！みんなでスマイる！〜</text:p>
          </table:table-cell>
          <table:table-cell table:style-name="Default" office:value-type="string" calcext:value-type="string">
            <text:p>近藤夏子</text:p>
          </table:table-cell>
          <table:table-cell office:value-type="string" calcext:value-type="string">
            <text:p>Open 17:00｜Start 18:00br2nAdv 3,000yen (D別)｜Door 3,500yen (D別)</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2</text:p>
          </table:table-cell>
          <table:table-cell table:style-name="ce42" table:formula="of:=IF([.C975]=[.C976];[.D975]+1;1)" office:value-type="float" office:value="1" calcext:value-type="float">
            <text:p/>
          </table:table-cell>
          <table:table-cell office:value-type="string" calcext:value-type="string">
            <text:p>ZANSHING SUN FESTIVAL〜番外編〜@原宿ASTRO HALL br2nPresented by TOWER RECORDS × SPINNS</text:p>
          </table:table-cell>
          <table:table-cell table:style-name="Default"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3</text:p>
          </table:table-cell>
          <table:table-cell table:style-name="ce42" table:formula="of:=IF([.C976]=[.C977];[.D976]+1;1)" office:value-type="float" office:value="1" calcext:value-type="float">
            <text:p/>
          </table:table-cell>
          <table:table-cell office:value-type="string" calcext:value-type="string">
            <text:p>きいやま商店</text:p>
          </table:table-cell>
          <table:table-cell table:style-name="Default"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5</text:p>
          </table:table-cell>
          <table:table-cell table:style-name="ce42" table:formula="of:=IF([.C977]=[.C978];[.D977]+1;1)" office:value-type="float" office:value="1" calcext:value-type="float">
            <text:p/>
          </table:table-cell>
          <table:table-cell office:value-type="string" calcext:value-type="string">
            <text:p>小川美潮「ウレシイノモト」「檸檬の月」再発記念ライブ</text:p>
          </table:table-cell>
          <table:table-cell table:style-name="Default"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6</text:p>
          </table:table-cell>
          <table:table-cell table:style-name="ce42" table:formula="of:=IF([.C978]=[.C979];[.D978]+1;1)" office:value-type="float" office:value="1" calcext:value-type="float">
            <text:p/>
          </table:table-cell>
          <table:table-cell office:value-type="string" calcext:value-type="string">
            <text:p>heidi.</text:p>
          </table:table-cell>
          <table:table-cell table:style-name="Default"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7</text:p>
          </table:table-cell>
          <table:table-cell table:style-name="ce42" table:formula="of:=IF([.C979]=[.C980];[.D979]+1;1)" office:value-type="float" office:value="1" calcext:value-type="float">
            <text:p/>
          </table:table-cell>
          <table:table-cell office:value-type="string" calcext:value-type="string">
            <text:p>東京無礼者祭　TOKYO BREMEN Presents</text:p>
          </table:table-cell>
          <table:table-cell table:style-name="Default"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7"/>
        </table:table-row>
        <table:table-row table:style-name="ro8">
          <table:table-cell/>
          <table:table-cell office:value-type="float" office:value="30" calcext:value-type="float">
            <text:p>30</text:p>
          </table:table-cell>
          <table:table-cell table:style-name="ce38" office:value-type="string" calcext:value-type="string">
            <text:p>0428</text:p>
          </table:table-cell>
          <table:table-cell table:style-name="ce42" table:formula="of:=IF([.C980]=[.C981];[.D980]+1;1)" office:value-type="float" office:value="1" calcext:value-type="float">
            <text:p/>
          </table:table-cell>
          <table:table-cell office:value-type="string" calcext:value-type="string">
            <text:p>ASTRO HALL presents “Me-yousic”</text:p>
          </table:table-cell>
          <table:table-cell table:style-name="Default" office:value-type="string" calcext:value-type="string">
            <text:p>GiL-Nadia dropp/bene/and more...</text:p>
          </table:table-cell>
          <table:table-cell office:value-type="string" calcext:value-type="string">
            <text:p>Open 18:30｜Start 19:00br2nAdv 2,500yen (D別)｜Door 3,000yen (D別) br2nASTRO HALL店頭・webにて3/28(金)より発売</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04</text:p>
          </table:table-cell>
          <table:table-cell table:style-name="ce42" table:formula="of:=IF([.C981]=[.C982];[.D981]+1;1)" office:value-type="float" office:value="1" calcext:value-type="float">
            <text:p/>
          </table:table-cell>
          <table:table-cell office:value-type="string" calcext:value-type="string">
            <text:p>ワンマン TOUR 2014 "The Light"</text:p>
          </table:table-cell>
          <table:table-cell table:style-name="Default"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05</text:p>
          </table:table-cell>
          <table:table-cell table:style-name="ce42" table:formula="of:=IF([.C982]=[.C983];[.D982]+1;1)" office:value-type="float" office:value="1" calcext:value-type="float">
            <text:p/>
          </table:table-cell>
          <table:table-cell office:value-type="string" calcext:value-type="string">
            <text:p>HYSTERIC CIRCUS ASIA CIRCUIT vol.1</text:p>
          </table:table-cell>
          <table:table-cell table:style-name="Default"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06</text:p>
          </table:table-cell>
          <table:table-cell table:style-name="ce42" table:formula="of:=IF([.C983]=[.C984];[.D983]+1;1)" office:value-type="float" office:value="1" calcext:value-type="float">
            <text:p/>
          </table:table-cell>
          <table:table-cell office:value-type="string" calcext:value-type="string">
            <text:p>Sabão(シャボン)</text:p>
          </table:table-cell>
          <table:table-cell table:style-name="Default"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08</text:p>
          </table:table-cell>
          <table:table-cell table:style-name="ce42" table:formula="of:=IF([.C984]=[.C985];[.D984]+1;1)" office:value-type="float" office:value="1" calcext:value-type="float">
            <text:p/>
          </table:table-cell>
          <table:table-cell office:value-type="string" calcext:value-type="string">
            <text:p>JAPAN TOUR 2014</text:p>
          </table:table-cell>
          <table:table-cell table:style-name="Default"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1</text:p>
          </table:table-cell>
          <table:table-cell table:style-name="ce42" table:formula="of:=IF([.C985]=[.C986];[.D985]+1;1)" office:value-type="float" office:value="1" calcext:value-type="float">
            <text:p/>
          </table:table-cell>
          <table:table-cell office:value-type="string" calcext:value-type="string">
            <text:p>Time Out Cafe &amp; Diner 5th Anniversary Party</text:p>
          </table:table-cell>
          <table:table-cell table:style-name="Default"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2</text:p>
          </table:table-cell>
          <table:table-cell table:style-name="ce42" table:formula="of:=IF([.C986]=[.C987];[.D986]+1;1)" office:value-type="float" office:value="1" calcext:value-type="float">
            <text:p/>
          </table:table-cell>
          <table:table-cell office:value-type="string" calcext:value-type="string">
            <text:p>INORAN TOUR 2014 -Somewhere-</text:p>
          </table:table-cell>
          <table:table-cell table:style-name="Default"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3</text:p>
          </table:table-cell>
          <table:table-cell table:style-name="ce42" table:formula="of:=IF([.C987]=[.C988];[.D987]+1;1)" office:value-type="float" office:value="1" calcext:value-type="float">
            <text:p/>
          </table:table-cell>
          <table:table-cell office:value-type="string" calcext:value-type="string">
            <text:p>INORAN TOUR 2014 -Somewhere- 《追加公演》</text:p>
          </table:table-cell>
          <table:table-cell table:style-name="Default"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6</text:p>
          </table:table-cell>
          <table:table-cell table:style-name="ce42" table:formula="of:=IF([.C988]=[.C989];[.D988]+1;1)" office:value-type="float" office:value="1" calcext:value-type="float">
            <text:p/>
          </table:table-cell>
          <table:table-cell office:value-type="string" calcext:value-type="string">
            <text:p>Alice Nine Tour 2014 　Supernova Symphonia</text:p>
          </table:table-cell>
          <table:table-cell table:style-name="Default"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8</text:p>
          </table:table-cell>
          <table:table-cell table:style-name="ce42" table:formula="of:=IF([.C989]=[.C990];[.D989]+1;1)" office:value-type="float" office:value="1" calcext:value-type="float">
            <text:p/>
          </table:table-cell>
          <table:table-cell office:value-type="string" calcext:value-type="string">
            <text:p>ヒトリエ 2014年東名阪ワンマンツアー 「マネキン・イン・ザ・パーク」</text:p>
          </table:table-cell>
          <table:table-cell table:style-name="Default"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19</text:p>
          </table:table-cell>
          <table:table-cell table:style-name="ce42" table:formula="of:=IF([.C990]=[.C991];[.D990]+1;1)" office:value-type="float" office:value="1" calcext:value-type="float">
            <text:p/>
          </table:table-cell>
          <table:table-cell office:value-type="string" calcext:value-type="string">
            <text:p>東方ライブ2014-星虹砕/祭-【永】-フェス-</text:p>
          </table:table-cell>
          <table:table-cell table:style-name="Default"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20</text:p>
          </table:table-cell>
          <table:table-cell table:style-name="ce42" table:formula="of:=IF([.C991]=[.C992];[.D991]+1;1)" office:value-type="float" office:value="1" calcext:value-type="float">
            <text:p/>
          </table:table-cell>
          <table:table-cell office:value-type="string" calcext:value-type="string">
            <text:p>SCHOOL OF LOCK!新入生歓迎ライブ2014「LIVE OF ROOKIE」</text:p>
          </table:table-cell>
          <table:table-cell table:style-name="Default"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26</text:p>
          </table:table-cell>
          <table:table-cell table:style-name="ce42" table:formula="of:=IF([.C992]=[.C993];[.D992]+1;1)" office:value-type="float" office:value="1" calcext:value-type="float">
            <text:p/>
          </table:table-cell>
          <table:table-cell office:value-type="string" calcext:value-type="string">
            <text:p>Salley Live Tour 2014 Spring</text:p>
          </table:table-cell>
          <table:table-cell table:style-name="Default"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27</text:p>
          </table:table-cell>
          <table:table-cell table:style-name="ce42" table:formula="of:=IF([.C993]=[.C994];[.D993]+1;1)" office:value-type="float" office:value="1" calcext:value-type="float">
            <text:p/>
          </table:table-cell>
          <table:table-cell office:value-type="string" calcext:value-type="string">
            <text:p>祝THE ポッシボーJapanツアー2014～8年かかりましたわ～</text:p>
          </table:table-cell>
          <table:table-cell table:style-name="Default"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7"/>
        </table:table-row>
        <table:table-row table:style-name="ro8">
          <table:table-cell/>
          <table:table-cell office:value-type="float" office:value="31" calcext:value-type="float">
            <text:p>31</text:p>
          </table:table-cell>
          <table:table-cell table:style-name="ce38" office:value-type="string" calcext:value-type="string">
            <text:p>0429</text:p>
          </table:table-cell>
          <table:table-cell table:style-name="ce42" table:formula="of:=IF([.C994]=[.C995];[.D994]+1;1)" office:value-type="float" office:value="1" calcext:value-type="float">
            <text:p/>
          </table:table-cell>
          <table:table-cell office:value-type="string" calcext:value-type="string">
            <text:p>Special Live 〝連休頃、遊びにおいでよ〟</text:p>
          </table:table-cell>
          <table:table-cell table:style-name="Default"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329</text:p>
          </table:table-cell>
          <table:table-cell table:style-name="ce42" table:formula="of:=IF([.C995]=[.C996];[.D995]+1;1)" office:value-type="float" office:value="1" calcext:value-type="float">
            <text:p/>
          </table:table-cell>
          <table:table-cell office:value-type="string" calcext:value-type="string">
            <text:p>Rhapsody vol.32</text:p>
          </table:table-cell>
          <table:table-cell table:style-name="Default"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330</text:p>
          </table:table-cell>
          <table:table-cell table:style-name="ce42" table:formula="of:=IF([.C996]=[.C997];[.D996]+1;1)" office:value-type="float" office:value="1" calcext:value-type="float">
            <text:p/>
          </table:table-cell>
          <table:table-cell office:value-type="string" calcext:value-type="string">
            <text:p>MCビル風 presents “HOMEWORK vol.3″</text:p>
          </table:table-cell>
          <table:table-cell table:style-name="Default"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04</text:p>
          </table:table-cell>
          <table:table-cell table:style-name="ce42" table:formula="of:=IF([.C997]=[.C998];[.D997]+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05</text:p>
          </table:table-cell>
          <table:table-cell table:style-name="ce42" table:formula="of:=IF([.C998]=[.C999];[.D998]+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06</text:p>
          </table:table-cell>
          <table:table-cell table:style-name="ce42" table:formula="of:=IF([.C999]=[.C1000];[.D999]+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10</text:p>
          </table:table-cell>
          <table:table-cell table:style-name="ce42" table:formula="of:=IF([.C1000]=[.C1001];[.D1000]+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12</text:p>
          </table:table-cell>
          <table:table-cell table:style-name="ce42" table:formula="of:=IF([.C1001]=[.C1002];[.D1001]+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7"/>
        </table:table-row>
        <table:table-row table:style-name="ro8">
          <table:table-cell/>
          <table:table-cell office:value-type="float" office:value="32" calcext:value-type="float">
            <text:p>32</text:p>
          </table:table-cell>
          <table:table-cell table:style-name="ce38" office:value-type="string" calcext:value-type="string">
            <text:p>0413</text:p>
          </table:table-cell>
          <table:table-cell table:style-name="ce42" table:formula="of:=IF([.C1002]=[.C1003];[.D1002]+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5</text:p>
          </table:table-cell>
          <table:table-cell table:style-name="ce42" table:formula="of:=IF([.C1003]=[.C1004];[.D1003]+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7</text:p>
          </table:table-cell>
          <table:table-cell table:style-name="ce42" table:formula="of:=IF([.C1004]=[.C1005];[.D1004]+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6</text:p>
          </table:table-cell>
          <table:table-cell table:style-name="ce42" table:formula="of:=IF([.C1005]=[.C1006];[.D1005]+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9</text:p>
          </table:table-cell>
          <table:table-cell table:style-name="ce42" table:formula="of:=IF([.C1006]=[.C1007];[.D1006]+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3</text:p>
          </table:table-cell>
          <table:table-cell table:style-name="ce42" table:formula="of:=IF([.C1007]=[.C1008];[.D1007]+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5</text:p>
          </table:table-cell>
          <table:table-cell table:style-name="ce42" table:formula="of:=IF([.C1008]=[.C1009];[.D1008]+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1</text:p>
          </table:table-cell>
          <table:table-cell table:style-name="ce42" table:formula="of:=IF([.C1009]=[.C1010];[.D1009]+1;1)" office:value-type="float" office:value="1" calcext:value-type="float">
            <text:p/>
          </table:table-cell>
          <table:table-cell office:value-type="string" calcext:value-type="string">
            <text:p>マイドラゴン『バースデーパーティー』</text:p>
          </table:table-cell>
          <table:table-cell table:style-name="Default"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4</text:p>
          </table:table-cell>
          <table:table-cell table:style-name="ce42" table:formula="of:=IF([.C1010]=[.C1011];[.D1010]+1;1)" office:value-type="float" office:value="1" calcext:value-type="float">
            <text:p/>
          </table:table-cell>
          <table:table-cell office:value-type="string" calcext:value-type="string">
            <text:p>Soulm8 Specialbr2n〜5周年＆20回記念〜</text:p>
          </table:table-cell>
          <table:table-cell table:style-name="Default"/>
          <table:table-cell office:value-type="string" calcext:value-type="string">
            <text:p>発売日 3/9 br2n開場 13:30 開演 14:00 br2n料金（前売） 1F立見¥3,500 br2n問合せ Soulm8（ソウルメイト）事務局 br2nsoulm8dance@yahoo.co.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5</text:p>
          </table:table-cell>
          <table:table-cell table:style-name="ce42" table:formula="of:=IF([.C1011]=[.C1012];[.D1011]+1;1)" office:value-type="float" office:value="1" calcext:value-type="float">
            <text:p/>
          </table:table-cell>
          <table:table-cell office:value-type="string" calcext:value-type="string">
            <text:p>榊原ゆい 2014春ライブ「CouplingWith★LOVE×Live2014」</text:p>
          </table:table-cell>
          <table:table-cell table:style-name="Default"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6</text:p>
          </table:table-cell>
          <table:table-cell table:style-name="ce42" table:formula="of:=IF([.C1012]=[.C1013];[.D1012]+1;1)" office:value-type="float" office:value="1" calcext:value-type="float">
            <text:p/>
          </table:table-cell>
          <table:table-cell office:value-type="string" calcext:value-type="string">
            <text:p>TEEのワンマンツアー2014 〜人生楽笑〜</text:p>
          </table:table-cell>
          <table:table-cell table:style-name="Default"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7</text:p>
          </table:table-cell>
          <table:table-cell table:style-name="ce42" table:formula="of:=IF([.C1013]=[.C1014];[.D1013]+1;1)" office:value-type="float" office:value="1" calcext:value-type="float">
            <text:p/>
          </table:table-cell>
          <table:table-cell office:value-type="string" calcext:value-type="string">
            <text:p>JAPAN TOUR IN 2014</text:p>
          </table:table-cell>
          <table:table-cell table:style-name="Default"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2</text:p>
          </table:table-cell>
          <table:table-cell table:style-name="ce42" table:formula="of:=IF([.C1014]=[.C1015];[.D1014]+1;1)" office:value-type="float" office:value="1" calcext:value-type="float">
            <text:p/>
          </table:table-cell>
          <table:table-cell office:value-type="string" calcext:value-type="string">
            <text:p>CANTAの12周年！"二回し目のグラン・デパール 〜 春の胸キュン親父旅"</text:p>
          </table:table-cell>
          <table:table-cell table:style-name="Default"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3</text:p>
          </table:table-cell>
          <table:table-cell table:style-name="ce42" table:formula="of:=IF([.C1015]=[.C1016];[.D1015]+1;1)" office:value-type="float" office:value="1" calcext:value-type="float">
            <text:p/>
          </table:table-cell>
          <table:table-cell office:value-type="string" calcext:value-type="string">
            <text:p>My Little Lover Live acoakko gift for Tohoku</text:p>
          </table:table-cell>
          <table:table-cell table:style-name="Default"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6</text:p>
          </table:table-cell>
          <table:table-cell table:style-name="ce42" table:formula="of:=IF([.C1016]=[.C1017];[.D1016]+1;1)" office:value-type="float" office:value="1" calcext:value-type="float">
            <text:p/>
          </table:table-cell>
          <table:table-cell office:value-type="string" calcext:value-type="string">
            <text:p>AGESTOCK2014 in 赤坂BLITZ</text:p>
          </table:table-cell>
          <table:table-cell table:style-name="Default"/>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8</text:p>
          </table:table-cell>
          <table:table-cell table:style-name="ce42" table:formula="of:=IF([.C1017]=[.C1018];[.D1017]+1;1)" office:value-type="float" office:value="1" calcext:value-type="float">
            <text:p/>
          </table:table-cell>
          <table:table-cell office:value-type="string" calcext:value-type="string">
            <text:p>20th caliversary "2013-2014" 全国ツアー「科学と学習」</text:p>
          </table:table-cell>
          <table:table-cell table:style-name="Default"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9</text:p>
          </table:table-cell>
          <table:table-cell table:style-name="ce42" table:formula="of:=IF([.C1018]=[.C1019];[.D1018]+1;1)" office:value-type="float" office:value="1" calcext:value-type="float">
            <text:p/>
          </table:table-cell>
          <table:table-cell office:value-type="string" calcext:value-type="string">
            <text:p>TOUR 2014 「天国への階段〜rest in peace〜」</text:p>
          </table:table-cell>
          <table:table-cell table:style-name="Default" office:value-type="string" calcext:value-type="string">
            <text:p>Mix Speaker's,Inc.</text:p>
          </table:table-cell>
          <table:table-cell office:value-type="string" calcext:value-type="string">
            <text:p>発売日 2/23 br2n開場 16:45 開演 17:30 br2n料金（前売） 立見¥4,86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0</text:p>
          </table:table-cell>
          <table:table-cell table:style-name="ce42" table:formula="of:=IF([.C1019]=[.C1020];[.D1019]+1;1)" office:value-type="float" office:value="1" calcext:value-type="float">
            <text:p/>
          </table:table-cell>
          <table:table-cell office:value-type="string" calcext:value-type="string">
            <text:p>8th Anniversary Live NEVERENDING BREATH AT AKASAKA BLITZ</text:p>
          </table:table-cell>
          <table:table-cell table:style-name="Default" office:value-type="string" calcext:value-type="string">
            <text:p>SCREW</text:p>
          </table:table-cell>
          <table:table-cell office:value-type="string" calcext:value-type="string">
            <text:p>発売日 2/9 br2n開場 16:30 開演 17:30 br2n料金（前売） 立見¥4,5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2</text:p>
          </table:table-cell>
          <table:table-cell table:style-name="ce42" table:formula="of:=IF([.C1020]=[.C1021];[.D1020]+1;1)" office:value-type="float" office:value="1" calcext:value-type="float">
            <text:p/>
          </table:table-cell>
          <table:table-cell office:value-type="string" calcext:value-type="string">
            <text:p>Sharo LIVE vol.3 〜Jump〜</text:p>
          </table:table-cell>
          <table:table-cell table:style-name="Default"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6</text:p>
          </table:table-cell>
          <table:table-cell table:style-name="ce42" table:formula="of:=IF([.C1021]=[.C1022];[.D1021]+1;1)" office:value-type="float" office:value="1" calcext:value-type="float">
            <text:p/>
          </table:table-cell>
          <table:table-cell office:value-type="string" calcext:value-type="string">
            <text:p>やっくん追悼ライブ〜Restart〜</text:p>
          </table:table-cell>
          <table:table-cell table:style-name="Default"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7</text:p>
          </table:table-cell>
          <table:table-cell table:style-name="ce42" table:formula="of:=IF([.C1022]=[.C1023];[.D1022]+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8</text:p>
          </table:table-cell>
          <table:table-cell table:style-name="ce42" table:formula="of:=IF([.C1023]=[.C1024];[.D1023]+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9</text:p>
          </table:table-cell>
          <table:table-cell table:style-name="ce42" table:formula="of:=IF([.C1024]=[.C1025];[.D1024]+1;1)" office:value-type="float" office:value="1" calcext:value-type="float">
            <text:p/>
          </table:table-cell>
          <table:table-cell office:value-type="string" calcext:value-type="string">
            <text:p>MAY'S TOUR 2014</text:p>
          </table:table-cell>
          <table:table-cell table:style-name="Default"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3</text:p>
          </table:table-cell>
          <table:table-cell table:style-name="ce42" table:formula="of:=IF([.C1025]=[.C1026];[.D1025]+1;1)" office:value-type="float" office:value="1" calcext:value-type="float">
            <text:p/>
          </table:table-cell>
          <table:table-cell office:value-type="string" calcext:value-type="string">
            <text:p>前田敦子ライブ</text:p>
          </table:table-cell>
          <table:table-cell table:style-name="Default"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5</text:p>
          </table:table-cell>
          <table:table-cell table:style-name="ce42" table:formula="of:=IF([.C1026]=[.C1027];[.D1026]+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6:00 ⁄ 開演：17:00 br2n料金：  \10,800 ⁄ 全席指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9</text:p>
          </table:table-cell>
          <table:table-cell table:style-name="ce42" table:formula="of:=IF([.C1027]=[.C1028];[.D1027]+1;1)" office:value-type="float" office:value="1" calcext:value-type="float">
            <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table:style-name="Default"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1</text:p>
          </table:table-cell>
          <table:table-cell table:style-name="ce42" table:formula="of:=IF([.C1028]=[.C1029];[.D1028]+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8:00 ⁄ 開演：19:00 br2n料金：  \10,800 ⁄ 全席指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2</text:p>
          </table:table-cell>
          <table:table-cell table:style-name="ce42" table:formula="of:=IF([.C1029]=[.C1030];[.D1029]+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3</text:p>
          </table:table-cell>
          <table:table-cell table:style-name="ce42" table:formula="of:=IF([.C1030]=[.C1031];[.D1030]+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9</text:p>
          </table:table-cell>
          <table:table-cell table:style-name="ce42" table:formula="of:=IF([.C1031]=[.C1032];[.D1031]+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4</text:p>
          </table:table-cell>
          <table:table-cell table:style-name="ce42" table:formula="of:=IF([.C1032]=[.C1033];[.D1032]+1;1)" office:value-type="float" office:value="1" calcext:value-type="float">
            <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table:style-name="Default"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6</text:p>
          </table:table-cell>
          <table:table-cell table:style-name="ce42" table:formula="of:=IF([.C1033]=[.C1034];[.D1033]+1;1)" office:value-type="float" office:value="1" calcext:value-type="float">
            <text:p/>
          </table:table-cell>
          <table:table-cell office:value-type="string" calcext:value-type="string">
            <text:p>ぐるたみん LIVE-G TOUR 2014</text:p>
          </table:table-cell>
          <table:table-cell table:style-name="Default"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7</text:p>
          </table:table-cell>
          <table:table-cell table:style-name="ce42" table:formula="of:=IF([.C1034]=[.C1035];[.D1034]+1;1)" office:value-type="float" office:value="1" calcext:value-type="float">
            <text:p/>
          </table:table-cell>
          <table:table-cell office:value-type="string" calcext:value-type="string">
            <text:p>WELCOME TO OUR EVOLVING IRONHEART !</text:p>
          </table:table-cell>
          <table:table-cell table:style-name="Default" office:value-type="string" calcext:value-type="string">
            <text:p>GALNERYUS</text:p>
          </table:table-cell>
          <table:table-cell office:value-type="string" calcext:value-type="string">
            <text:p>開場： 17:00 ⁄ 開演：18:00 br2n料金：  \5,000 ⁄ スタンディング</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8</text:p>
          </table:table-cell>
          <table:table-cell table:style-name="ce42" table:formula="of:=IF([.C1035]=[.C1036];[.D1035]+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9</text:p>
          </table:table-cell>
          <table:table-cell table:style-name="ce42" table:formula="of:=IF([.C1036]=[.C1037];[.D1036]+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30</text:p>
          </table:table-cell>
          <table:table-cell table:style-name="ce42" table:formula="of:=IF([.C1037]=[.C1038];[.D1037]+1;1)" office:value-type="float" office:value="1" calcext:value-type="float">
            <text:p/>
          </table:table-cell>
          <table:table-cell office:value-type="string" calcext:value-type="string">
            <text:p>JAKE BUGG</text:p>
          </table:table-cell>
          <table:table-cell table:style-name="Default"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1</text:p>
          </table:table-cell>
          <table:table-cell table:style-name="ce42" table:formula="of:=IF([.C1038]=[.C1039];[.D1038]+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3</text:p>
          </table:table-cell>
          <table:table-cell table:style-name="ce42" table:formula="of:=IF([.C1039]=[.C1040];[.D1039]+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4</text:p>
          </table:table-cell>
          <table:table-cell table:style-name="ce42" table:formula="of:=IF([.C1040]=[.C1041];[.D1040]+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5</text:p>
          </table:table-cell>
          <table:table-cell table:style-name="ce42" table:formula="of:=IF([.C1041]=[.C1042];[.D1041]+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6</text:p>
          </table:table-cell>
          <table:table-cell table:style-name="ce42" table:formula="of:=IF([.C1042]=[.C1043];[.D1042]+1;1)" office:value-type="float" office:value="1"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6</text:p>
          </table:table-cell>
          <table:table-cell table:style-name="ce42" table:formula="of:=IF([.C1043]=[.C1044];[.D1043]+1;1)" office:value-type="float" office:value="2"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7</text:p>
          </table:table-cell>
          <table:table-cell table:style-name="ce42" table:formula="of:=IF([.C1044]=[.C1045];[.D1044]+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8</text:p>
          </table:table-cell>
          <table:table-cell table:style-name="ce42" table:formula="of:=IF([.C1045]=[.C1046];[.D1045]+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9</text:p>
          </table:table-cell>
          <table:table-cell table:style-name="ce42" table:formula="of:=IF([.C1046]=[.C1047];[.D1046]+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0</text:p>
          </table:table-cell>
          <table:table-cell table:style-name="ce42" table:formula="of:=IF([.C1047]=[.C1048];[.D1047]+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1</text:p>
          </table:table-cell>
          <table:table-cell table:style-name="ce42" table:formula="of:=IF([.C1048]=[.C1049];[.D1048]+1;1)" office:value-type="float" office:value="1" calcext:value-type="float">
            <text:p/>
          </table:table-cell>
          <table:table-cell office:value-type="string" calcext:value-type="string">
            <text:p>POLYSICS JAPAN TOUR 2014 “ACTION!!!”</text:p>
          </table:table-cell>
          <table:table-cell table:style-name="Default"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2</text:p>
          </table:table-cell>
          <table:table-cell table:style-name="ce42" table:formula="of:=IF([.C1049]=[.C1050];[.D1049]+1;1)" office:value-type="float" office:value="1" calcext:value-type="float">
            <text:p/>
          </table:table-cell>
          <table:table-cell office:value-type="string" calcext:value-type="string">
            <text:p>PENICILLIN SPRING TOUR 2014 FINAL</text:p>
          </table:table-cell>
          <table:table-cell table:style-name="Default"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3</text:p>
          </table:table-cell>
          <table:table-cell table:style-name="ce42" table:formula="of:=IF([.C1050]=[.C1051];[.D1050]+1;1)" office:value-type="float" office:value="1" calcext:value-type="float">
            <text:p/>
          </table:table-cell>
          <table:table-cell office:value-type="string" calcext:value-type="string">
            <text:p>TOKYO FM presents GRANRODEO 新番組「もっともハートに火をつけて！」スタート記念 史上最大の公開録音</text:p>
          </table:table-cell>
          <table:table-cell table:style-name="Default"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5</text:p>
          </table:table-cell>
          <table:table-cell table:style-name="ce42" table:formula="of:=IF([.C1051]=[.C1052];[.D1051]+1;1)" office:value-type="float" office:value="1" calcext:value-type="float">
            <text:p/>
          </table:table-cell>
          <table:table-cell office:value-type="string" calcext:value-type="string">
            <text:p>#34 乃木坂46 vs 氣志團 〜学生服反逆同盟〜</text:p>
          </table:table-cell>
          <table:table-cell table:style-name="Default"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9</text:p>
          </table:table-cell>
          <table:table-cell table:style-name="ce42" table:formula="of:=IF([.C1052]=[.C1053];[.D1052]+1;1)" office:value-type="float" office:value="1"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9</text:p>
          </table:table-cell>
          <table:table-cell table:style-name="ce42" table:formula="of:=IF([.C1053]=[.C1054];[.D1053]+1;1)" office:value-type="float" office:value="2"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0</text:p>
          </table:table-cell>
          <table:table-cell table:style-name="ce42" table:formula="of:=IF([.C1054]=[.C1055];[.D1054]+1;1)" office:value-type="float" office:value="1" calcext:value-type="float">
            <text:p/>
          </table:table-cell>
          <table:table-cell office:value-type="string" calcext:value-type="string">
            <text:p>ET-KING結成15周年記念全国ツアー〜おまえとおったらおもろいわ！〜</text:p>
          </table:table-cell>
          <table:table-cell table:style-name="Default" office:value-type="string" calcext:value-type="string">
            <text:p>ET-KING</text:p>
          </table:table-cell>
          <table:table-cell office:value-type="string" calcext:value-type="string">
            <text:p>開場： 17:00 ⁄ 開演：18:00 br2n料金：  \5,500 ⁄ 全席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2</text:p>
          </table:table-cell>
          <table:table-cell table:style-name="ce42" table:formula="of:=IF([.C1055]=[.C1056];[.D1055]+1;1)" office:value-type="float" office:value="1" calcext:value-type="float">
            <text:p/>
          </table:table-cell>
          <table:table-cell office:value-type="string" calcext:value-type="string">
            <text:p>DiverCity HOT ATTACK</text:p>
          </table:table-cell>
          <table:table-cell table:style-name="Default"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3</text:p>
          </table:table-cell>
          <table:table-cell table:style-name="ce42" table:formula="of:=IF([.C1056]=[.C1057];[.D1056]+1;1)" office:value-type="float" office:value="1" calcext:value-type="float">
            <text:p/>
          </table:table-cell>
          <table:table-cell office:value-type="string" calcext:value-type="string">
            <text:p>ViVi Night in TOKYO 2014 GIRLS' DREAM</text:p>
          </table:table-cell>
          <table:table-cell table:style-name="Default"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5</text:p>
          </table:table-cell>
          <table:table-cell table:style-name="ce42" table:formula="of:=IF([.C1057]=[.C1058];[.D1057]+1;1)" office:value-type="float" office:value="1" calcext:value-type="float">
            <text:p/>
          </table:table-cell>
          <table:table-cell office:value-type="string" calcext:value-type="string">
            <text:p>LINDBERG 25th Anniversary 感謝祭　〜 これからもよろちくね 〜</text:p>
          </table:table-cell>
          <table:table-cell table:style-name="Default"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1</text:p>
          </table:table-cell>
          <table:table-cell table:style-name="ce42" table:formula="of:=IF([.C1058]=[.C1059];[.D1058]+1;1)" office:value-type="float" office:value="1" calcext:value-type="float">
            <text:p/>
          </table:table-cell>
          <table:table-cell office:value-type="string" calcext:value-type="string">
            <text:p>奇天烈大発火!!</text:p>
          </table:table-cell>
          <table:table-cell table:style-name="Default"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2</text:p>
          </table:table-cell>
          <table:table-cell table:style-name="ce42" table:formula="of:=IF([.C1059]=[.C1060];[.D1059]+1;1)" office:value-type="float" office:value="1" calcext:value-type="float">
            <text:p/>
          </table:table-cell>
          <table:table-cell/>
          <table:table-cell table:style-name="Default"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3</text:p>
          </table:table-cell>
          <table:table-cell table:style-name="ce42" table:formula="of:=IF([.C1060]=[.C1061];[.D1060]+1;1)" office:value-type="float" office:value="1" calcext:value-type="float">
            <text:p/>
          </table:table-cell>
          <table:table-cell office:value-type="string" calcext:value-type="string">
            <text:p>TOP GEAR SHOW!!</text:p>
          </table:table-cell>
          <table:table-cell table:style-name="Default"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4</text:p>
          </table:table-cell>
          <table:table-cell table:style-name="ce42" table:formula="of:=IF([.C1061]=[.C1062];[.D1061]+1;1)" office:value-type="float" office:value="1" calcext:value-type="float">
            <text:p/>
          </table:table-cell>
          <table:table-cell office:value-type="string" calcext:value-type="string">
            <text:p>TOP GEAR SHOW!! Presents「Les beat Convention」</text:p>
          </table:table-cell>
          <table:table-cell table:style-name="Default" office:value-type="string" calcext:value-type="string">
            <text:p>THE PRIVATESbr2nオープニングゲスト：THE HAVENOT'S</text:p>
          </table:table-cell>
          <table:table-cell office:value-type="string" calcext:value-type="string">
            <text:p>op18:30br2nst19:00br2n前2.500(D別)br2n当3.000(D別)br2nL:73496(3/4)</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5</text:p>
          </table:table-cell>
          <table:table-cell table:style-name="ce42" table:formula="of:=IF([.C1062]=[.C1063];[.D1062]+1;1)" office:value-type="float" office:value="1" calcext:value-type="float">
            <text:p/>
          </table:table-cell>
          <table:table-cell office:value-type="string" calcext:value-type="string">
            <text:p>GET READY TO GO！</text:p>
          </table:table-cell>
          <table:table-cell table:style-name="Default"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6</text:p>
          </table:table-cell>
          <table:table-cell table:style-name="ce42" table:formula="of:=IF([.C1063]=[.C1064];[.D1063]+1;1)" office:value-type="float" office:value="1" calcext:value-type="float">
            <text:p/>
          </table:table-cell>
          <table:table-cell office:value-type="string" calcext:value-type="string">
            <text:p>TOP GEAR SHOW!!</text:p>
          </table:table-cell>
          <table:table-cell table:style-name="Default"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6</text:p>
          </table:table-cell>
          <table:table-cell table:style-name="ce42" table:formula="of:=IF([.C1064]=[.C1065];[.D1064]+1;1)" office:value-type="float" office:value="2" calcext:value-type="float">
            <text:p/>
          </table:table-cell>
          <table:table-cell office:value-type="string" calcext:value-type="string">
            <text:p>Lunchtime Session</text:p>
          </table:table-cell>
          <table:table-cell table:style-name="Default" office:value-type="string" calcext:value-type="string">
            <text:p>-DAY LIVE-br2n THE DADAZ / 駒込さくら</text:p>
          </table:table-cell>
          <table:table-cell office:value-type="string" calcext:value-type="string">
            <text:p>op12:00br2nst12:30br2n前1.500(D別)br2n当1.8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7</text:p>
          </table:table-cell>
          <table:table-cell table:style-name="ce42" table:formula="of:=IF([.C1065]=[.C1066];[.D1065]+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THEこっけんろーるBAND / 前島麻由 / グリマーズ連NB</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8</text:p>
          </table:table-cell>
          <table:table-cell table:style-name="ce42" table:formula="of:=IF([.C1066]=[.C1067];[.D1066]+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THE ASOBIGOCORO'S / モノクロウム</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9</text:p>
          </table:table-cell>
          <table:table-cell table:style-name="ce42" table:formula="of:=IF([.C1067]=[.C1068];[.D1067]+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0</text:p>
          </table:table-cell>
          <table:table-cell table:style-name="ce42" table:formula="of:=IF([.C1068]=[.C1069];[.D1068]+1;1)" office:value-type="float" office:value="1" calcext:value-type="float">
            <text:p/>
          </table:table-cell>
          <table:table-cell/>
          <table:table-cell table:style-name="Default"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2</text:p>
          </table:table-cell>
          <table:table-cell table:style-name="ce42" table:formula="of:=IF([.C1069]=[.C1070];[.D1069]+1;1)" office:value-type="float" office:value="1" calcext:value-type="float">
            <text:p/>
          </table:table-cell>
          <table:table-cell office:value-type="string" calcext:value-type="string">
            <text:p>red cloth 10.5th ANNIVERSARY</text:p>
          </table:table-cell>
          <table:table-cell table:style-name="Default" office:value-type="string" calcext:value-type="string">
            <text:p>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3</text:p>
          </table:table-cell>
          <table:table-cell table:style-name="ce42" table:formula="of:=IF([.C1070]=[.C1071];[.D1070]+1;1)" office:value-type="float" office:value="1" calcext:value-type="float">
            <text:p/>
          </table:table-cell>
          <table:table-cell office:value-type="string" calcext:value-type="string">
            <text:p>Like A Dream</text:p>
          </table:table-cell>
          <table:table-cell table:style-name="Default"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4</text:p>
          </table:table-cell>
          <table:table-cell table:style-name="ce42" table:formula="of:=IF([.C1071]=[.C1072];[.D1071]+1;1)" office:value-type="float" office:value="1" calcext:value-type="float">
            <text:p/>
          </table:table-cell>
          <table:table-cell office:value-type="string" calcext:value-type="string">
            <text:p>red cloth presents D.I.</text:p>
          </table:table-cell>
          <table:table-cell table:style-name="Default" office:value-type="string" calcext:value-type="string">
            <text:p>リリンシュ / DUTCHDADDY</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5</text:p>
          </table:table-cell>
          <table:table-cell table:style-name="ce42" table:formula="of:=IF([.C1072]=[.C1073];[.D1072]+1;1)" office:value-type="float" office:value="1" calcext:value-type="float">
            <text:p/>
          </table:table-cell>
          <table:table-cell office:value-type="string" calcext:value-type="string">
            <text:p>red cloth presents D.I.</text:p>
          </table:table-cell>
          <table:table-cell table:style-name="Default"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7</text:p>
          </table:table-cell>
          <table:table-cell table:style-name="ce42" table:formula="of:=IF([.C1073]=[.C1074];[.D1073]+1;1)" office:value-type="float" office:value="1" calcext:value-type="float">
            <text:p/>
          </table:table-cell>
          <table:table-cell/>
          <table:table-cell table:style-name="Default" office:value-type="string" calcext:value-type="string">
            <text:p>ギターパンダ / 知久寿焼</text:p>
          </table:table-cell>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18</text:p>
          </table:table-cell>
          <table:table-cell table:style-name="ce42" table:formula="of:=IF([.C1074]=[.C1075];[.D1074]+1;1)" office:value-type="float" office:value="1" calcext:value-type="float">
            <text:p/>
          </table:table-cell>
          <table:table-cell office:value-type="string" calcext:value-type="string">
            <text:p>LIE-DOWN PRESENTS『ウンコンドン4』</text:p>
          </table:table-cell>
          <table:table-cell table:style-name="Default"/>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19</text:p>
          </table:table-cell>
          <table:table-cell table:style-name="ce42" table:formula="of:=IF([.C1075]=[.C1076];[.D1075]+1;1)" office:value-type="float" office:value="1" calcext:value-type="float">
            <text:p/>
          </table:table-cell>
          <table:table-cell office:value-type="string" calcext:value-type="string">
            <text:p>TOP GEAR SHOW!!</text:p>
          </table:table-cell>
          <table:table-cell table:style-name="Default" office:value-type="string" calcext:value-type="string">
            <text:p>The Rouges / はいからはくち(大阪)</text:p>
          </table:table-cell>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20</text:p>
          </table:table-cell>
          <table:table-cell table:style-name="ce42" table:formula="of:=IF([.C1076]=[.C1077];[.D1076]+1;1)" office:value-type="float" office:value="1" calcext:value-type="float">
            <text:p/>
          </table:table-cell>
          <table:table-cell office:value-type="string" calcext:value-type="string">
            <text:p>TOP GEAR SHOW!!</text:p>
          </table:table-cell>
          <table:table-cell table:style-name="Default"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3</text:p>
          </table:table-cell>
          <table:table-cell table:style-name="ce42" table:formula="of:=IF([.C1077]=[.C1078];[.D1077]+1;1)" office:value-type="float" office:value="1" calcext:value-type="float">
            <text:p/>
          </table:table-cell>
          <table:table-cell office:value-type="string" calcext:value-type="string">
            <text:p>TOP GEAR SHOW!!</text:p>
          </table:table-cell>
          <table:table-cell table:style-name="Default" office:value-type="string" calcext:value-type="string">
            <text:p>狂気 / ブッタ斬ルズ</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4</text:p>
          </table:table-cell>
          <table:table-cell table:style-name="ce42" table:formula="of:=IF([.C1078]=[.C1079];[.D1078]+1;1)" office:value-type="float" office:value="1" calcext:value-type="float">
            <text:p/>
          </table:table-cell>
          <table:table-cell/>
          <table:table-cell table:style-name="Default"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6</text:p>
          </table:table-cell>
          <table:table-cell table:style-name="ce42" table:formula="of:=IF([.C1079]=[.C1080];[.D1079]+1;1)" office:value-type="float" office:value="1" calcext:value-type="float">
            <text:p/>
          </table:table-cell>
          <table:table-cell office:value-type="string" calcext:value-type="string">
            <text:p>THE 抱きしめるズ 3rdアルバムリリースTOURファイナル</text:p>
          </table:table-cell>
          <table:table-cell table:style-name="Default"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8</text:p>
          </table:table-cell>
          <table:table-cell table:style-name="ce42" table:formula="of:=IF([.C1080]=[.C1081];[.D1080]+1;1)" office:value-type="float" office:value="1" calcext:value-type="float">
            <text:p/>
          </table:table-cell>
          <table:table-cell office:value-type="string" calcext:value-type="string">
            <text:p>奇天烈大発火!!</text:p>
          </table:table-cell>
          <table:table-cell table:style-name="Default"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9</text:p>
          </table:table-cell>
          <table:table-cell table:style-name="ce42" table:formula="of:=IF([.C1081]=[.C1082];[.D1081]+1;1)" office:value-type="float" office:value="1" calcext:value-type="float">
            <text:p/>
          </table:table-cell>
          <table:table-cell office:value-type="string" calcext:value-type="string">
            <text:p>red cloth presents 月刊爆弾ジョニー（4月号）</text:p>
          </table:table-cell>
          <table:table-cell table:style-name="Default"/>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30</text:p>
          </table:table-cell>
          <table:table-cell table:style-name="ce42" table:formula="of:=IF([.C1082]=[.C1083];[.D1082]+1;1)" office:value-type="float" office:value="1" calcext:value-type="float">
            <text:p/>
          </table:table-cell>
          <table:table-cell office:value-type="string" calcext:value-type="string">
            <text:p>奇天烈大発火!!</text:p>
          </table:table-cell>
          <table:table-cell table:style-name="Default"/>
          <table:table-cell table:number-columns-repeated="1018"/>
        </table:table-row>
        <table:table-row table:style-name="ro8">
          <table:table-cell/>
          <table:table-cell office:value-type="float" office:value="45" calcext:value-type="float">
            <text:p>45</text:p>
          </table:table-cell>
          <table:table-cell table:style-name="ce38" office:value-type="string" calcext:value-type="string">
            <text:p>0405</text:p>
          </table:table-cell>
          <table:table-cell table:style-name="ce42" table:formula="of:=IF([.C1083]=[.C1084];[.D1083]+1;1)" office:value-type="float" office:value="1" calcext:value-type="float">
            <text:p/>
          </table:table-cell>
          <table:table-cell office:value-type="string" calcext:value-type="string">
            <text:p>BugLug×アンティック-珈琲店- 筆下ろしツーマンツアー「SM～SCRAP MONSTERS～」</text:p>
          </table:table-cell>
          <table:table-cell table:style-name="Default" office:value-type="string" calcext:value-type="string">
            <text:p>アンティック-珈琲店- / BugLug</text:p>
          </table:table-cell>
          <table:table-cell office:value-type="string" calcext:value-type="string">
            <text:p>17:15 開場 ／ 18:00 開演br2n全席指定 ¥4,600</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06</text:p>
          </table:table-cell>
          <table:table-cell table:style-name="ce42" table:formula="of:=IF([.C1084]=[.C1085];[.D1084]+1;1)" office:value-type="float" office:value="1" calcext:value-type="float">
            <text:p/>
          </table:table-cell>
          <table:table-cell office:value-type="string" calcext:value-type="string">
            <text:p>Laughin' 8周年記念イベント　La族がやって来る ラァ！！ラァ！！ラァ！！</text:p>
          </table:table-cell>
          <table:table-cell table:style-name="Default" office:value-type="string" calcext:value-type="string">
            <text:p>ハナレグミ / レキシ</text:p>
          </table:table-cell>
          <table:table-cell office:value-type="string" calcext:value-type="string">
            <text:p>16:00 開場 ／ 17:00 開演br2n指定席 ¥6,300 スタンディング ¥6,300</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12</text:p>
          </table:table-cell>
          <table:table-cell table:style-name="ce42" table:formula="of:=IF([.C1085]=[.C1086];[.D1085]+1;1)" office:value-type="float" office:value="1" calcext:value-type="float">
            <text:p/>
          </table:table-cell>
          <table:table-cell office:value-type="string" calcext:value-type="string">
            <text:p>Tour I'M FREE AFOCの47都道府県制覇！形ないものを爆破しにいくツアー／行けばわかるさ編FINAL！</text:p>
          </table:table-cell>
          <table:table-cell table:style-name="Default" office:value-type="string" calcext:value-type="string">
            <text:p>a flood of circle</text:p>
          </table:table-cell>
          <table:table-cell office:value-type="string" calcext:value-type="string">
            <text:p>17:15 OPEN　18:00 STARTbr2n指定席 ¥3,500(税込)</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19</text:p>
          </table:table-cell>
          <table:table-cell table:style-name="ce42" table:formula="of:=IF([.C1086]=[.C1087];[.D1086]+1;1)" office:value-type="float" office:value="1" calcext:value-type="float">
            <text:p/>
          </table:table-cell>
          <table:table-cell office:value-type="string" calcext:value-type="string">
            <text:p>SEBASTIAN X presents ”TOKYO春告ジャンボリー2014”</text:p>
          </table:table-cell>
          <table:table-cell table:style-name="Default" office:value-type="string" calcext:value-type="string">
            <text:p>SEBASTIAN X / B-DASH / 大森靖子 / 奇妙礼太郎 / BLACK BOTTOM BRASS BAND / 音沙汰 / 東京カランコロン / N'夙川BOYS</text:p>
          </table:table-cell>
          <table:table-cell office:value-type="string" calcext:value-type="string">
            <text:p>15:30 開場 ／ 16:00 開演br2n全席自由 ¥3,900</text:p>
          </table:table-cell>
          <table:table-cell table:number-columns-repeated="1017"/>
        </table:table-row>
        <table:table-row table:style-name="ro8">
          <table:table-cell/>
          <table:table-cell office:value-type="float" office:value="45" calcext:value-type="float">
            <text:p>45</text:p>
          </table:table-cell>
          <table:table-cell table:style-name="ce38" office:value-type="string" calcext:value-type="string">
            <text:p>0420</text:p>
          </table:table-cell>
          <table:table-cell table:style-name="ce42" table:formula="of:=IF([.C1087]=[.C1088];[.D1087]+1;1)" office:value-type="float" office:value="1" calcext:value-type="float">
            <text:p/>
          </table:table-cell>
          <table:table-cell office:value-type="string" calcext:value-type="string">
            <text:p>Melody fair ＆ カクバリズム presents「MELOBARHY FES.2014」</text:p>
          </table:table-cell>
          <table:table-cell table:style-name="Default" office:value-type="string" calcext:value-type="string">
            <text:p>スチャダラパー / TOKYO No.1 SOUL SET / サイプレス上野×MU-STAR GROUP / YOUR SONG IS GOOD / cero / 二階堂和美</text:p>
          </table:table-cell>
          <table:table-cell office:value-type="string" calcext:value-type="string">
            <text:p>14:00 OPEN　15:00 STARTbr2n全席指定 ¥5,500(税込)</text:p>
          </table:table-cell>
          <table:table-cell table:number-columns-repeated="1017"/>
        </table:table-row>
        <table:table-row table:style-name="ro9">
          <table:table-cell/>
          <table:table-cell office:value-type="float" office:value="45" calcext:value-type="float">
            <text:p>45</text:p>
          </table:table-cell>
          <table:table-cell table:style-name="ce38" office:value-type="string" calcext:value-type="string">
            <text:p>0427</text:p>
          </table:table-cell>
          <table:table-cell table:style-name="ce42" table:formula="of:=IF([.C1088]=[.C1089];[.D1088]+1;1)" office:value-type="float" office:value="1" calcext:value-type="float">
            <text:p/>
          </table:table-cell>
          <table:table-cell office:value-type="string" calcext:value-type="string">
            <text:p>COMCHA FES 2014 in 野音</text:p>
          </table:table-cell>
          <table:table-cell table:style-name="Default"/>
          <table:table-cell table:number-columns-repeated="1018"/>
        </table:table-row>
        <table:table-row table:style-name="ro9">
          <table:table-cell/>
          <table:table-cell office:value-type="float" office:value="45" calcext:value-type="float">
            <text:p>45</text:p>
          </table:table-cell>
          <table:table-cell table:style-name="ce38" office:value-type="string" calcext:value-type="string">
            <text:p>0429</text:p>
          </table:table-cell>
          <table:table-cell table:style-name="ce42" table:formula="of:=IF([.C1089]=[.C1090];[.D1089]+1;1)" office:value-type="float" office:value="1" calcext:value-type="float">
            <text:p/>
          </table:table-cell>
          <table:table-cell office:value-type="string" calcext:value-type="string">
            <text:p>NAONのYAON 2014</text:p>
          </table:table-cell>
          <table:table-cell table:style-name="Default" office:value-type="string" calcext:value-type="string">
            <text:p>SHOW-YA / 森高千里 / 相川七瀬 / 中川翔子 / 杏子 / 土屋アンナ / シシド・カフカ / FLiP / LoVendoЯ / Cyntia / Gacharic Spin / 黒木渚 / 中ノ森文子 / 矢沢洋子 / Drop's / Zwei / 末延麻裕子 / 稚菜 / 渡辺敦子(ex. PRINCESS PRINCESS) / 富田京子(ex. PRINCESS PRINCESS) / 小林香織 / 力石理江 / はたけやま裕 / Yuki(D_Drive) / Chiiko(D_Drive)</text:p>
          </table:table-cell>
          <table:table-cell office:value-type="string" calcext:value-type="string">
            <text:p>14:00 開場 ／ 15:00 開演br2n全席指定 7,000円 後方立見 7,000円</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26</text:p>
          </table:table-cell>
          <table:table-cell table:style-name="ce42" table:formula="of:=IF([.C1090]=[.C1091];[.D1090]+1;1)" office:value-type="float" office:value="1" calcext:value-type="float">
            <text:p/>
          </table:table-cell>
          <table:table-cell office:value-type="string" calcext:value-type="string">
            <text:p>the GazettE</text:p>
          </table:table-cell>
          <table:table-cell table:style-name="Default" office:value-type="string" calcext:value-type="string">
            <text:p>the GazettE STANDING LIVE TOUR 14br2nNAMELESS LIBERTY DISORDER HEAVEN</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27</text:p>
          </table:table-cell>
          <table:table-cell table:style-name="ce42" table:formula="of:=IF([.C1091]=[.C1092];[.D1091]+1;1)" office:value-type="float" office:value="1" calcext:value-type="float">
            <text:p/>
          </table:table-cell>
          <table:table-cell office:value-type="string" calcext:value-type="string">
            <text:p>the GazettE</text:p>
          </table:table-cell>
          <table:table-cell table:style-name="Default" office:value-type="string" calcext:value-type="string">
            <text:p>the GazettE STANDING LIVE TOUR 14br2nNAMELESS LIBERTY DISORDER HEAVEN</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28</text:p>
          </table:table-cell>
          <table:table-cell table:style-name="ce42" table:formula="of:=IF([.C1092]=[.C1093];[.D1092]+1;1)" office:value-type="float" office:value="1" calcext:value-type="float">
            <text:p/>
          </table:table-cell>
          <table:table-cell office:value-type="string" calcext:value-type="string">
            <text:p>BAZOOKA!!!　高校生RAP選手権br2n第5回全国大会</text:p>
          </table:table-cell>
          <table:table-cell table:style-name="Default" office:value-type="string" calcext:value-type="string">
            <text:p>■出演者br2n（MC）真木蔵人 / 小籔千豊 / エリイ（Chim↑Pom） / 紗羅マリー / レイザーラモンRGbr2n（審査委員）ZEEBRA / DABO / SIMON / 鎮座DOPENESS / MARIA（SIMI LAB）br2n（レフェリー）DARTHREIDERbr2n（DJ）DJ KEN-BO</text:p>
          </table:table-cell>
          <table:table-cell office:value-type="string" calcext:value-type="string">
            <text:p>OPEN / START:16:00 / 17:00br2n料金:スタンディング　¥3,5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29</text:p>
          </table:table-cell>
          <table:table-cell table:style-name="ce42" table:formula="of:=IF([.C1093]=[.C1094];[.D1093]+1;1)" office:value-type="float" office:value="1" calcext:value-type="float">
            <text:p/>
          </table:table-cell>
          <table:table-cell office:value-type="string" calcext:value-type="string">
            <text:p>『アイドル甲子園FESTIVAL』br2nsupported by 生メール</text:p>
          </table:table-cell>
          <table:table-cell table:style-name="Default" office:value-type="string" calcext:value-type="string">
            <text:p>アイドルカレッジ / あかぎ団-AKAGIDAN- / 赤マルダッシュ☆ / amiina / いずこねこ / イニーミニーマニーモー / usa☆usa少女倶楽部 / ウルトラガール / 8princess / Especia / FG学園塁球部 / エレクトリックリボン / おはガールちゅ!ちゅ!ちゅ! / からっと☆ / 川崎純情小町☆ / GALETTe* / キャラメル☆リボン / KusKus / GRAZIE / *ココロモヨヲ* / COCORO(黒ベタハート)ODORU / 小桃音まい / 合法幼女症候群 / Survive-ZERO / サンスポアイドルリポーター SIR / しず風＆絆～KIZUNA～ / 篠崎柚宇 / シブヤDOMINION / GEM / Jelly Beans / Giselle4 / 純情！トロピカル丸 / Star☆T / 苺☆シアター / 滝口成美 with Control-S / TAKENOKO▲ / TAKENOYAMA24 / Cheeky Parade / Chelip / Chu-Z / choice? / 超アニメ系微少女ユニット【KiraLyraHeart】 / DPG vs ブラックDPG / Tokyo Cheer② Party / 東京パフォーマンスドール / dreamy / nanoCUNE / ねがいごと / ハニースパイス / Bashful Pony（from AKAGIDAN） / Barbee / palet / パワースポット / PartyRockets / PLC / ひろしまMAPLE★S / Feam / FRUITPOCHETTE / プリティ(白抜きハート)グッド / predia / BELLRING少女ハート / 放課後広カワ団 / WHY@DOLL / 魔法女子☆セイレーン / ミコトライブ / mikoz / mlmi / Merci(白抜きハート)Coco / 妄想キャリブレーション / monster dolls / 山口活性学園 / ゆるめるモ! / 吉田りんね / 楽遊アイドル編集部 FINDS / Rizumu / RYUKYU IDOL / lyrical school / Lily Flower / loop / 1 Believe FNC（future） br2nand more…</text:p>
          </table:table-cell>
          <table:table-cell office:value-type="string" calcext:value-type="string">
            <text:p>OPEN / START:10:15 / 10:45br2n料金:スタンディング　¥4,5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30</text:p>
          </table:table-cell>
          <table:table-cell table:style-name="ce42" table:formula="of:=IF([.C1094]=[.C1095];[.D1094]+1;1)" office:value-type="float" office:value="1" calcext:value-type="float">
            <text:p/>
          </table:table-cell>
          <table:table-cell office:value-type="string" calcext:value-type="string">
            <text:p>SOUND SHOOTER Vol.9</text:p>
          </table:table-cell>
          <table:table-cell table:style-name="Default" office:value-type="string" calcext:value-type="string">
            <text:p>HAWAIIAN 6 / avengers in sci-fi / FRONTIER BACKYARD / 9mm Parabellum Bullet / ASPARAGUS / FULLARMOR</text:p>
          </table:table-cell>
          <table:table-cell office:value-type="string" calcext:value-type="string">
            <text:p>OPEN / START:15:00 / 16:00br2n料金:スタンディング　¥3,7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331</text:p>
          </table:table-cell>
          <table:table-cell table:style-name="ce42" table:formula="of:=IF([.C1095]=[.C1096];[.D1095]+1;1)" office:value-type="float" office:value="1" calcext:value-type="float">
            <text:p/>
          </table:table-cell>
          <table:table-cell office:value-type="string" calcext:value-type="string">
            <text:p>BUMP OF CHICKEN</text:p>
          </table:table-cell>
          <table:table-cell table:style-name="Default" office:value-type="string" calcext:value-type="string">
            <text:p>「BUMP OF CHICKEN Live at STUDIO COAST」延期のお知らせbr2n＜延期日程詳細＞br2n最新アルバム「RAY」購入者限定ライブbr2n「BUMP OF CHICKEN Live at STUDIO COAST」</text:p>
          </table:table-cell>
          <table:table-cell office:value-type="string" calcext:value-type="string">
            <text:p>日程:7月15日(火)br2n会場:新木場スタジオコーストbr2nOPEN / START:18:00 / 19:00br2n料金:スタンディング ¥6,300円(税込・ドリンク代別)</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402</text:p>
          </table:table-cell>
          <table:table-cell table:style-name="ce42" table:formula="of:=IF([.C1096]=[.C1097];[.D1096]+1;1)" office:value-type="float" office:value="1" calcext:value-type="float">
            <text:p/>
          </table:table-cell>
          <table:table-cell office:value-type="string" calcext:value-type="string">
            <text:p>スクールライブ　～市立櫻木高校奮闘記！～</text:p>
          </table:table-cell>
          <table:table-cell table:style-name="Default"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405</text:p>
          </table:table-cell>
          <table:table-cell table:style-name="ce42" table:formula="of:=IF([.C1097]=[.C1098];[.D1097]+1;1)" office:value-type="float" office:value="1" calcext:value-type="float">
            <text:p/>
          </table:table-cell>
          <table:table-cell office:value-type="string" calcext:value-type="string">
            <text:p>J-WAVE 「THE KINGS PLACE」 LIVE Vol.5</text:p>
          </table:table-cell>
          <table:table-cell table:style-name="Default"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406</text:p>
          </table:table-cell>
          <table:table-cell table:style-name="ce42" table:formula="of:=IF([.C1098]=[.C1099];[.D1098]+1;1)" office:value-type="float" office:value="1" calcext:value-type="float">
            <text:p/>
          </table:table-cell>
          <table:table-cell office:value-type="string" calcext:value-type="string">
            <text:p>Ken Yokoyama</text:p>
          </table:table-cell>
          <table:table-cell table:style-name="Default"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419</text:p>
          </table:table-cell>
          <table:table-cell table:style-name="ce42" table:formula="of:=IF([.C1099]=[.C1100];[.D1099]+1;1)" office:value-type="float" office:value="1" calcext:value-type="float">
            <text:p/>
          </table:table-cell>
          <table:table-cell office:value-type="string" calcext:value-type="string">
            <text:p>TOWER RECORDS presents Bowline 2014br2ncurated by SiM &amp; TOWER RECORDS</text:p>
          </table:table-cell>
          <table:table-cell table:style-name="Default" office:value-type="string" calcext:value-type="string">
            <text:p>SiM / SKINDRED / ACIDMAN and more</text:p>
          </table:table-cell>
          <table:table-cell office:value-type="string" calcext:value-type="string">
            <text:p>OPEN / START:13:00 / 14:00br2n料金:オールスタンディング ¥4,500br2n※御入場の際に1ドリンク代として¥500をいただきます。</text:p>
          </table:table-cell>
          <table:table-cell table:number-columns-repeated="1017"/>
        </table:table-row>
        <table:table-row table:style-name="ro8">
          <table:table-cell/>
          <table:table-cell office:value-type="float" office:value="42" calcext:value-type="float">
            <text:p>42</text:p>
          </table:table-cell>
          <table:table-cell table:style-name="ce38" office:value-type="string" calcext:value-type="string">
            <text:p>0420</text:p>
          </table:table-cell>
          <table:table-cell table:style-name="ce42" table:formula="of:=IF([.C1100]=[.C1101];[.D1100]+1;1)" office:value-type="float" office:value="1" calcext:value-type="float">
            <text:p/>
          </table:table-cell>
          <table:table-cell office:value-type="string" calcext:value-type="string">
            <text:p>KABUTO METAL 2014</text:p>
          </table:table-cell>
          <table:table-cell table:style-name="Default" office:value-type="string" calcext:value-type="string">
            <text:p>featuring VENOM / MORBID ANGEL / EYEHATEGOD / UNCLE ACID &amp; THE DEADBEATS and more</text:p>
          </table:table-cell>
          <table:table-cell office:value-type="string" calcext:value-type="string">
            <text:p>OPEN / START:15:00 / 15:45br2n料金:スタンディング　¥10,5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38" office:value-type="string" calcext:value-type="string">
            <text:p>0429</text:p>
          </table:table-cell>
          <table:table-cell table:style-name="ce42" table:formula="of:=IF([.C1101]=[.C1102];[.D1101]+1;1)" office:value-type="float" office:value="1" calcext:value-type="float">
            <text:p/>
          </table:table-cell>
          <table:table-cell office:value-type="string" calcext:value-type="string">
            <text:p>Royz</text:p>
          </table:table-cell>
          <table:table-cell table:style-name="Default"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26</text:p>
          </table:table-cell>
          <table:table-cell table:style-name="ce42" table:formula="of:=IF([.C1102]=[.C1103];[.D1102]+1;1)" office:value-type="float" office:value="1" calcext:value-type="float">
            <text:p/>
          </table:table-cell>
          <table:table-cell office:value-type="string" calcext:value-type="string">
            <text:p>alcana presents 「alcaholics vol.9」</text:p>
          </table:table-cell>
          <table:table-cell table:style-name="Default" office:value-type="string" calcext:value-type="string">
            <text:p>alcanabr2nKGSS ON THE PEAKSbr2n自殺チンパンジー</text:p>
          </table:table-cell>
          <table:table-cell office:value-type="string" calcext:value-type="string">
            <text:p>OPEN/START:18:30/19:00br2nADV/DOOR:￥2,800/￥3,3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27</text:p>
          </table:table-cell>
          <table:table-cell table:style-name="ce42" table:formula="of:=IF([.C1103]=[.C1104];[.D1103]+1;1)" office:value-type="float" office:value="1" calcext:value-type="float">
            <text:p/>
          </table:table-cell>
          <table:table-cell office:value-type="string" calcext:value-type="string">
            <text:p>井の頭フォーキーズ ワンマンコンサート</text:p>
          </table:table-cell>
          <table:table-cell table:style-name="Default" office:value-type="string" calcext:value-type="string">
            <text:p>井の頭フォーキーズ</text:p>
          </table:table-cell>
          <table:table-cell office:value-type="string" calcext:value-type="string">
            <text:p>OPEN/START:18:30/19:00br2nADV/DOOR:￥3,000/￥3,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28</text:p>
          </table:table-cell>
          <table:table-cell table:style-name="ce42" table:formula="of:=IF([.C1104]=[.C1105];[.D1104]+1;1)" office:value-type="float" office:value="1" calcext:value-type="float">
            <text:p/>
          </table:table-cell>
          <table:table-cell office:value-type="string" calcext:value-type="string">
            <text:p>SOME CANDY TALKING</text:p>
          </table:table-cell>
          <table:table-cell table:style-name="Default" office:value-type="string" calcext:value-type="string">
            <text:p>mizuka　ゲスト:イマイケンタロウ(エイプリルズ)br2nJUN FANTATHEATERbr2nCHELSEA☆br2n野佐怜奈とブルーヴァレンタインズ</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29</text:p>
          </table:table-cell>
          <table:table-cell table:style-name="ce42" table:formula="of:=IF([.C1105]=[.C1106];[.D1105]+1;1)" office:value-type="float" office:value="1" calcext:value-type="float">
            <text:p/>
          </table:table-cell>
          <table:table-cell office:value-type="string" calcext:value-type="string">
            <text:p>Lemon's Chair 2ndアルバム-my favorite reverb 東京レコ発-</text:p>
          </table:table-cell>
          <table:table-cell table:style-name="Default" office:value-type="string" calcext:value-type="string">
            <text:p>Lemon's Chair (OSAKA)br2nBP.br2nspeaker gain teardrop (HIROSHIMA)br2n(O.A) cigarette in your bed</text:p>
          </table:table-cell>
          <table:table-cell office:value-type="string" calcext:value-type="string">
            <text:p>OPEN/START:18:00/18:3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30</text:p>
          </table:table-cell>
          <table:table-cell table:style-name="ce42" table:formula="of:=IF([.C1106]=[.C1107];[.D1106]+1;1)" office:value-type="float" office:value="1" calcext:value-type="float">
            <text:p/>
          </table:table-cell>
          <table:table-cell office:value-type="string" calcext:value-type="string">
            <text:p>クレヨン日記ワンマンライブbr2n～３周年だョ！全員集合～br2n（昼公演）</text:p>
          </table:table-cell>
          <table:table-cell table:style-name="Default" office:value-type="string" calcext:value-type="string">
            <text:p>クレヨン日記br2nゲスト：AMiE</text:p>
          </table:table-cell>
          <table:table-cell office:value-type="string" calcext:value-type="string">
            <text:p>OPEN/START:11:00/11:15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330</text:p>
          </table:table-cell>
          <table:table-cell table:style-name="ce42" table:formula="of:=IF([.C1107]=[.C1108];[.D1107]+1;1)" office:value-type="float" office:value="2" calcext:value-type="float">
            <text:p/>
          </table:table-cell>
          <table:table-cell office:value-type="string" calcext:value-type="string">
            <text:p>Total Feedbackbr2n（夜公演）</text:p>
          </table:table-cell>
          <table:table-cell table:style-name="Default" office:value-type="string" calcext:value-type="string">
            <text:p>Manic Sheep(台湾) br2ndummy XD br2nEUPHRATES br2nThe Florist br2nmash</text:p>
          </table:table-cell>
          <table:table-cell office:value-type="string" calcext:value-type="string">
            <text:p>OPEN/START:18:00/18:3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02</text:p>
          </table:table-cell>
          <table:table-cell table:style-name="ce42" table:formula="of:=IF([.C1108]=[.C1109];[.D1108]+1;1)" office:value-type="float" office:value="1" calcext:value-type="float">
            <text:p/>
          </table:table-cell>
          <table:table-cell office:value-type="string" calcext:value-type="string">
            <text:p>blue noise test/音景</text:p>
          </table:table-cell>
          <table:table-cell table:style-name="Default"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03</text:p>
          </table:table-cell>
          <table:table-cell table:style-name="ce42" table:formula="of:=IF([.C1109]=[.C1110];[.D1109]+1;1)" office:value-type="float" office:value="1" calcext:value-type="float">
            <text:p/>
          </table:table-cell>
          <table:table-cell office:value-type="string" calcext:value-type="string">
            <text:p>The Revival Fresh Show vol.5</text:p>
          </table:table-cell>
          <table:table-cell table:style-name="Default"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05</text:p>
          </table:table-cell>
          <table:table-cell table:style-name="ce42" table:formula="of:=IF([.C1110]=[.C1111];[.D1110]+1;1)" office:value-type="float" office:value="1" calcext:value-type="float">
            <text:p/>
          </table:table-cell>
          <table:table-cell office:value-type="string" calcext:value-type="string">
            <text:p>Joy Ride vol.159</text:p>
          </table:table-cell>
          <table:table-cell table:style-name="Default" office:value-type="string" calcext:value-type="string">
            <text:p>Controversial Sparkbr2n中野テルヲ</text:p>
          </table:table-cell>
          <table:table-cell office:value-type="string" calcext:value-type="string">
            <text:p>OPEN/START:17:30/18:00br2nADV/DOOR:下記参照/下記参照</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0</text:p>
          </table:table-cell>
          <table:table-cell table:style-name="ce42" table:formula="of:=IF([.C1111]=[.C1112];[.D1111]+1;1)" office:value-type="float" office:value="1" calcext:value-type="float">
            <text:p/>
          </table:table-cell>
          <table:table-cell office:value-type="string" calcext:value-type="string">
            <text:p>Thursday Night Busters =SP=</text:p>
          </table:table-cell>
          <table:table-cell table:style-name="Default" office:value-type="string" calcext:value-type="string">
            <text:p>出演：Feam、7cm、大山愛未、POISON、DIO、Gstyle　ほかbr2n司会：マグナム司（井の頭フォーキーズ）</text:p>
          </table:table-cell>
          <table:table-cell office:value-type="string" calcext:value-type="string">
            <text:p>OPEN/START:TBA/TBAbr2nADV/DOOR:￥2,5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1</text:p>
          </table:table-cell>
          <table:table-cell table:style-name="ce42" table:formula="of:=IF([.C1112]=[.C1113];[.D1112]+1;1)" office:value-type="float" office:value="1" calcext:value-type="float">
            <text:p/>
          </table:table-cell>
          <table:table-cell office:value-type="string" calcext:value-type="string">
            <text:p>Loose Rider presents Riot of wolf Vol.18</text:p>
          </table:table-cell>
          <table:table-cell table:style-name="Default"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2</text:p>
          </table:table-cell>
          <table:table-cell table:style-name="ce42" table:formula="of:=IF([.C1113]=[.C1114];[.D1113]+1;1)" office:value-type="float" office:value="1" calcext:value-type="float">
            <text:p/>
          </table:table-cell>
          <table:table-cell office:value-type="string" calcext:value-type="string">
            <text:p>WELL DONE</text:p>
          </table:table-cell>
          <table:table-cell table:style-name="Default" office:value-type="string" calcext:value-type="string">
            <text:p>AVANTIbr2nNUDGE'EM ALLbr2noto</text:p>
          </table:table-cell>
          <table:table-cell office:value-type="string" calcext:value-type="string">
            <text:p>OPEN/START:19:00/19:3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3</text:p>
          </table:table-cell>
          <table:table-cell table:style-name="ce42" table:formula="of:=IF([.C1114]=[.C1115];[.D1114]+1;1)" office:value-type="float" office:value="1" calcext:value-type="float">
            <text:p/>
          </table:table-cell>
          <table:table-cell office:value-type="string" calcext:value-type="string">
            <text:p>WELL DONE</text:p>
          </table:table-cell>
          <table:table-cell table:style-name="Default" office:value-type="string" calcext:value-type="string">
            <text:p>GALLOWbr2nbig the grapebr2nwearer</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5</text:p>
          </table:table-cell>
          <table:table-cell table:style-name="ce42" table:formula="of:=IF([.C1115]=[.C1116];[.D1115]+1;1)" office:value-type="float" office:value="1" calcext:value-type="float">
            <text:p/>
          </table:table-cell>
          <table:table-cell office:value-type="string" calcext:value-type="string">
            <text:p>blue noise test/-音景-</text:p>
          </table:table-cell>
          <table:table-cell table:style-name="Default"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6</text:p>
          </table:table-cell>
          <table:table-cell table:style-name="ce42" table:formula="of:=IF([.C1116]=[.C1117];[.D1116]+1;1)" office:value-type="float" office:value="1" calcext:value-type="float">
            <text:p/>
          </table:table-cell>
          <table:table-cell office:value-type="string" calcext:value-type="string">
            <text:p>ハッピーバースデーアタシ祭br2n東京ブラススタイル卒業スペシャル</text:p>
          </table:table-cell>
          <table:table-cell table:style-name="Default"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7</text:p>
          </table:table-cell>
          <table:table-cell table:style-name="ce42" table:formula="of:=IF([.C1117]=[.C1118];[.D1117]+1;1)" office:value-type="float" office:value="1" calcext:value-type="float">
            <text:p/>
          </table:table-cell>
          <table:table-cell office:value-type="string" calcext:value-type="string">
            <text:p>S&amp;S アニソン祭り vol.1</text:p>
          </table:table-cell>
          <table:table-cell table:style-name="Default" office:value-type="string" calcext:value-type="string">
            <text:p>-Live-br2nS&amp;S Entertainment School</text:p>
          </table:table-cell>
          <table:table-cell office:value-type="string" calcext:value-type="string">
            <text:p>OPEN/START:18:30/19:00br2nADV/DOOR:￥1,300/￥1,3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8</text:p>
          </table:table-cell>
          <table:table-cell table:style-name="ce42" table:formula="of:=IF([.C1118]=[.C1119];[.D1118]+1;1)" office:value-type="float" office:value="1" calcext:value-type="float">
            <text:p/>
          </table:table-cell>
          <table:table-cell office:value-type="string" calcext:value-type="string">
            <text:p>SOME CANDY TALKING</text:p>
          </table:table-cell>
          <table:table-cell table:style-name="Default" office:value-type="string" calcext:value-type="string">
            <text:p>Kit Catbr2nエコ怪獣br2n姫パラダイスbr2nRuby*br2n下館夏希</text:p>
          </table:table-cell>
          <table:table-cell office:value-type="string" calcext:value-type="string">
            <text:p>OPEN/START:18:00/18:3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0</text:p>
          </table:table-cell>
          <table:table-cell table:style-name="ce42" table:formula="of:=IF([.C1119]=[.C1120];[.D1119]+1;1)" office:value-type="float" office:value="1" calcext:value-type="float">
            <text:p/>
          </table:table-cell>
          <table:table-cell office:value-type="string" calcext:value-type="string">
            <text:p>英国音楽/VINYL JAPAN presentsbr2n【TOM VERLAINE &amp; JIMMY RIP】</text:p>
          </table:table-cell>
          <table:table-cell table:style-name="Default" office:value-type="string" calcext:value-type="string">
            <text:p>TOM VERLAINE &amp; JIMMY RIP</text:p>
          </table:table-cell>
          <table:table-cell office:value-type="string" calcext:value-type="string">
            <text:p>OPEN/START:18:00/19:00br2nADV/DOOR:￥6,500/TBA</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2</text:p>
          </table:table-cell>
          <table:table-cell table:style-name="ce42" table:formula="of:=IF([.C1120]=[.C1121];[.D1120]+1;1)" office:value-type="float" office:value="1" calcext:value-type="float">
            <text:p/>
          </table:table-cell>
          <table:table-cell office:value-type="string" calcext:value-type="string">
            <text:p>高橋浩司 presents HIGH FIDELITY vol.37br2n-five years DAY1-</text:p>
          </table:table-cell>
          <table:table-cell table:style-name="Default" office:value-type="string" calcext:value-type="string">
            <text:p>近藤智洋with高橋浩司(guest ヤマジカズヒデ)br2n大江慎也</text:p>
          </table:table-cell>
          <table:table-cell office:value-type="string" calcext:value-type="string">
            <text:p>OPEN/START:19:00/19:30br2nADV/DOOR:￥3,500/￥4,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3</text:p>
          </table:table-cell>
          <table:table-cell table:style-name="ce42" table:formula="of:=IF([.C1121]=[.C1122];[.D1121]+1;1)" office:value-type="float" office:value="1" calcext:value-type="float">
            <text:p/>
          </table:table-cell>
          <table:table-cell office:value-type="string" calcext:value-type="string">
            <text:p>高橋浩司 presents HIGH FIDELITY vol.37br2n-five years DAY2-</text:p>
          </table:table-cell>
          <table:table-cell table:style-name="Default"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5</text:p>
          </table:table-cell>
          <table:table-cell table:style-name="ce42" table:formula="of:=IF([.C1122]=[.C1123];[.D1122]+1;1)" office:value-type="float" office:value="1" calcext:value-type="float">
            <text:p/>
          </table:table-cell>
          <table:table-cell office:value-type="string" calcext:value-type="string">
            <text:p>初任給だよ！フーシャーショー vol.5</text:p>
          </table:table-cell>
          <table:table-cell table:style-name="Default"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6</text:p>
          </table:table-cell>
          <table:table-cell table:style-name="ce42" table:formula="of:=IF([.C1123]=[.C1124];[.D1123]+1;1)" office:value-type="float" office:value="1" calcext:value-type="float">
            <text:p/>
          </table:table-cell>
          <table:table-cell office:value-type="string" calcext:value-type="string">
            <text:p>【我武者羅應援團　７周年記念】br2n《第十回　華の大演舞会》　～Ｇ７サミット～</text:p>
          </table:table-cell>
          <table:table-cell table:style-name="Default"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7</text:p>
          </table:table-cell>
          <table:table-cell table:style-name="ce42" table:formula="of:=IF([.C1124]=[.C1125];[.D1124]+1;1)" office:value-type="float" office:value="1" calcext:value-type="float">
            <text:p/>
          </table:table-cell>
          <table:table-cell office:value-type="string" calcext:value-type="string">
            <text:p>Total Feedback</text:p>
          </table:table-cell>
          <table:table-cell table:style-name="Default"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8</text:p>
          </table:table-cell>
          <table:table-cell table:style-name="ce42" table:formula="of:=IF([.C1125]=[.C1126];[.D1125]+1;1)" office:value-type="float" office:value="1" calcext:value-type="float">
            <text:p/>
          </table:table-cell>
          <table:table-cell office:value-type="string" calcext:value-type="string">
            <text:p>sakura drops</text:p>
          </table:table-cell>
          <table:table-cell table:style-name="Default"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cell table:number-columns-repeated="1017"/>
        </table:table-row>
        <table:table-row table:style-name="ro2">
          <table:table-cell/>
          <table:table-cell office:value-type="float" office:value="46" calcext:value-type="float">
            <text:p>46</text:p>
          </table:table-cell>
          <table:table-cell table:style-name="ce38" office:value-type="string" calcext:value-type="string">
            <text:p>0430</text:p>
          </table:table-cell>
          <table:table-cell table:style-name="ce42" table:formula="of:=IF([.C1126]=[.C1127];[.D1126]+1;1)" office:value-type="float" office:value="1" calcext:value-type="float">
            <text:p/>
          </table:table-cell>
          <table:table-cell office:value-type="string" calcext:value-type="string">
            <text:p>初蝶のころ</text:p>
          </table:table-cell>
          <table:table-cell table:style-name="Default"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328</text:p>
          </table:table-cell>
          <table:table-cell table:style-name="ce42" table:formula="of:=IF([.C1127]=[.C1128];[.D1127]+1;1)" office:value-type="float" office:value="1" calcext:value-type="float">
            <text:p/>
          </table:table-cell>
          <table:table-cell office:value-type="string" calcext:value-type="string">
            <text:p>-篠原篤一祭</text:p>
          </table:table-cell>
          <table:table-cell table:style-name="Default" office:value-type="string" calcext:value-type="string">
            <text:p>live:br2n篠原篤一 + 谷口圭祐br2ncontonovobr2nヨシノ(quAng Duc Asylum,lowvision,えんだぶあ) + 竹田(perfectlife,SiNE)br2n西村卓也 + 佐藤マコッチェ允(perc／ohayo mountain road)br2n霜山亮br2nlounge dj:br2nA.PERCY aka AKBKNbr2nBONQbr2n＊吉野慎太郎(TIALA.haka) + 倉持(VAIS,haka)はキャンセルになりました。</text:p>
          </table:table-cell>
          <table:table-cell office:value-type="string" calcext:value-type="string">
            <text:p>open/start 19:30br2nadv/door10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329</text:p>
          </table:table-cell>
          <table:table-cell table:style-name="ce42" table:formula="of:=IF([.C1128]=[.C1129];[.D1128]+1;1)" office:value-type="float" office:value="1" calcext:value-type="float">
            <text:p/>
          </table:table-cell>
          <table:table-cell office:value-type="string" calcext:value-type="string">
            <text:p>-thread</text:p>
          </table:table-cell>
          <table:table-cell table:style-name="Default" office:value-type="string" calcext:value-type="string">
            <text:p>live:br2nDEEPSLAUTERbr2nゲバ棒br2ndubbed groundworkbr2ndead infieldbr2nデマゴーグbr2nVoid of Knowledge</text:p>
          </table:table-cell>
          <table:table-cell office:value-type="string" calcext:value-type="string">
            <text:p>open18:00/start18:30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330</text:p>
          </table:table-cell>
          <table:table-cell table:style-name="ce42" table:formula="of:=IF([.C1129]=[.C1130];[.D1129]+1;1)" office:value-type="float" office:value="1" calcext:value-type="float">
            <text:p/>
          </table:table-cell>
          <table:table-cell office:value-type="string" calcext:value-type="string">
            <text:p>-MEANBEAT</text:p>
          </table:table-cell>
          <table:table-cell table:style-name="Default" office:value-type="string" calcext:value-type="string">
            <text:p>live:br2nFUCKER(from folk shock fuckers)br2nCOSMIC NEUROSEbr2nKIRIHITObr2nV／ACATIONbr2nECD + illicit tsuboi</text:p>
          </table:table-cell>
          <table:table-cell office:value-type="string" calcext:value-type="string">
            <text:p>open18:00/start18:30br2nadv1500yen/door18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02</text:p>
          </table:table-cell>
          <table:table-cell table:style-name="ce42" table:formula="of:=IF([.C1130]=[.C1131];[.D1130]+1;1)" office:value-type="float" office:value="1" calcext:value-type="float">
            <text:p/>
          </table:table-cell>
          <table:table-cell office:value-type="string" calcext:value-type="string">
            <text:p>-droptone</text:p>
          </table:table-cell>
          <table:table-cell table:style-name="Default" office:value-type="string" calcext:value-type="string">
            <text:p>live:br2nハリヤbr2nモロトフテプコ(関風人)(fromおまわりさん) + 濁朗br2nキッチュ一人楽団br2nhushbr2nロマンスカー</text:p>
          </table:table-cell>
          <table:table-cell office:value-type="string" calcext:value-type="string">
            <text:p>open19:00 start19:3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03</text:p>
          </table:table-cell>
          <table:table-cell table:style-name="ce42" table:formula="of:=IF([.C1131]=[.C1132];[.D1131]+1;1)" office:value-type="float" office:value="1" calcext:value-type="float">
            <text:p/>
          </table:table-cell>
          <table:table-cell office:value-type="string" calcext:value-type="string">
            <text:p>-NEW NOISE vol.2</text:p>
          </table:table-cell>
          <table:table-cell table:style-name="Default" office:value-type="string" calcext:value-type="string">
            <text:p>live:br2nDAM(大阪)br2nONLY THE LAST SONGbr2naquibr2nDEADLY PILESbr2nC.A.B</text:p>
          </table:table-cell>
          <table:table-cell office:value-type="string" calcext:value-type="string">
            <text:p>open19:00/start19:30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04</text:p>
          </table:table-cell>
          <table:table-cell table:style-name="ce42" table:formula="of:=IF([.C1132]=[.C1133];[.D1132]+1;1)" office:value-type="float" office:value="1" calcext:value-type="float">
            <text:p/>
          </table:table-cell>
          <table:table-cell office:value-type="string" calcext:value-type="string">
            <text:p>-thread</text:p>
          </table:table-cell>
          <table:table-cell table:style-name="Default" office:value-type="string" calcext:value-type="string">
            <text:p>live:br2nHi-Gibr2nスパルタンZbr2nNK6br2nand more</text:p>
          </table:table-cell>
          <table:table-cell office:value-type="string" calcext:value-type="string">
            <text:p>open/start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05</text:p>
          </table:table-cell>
          <table:table-cell table:style-name="ce42" table:formula="of:=IF([.C1133]=[.C1134];[.D1133]+1;1)" office:value-type="float" office:value="1" calcext:value-type="float">
            <text:p/>
          </table:table-cell>
          <table:table-cell office:value-type="string" calcext:value-type="string">
            <text:p>CURVE presentsbr2n-EVERYTHING MUST GO vol.4</text:p>
          </table:table-cell>
          <table:table-cell table:style-name="Default" office:value-type="string" calcext:value-type="string">
            <text:p>live:br2nCURVEbr2nto overflow evidence(いわき)</text:p>
          </table:table-cell>
          <table:table-cell office:value-type="string" calcext:value-type="string">
            <text:p>open18:00/start19:00br2nadv1500yen/door20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06</text:p>
          </table:table-cell>
          <table:table-cell table:style-name="ce42" table:formula="of:=IF([.C1134]=[.C1135];[.D1134]+1;1)" office:value-type="float" office:value="1" calcext:value-type="float">
            <text:p/>
          </table:table-cell>
          <table:table-cell office:value-type="string" calcext:value-type="string">
            <text:p>-notie</text:p>
          </table:table-cell>
          <table:table-cell table:style-name="Default" office:value-type="string" calcext:value-type="string">
            <text:p>live:br2nVARRISPEEDSbr2nSL-CISCObr2n1000poundsbr2nACT ION MAKERbr2nやるせなきおbr2nthe waruinamida</text:p>
          </table:table-cell>
          <table:table-cell office:value-type="string" calcext:value-type="string">
            <text:p>open17:30/start18:0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07</text:p>
          </table:table-cell>
          <table:table-cell table:style-name="ce42" table:formula="of:=IF([.C1135]=[.C1136];[.D1135]+1;1)" office:value-type="float" office:value="1" calcext:value-type="float">
            <text:p/>
          </table:table-cell>
          <table:table-cell office:value-type="string" calcext:value-type="string">
            <text:p>-EL PASO POSSES DINNER</text:p>
          </table:table-cell>
          <table:table-cell table:style-name="Default" office:value-type="string" calcext:value-type="string">
            <text:p>lounge dj:br2nAKBKN aka a percyybr2nBOGbr2nKADObr2nMECCA aka YxSxN</text:p>
          </table:table-cell>
          <table:table-cell office:value-type="string" calcext:value-type="string">
            <text:p>open/start20:00br2ncharge FREEbr2n*当日は通常のフードメニューの提供は御座いません。br2nご了承ください。</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09</text:p>
          </table:table-cell>
          <table:table-cell table:style-name="ce42" table:formula="of:=IF([.C1136]=[.C1137];[.D1136]+1;1)" office:value-type="float" office:value="1" calcext:value-type="float">
            <text:p/>
          </table:table-cell>
          <table:table-cell office:value-type="string" calcext:value-type="string">
            <text:p>-notie</text:p>
          </table:table-cell>
          <table:table-cell table:style-name="Default" office:value-type="string" calcext:value-type="string">
            <text:p>live:br2n秘密ロッカーbr2nRuinbr2nWORST VISIONbr2nthe turtle doors</text:p>
          </table:table-cell>
          <table:table-cell office:value-type="string" calcext:value-type="string">
            <text:p>open19:00/start19:30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0</text:p>
          </table:table-cell>
          <table:table-cell table:style-name="ce42" table:formula="of:=IF([.C1137]=[.C1138];[.D1137]+1;1)" office:value-type="float" office:value="1" calcext:value-type="float">
            <text:p/>
          </table:table-cell>
          <table:table-cell office:value-type="string" calcext:value-type="string">
            <text:p>-notie</text:p>
          </table:table-cell>
          <table:table-cell table:style-name="Default" office:value-type="string" calcext:value-type="string">
            <text:p>live:br2nIALAbr2nh.o.wbr2ndubbed groundworkbr2nalt of the society</text:p>
          </table:table-cell>
          <table:table-cell office:value-type="string" calcext:value-type="string">
            <text:p>open19:00/start19:30br2nadv1300t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1</text:p>
          </table:table-cell>
          <table:table-cell table:style-name="ce42" table:formula="of:=IF([.C1138]=[.C1139];[.D1138]+1;1)" office:value-type="float" office:value="1" calcext:value-type="float">
            <text:p/>
          </table:table-cell>
          <table:table-cell office:value-type="string" calcext:value-type="string">
            <text:p>-thread</text:p>
          </table:table-cell>
          <table:table-cell table:style-name="Default" office:value-type="string" calcext:value-type="string">
            <text:p>live:br2nguevnnabr2nLurking Fearbr2nurban predatorbr2nFLOATERSbr2nINSIDE CHARMER</text:p>
          </table:table-cell>
          <table:table-cell office:value-type="string" calcext:value-type="string">
            <text:p>open19:00/start19:3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2</text:p>
          </table:table-cell>
          <table:table-cell table:style-name="ce42" table:formula="of:=IF([.C1139]=[.C1140];[.D1139]+1;1)" office:value-type="float" office:value="1" calcext:value-type="float">
            <text:p/>
          </table:table-cell>
          <table:table-cell office:value-type="string" calcext:value-type="string">
            <text:p>SPANISH FLY presentsbr2n-THANKS FOR THE NIGHTbr2n〜SPANISH FLY 1st album リリース記念ライブ〜</text:p>
          </table:table-cell>
          <table:table-cell table:style-name="Default" office:value-type="string" calcext:value-type="string">
            <text:p>live:br2nSPANISH FLYbr2nLOWVISIONbr2nNERVSbr2nquAng duc Asylumbr2nZippers got lordedbr2nlounge dj:br2nHARUKI</text:p>
          </table:table-cell>
          <table:table-cell office:value-type="string" calcext:value-type="string">
            <text:p>open18:00 start18:30br2nadv/door20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3</text:p>
          </table:table-cell>
          <table:table-cell table:style-name="ce42" table:formula="of:=IF([.C1140]=[.C1141];[.D1140]+1;1)" office:value-type="float" office:value="1" calcext:value-type="float">
            <text:p/>
          </table:table-cell>
          <table:table-cell office:value-type="string" calcext:value-type="string">
            <text:p>-WATERDISHbr2n〜bronbaba new album release show</text:p>
          </table:table-cell>
          <table:table-cell table:style-name="Default" office:value-type="string" calcext:value-type="string">
            <text:p>live:br2nbronbababr2nMARCHbr2n翌日br2nダンカンバカヤロー！br2n所在ないbr2n病気くんbr2nSOX</text:p>
          </table:table-cell>
          <table:table-cell office:value-type="string" calcext:value-type="string">
            <text:p>open start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6</text:p>
          </table:table-cell>
          <table:table-cell table:style-name="ce42" table:formula="of:=IF([.C1141]=[.C1142];[.D1141]+1;1)" office:value-type="float" office:value="1" calcext:value-type="float">
            <text:p/>
          </table:table-cell>
          <table:table-cell office:value-type="string" calcext:value-type="string">
            <text:p>-notie</text:p>
          </table:table-cell>
          <table:table-cell table:style-name="Default" office:value-type="string" calcext:value-type="string">
            <text:p>live:br2n堤健太郎br2ngloptinbr2nin the sunbr2nOFFICEVOIDSbr2nbahAMababr2nFAR EAST TOKYO NIKKE GROUP</text:p>
          </table:table-cell>
          <table:table-cell office:value-type="string" calcext:value-type="string">
            <text:p>open18:30 start19:0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7</text:p>
          </table:table-cell>
          <table:table-cell table:style-name="ce42" table:formula="of:=IF([.C1142]=[.C1143];[.D1142]+1;1)" office:value-type="float" office:value="1" calcext:value-type="float">
            <text:p/>
          </table:table-cell>
          <table:table-cell office:value-type="string" calcext:value-type="string">
            <text:p>ダットサントラック presentsbr2n-崖っぷちだぜ、小岩の夜</text:p>
          </table:table-cell>
          <table:table-cell table:style-name="Default" office:value-type="string" calcext:value-type="string">
            <text:p>live:br2nダットサントラックbr2nエルカホンbr2ngolden coil</text:p>
          </table:table-cell>
          <table:table-cell office:value-type="string" calcext:value-type="string">
            <text:p>open19:00 start19:30br2nadv/door 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8</text:p>
          </table:table-cell>
          <table:table-cell table:style-name="ce42" table:formula="of:=IF([.C1143]=[.C1144];[.D1143]+1;1)" office:value-type="float" office:value="1" calcext:value-type="float">
            <text:p/>
          </table:table-cell>
          <table:table-cell office:value-type="string" calcext:value-type="string">
            <text:p>THE GUAYS presentsbr2n-RAW VIBE vibe.1</text:p>
          </table:table-cell>
          <table:table-cell table:style-name="Default" office:value-type="string" calcext:value-type="string">
            <text:p>live:br2nTHE GUAYSbr2nTHE NOUP(岡山)br2n脳性麻痺号br2n犬彦 (JON)(犬)+HIKO(GAUZE)br2nHIMO(北新宿)</text:p>
          </table:table-cell>
          <table:table-cell office:value-type="string" calcext:value-type="string">
            <text:p>open18:30/start19:00br2nadv1000yen/door1500yen(+1drink order)br2n中高生学生証提示でチケット代無料(drink代500yenのみ頂きます)</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9</text:p>
          </table:table-cell>
          <table:table-cell table:style-name="ce42" table:formula="of:=IF([.C1144]=[.C1145];[.D1144]+1;1)" office:value-type="float" office:value="1" calcext:value-type="float">
            <text:p/>
          </table:table-cell>
          <table:table-cell office:value-type="string" calcext:value-type="string">
            <text:p>西村卓也&amp;篠原篤一 presentsbr2n-</text:p>
          </table:table-cell>
          <table:table-cell table:style-name="Default" office:value-type="string" calcext:value-type="string">
            <text:p>lounge live:br2n西村卓也br2n篠原篤一br2n鈴木常吉</text:p>
          </table:table-cell>
          <table:table-cell office:value-type="string" calcext:value-type="string">
            <text:p>open18:00 start18:30br2nadv2000yen door2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20</text:p>
          </table:table-cell>
          <table:table-cell table:style-name="ce42" table:formula="of:=IF([.C1145]=[.C1146];[.D1145]+1;1)" office:value-type="float" office:value="1" calcext:value-type="float">
            <text:p/>
          </table:table-cell>
          <table:table-cell office:value-type="string" calcext:value-type="string">
            <text:p>OHAYO MOUNTAIN ROAD &amp; 高橋良和 presentsbr2n-over the line!!!</text:p>
          </table:table-cell>
          <table:table-cell table:style-name="Default" office:value-type="string" calcext:value-type="string">
            <text:p>lounge live:br2n高橋良和br2nOHAYO MOUNTAIN ROADbr2n島卓也(BUDDHISTSON)br2n高本和英(COMEBACK MY DAUGHTERS)</text:p>
          </table:table-cell>
          <table:table-cell office:value-type="string" calcext:value-type="string">
            <text:p>open18:30 start19:00br2nadv/door1500yen(+1drink order)br2n</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23</text:p>
          </table:table-cell>
          <table:table-cell table:style-name="ce42" table:formula="of:=IF([.C1146]=[.C1147];[.D1146]+1;1)" office:value-type="float" office:value="1" calcext:value-type="float">
            <text:p/>
          </table:table-cell>
          <table:table-cell office:value-type="string" calcext:value-type="string">
            <text:p>-notie</text:p>
          </table:table-cell>
          <table:table-cell table:style-name="Default" office:value-type="string" calcext:value-type="string">
            <text:p>live:br2nRAZICHORDbr2nブーのお客様br2nhappy is a momentbr2nキャリーbr2nFLACKSbr2nand more</text:p>
          </table:table-cell>
          <table:table-cell office:value-type="string" calcext:value-type="string">
            <text:p>open/ start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24</text:p>
          </table:table-cell>
          <table:table-cell table:style-name="ce42" table:formula="of:=IF([.C1147]=[.C1148];[.D1147]+1;1)" office:value-type="float" office:value="1" calcext:value-type="float">
            <text:p/>
          </table:table-cell>
          <table:table-cell office:value-type="string" calcext:value-type="string">
            <text:p>-WATERDISH</text:p>
          </table:table-cell>
          <table:table-cell table:style-name="Default" office:value-type="string" calcext:value-type="string">
            <text:p>live:br2n山田真未(after the greenroom)br2nkumagusubr2n鈴木伸明br2nthe highestbr2nワロテルbr2nダテチヒロ</text:p>
          </table:table-cell>
          <table:table-cell office:value-type="string" calcext:value-type="string">
            <text:p>open18:30/start19:0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25</text:p>
          </table:table-cell>
          <table:table-cell table:style-name="ce42" table:formula="of:=IF([.C1148]=[.C1149];[.D1148]+1;1)" office:value-type="float" office:value="1" calcext:value-type="float">
            <text:p/>
          </table:table-cell>
          <table:table-cell office:value-type="string" calcext:value-type="string">
            <text:p>-SUBMERGE</text:p>
          </table:table-cell>
          <table:table-cell table:style-name="Default" office:value-type="string" calcext:value-type="string">
            <text:p>live:br2n現実br2nCOMPACT CLUBbr2nTHE DEADPAN SPEAKERSbr2nthree minutes over deadbr2nGOUPIL AND Cbr2nkyu-shoku</text:p>
          </table:table-cell>
          <table:table-cell office:value-type="string" calcext:value-type="string">
            <text:p>open18:30/start19:00br2nadv1300yen 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26</text:p>
          </table:table-cell>
          <table:table-cell table:style-name="ce42" table:formula="of:=IF([.C1149]=[.C1150];[.D1149]+1;1)" office:value-type="float" office:value="1" calcext:value-type="float">
            <text:p/>
          </table:table-cell>
          <table:table-cell office:value-type="string" calcext:value-type="string">
            <text:p>-notie</text:p>
          </table:table-cell>
          <table:table-cell table:style-name="Default" office:value-type="string" calcext:value-type="string">
            <text:p>live:br2nlowebr2nKagayake Shiningbr2nさよならディクショナリーbr2nhiku</text:p>
          </table:table-cell>
          <table:table-cell office:value-type="string" calcext:value-type="string">
            <text:p>open17:30/start18:00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26</text:p>
          </table:table-cell>
          <table:table-cell table:style-name="ce42" table:formula="of:=IF([.C1150]=[.C1151];[.D1150]+1;1)" office:value-type="float" office:value="2" calcext:value-type="float">
            <text:p/>
          </table:table-cell>
          <table:table-cell office:value-type="string" calcext:value-type="string">
            <text:p>skateboard shop TIZZ presentsbr2n-TIZZNOWAPRO</text:p>
          </table:table-cell>
          <table:table-cell table:style-name="Default" office:value-type="string" calcext:value-type="string">
            <text:p>lounge dj:br2nSTYLISH aka 鎮座DOPENESSbr2nCOYAbr2nWATARU SAKURABAbr2nDANbr2nSKATEFILM MONTAGEbr2nARUKUNAbr2nENDVbr2nCREEPSICKbr2nT-DOGbr2nFSbr2n呑み代争奪っ！スケートボード ミニランプコンテスト女子の部＆デスマッチ</text:p>
          </table:table-cell>
          <table:table-cell office:value-type="string" calcext:value-type="string">
            <text:p>open/start23:00br2ncharge2500yen(w/1drink)</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27</text:p>
          </table:table-cell>
          <table:table-cell table:style-name="ce42" table:formula="of:=IF([.C1151]=[.C1152];[.D1151]+1;1)" office:value-type="float" office:value="1" calcext:value-type="float">
            <text:p/>
          </table:table-cell>
          <table:table-cell office:value-type="string" calcext:value-type="string">
            <text:p>LOST PARTY presentsbr2n-DO NOT FORGIVE vol.4</text:p>
          </table:table-cell>
          <table:table-cell table:style-name="Default" office:value-type="string" calcext:value-type="string">
            <text:p>live:br2nLOST PARTYbr2nSCRUM HALF(新潟)br2nRECONSIDERATIONbr2nSTAGNATIONbr2nイルリヒトbr2nDUSTPAN</text:p>
          </table:table-cell>
          <table:table-cell office:value-type="string" calcext:value-type="string">
            <text:p>open18:00/start18:30br2nadv12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29</text:p>
          </table:table-cell>
          <table:table-cell table:style-name="ce42" table:formula="of:=IF([.C1152]=[.C1153];[.D1152]+1;1)" office:value-type="float" office:value="1" calcext:value-type="float">
            <text:p/>
          </table:table-cell>
          <table:table-cell office:value-type="string" calcext:value-type="string">
            <text:p>-thread</text:p>
          </table:table-cell>
          <table:table-cell table:style-name="Default" office:value-type="string" calcext:value-type="string">
            <text:p>live:br2n弱さとは悪であるbr2nPRIZE OF RUSTbr2nSTINGER with BOB(voice／200%)br2nending over therebr2nZOTHIQUEbr2nfriendship</text:p>
          </table:table-cell>
          <table:table-cell office:value-type="string" calcext:value-type="string">
            <text:p>open17:30/start18:00br2nadv1300yen/door1500yen(+1drink order)</text:p>
          </table:table-cell>
          <table:table-cell table:number-columns-repeated="1017"/>
        </table:table-row>
        <table:table-row table:style-name="ro2" table:number-rows-repeated="1047311">
          <table:table-cell table:number-columns-repeated="1024"/>
        </table:table-row>
        <table:table-row table:style-name="ro6" table:number-rows-repeated="111">
          <table:table-cell table:number-columns-repeated="1024"/>
        </table:table-row>
        <table:table-row table:style-name="ro6">
          <table:table-cell table:number-columns-repeated="1024"/>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table:database-ranges>
        <table:database-range table:name="__Anonymous_Sheet_DB__2" table:target-range-address="LiveHouseMaster.B4:LiveHouseMaster.F48"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8">0000/00/00</text:date>, <text:time style:data-style-name="N2" text:time-value="13:53:32.965317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28T14:28:17.842368000</dc:date>
    <meta:generator>LibreOffice/4.2.1.1$MacOSX_X86_64 LibreOffice_project/d7dbbd7842e6a58b0f521599204e827654e1fb8b</meta:generator>
    <meta:editing-duration>P1DT5H58M3S</meta:editing-duration>
    <meta:editing-cycles>154</meta:editing-cycles>
    <meta:document-statistic meta:table-count="4" meta:cell-count="7043"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jp10733/Dropbox/tempmaster.bin"
    
    Dim versionPath As String
    versionPath = "/Users/jp10733/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